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9.04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5.15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Default"/>
        <table:table-column table:style-name="co4" table:default-cell-style-name="ce29"/>
        <table:table-column table:style-name="co5" table:default-cell-style-name="ce29"/>
        <table:table-column table:style-name="co3" table:default-cell-style-name="Default"/>
        <table:table-column table:style-name="co6" table:default-cell-style-name="ce37"/>
        <table:table-row table:style-name="ro1">
          <table:table-cell table:style-name="ce16" office:value-type="string" calcext:value-type="string">
            <text:p>XP</text:p>
          </table:table-cell>
          <table:table-cell table:style-name="ce2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0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16" office:value-type="string" calcext:value-type="string">
            <text:p>ZT</text:p>
          </table:table-cell>
          <table:table-cell table:style-name="ce2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0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16" office:value-type="string" calcext:value-type="string">
            <text:p>ZTI</text:p>
          </table:table-cell>
          <table:table-cell table:style-name="ce2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0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0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16" office:value-type="string" calcext:value-type="string">
            <text:p>PV</text:p>
          </table:table-cell>
          <table:table-cell table:style-name="ce2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0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16" office:value-type="string" calcext:value-type="string">
            <text:p>TJ</text:p>
          </table:table-cell>
          <table:table-cell table:style-name="ce2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0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16" office:value-type="string" calcext:value-type="string">
            <text:p>XT</text:p>
          </table:table-cell>
          <table:table-cell table:style-name="ce2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0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16" office:value-type="string" calcext:value-type="string">
            <text:p>XZT</text:p>
          </table:table-cell>
          <table:table-cell table:style-name="ce2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0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16" office:value-type="string" calcext:value-type="string">
            <text:p>XZTJ</text:p>
          </table:table-cell>
          <table:table-cell table:style-name="ce2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0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0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16" office:value-type="string" calcext:value-type="string">
            <text:p>XPV</text:p>
          </table:table-cell>
          <table:table-cell table:style-name="ce2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0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16" office:value-type="string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0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16" office:value-type="string" calcext:value-type="string">
            <text:p>XK</text:p>
          </table:table-cell>
          <table:table-cell table:style-name="ce2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0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16" office:value-type="string" calcext:value-type="string">
            <text:p>XKT</text:p>
          </table:table-cell>
          <table:table-cell table:style-name="ce2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0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16" office:value-type="string" calcext:value-type="string">
            <text:p>KT</text:p>
          </table:table-cell>
          <table:table-cell table:style-name="ce23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0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16" office:value-type="string" calcext:value-type="string">
            <text:p>J</text:p>
          </table:table-cell>
          <table:table-cell table:style-name="ce2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0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16" office:value-type="string" calcext:value-type="string">
            <text:p>K</text:p>
          </table:table-cell>
          <table:table-cell table:style-name="ce2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0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16" office:value-type="string" calcext:value-type="string">
            <text:p>L</text:p>
          </table:table-cell>
          <table:table-cell table:style-name="ce2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0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16" office:value-type="string" calcext:value-type="string">
            <text:p>LJ</text:p>
          </table:table-cell>
          <table:table-cell table:style-name="ce2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0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16" office:value-type="string" calcext:value-type="string">
            <text:p>TV</text:p>
          </table:table-cell>
          <table:table-cell table:style-name="ce2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0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16" office:value-type="string" calcext:value-type="string">
            <text:p>LR</text:p>
          </table:table-cell>
          <table:table-cell table:style-name="ce2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0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16" office:value-type="string" calcext:value-type="string">
            <text:p>P</text:p>
          </table:table-cell>
          <table:table-cell table:style-name="ce2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0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0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16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0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16" office:value-type="string" calcext:value-type="string">
            <text:p>TP</text:p>
          </table:table-cell>
          <table:table-cell table:style-name="ce2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0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16" office:value-type="string" calcext:value-type="string">
            <text:p>TPV</text:p>
          </table:table-cell>
          <table:table-cell table:style-name="ce2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0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16" office:value-type="string" calcext:value-type="string">
            <text:p>XSJ</text:p>
          </table:table-cell>
          <table:table-cell table:style-name="ce2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0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16" office:value-type="string" calcext:value-type="string">
            <text:p>SJ</text:p>
          </table:table-cell>
          <table:table-cell table:style-name="ce2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0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16" office:value-type="string" calcext:value-type="string">
            <text:p>SJ~</text:p>
          </table:table-cell>
          <table:table-cell table:style-name="ce2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0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3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0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16" office:value-type="string" calcext:value-type="string">
            <text:p>ZSTJ</text:p>
          </table:table-cell>
          <table:table-cell table:style-name="ce23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0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16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0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16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0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16" office:value-type="string" calcext:value-type="string">
            <text:p>SK</text:p>
          </table:table-cell>
          <table:table-cell table:style-name="ce23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0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16" office:value-type="string" calcext:value-type="string">
            <text:p>Z</text:p>
          </table:table-cell>
          <table:table-cell table:style-name="ce23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0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16" office:value-type="string" calcext:value-type="string">
            <text:p>ZI</text:p>
          </table:table-cell>
          <table:table-cell table:style-name="ce23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0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16" office:value-type="string" calcext:value-type="string">
            <text:p>ZJ</text:p>
          </table:table-cell>
          <table:table-cell table:style-name="ce23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0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16" office:value-type="string" calcext:value-type="string">
            <text:p>ZJ~</text:p>
          </table:table-cell>
          <table:table-cell table:style-name="ce23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0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0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16" office:value-type="string" calcext:value-type="string">
            <text:p>XTP</text:p>
          </table:table-cell>
          <table:table-cell table:style-name="ce23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0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16" office:value-type="string" calcext:value-type="string">
            <text:p>RJ</text:p>
          </table:table-cell>
          <table:table-cell table:style-name="ce23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0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23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2" office:value-type="string" calcext:value-type="string">
            <text:p>freq</text:p>
          </table:table-cell>
          <table:table-cell table:style-name="ce24" table:formula="of:=COUNTA([.B2:.B542])" office:value-type="float" office:value="540" calcext:value-type="float">
            <text:p>540</text:p>
          </table:table-cell>
          <table:table-cell table:style-name="ce32" office:value-type="string" calcext:value-type="string">
            <text:p>translat</text:p>
          </table:table-cell>
          <table:table-cell table:style-name="ce32" office:value-type="string" calcext:value-type="string">
            <text:p>propo1</text:p>
          </table:table-cell>
          <table:table-cell table:style-name="ce32" office:value-type="string" calcext:value-type="string">
            <text:p>propo2</text:p>
          </table:table-cell>
          <table:table-cell table:style-name="ce34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RJ</text:p>
          </table:table-cell>
          <table:table-cell office:value-type="string" calcext:value-type="string">
            <text:p>XTPVLRJ</text:p>
          </table:table-cell>
          <table:table-cell office:value-type="string" calcext:value-type="string">
            <text:p>tylko „brzmi-” nie ma twardego - 2022-02-09 poprawione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LR</text:p>
          </table:table-cell>
          <table:table-cell table:style-name="Default"/>
          <table:table-cell office:value-type="string" calcext:value-type="string">
            <text:p>XKTVLR</text:p>
          </table:table-cell>
          <table:table-cell office:value-type="string" calcext:value-type="string">
            <text:p>propo2 - Trillo</text:p>
          </table:table-cell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TVRJ</text:p>
          </table:table-cell>
          <table:table-cell table:style-name="Default"/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/>
          <table:table-cell office:value-type="string" calcext:value-type="string">
            <text:p>czyli dź ale dź samo nie występuje</text:p>
          </table:table-cell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2"/>
          <table:table-cell office:value-type="string" calcext:value-type="string">
            <text:p>dziw, dziwo</text:p>
          </table:table-cell>
          <table:table-cell office:value-type="string" calcext:value-type="string">
            <text:p>dziwować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i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/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table:style-name="Default"/>
          <table:table-cell office:value-type="string" calcext:value-type="string">
            <text:p>XTVLI</text:p>
          </table:table-cell>
          <table:table-cell office:value-type="string" calcext:value-type="string">
            <text:p>XTVLJ</text:p>
          </table:table-cell>
          <table:table-cell office:value-type="string" calcext:value-type="string">
            <text:p>trillo XTVLJ zamienione na XTVLI</text:p>
          </table:table-cell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2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_pliku" table:style-name="ta1">
        <table:table-column table:style-name="co7" table:default-cell-style-name="ce18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7"/>
        <table:table-column table:style-name="co19" table:default-cell-style-name="ce37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7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D$2];[$przecinki.$C$2];[$przecinki.$C$2];[$przecinki.$C$2];[$przecinki.$C$2];[$przecinki.$C$2];[$przecinki.$C$2];[$przecinki.$C$2])" office:value-type="string" office:string-value="  &quot;b.&quot;    [&quot;XP&quot;,   &quot;b&quot;,       " calcext:value-type="string">
            <text:p><text:s text:c="2"/>"b." <text:s text:c="3"/>["XP", <text:s text:c="2"/>"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6" table:formula="of:=CONCATENATE([.L1];[.M1];[.N1])" office:value-type="string" office:string-value="  &quot;b.&quot;    [&quot;XP&quot;,   &quot;b&quot;,       &quot;&quot;, &quot;ONSET&quot;, &quot;lewe B&quot;]," calcext:value-type="string">
            <text:p><text:s text:c="2"/>"b." <text:s text:c="3"/>["XP", <text:s text:c="2"/>"b",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D$2];[$przecinki.$C$2];[$przecinki.$C$2];[$przecinki.$C$2];[$przecinki.$C$2];[$przecinki.$C$2];[$przecinki.$C$2];[$przecinki.$C$2])" office:value-type="string" office:string-value="  &quot;bl.&quot;    [&quot;XPL&quot;,   &quot;bl&quot;,       " calcext:value-type="string">
            <text:p><text:s text:c="2"/>"bl." <text:s text:c="3"/>["XPL", <text:s text:c="2"/>"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6" table:formula="of:=CONCATENATE([.L2];[.M2];[.N2])" office:value-type="string" office:string-value="  &quot;bl.&quot;    [&quot;XPL&quot;,   &quot;bl&quot;,       &quot;&quot;, &quot;ONSET&quot;, &quot;lewe BL&quot;]," calcext:value-type="string">
            <text:p><text:s text:c="2"/>"bl." <text:s text:c="3"/>["XPL", <text:s text:c="2"/>"bl",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D$2];[$przecinki.$C$2];[$przecinki.$C$2];[$przecinki.$C$2];[$przecinki.$C$2];[$przecinki.$C$2];[$przecinki.$C$2];[$przecinki.$C$2])" office:value-type="string" office:string-value="  &quot;bli.&quot;    [&quot;XPLI&quot;,   &quot;bli&quot;,       " calcext:value-type="string">
            <text:p><text:s text:c="2"/>"bli." <text:s text:c="3"/>["XPLI", <text:s text:c="2"/>"b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6" table:formula="of:=CONCATENATE([.L3];[.M3];[.N3])" office:value-type="string" office:string-value="  &quot;bli.&quot;    [&quot;XPLI&quot;,   &quot;bli&quot;,       &quot;&quot;, &quot;ONSET&quot;, &quot;lewe BLI&quot;]," calcext:value-type="string">
            <text:p><text:s text:c="2"/>"bli." <text:s text:c="3"/>["XPLI", <text:s text:c="2"/>"bli",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D$2];[$przecinki.$C$2];[$przecinki.$C$2];[$przecinki.$C$2];[$przecinki.$C$2];[$przecinki.$C$2];[$przecinki.$C$2];[$przecinki.$C$2])" office:value-type="string" office:string-value="  &quot;bł.&quot;    [&quot;XPLJ&quot;,   &quot;bł&quot;,       " calcext:value-type="string">
            <text:p><text:s text:c="2"/>"bł." <text:s text:c="3"/>["XPLJ", <text:s text:c="2"/>"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6" table:formula="of:=CONCATENATE([.L4];[.M4];[.N4])" office:value-type="string" office:string-value="  &quot;bł.&quot;    [&quot;XPLJ&quot;,   &quot;bł&quot;,       &quot;&quot;, &quot;ONSET&quot;, &quot;lewe BŁ&quot;]," calcext:value-type="string">
            <text:p><text:s text:c="2"/>"bł." <text:s text:c="3"/>["XPLJ", <text:s text:c="2"/>"bł",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D$2];[$przecinki.$C$2];[$przecinki.$C$2];[$przecinki.$C$2];[$przecinki.$C$2];[$przecinki.$C$2];[$przecinki.$C$2];[$przecinki.$C$2])" office:value-type="string" office:string-value="  &quot;br.&quot;    [&quot;XPR&quot;,   &quot;br&quot;,       " calcext:value-type="string">
            <text:p><text:s text:c="2"/>"br." <text:s text:c="3"/>["XPR", <text:s text:c="2"/>"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6" table:formula="of:=CONCATENATE([.L5];[.M5];[.N5])" office:value-type="string" office:string-value="  &quot;br.&quot;    [&quot;XPR&quot;,   &quot;br&quot;,       &quot;&quot;, &quot;ONSET&quot;, &quot;lewe BR&quot;]," calcext:value-type="string">
            <text:p><text:s text:c="2"/>"br." <text:s text:c="3"/>["XPR", <text:s text:c="2"/>"br",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D$2];[$przecinki.$C$2];[$przecinki.$C$2];[$przecinki.$C$2];[$przecinki.$C$2];[$przecinki.$C$2];[$przecinki.$C$2];[$przecinki.$C$2])" office:value-type="string" office:string-value="  &quot;brd.&quot;    [&quot;XTPR&quot;,   &quot;brd&quot;,       " calcext:value-type="string">
            <text:p><text:s text:c="2"/>"brd." <text:s text:c="3"/>["XTPR", <text:s text:c="2"/>"b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6" table:formula="of:=CONCATENATE([.L6];[.M6];[.N6])" office:value-type="string" office:string-value="  &quot;brd.&quot;    [&quot;XTPR&quot;,   &quot;brd&quot;,       &quot;&quot;, &quot;ONSET&quot;, &quot;lewe BRD&quot;]," calcext:value-type="string">
            <text:p><text:s text:c="2"/>"brd." <text:s text:c="3"/>["XTPR", <text:s text:c="2"/>"brd",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D$2];[$przecinki.$C$2];[$przecinki.$C$2];[$przecinki.$C$2];[$przecinki.$C$2];[$przecinki.$C$2];[$przecinki.$C$2];[$przecinki.$C$2])" office:value-type="string" office:string-value="  &quot;brdz.&quot;    [&quot;XZTPR&quot;,   &quot;brdz&quot;,       " calcext:value-type="string">
            <text:p><text:s text:c="2"/>"brdz." <text:s text:c="3"/>["XZTPR", <text:s text:c="2"/>"b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6" table:formula="of:=CONCATENATE([.L7];[.M7];[.N7])" office:value-type="string" office:string-value="  &quot;brdz.&quot;    [&quot;XZTPR&quot;,   &quot;brdz&quot;,       &quot;&quot;, &quot;ONSET&quot;, &quot;lewe BRDZ&quot;]," calcext:value-type="string">
            <text:p><text:s text:c="2"/>"brdz." <text:s text:c="3"/>["XZTPR", <text:s text:c="2"/>"brdz",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D$2];[$przecinki.$C$2];[$przecinki.$C$2];[$przecinki.$C$2];[$przecinki.$C$2];[$przecinki.$C$2];[$przecinki.$C$2];[$przecinki.$C$2])" office:value-type="string" office:string-value="  &quot;brn.&quot;    [&quot;XPVLR&quot;,   &quot;brn&quot;,       " calcext:value-type="string">
            <text:p><text:s text:c="2"/>"brn." <text:s text:c="3"/>["XPVLR", <text:s text:c="2"/>"b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6" table:formula="of:=CONCATENATE([.L8];[.M8];[.N8])" office:value-type="string" office:string-value="  &quot;brn.&quot;    [&quot;XPVLR&quot;,   &quot;brn&quot;,       &quot;&quot;, &quot;ONSET&quot;, &quot;lewe BRN&quot;]," calcext:value-type="string">
            <text:p><text:s text:c="2"/>"brn." <text:s text:c="3"/>["XPVLR", <text:s text:c="2"/>"brn",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D$2];[$przecinki.$C$2];[$przecinki.$C$2];[$przecinki.$C$2];[$przecinki.$C$2];[$przecinki.$C$2];[$przecinki.$C$2];[$przecinki.$C$2])" office:value-type="string" office:string-value="  &quot;brni.&quot;    [&quot;XPVLRJ&quot;,   &quot;brni&quot;,       " calcext:value-type="string">
            <text:p><text:s text:c="2"/>"brni." <text:s text:c="3"/>["XPVLRJ", <text:s text:c="2"/>"br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6" table:formula="of:=CONCATENATE([.L9];[.M9];[.N9])" office:value-type="string" office:string-value="  &quot;brni.&quot;    [&quot;XPVLRJ&quot;,   &quot;brni&quot;,       &quot;&quot;, &quot;ONSET&quot;, &quot;lewe BRNI&quot;]," calcext:value-type="string">
            <text:p><text:s text:c="2"/>"brni." <text:s text:c="3"/>["XPVLRJ", <text:s text:c="2"/>"brni",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D$2];[$przecinki.$C$2];[$przecinki.$C$2];[$przecinki.$C$2];[$przecinki.$C$2];[$przecinki.$C$2];[$przecinki.$C$2];[$przecinki.$C$2])" office:value-type="string" office:string-value="  &quot;brw.&quot;    [&quot;XPVR&quot;,   &quot;brw&quot;,       " calcext:value-type="string">
            <text:p><text:s text:c="2"/>"brw." <text:s text:c="3"/>["XPVR", <text:s text:c="2"/>"b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6" table:formula="of:=CONCATENATE([.L10];[.M10];[.N10])" office:value-type="string" office:string-value="  &quot;brw.&quot;    [&quot;XPVR&quot;,   &quot;brw&quot;,       &quot;&quot;, &quot;ONSET&quot;, &quot;lewe BRW&quot;]," calcext:value-type="string">
            <text:p><text:s text:c="2"/>"brw." <text:s text:c="3"/>["XPVR", <text:s text:c="2"/>"brw",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D$2];[$przecinki.$C$2];[$przecinki.$C$2];[$przecinki.$C$2];[$przecinki.$C$2];[$przecinki.$C$2];[$przecinki.$C$2];[$przecinki.$C$2])" office:value-type="string" office:string-value="  &quot;brz.&quot;    [&quot;XPRJ&quot;,   &quot;brz&quot;,       " calcext:value-type="string">
            <text:p><text:s text:c="2"/>"brz." <text:s text:c="3"/>["XPRJ", <text:s text:c="2"/>"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6" table:formula="of:=CONCATENATE([.L11];[.M11];[.N11])" office:value-type="string" office:string-value="  &quot;brz.&quot;    [&quot;XPRJ&quot;,   &quot;brz&quot;,       &quot;&quot;, &quot;ONSET&quot;, &quot;lewe BRZ&quot;]," calcext:value-type="string">
            <text:p><text:s text:c="2"/>"brz." <text:s text:c="3"/>["XPRJ", <text:s text:c="2"/>"brz",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D$2];[$przecinki.$C$2];[$przecinki.$C$2];[$przecinki.$C$2];[$przecinki.$C$2];[$przecinki.$C$2];[$przecinki.$C$2];[$przecinki.$C$2])" office:value-type="string" office:string-value="  &quot;brzd.&quot;    [&quot;XPVRJ&quot;,   &quot;brzd&quot;,       " calcext:value-type="string">
            <text:p><text:s text:c="2"/>"brzd." <text:s text:c="3"/>["XPVRJ", <text:s text:c="2"/>"b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6" table:formula="of:=CONCATENATE([.L12];[.M12];[.N12])" office:value-type="string" office:string-value="  &quot;brzd.&quot;    [&quot;XPVRJ&quot;,   &quot;brzd&quot;,       &quot;&quot;, &quot;ONSET&quot;, &quot;lewe BRZD&quot;]," calcext:value-type="string">
            <text:p><text:s text:c="2"/>"brzd." <text:s text:c="3"/>["XPVRJ", <text:s text:c="2"/>"brzd",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D$2];[$przecinki.$C$2];[$przecinki.$C$2];[$przecinki.$C$2];[$przecinki.$C$2];[$przecinki.$C$2];[$przecinki.$C$2];[$przecinki.$C$2])" office:value-type="string" office:string-value="  &quot;brzm.&quot;    [&quot;XTPVRJ&quot;,   &quot;brzm&quot;,       " calcext:value-type="string">
            <text:p><text:s text:c="2"/>"brzm." <text:s text:c="3"/>["XTPVRJ", <text:s text:c="2"/>"b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6" table:formula="of:=CONCATENATE([.L13];[.M13];[.N13])" office:value-type="string" office:string-value="  &quot;brzm.&quot;    [&quot;XTPVRJ&quot;,   &quot;brzm&quot;,       &quot;&quot;, &quot;ONSET&quot;, &quot;lewe BRZM&quot;]," calcext:value-type="string">
            <text:p><text:s text:c="2"/>"brzm." <text:s text:c="3"/>["XTPVRJ", <text:s text:c="2"/>"brzm",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D$2];[$przecinki.$C$2];[$przecinki.$C$2];[$przecinki.$C$2];[$przecinki.$C$2];[$przecinki.$C$2];[$przecinki.$C$2];[$przecinki.$C$2])" office:value-type="string" office:string-value="  &quot;brzmi.&quot;    [&quot;XTPVLRJ&quot;,   &quot;brzmi&quot;,       " calcext:value-type="string">
            <text:p><text:s text:c="2"/>"brzmi." <text:s text:c="3"/>["XTPVLRJ", <text:s text:c="2"/>"b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6" table:formula="of:=CONCATENATE([.L14];[.M14];[.N14])" office:value-type="string" office:string-value="  &quot;brzmi.&quot;    [&quot;XTPVLRJ&quot;,   &quot;brzmi&quot;,       &quot;&quot;, &quot;ONSET&quot;, &quot;lewe BRZMI&quot;]," calcext:value-type="string">
            <text:p><text:s text:c="2"/>"brzmi." <text:s text:c="3"/>["XTPVLRJ", <text:s text:c="2"/>"brzmi",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D$2];[$przecinki.$C$2];[$przecinki.$C$2];[$przecinki.$C$2];[$przecinki.$C$2];[$przecinki.$C$2];[$przecinki.$C$2];[$przecinki.$C$2])" office:value-type="string" office:string-value="  &quot;bz.&quot;    [&quot;XZP&quot;,   &quot;bz&quot;,       " calcext:value-type="string">
            <text:p><text:s text:c="2"/>"bz." <text:s text:c="3"/>["XZP", <text:s text:c="2"/>"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6" table:formula="of:=CONCATENATE([.L15];[.M15];[.N15])" office:value-type="string" office:string-value="  &quot;bz.&quot;    [&quot;XZP&quot;,   &quot;bz&quot;,       &quot;&quot;, &quot;ONSET&quot;, &quot;lewe BZ&quot;]," calcext:value-type="string">
            <text:p><text:s text:c="2"/>"bz." <text:s text:c="3"/>["XZP", <text:s text:c="2"/>"bz",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D$2];[$przecinki.$C$2];[$przecinki.$C$2];[$przecinki.$C$2];[$przecinki.$C$2];[$przecinki.$C$2];[$przecinki.$C$2];[$przecinki.$C$2])" office:value-type="string" office:string-value="  &quot;bzi.&quot;    [&quot;XZPJ&quot;,   &quot;bzi&quot;,       " calcext:value-type="string">
            <text:p><text:s text:c="2"/>"bzi." <text:s text:c="3"/>["XZPJ", <text:s text:c="2"/>"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6" table:formula="of:=CONCATENATE([.L16];[.M16];[.N16])" office:value-type="string" office:string-value="  &quot;bzi.&quot;    [&quot;XZPJ&quot;,   &quot;bzi&quot;,       &quot;&quot;, &quot;ONSET&quot;, &quot;lewe BZI&quot;]," calcext:value-type="string">
            <text:p><text:s text:c="2"/>"bzi." <text:s text:c="3"/>["XZPJ", <text:s text:c="2"/>"bzi",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D$2];[$przecinki.$C$2];[$przecinki.$C$2];[$przecinki.$C$2];[$przecinki.$C$2];[$przecinki.$C$2];[$przecinki.$C$2];[$przecinki.$C$2])" office:value-type="string" office:string-value="  &quot;bzd.&quot;    [&quot;XZTP&quot;,   &quot;bzd&quot;,       " calcext:value-type="string">
            <text:p><text:s text:c="2"/>"bzd." <text:s text:c="3"/>["XZTP", <text:s text:c="2"/>"b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6" table:formula="of:=CONCATENATE([.L17];[.M17];[.N17])" office:value-type="string" office:string-value="  &quot;bzd.&quot;    [&quot;XZTP&quot;,   &quot;bzd&quot;,       &quot;&quot;, &quot;ONSET&quot;, &quot;lewe BZD&quot;]," calcext:value-type="string">
            <text:p><text:s text:c="2"/>"bzd." <text:s text:c="3"/>["XZTP", <text:s text:c="2"/>"bzd",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D$2];[$przecinki.$C$2];[$przecinki.$C$2];[$przecinki.$C$2];[$przecinki.$C$2];[$przecinki.$C$2];[$przecinki.$C$2];[$przecinki.$C$2])" office:value-type="string" office:string-value="  &quot;bzdr.&quot;    [&quot;XZTPR&quot;,   &quot;bzdr&quot;,       " calcext:value-type="string">
            <text:p><text:s text:c="2"/>"bzdr." <text:s text:c="3"/>["XZTPR", <text:s text:c="2"/>"b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6" table:formula="of:=CONCATENATE([.L18];[.M18];[.N18])" office:value-type="string" office:string-value="  &quot;bzdr.&quot;    [&quot;XZTPR&quot;,   &quot;bzdr&quot;,       &quot;&quot;, &quot;ONSET&quot;, &quot;lewe BZDR&quot;]," calcext:value-type="string">
            <text:p><text:s text:c="2"/>"bzdr." <text:s text:c="3"/>["XZTPR", <text:s text:c="2"/>"bzdr",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D$2];[$przecinki.$C$2];[$przecinki.$C$2];[$przecinki.$C$2];[$przecinki.$C$2];[$przecinki.$C$2];[$przecinki.$C$2];[$przecinki.$C$2])" office:value-type="string" office:string-value="  &quot;bźdz.&quot;    [&quot;XZTP&quot;,   &quot;bźdz&quot;,       " calcext:value-type="string">
            <text:p><text:s text:c="2"/>"bźdz." <text:s text:c="3"/>["XZTP", <text:s text:c="2"/>"bź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6" table:formula="of:=CONCATENATE([.L19];[.M19];[.N19])" office:value-type="string" office:string-value="  &quot;bźdz.&quot;    [&quot;XZTP&quot;,   &quot;bźdz&quot;,       &quot;&quot;, &quot;ONSET&quot;, &quot;lewe BŹDZ&quot;]," calcext:value-type="string">
            <text:p><text:s text:c="2"/>"bźdz." <text:s text:c="3"/>["XZTP", <text:s text:c="2"/>"bźdz",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D$2];[$przecinki.$C$2];[$przecinki.$C$2];[$przecinki.$C$2];[$przecinki.$C$2];[$przecinki.$C$2];[$przecinki.$C$2];[$przecinki.$C$2])" office:value-type="string" office:string-value="  &quot;bżdż.&quot;    [&quot;XZTPV&quot;,   &quot;bżdż&quot;,       " calcext:value-type="string">
            <text:p><text:s text:c="2"/>"bżdż." <text:s text:c="3"/>["XZTPV", <text:s text:c="2"/>"b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6" table:formula="of:=CONCATENATE([.L20];[.M20];[.N20])" office:value-type="string" office:string-value="  &quot;bżdż.&quot;    [&quot;XZTPV&quot;,   &quot;bżdż&quot;,       &quot;&quot;, &quot;ONSET&quot;, &quot;lewe BŻDŻ&quot;]," calcext:value-type="string">
            <text:p><text:s text:c="2"/>"bżdż." <text:s text:c="3"/>["XZTPV", <text:s text:c="2"/>"bżdż",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D$2];[$przecinki.$C$2];[$przecinki.$C$2];[$przecinki.$C$2];[$przecinki.$C$2];[$przecinki.$C$2];[$przecinki.$C$2];[$przecinki.$C$2])" office:value-type="string" office:string-value="  &quot;c.&quot;    [&quot;ZT&quot;,   &quot;c&quot;,       " calcext:value-type="string">
            <text:p><text:s text:c="2"/>"c." <text:s text:c="3"/>["ZT", <text:s text:c="2"/>"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6" table:formula="of:=CONCATENATE([.L21];[.M21];[.N21])" office:value-type="string" office:string-value="  &quot;c.&quot;    [&quot;ZT&quot;,   &quot;c&quot;,       &quot;&quot;, &quot;ONSET&quot;, &quot;lewe C&quot;]," calcext:value-type="string">
            <text:p><text:s text:c="2"/>"c." <text:s text:c="3"/>["ZT", <text:s text:c="2"/>"c",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D$2];[$przecinki.$C$2];[$przecinki.$C$2];[$przecinki.$C$2];[$przecinki.$C$2];[$przecinki.$C$2];[$przecinki.$C$2];[$przecinki.$C$2])" office:value-type="string" office:string-value="  &quot;ci.&quot;    [&quot;ZTJ&quot;,   &quot;ci&quot;,       " calcext:value-type="string">
            <text:p><text:s text:c="2"/>"ci." <text:s text:c="3"/>["Z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6" table:formula="of:=CONCATENATE([.L22];[.M22];[.N22])" office:value-type="string" office:string-value="  &quot;ci.&quot;    [&quot;ZTJ&quot;,   &quot;ci&quot;,       &quot;&quot;, &quot;ONSET&quot;, &quot;lewe CI&quot;]," calcext:value-type="string">
            <text:p><text:s text:c="2"/>"ci." <text:s text:c="3"/>["ZTJ", <text:s text:c="2"/>"ci",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D$2];[$przecinki.$C$2];[$przecinki.$C$2];[$przecinki.$C$2];[$przecinki.$C$2];[$przecinki.$C$2];[$przecinki.$C$2];[$przecinki.$C$2])" office:value-type="string" office:string-value="  &quot;cj.&quot;    [&quot;ZTJ&quot;,   &quot;cj&quot;,       " calcext:value-type="string">
            <text:p><text:s text:c="2"/>"cj." <text:s text:c="3"/>["ZTJ", <text:s text:c="2"/>"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6" table:formula="of:=CONCATENATE([.L23];[.M23];[.N23])" office:value-type="string" office:string-value="  &quot;cj.&quot;    [&quot;ZTJ&quot;,   &quot;cj&quot;,       &quot;&quot;, &quot;ONSET&quot;, &quot;lewe CJ&quot;]," calcext:value-type="string">
            <text:p><text:s text:c="2"/>"cj." <text:s text:c="3"/>["ZTJ", <text:s text:c="2"/>"cj",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D$2];[$przecinki.$C$2];[$przecinki.$C$2];[$przecinki.$C$2];[$przecinki.$C$2];[$przecinki.$C$2];[$przecinki.$C$2];[$przecinki.$C$2])" office:value-type="string" office:string-value="  &quot;ckl.&quot;    [&quot;ZKTL&quot;,   &quot;ckl&quot;,       " calcext:value-type="string">
            <text:p><text:s text:c="2"/>"ckl." <text:s text:c="3"/>["ZKTL", <text:s text:c="2"/>"c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6" table:formula="of:=CONCATENATE([.L24];[.M24];[.N24])" office:value-type="string" office:string-value="  &quot;ckl.&quot;    [&quot;ZKTL&quot;,   &quot;ckl&quot;,       &quot;&quot;, &quot;ONSET&quot;, &quot;lewe CKL&quot;]," calcext:value-type="string">
            <text:p><text:s text:c="2"/>"ckl." <text:s text:c="3"/>["ZKTL", <text:s text:c="2"/>"ckl",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D$2];[$przecinki.$C$2];[$przecinki.$C$2];[$przecinki.$C$2];[$przecinki.$C$2];[$przecinki.$C$2];[$przecinki.$C$2];[$przecinki.$C$2])" office:value-type="string" office:string-value="  &quot;ckn.&quot;    [&quot;ZKTLR&quot;,   &quot;ckn&quot;,       " calcext:value-type="string">
            <text:p><text:s text:c="2"/>"ckn." <text:s text:c="3"/>["ZKTLR", <text:s text:c="2"/>"c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6" table:formula="of:=CONCATENATE([.L25];[.M25];[.N25])" office:value-type="string" office:string-value="  &quot;ckn.&quot;    [&quot;ZKTLR&quot;,   &quot;ckn&quot;,       &quot;&quot;, &quot;ONSET&quot;, &quot;lewe CKN&quot;]," calcext:value-type="string">
            <text:p><text:s text:c="2"/>"ckn." <text:s text:c="3"/>["ZKTLR", <text:s text:c="2"/>"ckn",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D$2];[$przecinki.$C$2];[$przecinki.$C$2];[$przecinki.$C$2];[$przecinki.$C$2];[$przecinki.$C$2];[$przecinki.$C$2];[$przecinki.$C$2])" office:value-type="string" office:string-value="  &quot;cl.&quot;    [&quot;ZTL&quot;,   &quot;cl&quot;,       " calcext:value-type="string">
            <text:p><text:s text:c="2"/>"cl." <text:s text:c="3"/>["ZTL", <text:s text:c="2"/>"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6" table:formula="of:=CONCATENATE([.L26];[.M26];[.N26])" office:value-type="string" office:string-value="  &quot;cl.&quot;    [&quot;ZTL&quot;,   &quot;cl&quot;,       &quot;&quot;, &quot;ONSET&quot;, &quot;lewe CL&quot;]," calcext:value-type="string">
            <text:p><text:s text:c="2"/>"cl." <text:s text:c="3"/>["ZTL", <text:s text:c="2"/>"cl",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D$2];[$przecinki.$C$2];[$przecinki.$C$2];[$przecinki.$C$2];[$przecinki.$C$2];[$przecinki.$C$2];[$przecinki.$C$2];[$przecinki.$C$2])" office:value-type="string" office:string-value="  &quot;cł.&quot;    [&quot;ZTLJ&quot;,   &quot;cł&quot;,       " calcext:value-type="string">
            <text:p><text:s text:c="2"/>"cł." <text:s text:c="3"/>["ZTLJ", <text:s text:c="2"/>"c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6" table:formula="of:=CONCATENATE([.L27];[.M27];[.N27])" office:value-type="string" office:string-value="  &quot;cł.&quot;    [&quot;ZTLJ&quot;,   &quot;cł&quot;,       &quot;&quot;, &quot;ONSET&quot;, &quot;lewe CŁ&quot;]," calcext:value-type="string">
            <text:p><text:s text:c="2"/>"cł." <text:s text:c="3"/>["ZTLJ", <text:s text:c="2"/>"cł",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D$2];[$przecinki.$C$2];[$przecinki.$C$2];[$przecinki.$C$2];[$przecinki.$C$2];[$przecinki.$C$2];[$przecinki.$C$2];[$przecinki.$C$2])" office:value-type="string" office:string-value="  &quot;cm.&quot;    [&quot;ZTV&quot;,   &quot;cm&quot;,       " calcext:value-type="string">
            <text:p><text:s text:c="2"/>"cm." <text:s text:c="3"/>["ZTV", <text:s text:c="2"/>"c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6" table:formula="of:=CONCATENATE([.L28];[.M28];[.N28])" office:value-type="string" office:string-value="  &quot;cm.&quot;    [&quot;ZTV&quot;,   &quot;cm&quot;,       &quot;&quot;, &quot;ONSET&quot;, &quot;lewe CM&quot;]," calcext:value-type="string">
            <text:p><text:s text:c="2"/>"cm." <text:s text:c="3"/>["ZTV", <text:s text:c="2"/>"cm",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D$2];[$przecinki.$C$2];[$przecinki.$C$2];[$przecinki.$C$2];[$przecinki.$C$2];[$przecinki.$C$2];[$przecinki.$C$2];[$przecinki.$C$2])" office:value-type="string" office:string-value="  &quot;cn.&quot;    [&quot;ZTLR&quot;,   &quot;cn&quot;,       " calcext:value-type="string">
            <text:p><text:s text:c="2"/>"cn." <text:s text:c="3"/>["ZTLR", <text:s text:c="2"/>"c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6" table:formula="of:=CONCATENATE([.L29];[.M29];[.N29])" office:value-type="string" office:string-value="  &quot;cn.&quot;    [&quot;ZTLR&quot;,   &quot;cn&quot;,       &quot;&quot;, &quot;ONSET&quot;, &quot;lewe CN&quot;]," calcext:value-type="string">
            <text:p><text:s text:c="2"/>"cn." <text:s text:c="3"/>["ZTLR", <text:s text:c="2"/>"cn",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D$2];[$przecinki.$C$2];[$przecinki.$C$2];[$przecinki.$C$2];[$przecinki.$C$2];[$przecinki.$C$2];[$przecinki.$C$2];[$przecinki.$C$2])" office:value-type="string" office:string-value="  &quot;cw.&quot;    [&quot;ZTV&quot;,   &quot;cw&quot;,       " calcext:value-type="string">
            <text:p><text:s text:c="2"/>"cw." <text:s text:c="3"/>["ZTV", <text:s text:c="2"/>"c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6" table:formula="of:=CONCATENATE([.L30];[.M30];[.N30])" office:value-type="string" office:string-value="  &quot;cw.&quot;    [&quot;ZTV&quot;,   &quot;cw&quot;,       &quot;&quot;, &quot;ONSET&quot;, &quot;lewe CW&quot;]," calcext:value-type="string">
            <text:p><text:s text:c="2"/>"cw." <text:s text:c="3"/>["ZTV", <text:s text:c="2"/>"cw",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D$2];[$przecinki.$C$2];[$przecinki.$C$2];[$przecinki.$C$2];[$przecinki.$C$2];[$przecinki.$C$2];[$przecinki.$C$2];[$przecinki.$C$2])" office:value-type="string" office:string-value="  &quot;cz.&quot;    [&quot;PV&quot;,   &quot;cz&quot;,       " calcext:value-type="string">
            <text:p><text:s text:c="2"/>"cz." <text:s text:c="3"/>["PV", <text:s text:c="2"/>"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6" table:formula="of:=CONCATENATE([.L31];[.M31];[.N31])" office:value-type="string" office:string-value="  &quot;cz.&quot;    [&quot;PV&quot;,   &quot;cz&quot;,       &quot;&quot;, &quot;ONSET&quot;, &quot;lewe CZ&quot;]," calcext:value-type="string">
            <text:p><text:s text:c="2"/>"cz." <text:s text:c="3"/>["PV", <text:s text:c="2"/>"cz",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D$2];[$przecinki.$C$2];[$przecinki.$C$2];[$przecinki.$C$2];[$przecinki.$C$2];[$przecinki.$C$2];[$przecinki.$C$2];[$przecinki.$C$2])" office:value-type="string" office:string-value="  &quot;czc.&quot;    [&quot;ZTPV&quot;,   &quot;czc&quot;,       " calcext:value-type="string">
            <text:p><text:s text:c="2"/>"czc." <text:s text:c="3"/>["ZTPV", <text:s text:c="2"/>"c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6" table:formula="of:=CONCATENATE([.L32];[.M32];[.N32])" office:value-type="string" office:string-value="  &quot;czc.&quot;    [&quot;ZTPV&quot;,   &quot;czc&quot;,       &quot;&quot;, &quot;ONSET&quot;, &quot;lewe CZC&quot;]," calcext:value-type="string">
            <text:p><text:s text:c="2"/>"czc." <text:s text:c="3"/>["ZTPV", <text:s text:c="2"/>"czc",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D$2];[$przecinki.$C$2];[$przecinki.$C$2];[$przecinki.$C$2];[$przecinki.$C$2];[$przecinki.$C$2];[$przecinki.$C$2];[$przecinki.$C$2])" office:value-type="string" office:string-value="  &quot;czci.&quot;    [&quot;ZTPVJ&quot;,   &quot;czci&quot;,       " calcext:value-type="string">
            <text:p><text:s text:c="2"/>"czci." <text:s text:c="3"/>["ZTPVJ", <text:s text:c="2"/>"c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6" table:formula="of:=CONCATENATE([.L33];[.M33];[.N33])" office:value-type="string" office:string-value="  &quot;czci.&quot;    [&quot;ZTPVJ&quot;,   &quot;czci&quot;,       &quot;&quot;, &quot;ONSET&quot;, &quot;lewe CZCI&quot;]," calcext:value-type="string">
            <text:p><text:s text:c="2"/>"czci." <text:s text:c="3"/>["ZTPVJ", <text:s text:c="2"/>"czci",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D$2];[$przecinki.$C$2];[$przecinki.$C$2];[$przecinki.$C$2];[$przecinki.$C$2];[$przecinki.$C$2];[$przecinki.$C$2];[$przecinki.$C$2])" office:value-type="string" office:string-value="  &quot;czch.&quot;    [&quot;KTPV&quot;,   &quot;czch&quot;,       " calcext:value-type="string">
            <text:p><text:s text:c="2"/>"czch." <text:s text:c="3"/>["KTPV", <text:s text:c="2"/>"cz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6" table:formula="of:=CONCATENATE([.L34];[.M34];[.N34])" office:value-type="string" office:string-value="  &quot;czch.&quot;    [&quot;KTPV&quot;,   &quot;czch&quot;,       &quot;&quot;, &quot;ONSET&quot;, &quot;lewe CZCH&quot;]," calcext:value-type="string">
            <text:p><text:s text:c="2"/>"czch." <text:s text:c="3"/>["KTPV", <text:s text:c="2"/>"czch",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D$2];[$przecinki.$C$2];[$przecinki.$C$2];[$przecinki.$C$2];[$przecinki.$C$2];[$przecinki.$C$2];[$przecinki.$C$2];[$przecinki.$C$2])" office:value-type="string" office:string-value="  &quot;czcz.&quot;    [&quot;PV&quot;,   &quot;czcz&quot;,       " calcext:value-type="string">
            <text:p><text:s text:c="2"/>"czcz." <text:s text:c="3"/>["PV", <text:s text:c="2"/>"c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6" table:formula="of:=CONCATENATE([.L35];[.M35];[.N35])" office:value-type="string" office:string-value="  &quot;czcz.&quot;    [&quot;PV&quot;,   &quot;czcz&quot;,       &quot;&quot;, &quot;ONSET&quot;, &quot;lewe CZCZ&quot;]," calcext:value-type="string">
            <text:p><text:s text:c="2"/>"czcz." <text:s text:c="3"/>["PV", <text:s text:c="2"/>"czcz",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D$2];[$przecinki.$C$2];[$przecinki.$C$2];[$przecinki.$C$2];[$przecinki.$C$2];[$przecinki.$C$2];[$przecinki.$C$2];[$przecinki.$C$2])" office:value-type="string" office:string-value="  &quot;czk.&quot;    [&quot;KPV&quot;,   &quot;czk&quot;,       " calcext:value-type="string">
            <text:p><text:s text:c="2"/>"czk." <text:s text:c="3"/>["KPV", <text:s text:c="2"/>"c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6" table:formula="of:=CONCATENATE([.L36];[.M36];[.N36])" office:value-type="string" office:string-value="  &quot;czk.&quot;    [&quot;KPV&quot;,   &quot;czk&quot;,       &quot;&quot;, &quot;ONSET&quot;, &quot;lewe CZK&quot;]," calcext:value-type="string">
            <text:p><text:s text:c="2"/>"czk." <text:s text:c="3"/>["KPV", <text:s text:c="2"/>"czk",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D$2];[$przecinki.$C$2];[$przecinki.$C$2];[$przecinki.$C$2];[$przecinki.$C$2];[$przecinki.$C$2];[$przecinki.$C$2];[$przecinki.$C$2])" office:value-type="string" office:string-value="  &quot;czkn.&quot;    [&quot;KPVLR&quot;,   &quot;czkn&quot;,       " calcext:value-type="string">
            <text:p><text:s text:c="2"/>"czkn." <text:s text:c="3"/>["KPVLR", <text:s text:c="2"/>"cz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6" table:formula="of:=CONCATENATE([.L37];[.M37];[.N37])" office:value-type="string" office:string-value="  &quot;czkn.&quot;    [&quot;KPVLR&quot;,   &quot;czkn&quot;,       &quot;&quot;, &quot;ONSET&quot;, &quot;lewe CZKN&quot;]," calcext:value-type="string">
            <text:p><text:s text:c="2"/>"czkn." <text:s text:c="3"/>["KPVLR", <text:s text:c="2"/>"czkn",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D$2];[$przecinki.$C$2];[$przecinki.$C$2];[$przecinki.$C$2];[$przecinki.$C$2];[$przecinki.$C$2];[$przecinki.$C$2];[$przecinki.$C$2])" office:value-type="string" office:string-value="  &quot;czł.&quot;    [&quot;PVLJ&quot;,   &quot;czł&quot;,       " calcext:value-type="string">
            <text:p><text:s text:c="2"/>"czł." <text:s text:c="3"/>["PVLJ", <text:s text:c="2"/>"c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6" table:formula="of:=CONCATENATE([.L38];[.M38];[.N38])" office:value-type="string" office:string-value="  &quot;czł.&quot;    [&quot;PVLJ&quot;,   &quot;czł&quot;,       &quot;&quot;, &quot;ONSET&quot;, &quot;lewe CZŁ&quot;]," calcext:value-type="string">
            <text:p><text:s text:c="2"/>"czł." <text:s text:c="3"/>["PVLJ", <text:s text:c="2"/>"czł",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D$2];[$przecinki.$C$2];[$przecinki.$C$2];[$przecinki.$C$2];[$przecinki.$C$2];[$przecinki.$C$2];[$przecinki.$C$2];[$przecinki.$C$2])" office:value-type="string" office:string-value="  &quot;czm.&quot;    [&quot;TPV&quot;,   &quot;czm&quot;,       " calcext:value-type="string">
            <text:p><text:s text:c="2"/>"czm." <text:s text:c="3"/>["TPV", <text:s text:c="2"/>"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6" table:formula="of:=CONCATENATE([.L39];[.M39];[.N39])" office:value-type="string" office:string-value="  &quot;czm.&quot;    [&quot;TPV&quot;,   &quot;czm&quot;,       &quot;&quot;, &quot;ONSET&quot;, &quot;lewe CZM&quot;]," calcext:value-type="string">
            <text:p><text:s text:c="2"/>"czm." <text:s text:c="3"/>["TPV", <text:s text:c="2"/>"czm",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D$2];[$przecinki.$C$2];[$przecinki.$C$2];[$przecinki.$C$2];[$przecinki.$C$2];[$przecinki.$C$2];[$przecinki.$C$2];[$przecinki.$C$2])" office:value-type="string" office:string-value="  &quot;czn.&quot;    [&quot;PVLR&quot;,   &quot;czn&quot;,       " calcext:value-type="string">
            <text:p><text:s text:c="2"/>"czn." <text:s text:c="3"/>["PVLR", <text:s text:c="2"/>"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6" table:formula="of:=CONCATENATE([.L40];[.M40];[.N40])" office:value-type="string" office:string-value="  &quot;czn.&quot;    [&quot;PVLR&quot;,   &quot;czn&quot;,       &quot;&quot;, &quot;ONSET&quot;, &quot;lewe CZN&quot;]," calcext:value-type="string">
            <text:p><text:s text:c="2"/>"czn." <text:s text:c="3"/>["PVLR", <text:s text:c="2"/>"czn",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D$2];[$przecinki.$C$2];[$przecinki.$C$2];[$przecinki.$C$2];[$przecinki.$C$2];[$przecinki.$C$2];[$przecinki.$C$2];[$przecinki.$C$2])" office:value-type="string" office:string-value="  &quot;czni.&quot;    [&quot;PVLRJ&quot;,   &quot;czni&quot;,       " calcext:value-type="string">
            <text:p><text:s text:c="2"/>"czni." <text:s text:c="3"/>["PVLRJ", <text:s text:c="2"/>"c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6" table:formula="of:=CONCATENATE([.L41];[.M41];[.N41])" office:value-type="string" office:string-value="  &quot;czni.&quot;    [&quot;PVLRJ&quot;,   &quot;czni&quot;,       &quot;&quot;, &quot;ONSET&quot;, &quot;lewe CZNI&quot;]," calcext:value-type="string">
            <text:p><text:s text:c="2"/>"czni." <text:s text:c="3"/>["PVLRJ", <text:s text:c="2"/>"czni",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D$2];[$przecinki.$C$2];[$przecinki.$C$2];[$przecinki.$C$2];[$przecinki.$C$2];[$przecinki.$C$2];[$przecinki.$C$2];[$przecinki.$C$2])" office:value-type="string" office:string-value="  &quot;czt.&quot;    [&quot;TPV&quot;,   &quot;czt&quot;,       " calcext:value-type="string">
            <text:p><text:s text:c="2"/>"czt." <text:s text:c="3"/>["TPV", <text:s text:c="2"/>"c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6" table:formula="of:=CONCATENATE([.L42];[.M42];[.N42])" office:value-type="string" office:string-value="  &quot;czt.&quot;    [&quot;TPV&quot;,   &quot;czt&quot;,       &quot;&quot;, &quot;ONSET&quot;, &quot;lewe CZT&quot;]," calcext:value-type="string">
            <text:p><text:s text:c="2"/>"czt." <text:s text:c="3"/>["TPV", <text:s text:c="2"/>"czt",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D$2];[$przecinki.$C$2];[$przecinki.$C$2];[$przecinki.$C$2];[$przecinki.$C$2];[$przecinki.$C$2];[$przecinki.$C$2];[$przecinki.$C$2])" office:value-type="string" office:string-value="  &quot;czw.&quot;    [&quot;TPV&quot;,   &quot;czw&quot;,       " calcext:value-type="string">
            <text:p><text:s text:c="2"/>"czw." <text:s text:c="3"/>["TPV", <text:s text:c="2"/>"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6" table:formula="of:=CONCATENATE([.L43];[.M43];[.N43])" office:value-type="string" office:string-value="  &quot;czw.&quot;    [&quot;TPV&quot;,   &quot;czw&quot;,       &quot;&quot;, &quot;ONSET&quot;, &quot;lewe CZW&quot;]," calcext:value-type="string">
            <text:p><text:s text:c="2"/>"czw." <text:s text:c="3"/>["TPV", <text:s text:c="2"/>"czw",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ć" calcext:value-type="string">
            <text:p>ć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ć&quot;" calcext:value-type="string">
            <text:p>"ć"</text:p>
          </table:table-cell>
          <table:table-cell table:formula="of:=CONCATENATE([.G44];[$przecinki.$B$2];[.F44];)" office:value-type="string" office:string-value="&quot;ć&quot;:&quot;TJ&quot;" calcext:value-type="string">
            <text:p>"ć":"TJ"</text:p>
          </table:table-cell>
          <table:table-cell/>
          <table:table-cell table:style-name="ce42" table:formula="of:=CONCATENATE([$przecinki.$A$2];[.A44];[$przecinki.$A$5];[$przecinki.$A$2])" office:value-type="string" office:string-value="&quot;ć.&quot;" calcext:value-type="string">
            <text:p>"ć."</text:p>
          </table:table-cell>
          <table:table-cell table:style-name="ce42" table:formula="of:=UPPER([.G44])" office:value-type="string" office:string-value="&quot;Ć&quot;" calcext:value-type="string">
            <text:p>"Ć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D$2];[$przecinki.$C$2];[$przecinki.$C$2];[$przecinki.$C$2];[$przecinki.$C$2];[$przecinki.$C$2];[$przecinki.$C$2];[$przecinki.$C$2])" office:value-type="string" office:string-value="  &quot;ć.&quot;    [&quot;TJ&quot;,   &quot;ć&quot;,       " calcext:value-type="string">
            <text:p><text:s text:c="2"/>"ć." <text:s text:c="3"/>["TJ", <text:s text:c="2"/>"ć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Ć&quot;]," calcext:value-type="string">
            <text:p>"lewe Ć"],</text:p>
          </table:table-cell>
          <table:table-cell table:style-name="ce46" table:formula="of:=CONCATENATE([.L44];[.M44];[.N44])" office:value-type="string" office:string-value="  &quot;ć.&quot;    [&quot;TJ&quot;,   &quot;ć&quot;,       &quot;&quot;, &quot;ONSET&quot;, &quot;lewe Ć&quot;]," calcext:value-type="string">
            <text:p><text:s text:c="2"/>"ć." <text:s text:c="3"/>["TJ", <text:s text:c="2"/>"ć", <text:s text:c="6"/>"", "ONSET", "lewe Ć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D$2];[$przecinki.$C$2];[$przecinki.$C$2];[$przecinki.$C$2];[$przecinki.$C$2];[$przecinki.$C$2];[$przecinki.$C$2];[$przecinki.$C$2])" office:value-type="string" office:string-value="  &quot;ćk.&quot;    [&quot;ZKT&quot;,   &quot;ćk&quot;,       " calcext:value-type="string">
            <text:p><text:s text:c="2"/>"ćk." <text:s text:c="3"/>["ZKT", <text:s text:c="2"/>"ć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6" table:formula="of:=CONCATENATE([.L45];[.M45];[.N45])" office:value-type="string" office:string-value="  &quot;ćk.&quot;    [&quot;ZKT&quot;,   &quot;ćk&quot;,       &quot;&quot;, &quot;ONSET&quot;, &quot;lewe ĆK&quot;]," calcext:value-type="string">
            <text:p><text:s text:c="2"/>"ćk." <text:s text:c="3"/>["ZKT", <text:s text:c="2"/>"ćk",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D$2];[$przecinki.$C$2];[$przecinki.$C$2];[$przecinki.$C$2];[$przecinki.$C$2];[$przecinki.$C$2];[$przecinki.$C$2];[$przecinki.$C$2])" office:value-type="string" office:string-value="  &quot;ćm.&quot;    [&quot;ZTV&quot;,   &quot;ćm&quot;,       " calcext:value-type="string">
            <text:p><text:s text:c="2"/>"ćm." <text:s text:c="3"/>["ZTV", <text:s text:c="2"/>"ć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6" table:formula="of:=CONCATENATE([.L46];[.M46];[.N46])" office:value-type="string" office:string-value="  &quot;ćm.&quot;    [&quot;ZTV&quot;,   &quot;ćm&quot;,       &quot;&quot;, &quot;ONSET&quot;, &quot;lewe ĆM&quot;]," calcext:value-type="string">
            <text:p><text:s text:c="2"/>"ćm." <text:s text:c="3"/>["ZTV", <text:s text:c="2"/>"ćm",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D$2];[$przecinki.$C$2];[$przecinki.$C$2];[$przecinki.$C$2];[$przecinki.$C$2];[$przecinki.$C$2];[$przecinki.$C$2];[$przecinki.$C$2])" office:value-type="string" office:string-value="  &quot;ćmi.&quot;    [&quot;ZTVJ&quot;,   &quot;ćmi&quot;,       " calcext:value-type="string">
            <text:p><text:s text:c="2"/>"ćmi." <text:s text:c="3"/>["ZTVJ", <text:s text:c="2"/>"ć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6" table:formula="of:=CONCATENATE([.L47];[.M47];[.N47])" office:value-type="string" office:string-value="  &quot;ćmi.&quot;    [&quot;ZTVJ&quot;,   &quot;ćmi&quot;,       &quot;&quot;, &quot;ONSET&quot;, &quot;lewe ĆMI&quot;]," calcext:value-type="string">
            <text:p><text:s text:c="2"/>"ćmi." <text:s text:c="3"/>["ZTVJ", <text:s text:c="2"/>"ćmi",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D$2];[$przecinki.$C$2];[$przecinki.$C$2];[$przecinki.$C$2];[$przecinki.$C$2];[$przecinki.$C$2];[$przecinki.$C$2];[$przecinki.$C$2])" office:value-type="string" office:string-value="  &quot;ćp.&quot;    [&quot;ZTP&quot;,   &quot;ćp&quot;,       " calcext:value-type="string">
            <text:p><text:s text:c="2"/>"ćp." <text:s text:c="3"/>["ZTP", <text:s text:c="2"/>"ć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6" table:formula="of:=CONCATENATE([.L48];[.M48];[.N48])" office:value-type="string" office:string-value="  &quot;ćp.&quot;    [&quot;ZTP&quot;,   &quot;ćp&quot;,       &quot;&quot;, &quot;ONSET&quot;, &quot;lewe ĆP&quot;]," calcext:value-type="string">
            <text:p><text:s text:c="2"/>"ćp." <text:s text:c="3"/>["ZTP", <text:s text:c="2"/>"ćp",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D$2];[$przecinki.$C$2];[$przecinki.$C$2];[$przecinki.$C$2];[$przecinki.$C$2];[$przecinki.$C$2];[$przecinki.$C$2];[$przecinki.$C$2])" office:value-type="string" office:string-value="  &quot;ćpi.&quot;    [&quot;ZTPJ&quot;,   &quot;ćpi&quot;,       " calcext:value-type="string">
            <text:p><text:s text:c="2"/>"ćpi." <text:s text:c="3"/>["ZTPJ", <text:s text:c="2"/>"ć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6" table:formula="of:=CONCATENATE([.L49];[.M49];[.N49])" office:value-type="string" office:string-value="  &quot;ćpi.&quot;    [&quot;ZTPJ&quot;,   &quot;ćpi&quot;,       &quot;&quot;, &quot;ONSET&quot;, &quot;lewe ĆPI&quot;]," calcext:value-type="string">
            <text:p><text:s text:c="2"/>"ćpi." <text:s text:c="3"/>["ZTPJ", <text:s text:c="2"/>"ćpi",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D$2];[$przecinki.$C$2];[$przecinki.$C$2];[$przecinki.$C$2];[$przecinki.$C$2];[$przecinki.$C$2];[$przecinki.$C$2];[$przecinki.$C$2])" office:value-type="string" office:string-value="  &quot;ćpn.&quot;    [&quot;ZTPLR&quot;,   &quot;ćpn&quot;,       " calcext:value-type="string">
            <text:p><text:s text:c="2"/>"ćpn." <text:s text:c="3"/>["ZTPLR", <text:s text:c="2"/>"ć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6" table:formula="of:=CONCATENATE([.L50];[.M50];[.N50])" office:value-type="string" office:string-value="  &quot;ćpn.&quot;    [&quot;ZTPLR&quot;,   &quot;ćpn&quot;,       &quot;&quot;, &quot;ONSET&quot;, &quot;lewe ĆPN&quot;]," calcext:value-type="string">
            <text:p><text:s text:c="2"/>"ćpn." <text:s text:c="3"/>["ZTPLR", <text:s text:c="2"/>"ćpn",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D$2];[$przecinki.$C$2];[$przecinki.$C$2];[$przecinki.$C$2];[$przecinki.$C$2];[$przecinki.$C$2];[$przecinki.$C$2];[$przecinki.$C$2])" office:value-type="string" office:string-value="  &quot;ćpni.&quot;    [&quot;ZTPLRJ&quot;,   &quot;ćpni&quot;,       " calcext:value-type="string">
            <text:p><text:s text:c="2"/>"ćpni." <text:s text:c="3"/>["ZTPLRJ", <text:s text:c="2"/>"ćp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6" table:formula="of:=CONCATENATE([.L51];[.M51];[.N51])" office:value-type="string" office:string-value="  &quot;ćpni.&quot;    [&quot;ZTPLRJ&quot;,   &quot;ćpni&quot;,       &quot;&quot;, &quot;ONSET&quot;, &quot;lewe ĆPNI&quot;]," calcext:value-type="string">
            <text:p><text:s text:c="2"/>"ćpni." <text:s text:c="3"/>["ZTPLRJ", <text:s text:c="2"/>"ćpni",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D$2];[$przecinki.$C$2];[$przecinki.$C$2];[$przecinki.$C$2];[$przecinki.$C$2];[$przecinki.$C$2];[$przecinki.$C$2];[$przecinki.$C$2])" office:value-type="string" office:string-value="  &quot;ćw.&quot;    [&quot;ZTV&quot;,   &quot;ćw&quot;,       " calcext:value-type="string">
            <text:p><text:s text:c="2"/>"ćw." <text:s text:c="3"/>["ZTV", <text:s text:c="2"/>"ć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6" table:formula="of:=CONCATENATE([.L52];[.M52];[.N52])" office:value-type="string" office:string-value="  &quot;ćw.&quot;    [&quot;ZTV&quot;,   &quot;ćw&quot;,       &quot;&quot;, &quot;ONSET&quot;, &quot;lewe ĆW&quot;]," calcext:value-type="string">
            <text:p><text:s text:c="2"/>"ćw." <text:s text:c="3"/>["ZTV", <text:s text:c="2"/>"ćw",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D$2];[$przecinki.$C$2];[$przecinki.$C$2];[$przecinki.$C$2];[$przecinki.$C$2];[$przecinki.$C$2];[$przecinki.$C$2];[$przecinki.$C$2])" office:value-type="string" office:string-value="  &quot;ćwi.&quot;    [&quot;ZTVJ&quot;,   &quot;ćwi&quot;,       " calcext:value-type="string">
            <text:p><text:s text:c="2"/>"ćwi." <text:s text:c="3"/>["ZTVJ", <text:s text:c="2"/>"ć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6" table:formula="of:=CONCATENATE([.L53];[.M53];[.N53])" office:value-type="string" office:string-value="  &quot;ćwi.&quot;    [&quot;ZTVJ&quot;,   &quot;ćwi&quot;,       &quot;&quot;, &quot;ONSET&quot;, &quot;lewe ĆWI&quot;]," calcext:value-type="string">
            <text:p><text:s text:c="2"/>"ćwi." <text:s text:c="3"/>["ZTVJ", <text:s text:c="2"/>"ćwi",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D$2];[$przecinki.$C$2];[$przecinki.$C$2];[$przecinki.$C$2];[$przecinki.$C$2];[$przecinki.$C$2];[$przecinki.$C$2];[$przecinki.$C$2])" office:value-type="string" office:string-value="  &quot;d.&quot;    [&quot;XT&quot;,   &quot;d&quot;,       " calcext:value-type="string">
            <text:p><text:s text:c="2"/>"d." <text:s text:c="3"/>["XT", <text:s text:c="2"/>"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6" table:formula="of:=CONCATENATE([.L54];[.M54];[.N54])" office:value-type="string" office:string-value="  &quot;d.&quot;    [&quot;XT&quot;,   &quot;d&quot;,       &quot;&quot;, &quot;ONSET&quot;, &quot;lewe D&quot;]," calcext:value-type="string">
            <text:p><text:s text:c="2"/>"d." <text:s text:c="3"/>["XT", <text:s text:c="2"/>"d",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D$2];[$przecinki.$C$2];[$przecinki.$C$2];[$przecinki.$C$2];[$przecinki.$C$2];[$przecinki.$C$2];[$przecinki.$C$2];[$przecinki.$C$2])" office:value-type="string" office:string-value="  &quot;db.&quot;    [&quot;XTP&quot;,   &quot;db&quot;,       " calcext:value-type="string">
            <text:p><text:s text:c="2"/>"db." <text:s text:c="3"/>["XTP", <text:s text:c="2"/>"d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6" table:formula="of:=CONCATENATE([.L55];[.M55];[.N55])" office:value-type="string" office:string-value="  &quot;db.&quot;    [&quot;XTP&quot;,   &quot;db&quot;,       &quot;&quot;, &quot;ONSET&quot;, &quot;lewe DB&quot;]," calcext:value-type="string">
            <text:p><text:s text:c="2"/>"db." <text:s text:c="3"/>["XTP", <text:s text:c="2"/>"db",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D$2];[$przecinki.$C$2];[$przecinki.$C$2];[$przecinki.$C$2];[$przecinki.$C$2];[$przecinki.$C$2];[$przecinki.$C$2];[$przecinki.$C$2])" office:value-type="string" office:string-value="  &quot;dl.&quot;    [&quot;XTL&quot;,   &quot;dl&quot;,       " calcext:value-type="string">
            <text:p><text:s text:c="2"/>"dl." <text:s text:c="3"/>["XTL", <text:s text:c="2"/>"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6" table:formula="of:=CONCATENATE([.L56];[.M56];[.N56])" office:value-type="string" office:string-value="  &quot;dl.&quot;    [&quot;XTL&quot;,   &quot;dl&quot;,       &quot;&quot;, &quot;ONSET&quot;, &quot;lewe DL&quot;]," calcext:value-type="string">
            <text:p><text:s text:c="2"/>"dl." <text:s text:c="3"/>["XTL", <text:s text:c="2"/>"dl",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D$2];[$przecinki.$C$2];[$przecinki.$C$2];[$przecinki.$C$2];[$przecinki.$C$2];[$przecinki.$C$2];[$przecinki.$C$2];[$przecinki.$C$2])" office:value-type="string" office:string-value="  &quot;dł.&quot;    [&quot;XTLJ&quot;,   &quot;dł&quot;,       " calcext:value-type="string">
            <text:p><text:s text:c="2"/>"dł." <text:s text:c="3"/>["XTLJ", <text:s text:c="2"/>"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6" table:formula="of:=CONCATENATE([.L57];[.M57];[.N57])" office:value-type="string" office:string-value="  &quot;dł.&quot;    [&quot;XTLJ&quot;,   &quot;dł&quot;,       &quot;&quot;, &quot;ONSET&quot;, &quot;lewe DŁ&quot;]," calcext:value-type="string">
            <text:p><text:s text:c="2"/>"dł." <text:s text:c="3"/>["XTLJ", <text:s text:c="2"/>"dł",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D$2];[$przecinki.$C$2];[$przecinki.$C$2];[$przecinki.$C$2];[$przecinki.$C$2];[$przecinki.$C$2];[$przecinki.$C$2];[$przecinki.$C$2])" office:value-type="string" office:string-value="  &quot;dm.&quot;    [&quot;XTV&quot;,   &quot;dm&quot;,       " calcext:value-type="string">
            <text:p><text:s text:c="2"/>"dm." <text:s text:c="3"/>["XTV", <text:s text:c="2"/>"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6" table:formula="of:=CONCATENATE([.L58];[.M58];[.N58])" office:value-type="string" office:string-value="  &quot;dm.&quot;    [&quot;XTV&quot;,   &quot;dm&quot;,       &quot;&quot;, &quot;ONSET&quot;, &quot;lewe DM&quot;]," calcext:value-type="string">
            <text:p><text:s text:c="2"/>"dm." <text:s text:c="3"/>["XTV", <text:s text:c="2"/>"dm",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D$2];[$przecinki.$C$2];[$przecinki.$C$2];[$przecinki.$C$2];[$przecinki.$C$2];[$przecinki.$C$2];[$przecinki.$C$2];[$przecinki.$C$2])" office:value-type="string" office:string-value="  &quot;dmi.&quot;    [&quot;XTVJ&quot;,   &quot;dmi&quot;,       " calcext:value-type="string">
            <text:p><text:s text:c="2"/>"dmi." <text:s text:c="3"/>["XTVJ", <text:s text:c="2"/>"d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6" table:formula="of:=CONCATENATE([.L59];[.M59];[.N59])" office:value-type="string" office:string-value="  &quot;dmi.&quot;    [&quot;XTVJ&quot;,   &quot;dmi&quot;,       &quot;&quot;, &quot;ONSET&quot;, &quot;lewe DMI&quot;]," calcext:value-type="string">
            <text:p><text:s text:c="2"/>"dmi." <text:s text:c="3"/>["XTVJ", <text:s text:c="2"/>"dmi",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D$2];[$przecinki.$C$2];[$przecinki.$C$2];[$przecinki.$C$2];[$przecinki.$C$2];[$przecinki.$C$2];[$przecinki.$C$2];[$przecinki.$C$2])" office:value-type="string" office:string-value="  &quot;dn.&quot;    [&quot;XTLR&quot;,   &quot;dn&quot;,       " calcext:value-type="string">
            <text:p><text:s text:c="2"/>"dn." <text:s text:c="3"/>["XTLR", <text:s text:c="2"/>"d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6" table:formula="of:=CONCATENATE([.L60];[.M60];[.N60])" office:value-type="string" office:string-value="  &quot;dn.&quot;    [&quot;XTLR&quot;,   &quot;dn&quot;,       &quot;&quot;, &quot;ONSET&quot;, &quot;lewe DN&quot;]," calcext:value-type="string">
            <text:p><text:s text:c="2"/>"dn." <text:s text:c="3"/>["XTLR", <text:s text:c="2"/>"dn",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D$2];[$przecinki.$C$2];[$przecinki.$C$2];[$przecinki.$C$2];[$przecinki.$C$2];[$przecinki.$C$2];[$przecinki.$C$2];[$przecinki.$C$2])" office:value-type="string" office:string-value="  &quot;dni.&quot;    [&quot;XTLRJ&quot;,   &quot;dni&quot;,       " calcext:value-type="string">
            <text:p><text:s text:c="2"/>"dni." <text:s text:c="3"/>["XTLRJ", <text:s text:c="2"/>"d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6" table:formula="of:=CONCATENATE([.L61];[.M61];[.N61])" office:value-type="string" office:string-value="  &quot;dni.&quot;    [&quot;XTLRJ&quot;,   &quot;dni&quot;,       &quot;&quot;, &quot;ONSET&quot;, &quot;lewe DNI&quot;]," calcext:value-type="string">
            <text:p><text:s text:c="2"/>"dni." <text:s text:c="3"/>["XTLRJ", <text:s text:c="2"/>"dni",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D$2];[$przecinki.$C$2];[$przecinki.$C$2];[$przecinki.$C$2];[$przecinki.$C$2];[$przecinki.$C$2];[$przecinki.$C$2];[$przecinki.$C$2])" office:value-type="string" office:string-value="  &quot;dr.&quot;    [&quot;XTR&quot;,   &quot;dr&quot;,       " calcext:value-type="string">
            <text:p><text:s text:c="2"/>"dr." <text:s text:c="3"/>["XTR", <text:s text:c="2"/>"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6" table:formula="of:=CONCATENATE([.L62];[.M62];[.N62])" office:value-type="string" office:string-value="  &quot;dr.&quot;    [&quot;XTR&quot;,   &quot;dr&quot;,       &quot;&quot;, &quot;ONSET&quot;, &quot;lewe DR&quot;]," calcext:value-type="string">
            <text:p><text:s text:c="2"/>"dr." <text:s text:c="3"/>["XTR", <text:s text:c="2"/>"dr",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D$2];[$przecinki.$C$2];[$przecinki.$C$2];[$przecinki.$C$2];[$przecinki.$C$2];[$przecinki.$C$2];[$przecinki.$C$2];[$przecinki.$C$2])" office:value-type="string" office:string-value="  &quot;drg.&quot;    [&quot;XKTR&quot;,   &quot;drg&quot;,       " calcext:value-type="string">
            <text:p><text:s text:c="2"/>"drg." <text:s text:c="3"/>["XKTR", <text:s text:c="2"/>"dr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6" table:formula="of:=CONCATENATE([.L63];[.M63];[.N63])" office:value-type="string" office:string-value="  &quot;drg.&quot;    [&quot;XKTR&quot;,   &quot;drg&quot;,       &quot;&quot;, &quot;ONSET&quot;, &quot;lewe DRG&quot;]," calcext:value-type="string">
            <text:p><text:s text:c="2"/>"drg." <text:s text:c="3"/>["XKTR", <text:s text:c="2"/>"drg",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[$'naglosy-edycja'.C65]" office:value-type="string" office:string-value="XKTLR" calcext:value-type="string">
            <text:p>XKTLR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D$2];[$przecinki.$C$2];[$przecinki.$C$2];[$przecinki.$C$2];[$przecinki.$C$2];[$przecinki.$C$2];[$przecinki.$C$2];[$przecinki.$C$2])" office:value-type="string" office:string-value="  &quot;drgn.&quot;    [&quot;XKTVLR&quot;,   &quot;drgn&quot;,       " calcext:value-type="string">
            <text:p><text:s text:c="2"/>"drgn." <text:s text:c="3"/>["XKTVLR", <text:s text:c="2"/>"dr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6" table:formula="of:=CONCATENATE([.L64];[.M64];[.N64])" office:value-type="string" office:string-value="  &quot;drgn.&quot;    [&quot;XKTVLR&quot;,   &quot;drgn&quot;,       &quot;&quot;, &quot;ONSET&quot;, &quot;lewe DRGN&quot;]," calcext:value-type="string">
            <text:p><text:s text:c="2"/>"drgn." <text:s text:c="3"/>["XKTVLR", <text:s text:c="2"/>"drgn",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D$2];[$przecinki.$C$2];[$przecinki.$C$2];[$przecinki.$C$2];[$przecinki.$C$2];[$przecinki.$C$2];[$przecinki.$C$2];[$przecinki.$C$2])" office:value-type="string" office:string-value="  &quot;drgni.&quot;    [&quot;XKTLRJ&quot;,   &quot;drgni&quot;,       " calcext:value-type="string">
            <text:p><text:s text:c="2"/>"drgni." <text:s text:c="3"/>["XKTLRJ", <text:s text:c="2"/>"dr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6" table:formula="of:=CONCATENATE([.L65];[.M65];[.N65])" office:value-type="string" office:string-value="  &quot;drgni.&quot;    [&quot;XKTLRJ&quot;,   &quot;drgni&quot;,       &quot;&quot;, &quot;ONSET&quot;, &quot;lewe DRGNI&quot;]," calcext:value-type="string">
            <text:p><text:s text:c="2"/>"drgni." <text:s text:c="3"/>["XKTLRJ", <text:s text:c="2"/>"drgni",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D$2];[$przecinki.$C$2];[$przecinki.$C$2];[$przecinki.$C$2];[$przecinki.$C$2];[$przecinki.$C$2];[$przecinki.$C$2];[$przecinki.$C$2])" office:value-type="string" office:string-value="  &quot;drw.&quot;    [&quot;XTVR&quot;,   &quot;drw&quot;,       " calcext:value-type="string">
            <text:p><text:s text:c="2"/>"drw." <text:s text:c="3"/>["XTVR", <text:s text:c="2"/>"d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6" table:formula="of:=CONCATENATE([.L66];[.M66];[.N66])" office:value-type="string" office:string-value="  &quot;drw.&quot;    [&quot;XTVR&quot;,   &quot;drw&quot;,       &quot;&quot;, &quot;ONSET&quot;, &quot;lewe DRW&quot;]," calcext:value-type="string">
            <text:p><text:s text:c="2"/>"drw." <text:s text:c="3"/>["XTVR", <text:s text:c="2"/>"drw",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IF([.B67]=0;[.C67];[.B67])" office:value-type="string" office:string-value="XTVRJ" calcext:value-type="string">
            <text:p>XTVRJ</text:p>
          </table:table-cell>
          <table:table-cell table:formula="of:=CONCATENATE([$przecinki.$A$2];[.E67];[$przecinki.$A$2];)" office:value-type="string" office:string-value="&quot;XTVRJ&quot;" calcext:value-type="string">
            <text:p>"X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TVRJ&quot;" calcext:value-type="string">
            <text:p>"drwi":"X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D$2];[$przecinki.$C$2];[$przecinki.$C$2];[$przecinki.$C$2];[$przecinki.$C$2];[$przecinki.$C$2];[$przecinki.$C$2];[$przecinki.$C$2])" office:value-type="string" office:string-value="  &quot;drwi.&quot;    [&quot;XTVRJ&quot;,   &quot;drwi&quot;,       " calcext:value-type="string">
            <text:p><text:s text:c="2"/>"drwi." <text:s text:c="3"/>["XTVRJ", <text:s text:c="2"/>"d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6" table:formula="of:=CONCATENATE([.L67];[.M67];[.N67])" office:value-type="string" office:string-value="  &quot;drwi.&quot;    [&quot;XTVRJ&quot;,   &quot;drwi&quot;,       &quot;&quot;, &quot;ONSET&quot;, &quot;lewe DRWI&quot;]," calcext:value-type="string">
            <text:p><text:s text:c="2"/>"drwi." <text:s text:c="3"/>["XTVRJ", <text:s text:c="2"/>"drwi",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D$2];[$przecinki.$C$2];[$przecinki.$C$2];[$przecinki.$C$2];[$przecinki.$C$2];[$przecinki.$C$2];[$przecinki.$C$2];[$przecinki.$C$2])" office:value-type="string" office:string-value="  &quot;drż.&quot;    [&quot;XTPR&quot;,   &quot;drż&quot;,       " calcext:value-type="string">
            <text:p><text:s text:c="2"/>"drż." <text:s text:c="3"/>["XTPR", <text:s text:c="2"/>"d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6" table:formula="of:=CONCATENATE([.L68];[.M68];[.N68])" office:value-type="string" office:string-value="  &quot;drż.&quot;    [&quot;XTPR&quot;,   &quot;drż&quot;,       &quot;&quot;, &quot;ONSET&quot;, &quot;lewe DRŻ&quot;]," calcext:value-type="string">
            <text:p><text:s text:c="2"/>"drż." <text:s text:c="3"/>["XTPR", <text:s text:c="2"/>"drż",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D$2];[$przecinki.$C$2];[$przecinki.$C$2];[$przecinki.$C$2];[$przecinki.$C$2];[$przecinki.$C$2];[$przecinki.$C$2];[$przecinki.$C$2])" office:value-type="string" office:string-value="  &quot;dw.&quot;    [&quot;XTV&quot;,   &quot;dw&quot;,       " calcext:value-type="string">
            <text:p><text:s text:c="2"/>"dw." <text:s text:c="3"/>["XTV", <text:s text:c="2"/>"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6" table:formula="of:=CONCATENATE([.L69];[.M69];[.N69])" office:value-type="string" office:string-value="  &quot;dw.&quot;    [&quot;XTV&quot;,   &quot;dw&quot;,       &quot;&quot;, &quot;ONSET&quot;, &quot;lewe DW&quot;]," calcext:value-type="string">
            <text:p><text:s text:c="2"/>"dw." <text:s text:c="3"/>["XTV", <text:s text:c="2"/>"dw",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D$2];[$przecinki.$C$2];[$przecinki.$C$2];[$przecinki.$C$2];[$przecinki.$C$2];[$przecinki.$C$2];[$przecinki.$C$2];[$przecinki.$C$2])" office:value-type="string" office:string-value="  &quot;dwi.&quot;    [&quot;XTVJ&quot;,   &quot;dwi&quot;,       " calcext:value-type="string">
            <text:p><text:s text:c="2"/>"dwi." <text:s text:c="3"/>["XTVJ", <text:s text:c="2"/>"d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6" table:formula="of:=CONCATENATE([.L70];[.M70];[.N70])" office:value-type="string" office:string-value="  &quot;dwi.&quot;    [&quot;XTVJ&quot;,   &quot;dwi&quot;,       &quot;&quot;, &quot;ONSET&quot;, &quot;lewe DWI&quot;]," calcext:value-type="string">
            <text:p><text:s text:c="2"/>"dwi." <text:s text:c="3"/>["XTVJ", <text:s text:c="2"/>"dwi",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D$2];[$przecinki.$C$2];[$przecinki.$C$2];[$przecinki.$C$2];[$przecinki.$C$2];[$przecinki.$C$2];[$przecinki.$C$2];[$przecinki.$C$2])" office:value-type="string" office:string-value="  &quot;dz.&quot;    [&quot;XZT&quot;,   &quot;dz&quot;,       " calcext:value-type="string">
            <text:p><text:s text:c="2"/>"dz." <text:s text:c="3"/>["XZT", <text:s text:c="2"/>"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6" table:formula="of:=CONCATENATE([.L71];[.M71];[.N71])" office:value-type="string" office:string-value="  &quot;dz.&quot;    [&quot;XZT&quot;,   &quot;dz&quot;,       &quot;&quot;, &quot;ONSET&quot;, &quot;lewe DZ&quot;]," calcext:value-type="string">
            <text:p><text:s text:c="2"/>"dz." <text:s text:c="3"/>["XZT", <text:s text:c="2"/>"dz",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D$2];[$przecinki.$C$2];[$przecinki.$C$2];[$przecinki.$C$2];[$przecinki.$C$2];[$przecinki.$C$2];[$przecinki.$C$2];[$przecinki.$C$2])" office:value-type="string" office:string-value="  &quot;dzi.&quot;    [&quot;XZTJ&quot;,   &quot;dzi&quot;,       " calcext:value-type="string">
            <text:p><text:s text:c="2"/>"dzi." <text:s text:c="3"/>["XZTJ", <text:s text:c="2"/>"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6" table:formula="of:=CONCATENATE([.L72];[.M72];[.N72])" office:value-type="string" office:string-value="  &quot;dzi.&quot;    [&quot;XZTJ&quot;,   &quot;dzi&quot;,       &quot;&quot;, &quot;ONSET&quot;, &quot;lewe DZI&quot;]," calcext:value-type="string">
            <text:p><text:s text:c="2"/>"dzi." <text:s text:c="3"/>["XZTJ", <text:s text:c="2"/>"dzi",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D$2];[$przecinki.$C$2];[$przecinki.$C$2];[$przecinki.$C$2];[$przecinki.$C$2];[$przecinki.$C$2];[$przecinki.$C$2];[$przecinki.$C$2])" office:value-type="string" office:string-value="  &quot;dzb.&quot;    [&quot;XZTP&quot;,   &quot;dzb&quot;,       " calcext:value-type="string">
            <text:p><text:s text:c="2"/>"dzb." <text:s text:c="3"/>["XZTP", <text:s text:c="2"/>"d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6" table:formula="of:=CONCATENATE([.L73];[.M73];[.N73])" office:value-type="string" office:string-value="  &quot;dzb.&quot;    [&quot;XZTP&quot;,   &quot;dzb&quot;,       &quot;&quot;, &quot;ONSET&quot;, &quot;lewe DZB&quot;]," calcext:value-type="string">
            <text:p><text:s text:c="2"/>"dzb." <text:s text:c="3"/>["XZTP", <text:s text:c="2"/>"dzb",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D$2];[$przecinki.$C$2];[$przecinki.$C$2];[$przecinki.$C$2];[$przecinki.$C$2];[$przecinki.$C$2];[$przecinki.$C$2];[$przecinki.$C$2])" office:value-type="string" office:string-value="  &quot;dzw.&quot;    [&quot;XZTV&quot;,   &quot;dzw&quot;,       " calcext:value-type="string">
            <text:p><text:s text:c="2"/>"dzw." <text:s text:c="3"/>["XZTV", <text:s text:c="2"/>"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6" table:formula="of:=CONCATENATE([.L74];[.M74];[.N74])" office:value-type="string" office:string-value="  &quot;dzw.&quot;    [&quot;XZTV&quot;,   &quot;dzw&quot;,       &quot;&quot;, &quot;ONSET&quot;, &quot;lewe DZW&quot;]," calcext:value-type="string">
            <text:p><text:s text:c="2"/>"dzw." <text:s text:c="3"/>["XZTV", <text:s text:c="2"/>"dzw", <text:s text:c="6"/>"", "ONSET", "lewe DZW"],</text:p>
          </table:table-cell>
        </table:table-row>
        <table:table-row table:style-name="ro2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B75]=0;[.C75];[.B75])" office:value-type="string" office:string-value="" calcext:value-type="error">
            <text:p>#REF!</text:p>
          </table:table-cell>
          <table:table-cell table:formula="of:=CONCATENATE([$przecinki.$A$2];[.E75];[$przecinki.$A$2];)" office:value-type="string" office:string-value="" calcext:value-type="error">
            <text:p>#REF!</text:p>
          </table:table-cell>
          <table:table-cell table:formula="of:=CONCATENATE([$przecinki.$A$2];[.A75];[$przecinki.$A$2])" office:value-type="string" office:string-value="" calcext:value-type="error">
            <text:p>#REF!</text:p>
          </table:table-cell>
          <table:table-cell table:formula="of:=CONCATENATE([.G75];[$przecinki.$B$2];[.F75];)" office:value-type="string" office:string-value="" calcext:value-type="error">
            <text:p>#REF!</text:p>
          </table:table-cell>
          <table:table-cell/>
          <table:table-cell table:style-name="ce43" table:formula="of:=CONCATENATE([$przecinki.$A$2];[.A75];[$przecinki.$A$5];[$przecinki.$A$2])" office:value-type="string" office:string-value="" calcext:value-type="error">
            <text:p>#REF!</text:p>
          </table:table-cell>
          <table:table-cell table:style-name="ce42" table:formula="of:=UPPER([.G75])" office:value-type="string" office:string-value="" calcext:value-type="error">
            <text:p>#REF!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D$2];[$przecinki.$C$2];[$przecinki.$C$2];[$przecinki.$C$2];[$przecinki.$C$2];[$przecinki.$C$2];[$przecinki.$C$2];[$przecinki.$C$2])" office:value-type="string" office:string-value="" calcext:value-type="error">
            <text:p>#REF!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" calcext:value-type="error">
            <text:p>#REF!</text:p>
          </table:table-cell>
          <table:table-cell table:style-name="ce46" table:formula="of:=CONCATENATE([.L75];[.M75];[.N75])" office:value-type="string" office:string-value="" calcext:value-type="error">
            <text:p>#REF!</text:p>
          </table:table-cell>
        </table:table-row>
        <table:table-row table:style-name="ro2">
          <table:table-cell table:formula="of:=[$'naglosy-edycja'.B76]" office:value-type="string" office:string-value="dźg" calcext:value-type="string">
            <text:p>dźg</text:p>
          </table:table-cell>
          <table:table-cell table:formula="of:=[$'naglosy-edycja'.C76]" office:value-type="string" office:string-value="XZKT" calcext:value-type="string">
            <text:p>XZKT</text:p>
          </table:table-cell>
          <table:table-cell table:formula="of:=[$'naglosy-edycja'.D76]" office:value-type="float" office:value="0" calcext:value-type="float">
            <text:p>0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D$2];[$przecinki.$C$2];[$przecinki.$C$2];[$przecinki.$C$2];[$przecinki.$C$2];[$przecinki.$C$2];[$przecinki.$C$2];[$przecinki.$C$2])" office:value-type="string" office:string-value="  &quot;dźg.&quot;    [&quot;XZKT&quot;,   &quot;dźg&quot;,       " calcext:value-type="string">
            <text:p><text:s text:c="2"/>"dźg." <text:s text:c="3"/>["XZKT", <text:s text:c="2"/>"d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6" table:formula="of:=CONCATENATE([.L76];[.M76];[.N76])" office:value-type="string" office:string-value="  &quot;dźg.&quot;    [&quot;XZKT&quot;,   &quot;dźg&quot;,       &quot;&quot;, &quot;ONSET&quot;, &quot;lewe DŹG&quot;]," calcext:value-type="string">
            <text:p><text:s text:c="2"/>"dźg." <text:s text:c="3"/>["XZKT", <text:s text:c="2"/>"dźg", <text:s text:c="6"/>"", "ONSET", "lewe DŹG"],</text:p>
          </table:table-cell>
        </table:table-row>
        <table:table-row table:style-name="ro2">
          <table:table-cell table:formula="of:=[$'naglosy-edycja'.B77]" office:value-type="string" office:string-value="dźgn" calcext:value-type="string">
            <text:p>dźgn</text:p>
          </table:table-cell>
          <table:table-cell table:formula="of:=[$'naglosy-edycja'.C77]" office:value-type="string" office:string-value="XZKTLR" calcext:value-type="string">
            <text:p>XZKTLR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D$2];[$przecinki.$C$2];[$przecinki.$C$2];[$przecinki.$C$2];[$przecinki.$C$2];[$przecinki.$C$2];[$przecinki.$C$2];[$przecinki.$C$2])" office:value-type="string" office:string-value="  &quot;dźgn.&quot;    [&quot;XZKTLR&quot;,   &quot;dźgn&quot;,       " calcext:value-type="string">
            <text:p><text:s text:c="2"/>"dźgn." <text:s text:c="3"/>["XZKTLR", <text:s text:c="2"/>"d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6" table:formula="of:=CONCATENATE([.L77];[.M77];[.N77])" office:value-type="string" office:string-value="  &quot;dźgn.&quot;    [&quot;XZKTLR&quot;,   &quot;dźgn&quot;,       &quot;&quot;, &quot;ONSET&quot;, &quot;lewe DŹGN&quot;]," calcext:value-type="string">
            <text:p><text:s text:c="2"/>"dźgn." <text:s text:c="3"/>["XZKTLR", <text:s text:c="2"/>"dźgn", <text:s text:c="6"/>"", "ONSET", "lewe DŹGN"],</text:p>
          </table:table-cell>
        </table:table-row>
        <table:table-row table:style-name="ro2">
          <table:table-cell table:formula="of:=[$'naglosy-edycja'.B78]" office:value-type="string" office:string-value="dźgni" calcext:value-type="string">
            <text:p>dźgni</text:p>
          </table:table-cell>
          <table:table-cell table:formula="of:=[$'naglosy-edycja'.C78]" office:value-type="string" office:string-value="XZKTLRJ" calcext:value-type="string">
            <text:p>XZKTLRJ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D$2];[$przecinki.$C$2];[$przecinki.$C$2];[$przecinki.$C$2];[$przecinki.$C$2];[$przecinki.$C$2];[$przecinki.$C$2];[$przecinki.$C$2])" office:value-type="string" office:string-value="  &quot;dźgni.&quot;    [&quot;XZKTLRJ&quot;,   &quot;dźgni&quot;,       " calcext:value-type="string">
            <text:p><text:s text:c="2"/>"dźgni." <text:s text:c="3"/>["XZKTLRJ", <text:s text:c="2"/>"dź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6" table:formula="of:=CONCATENATE([.L78];[.M78];[.N78])" office:value-type="string" office:string-value="  &quot;dźgni.&quot;    [&quot;XZKTLRJ&quot;,   &quot;dźgni&quot;,       &quot;&quot;, &quot;ONSET&quot;, &quot;lewe DŹGNI&quot;]," calcext:value-type="string">
            <text:p><text:s text:c="2"/>"dźgni." <text:s text:c="3"/>["XZKTLRJ", <text:s text:c="2"/>"dźgni", <text:s text:c="6"/>"", "ONSET", "lewe DŹGNI"],</text:p>
          </table:table-cell>
        </table:table-row>
        <table:table-row table:style-name="ro2">
          <table:table-cell table:formula="of:=[$'naglosy-edycja'.B79]" office:value-type="string" office:string-value="dźw" calcext:value-type="string">
            <text:p>dźw</text:p>
          </table:table-cell>
          <table:table-cell table:formula="of:=[$'naglosy-edycja'.C79]" office:value-type="string" office:string-value="XZTV" calcext:value-type="string">
            <text:p>XZTV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D$2];[$przecinki.$C$2];[$przecinki.$C$2];[$przecinki.$C$2];[$przecinki.$C$2];[$przecinki.$C$2];[$przecinki.$C$2];[$przecinki.$C$2])" office:value-type="string" office:string-value="  &quot;dźw.&quot;    [&quot;XZTV&quot;,   &quot;dźw&quot;,       " calcext:value-type="string">
            <text:p><text:s text:c="2"/>"dźw." <text:s text:c="3"/>["XZTV", <text:s text:c="2"/>"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6" table:formula="of:=CONCATENATE([.L79];[.M79];[.N79])" office:value-type="string" office:string-value="  &quot;dźw.&quot;    [&quot;XZTV&quot;,   &quot;dźw&quot;,       &quot;&quot;, &quot;ONSET&quot;, &quot;lewe DŹW&quot;]," calcext:value-type="string">
            <text:p><text:s text:c="2"/>"dźw." <text:s text:c="3"/>["XZTV", <text:s text:c="2"/>"dźw", <text:s text:c="6"/>"", "ONSET", "lewe DŹW"],</text:p>
          </table:table-cell>
        </table:table-row>
        <table:table-row table:style-name="ro2">
          <table:table-cell table:formula="of:=[$'naglosy-edycja'.B80]" office:value-type="string" office:string-value="dźwi" calcext:value-type="string">
            <text:p>dźwi</text:p>
          </table:table-cell>
          <table:table-cell table:formula="of:=[$'naglosy-edycja'.C80]" office:value-type="float" office:value="0" calcext:value-type="float">
            <text:p>0</text:p>
          </table:table-cell>
          <table:table-cell table:formula="of:=[$'naglosy-edycja'.D80]" office:value-type="string" office:string-value="XZTVJ" calcext:value-type="string">
            <text:p>XZTVJ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D$2];[$przecinki.$C$2];[$przecinki.$C$2];[$przecinki.$C$2];[$przecinki.$C$2];[$przecinki.$C$2];[$przecinki.$C$2];[$przecinki.$C$2])" office:value-type="string" office:string-value="  &quot;dźwi.&quot;    [&quot;XZTVJ&quot;,   &quot;dźwi&quot;,       " calcext:value-type="string">
            <text:p><text:s text:c="2"/>"dźwi." <text:s text:c="3"/>["XZTVJ", <text:s text:c="2"/>"dź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6" table:formula="of:=CONCATENATE([.L80];[.M80];[.N80])" office:value-type="string" office:string-value="  &quot;dźwi.&quot;    [&quot;XZTVJ&quot;,   &quot;dźwi&quot;,       &quot;&quot;, &quot;ONSET&quot;, &quot;lewe DŹWI&quot;]," calcext:value-type="string">
            <text:p><text:s text:c="2"/>"dźwi." <text:s text:c="3"/>["XZTVJ", <text:s text:c="2"/>"dźwi", <text:s text:c="6"/>"", "ONSET", "lewe DŹWI"],</text:p>
          </table:table-cell>
        </table:table-row>
        <table:table-row table:style-name="ro2">
          <table:table-cell table:formula="of:=[$'naglosy-edycja'.B81]" office:value-type="string" office:string-value="dż" calcext:value-type="string">
            <text:p>dż</text:p>
          </table:table-cell>
          <table:table-cell table:formula="of:=[$'naglosy-edycja'.C81]" office:value-type="string" office:string-value="XPV" calcext:value-type="string">
            <text:p>XPV</text:p>
          </table:table-cell>
          <table:table-cell table:formula="of:=[$'naglosy-edycja'.D81]" office:value-type="float" office:value="0" calcext:value-type="float">
            <text:p>0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D$2];[$przecinki.$C$2];[$przecinki.$C$2];[$przecinki.$C$2];[$przecinki.$C$2];[$przecinki.$C$2];[$przecinki.$C$2];[$przecinki.$C$2])" office:value-type="string" office:string-value="  &quot;dż.&quot;    [&quot;XPV&quot;,   &quot;dż&quot;,       " calcext:value-type="string">
            <text:p><text:s text:c="2"/>"dż." <text:s text:c="3"/>["XPV", <text:s text:c="2"/>"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6" table:formula="of:=CONCATENATE([.L81];[.M81];[.N81])" office:value-type="string" office:string-value="  &quot;dż.&quot;    [&quot;XPV&quot;,   &quot;dż&quot;,       &quot;&quot;, &quot;ONSET&quot;, &quot;lewe DŻ&quot;]," calcext:value-type="string">
            <text:p><text:s text:c="2"/>"dż." <text:s text:c="3"/>["XPV", <text:s text:c="2"/>"dż", <text:s text:c="6"/>"", "ONSET", "lewe DŻ"],</text:p>
          </table:table-cell>
        </table:table-row>
        <table:table-row table:style-name="ro2">
          <table:table-cell table:formula="of:=[$'naglosy-edycja'.B82]" office:value-type="string" office:string-value="dżdż" calcext:value-type="string">
            <text:p>dż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D$2];[$przecinki.$C$2];[$przecinki.$C$2];[$przecinki.$C$2];[$przecinki.$C$2];[$przecinki.$C$2];[$przecinki.$C$2];[$przecinki.$C$2])" office:value-type="string" office:string-value="  &quot;dżdż.&quot;    [&quot;XPV&quot;,   &quot;dżdż&quot;,       " calcext:value-type="string">
            <text:p><text:s text:c="2"/>"dżdż." <text:s text:c="3"/>["XPV", <text:s text:c="2"/>"d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6" table:formula="of:=CONCATENATE([.L82];[.M82];[.N82])" office:value-type="string" office:string-value="  &quot;dżdż.&quot;    [&quot;XPV&quot;,   &quot;dżdż&quot;,       &quot;&quot;, &quot;ONSET&quot;, &quot;lewe DŻDŻ&quot;]," calcext:value-type="string">
            <text:p><text:s text:c="2"/>"dżdż." <text:s text:c="3"/>["XPV", <text:s text:c="2"/>"dżdż", <text:s text:c="6"/>"", "ONSET", "lewe DŻDŻ"],</text:p>
          </table:table-cell>
        </table:table-row>
        <table:table-row table:style-name="ro2">
          <table:table-cell table:formula="of:=[$'naglosy-edycja'.B83]" office:value-type="string" office:string-value="drz" calcext:value-type="string">
            <text:p>drz</text:p>
          </table:table-cell>
          <table:table-cell table:formula="of:=[$'naglosy-edycja'.C83]" office:value-type="string" office:string-value="XTRJ" calcext:value-type="string">
            <text:p>XTRJ</text:p>
          </table:table-cell>
          <table:table-cell table:formula="of:=[$'naglosy-edycja'.D83]" office:value-type="string" office:string-value="XPVJ" calcext:value-type="string">
            <text:p>XPVJ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D$2];[$przecinki.$C$2];[$przecinki.$C$2];[$przecinki.$C$2];[$przecinki.$C$2];[$przecinki.$C$2];[$przecinki.$C$2];[$przecinki.$C$2])" office:value-type="string" office:string-value="  &quot;drz.&quot;    [&quot;XTRJ&quot;,   &quot;drz&quot;,       " calcext:value-type="string">
            <text:p><text:s text:c="2"/>"drz." <text:s text:c="3"/>["XTRJ", <text:s text:c="2"/>"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6" table:formula="of:=CONCATENATE([.L83];[.M83];[.N83])" office:value-type="string" office:string-value="  &quot;drz.&quot;    [&quot;XTRJ&quot;,   &quot;drz&quot;,       &quot;&quot;, &quot;ONSET&quot;, &quot;lewe DRZ&quot;]," calcext:value-type="string">
            <text:p><text:s text:c="2"/>"drz." <text:s text:c="3"/>["XTRJ", <text:s text:c="2"/>"drz", <text:s text:c="6"/>"", "ONSET", "lewe DRZ"],</text:p>
          </table:table-cell>
        </table:table-row>
        <table:table-row table:style-name="ro2">
          <table:table-cell table:formula="of:=[$'naglosy-edycja'.B84]" office:value-type="string" office:string-value="drzw" calcext:value-type="string">
            <text:p>drzw</text:p>
          </table:table-cell>
          <table:table-cell table:formula="of:=[$'naglosy-edycja'.C84]" office:value-type="float" office:value="0" calcext:value-type="float">
            <text:p>0</text:p>
          </table:table-cell>
          <table:table-cell table:formula="of:=[$'naglosy-edycja'.D84]" office:value-type="string" office:string-value="XKTVRJ" calcext:value-type="string">
            <text:p>XKTVRJ</text:p>
          </table:table-cell>
          <table:table-cell table:formula="of:=[$'naglosy-edycja'.E84]" office:value-type="string" office:string-value="XTVRJ" calcext:value-type="string">
            <text:p>XTVRJ</text:p>
          </table:table-cell>
          <table:table-cell table:formula="of:=IF([.B84]=0;[.C84];[.B84])" office:value-type="string" office:string-value="XKTVRJ" calcext:value-type="string">
            <text:p>XKTVRJ</text:p>
          </table:table-cell>
          <table:table-cell table:formula="of:=CONCATENATE([$przecinki.$A$2];[.E84];[$przecinki.$A$2];)" office:value-type="string" office:string-value="&quot;XKTVRJ&quot;" calcext:value-type="string">
            <text:p>"XK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KTVRJ&quot;" calcext:value-type="string">
            <text:p>"drzw":"XK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D$2];[$przecinki.$C$2];[$przecinki.$C$2];[$przecinki.$C$2];[$przecinki.$C$2];[$przecinki.$C$2];[$przecinki.$C$2];[$przecinki.$C$2])" office:value-type="string" office:string-value="  &quot;drzw.&quot;    [&quot;XKTVRJ&quot;,   &quot;drzw&quot;,       " calcext:value-type="string">
            <text:p><text:s text:c="2"/>"drzw." <text:s text:c="3"/>["XKTVRJ", <text:s text:c="2"/>"dr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6" table:formula="of:=CONCATENATE([.L84];[.M84];[.N84])" office:value-type="string" office:string-value="  &quot;drzw.&quot;    [&quot;XKTVRJ&quot;,   &quot;drzw&quot;,       &quot;&quot;, &quot;ONSET&quot;, &quot;lewe DRZW&quot;]," calcext:value-type="string">
            <text:p><text:s text:c="2"/>"drzw." <text:s text:c="3"/>["XKTVRJ", <text:s text:c="2"/>"drzw", <text:s text:c="6"/>"", "ONSET", "lewe DRZW"],</text:p>
          </table:table-cell>
        </table:table-row>
        <table:table-row table:style-name="ro2">
          <table:table-cell table:formula="of:=[$'naglosy-edycja'.B85]" office:value-type="string" office:string-value="drzwi" calcext:value-type="string">
            <text:p>drzwi</text:p>
          </table:table-cell>
          <table:table-cell table:formula="of:=[$'naglosy-edycja'.C85]" office:value-type="float" office:value="0" calcext:value-type="float">
            <text:p>0</text:p>
          </table:table-cell>
          <table:table-cell table:formula="of:=[$'naglosy-edycja'.D85]" office:value-type="string" office:string-value="XKTVRJ" calcext:value-type="string">
            <text:p>XKTVRJ</text:p>
          </table:table-cell>
          <table:table-cell table:formula="of:=[$'naglosy-edycja'.E85]" office:value-type="string" office:string-value="XTVRJ" calcext:value-type="string">
            <text:p>XTVRJ</text:p>
          </table:table-cell>
          <table:table-cell table:formula="of:=IF([.B85]=0;[.C85];[.B85])" office:value-type="string" office:string-value="XKTVRJ" calcext:value-type="string">
            <text:p>XKTVRJ</text:p>
          </table:table-cell>
          <table:table-cell table:formula="of:=CONCATENATE([$przecinki.$A$2];[.E85];[$przecinki.$A$2];)" office:value-type="string" office:string-value="&quot;XKTVRJ&quot;" calcext:value-type="string">
            <text:p>"XK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KTVRJ&quot;" calcext:value-type="string">
            <text:p>"drzwi":"XK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D$2];[$przecinki.$C$2];[$przecinki.$C$2];[$przecinki.$C$2];[$przecinki.$C$2];[$przecinki.$C$2];[$przecinki.$C$2];[$przecinki.$C$2])" office:value-type="string" office:string-value="  &quot;drzwi.&quot;    [&quot;XKTVRJ&quot;,   &quot;drzwi&quot;,       " calcext:value-type="string">
            <text:p><text:s text:c="2"/>"drzwi." <text:s text:c="3"/>["XKTVRJ", <text:s text:c="2"/>"dr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6" table:formula="of:=CONCATENATE([.L85];[.M85];[.N85])" office:value-type="string" office:string-value="  &quot;drzwi.&quot;    [&quot;XKTVRJ&quot;,   &quot;drzwi&quot;,       &quot;&quot;, &quot;ONSET&quot;, &quot;lewe DRZWI&quot;]," calcext:value-type="string">
            <text:p><text:s text:c="2"/>"drzwi." <text:s text:c="3"/>["XKTVRJ", <text:s text:c="2"/>"drzwi", <text:s text:c="6"/>"", "ONSET", "lewe DRZWI"],</text:p>
          </table:table-cell>
        </table:table-row>
        <table:table-row table:style-name="ro2">
          <table:table-cell table:formula="of:=[$'naglosy-edycja'.B86]" office:value-type="string" office:string-value="f" calcext:value-type="string">
            <text:p>f</text:p>
          </table:table-cell>
          <table:table-cell table:formula="of:=[$'naglosy-edycja'.C86]" office:value-type="string" office:string-value="F" calcext:value-type="string">
            <text:p>F</text:p>
          </table:table-cell>
          <table:table-cell table:formula="of:=[$'naglosy-edycja'.D86]" office:value-type="float" office:value="0" calcext:value-type="float">
            <text:p>0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D$2];[$przecinki.$C$2];[$przecinki.$C$2];[$przecinki.$C$2];[$przecinki.$C$2];[$przecinki.$C$2];[$przecinki.$C$2];[$przecinki.$C$2])" office:value-type="string" office:string-value="  &quot;f.&quot;    [&quot;F&quot;,   &quot;f&quot;,       " calcext:value-type="string">
            <text:p><text:s text:c="2"/>"f." <text:s text:c="3"/>["F", <text:s text:c="2"/>"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6" table:formula="of:=CONCATENATE([.L86];[.M86];[.N86])" office:value-type="string" office:string-value="  &quot;f.&quot;    [&quot;F&quot;,   &quot;f&quot;,       &quot;&quot;, &quot;ONSET&quot;, &quot;lewe F&quot;]," calcext:value-type="string">
            <text:p><text:s text:c="2"/>"f." <text:s text:c="3"/>["F", <text:s text:c="2"/>"f", <text:s text:c="6"/>"", "ONSET", "lewe F"],</text:p>
          </table:table-cell>
        </table:table-row>
        <table:table-row table:style-name="ro2">
          <table:table-cell table:formula="of:=[$'naglosy-edycja'.B87]" office:value-type="string" office:string-value="fl" calcext:value-type="string">
            <text:p>fl</text:p>
          </table:table-cell>
          <table:table-cell table:formula="of:=[$'naglosy-edycja'.C87]" office:value-type="string" office:string-value="FL" calcext:value-type="string">
            <text:p>FL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D$2];[$przecinki.$C$2];[$przecinki.$C$2];[$przecinki.$C$2];[$przecinki.$C$2];[$przecinki.$C$2];[$przecinki.$C$2];[$przecinki.$C$2])" office:value-type="string" office:string-value="  &quot;fl.&quot;    [&quot;FL&quot;,   &quot;fl&quot;,       " calcext:value-type="string">
            <text:p><text:s text:c="2"/>"fl." <text:s text:c="3"/>["FL", <text:s text:c="2"/>"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6" table:formula="of:=CONCATENATE([.L87];[.M87];[.N87])" office:value-type="string" office:string-value="  &quot;fl.&quot;    [&quot;FL&quot;,   &quot;fl&quot;,       &quot;&quot;, &quot;ONSET&quot;, &quot;lewe FL&quot;]," calcext:value-type="string">
            <text:p><text:s text:c="2"/>"fl." <text:s text:c="3"/>["FL", <text:s text:c="2"/>"fl", <text:s text:c="6"/>"", "ONSET", "lewe FL"],</text:p>
          </table:table-cell>
        </table:table-row>
        <table:table-row table:style-name="ro2">
          <table:table-cell table:formula="of:=[$'naglosy-edycja'.B88]" office:value-type="string" office:string-value="fr" calcext:value-type="string">
            <text:p>fr</text:p>
          </table:table-cell>
          <table:table-cell table:formula="of:=[$'naglosy-edycja'.C88]" office:value-type="string" office:string-value="FR" calcext:value-type="string">
            <text:p>FR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D$2];[$przecinki.$C$2];[$przecinki.$C$2];[$przecinki.$C$2];[$przecinki.$C$2];[$przecinki.$C$2];[$przecinki.$C$2];[$przecinki.$C$2])" office:value-type="string" office:string-value="  &quot;fr.&quot;    [&quot;FR&quot;,   &quot;fr&quot;,       " calcext:value-type="string">
            <text:p><text:s text:c="2"/>"fr." <text:s text:c="3"/>["FR", <text:s text:c="2"/>"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6" table:formula="of:=CONCATENATE([.L88];[.M88];[.N88])" office:value-type="string" office:string-value="  &quot;fr.&quot;    [&quot;FR&quot;,   &quot;fr&quot;,       &quot;&quot;, &quot;ONSET&quot;, &quot;lewe FR&quot;]," calcext:value-type="string">
            <text:p><text:s text:c="2"/>"fr." <text:s text:c="3"/>["FR", <text:s text:c="2"/>"fr", <text:s text:c="6"/>"", "ONSET", "lewe FR"],</text:p>
          </table:table-cell>
        </table:table-row>
        <table:table-row table:style-name="ro2">
          <table:table-cell table:formula="of:=[$'naglosy-edycja'.B89]" office:value-type="string" office:string-value="frz" calcext:value-type="string">
            <text:p>frz</text:p>
          </table:table-cell>
          <table:table-cell table:formula="of:=[$'naglosy-edycja'.C89]" office:value-type="string" office:string-value="FRJ" calcext:value-type="string">
            <text:p>FRJ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D$2];[$przecinki.$C$2];[$przecinki.$C$2];[$przecinki.$C$2];[$przecinki.$C$2];[$przecinki.$C$2];[$przecinki.$C$2];[$przecinki.$C$2])" office:value-type="string" office:string-value="  &quot;frz.&quot;    [&quot;FRJ&quot;,   &quot;frz&quot;,       " calcext:value-type="string">
            <text:p><text:s text:c="2"/>"frz." <text:s text:c="3"/>["FRJ", <text:s text:c="2"/>"f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6" table:formula="of:=CONCATENATE([.L89];[.M89];[.N89])" office:value-type="string" office:string-value="  &quot;frz.&quot;    [&quot;FRJ&quot;,   &quot;frz&quot;,       &quot;&quot;, &quot;ONSET&quot;, &quot;lewe FRZ&quot;]," calcext:value-type="string">
            <text:p><text:s text:c="2"/>"frz." <text:s text:c="3"/>["FRJ", <text:s text:c="2"/>"frz", <text:s text:c="6"/>"", "ONSET", "lewe FRZ"],</text:p>
          </table:table-cell>
        </table:table-row>
        <table:table-row table:style-name="ro2">
          <table:table-cell table:formula="of:=[$'naglosy-edycja'.B90]" office:value-type="string" office:string-value="ft" calcext:value-type="string">
            <text:p>ft</text:p>
          </table:table-cell>
          <table:table-cell table:formula="of:=[$'naglosy-edycja'.C90]" office:value-type="string" office:string-value="FT" calcext:value-type="string">
            <text:p>FT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D$2];[$przecinki.$C$2];[$przecinki.$C$2];[$przecinki.$C$2];[$przecinki.$C$2];[$przecinki.$C$2];[$przecinki.$C$2];[$przecinki.$C$2])" office:value-type="string" office:string-value="  &quot;ft.&quot;    [&quot;FT&quot;,   &quot;ft&quot;,       " calcext:value-type="string">
            <text:p><text:s text:c="2"/>"ft." <text:s text:c="3"/>["FT", <text:s text:c="2"/>"f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6" table:formula="of:=CONCATENATE([.L90];[.M90];[.N90])" office:value-type="string" office:string-value="  &quot;ft.&quot;    [&quot;FT&quot;,   &quot;ft&quot;,       &quot;&quot;, &quot;ONSET&quot;, &quot;lewe FT&quot;]," calcext:value-type="string">
            <text:p><text:s text:c="2"/>"ft." <text:s text:c="3"/>["FT", <text:s text:c="2"/>"ft", <text:s text:c="6"/>"", "ONSET", "lewe FT"],</text:p>
          </table:table-cell>
        </table:table-row>
        <table:table-row table:style-name="ro2">
          <table:table-cell table:formula="of:=[$'naglosy-edycja'.B91]" office:value-type="string" office:string-value="g" calcext:value-type="string">
            <text:p>g</text:p>
          </table:table-cell>
          <table:table-cell table:formula="of:=[$'naglosy-edycja'.C91]" office:value-type="string" office:string-value="XK" calcext:value-type="string">
            <text:p>XK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D$2];[$przecinki.$C$2];[$przecinki.$C$2];[$przecinki.$C$2];[$przecinki.$C$2];[$przecinki.$C$2];[$przecinki.$C$2];[$przecinki.$C$2])" office:value-type="string" office:string-value="  &quot;g.&quot;    [&quot;XK&quot;,   &quot;g&quot;,       " calcext:value-type="string">
            <text:p><text:s text:c="2"/>"g." <text:s text:c="3"/>["XK", <text:s text:c="2"/>"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6" table:formula="of:=CONCATENATE([.L91];[.M91];[.N91])" office:value-type="string" office:string-value="  &quot;g.&quot;    [&quot;XK&quot;,   &quot;g&quot;,       &quot;&quot;, &quot;ONSET&quot;, &quot;lewe G&quot;]," calcext:value-type="string">
            <text:p><text:s text:c="2"/>"g." <text:s text:c="3"/>["XK", <text:s text:c="2"/>"g", <text:s text:c="6"/>"", "ONSET", "lewe G"],</text:p>
          </table:table-cell>
        </table:table-row>
        <table:table-row table:style-name="ro2">
          <table:table-cell table:formula="of:=[$'naglosy-edycja'.B92]" office:value-type="string" office:string-value="gb" calcext:value-type="string">
            <text:p>gb</text:p>
          </table:table-cell>
          <table:table-cell table:formula="of:=[$'naglosy-edycja'.C92]" office:value-type="string" office:string-value="XKP" calcext:value-type="string">
            <text:p>XKP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D$2];[$przecinki.$C$2];[$przecinki.$C$2];[$przecinki.$C$2];[$przecinki.$C$2];[$przecinki.$C$2];[$przecinki.$C$2];[$przecinki.$C$2])" office:value-type="string" office:string-value="  &quot;gb.&quot;    [&quot;XKP&quot;,   &quot;gb&quot;,       " calcext:value-type="string">
            <text:p><text:s text:c="2"/>"gb." <text:s text:c="3"/>["XKP", <text:s text:c="2"/>"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6" table:formula="of:=CONCATENATE([.L92];[.M92];[.N92])" office:value-type="string" office:string-value="  &quot;gb.&quot;    [&quot;XKP&quot;,   &quot;gb&quot;,       &quot;&quot;, &quot;ONSET&quot;, &quot;lewe GB&quot;]," calcext:value-type="string">
            <text:p><text:s text:c="2"/>"gb." <text:s text:c="3"/>["XKP", <text:s text:c="2"/>"gb", <text:s text:c="6"/>"", "ONSET", "lewe GB"],</text:p>
          </table:table-cell>
        </table:table-row>
        <table:table-row table:style-name="ro2">
          <table:table-cell table:formula="of:=[$'naglosy-edycja'.B93]" office:value-type="string" office:string-value="gd" calcext:value-type="string">
            <text:p>gd</text:p>
          </table:table-cell>
          <table:table-cell table:formula="of:=[$'naglosy-edycja'.C93]" office:value-type="string" office:string-value="KT" calcext:value-type="string">
            <text:p>KT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D$2];[$przecinki.$C$2];[$przecinki.$C$2];[$przecinki.$C$2];[$przecinki.$C$2];[$przecinki.$C$2];[$przecinki.$C$2];[$przecinki.$C$2])" office:value-type="string" office:string-value="  &quot;gd.&quot;    [&quot;KT&quot;,   &quot;gd&quot;,       " calcext:value-type="string">
            <text:p><text:s text:c="2"/>"gd." <text:s text:c="3"/>["KT", <text:s text:c="2"/>"g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6" table:formula="of:=CONCATENATE([.L93];[.M93];[.N93])" office:value-type="string" office:string-value="  &quot;gd.&quot;    [&quot;KT&quot;,   &quot;gd&quot;,       &quot;&quot;, &quot;ONSET&quot;, &quot;lewe GD&quot;]," calcext:value-type="string">
            <text:p><text:s text:c="2"/>"gd." <text:s text:c="3"/>["KT", <text:s text:c="2"/>"gd", <text:s text:c="6"/>"", "ONSET", "lewe GD"],</text:p>
          </table:table-cell>
        </table:table-row>
        <table:table-row table:style-name="ro2">
          <table:table-cell table:formula="of:=[$'naglosy-edycja'.B94]" office:value-type="string" office:string-value="gdz" calcext:value-type="string">
            <text:p>gdz</text:p>
          </table:table-cell>
          <table:table-cell table:formula="of:=[$'naglosy-edycja'.C94]" office:value-type="float" office:value="0" calcext:value-type="float">
            <text:p>0</text:p>
          </table:table-cell>
          <table:table-cell table:formula="of:=[$'naglosy-edycja'.D94]" office:value-type="string" office:string-value="XZKT" calcext:value-type="string">
            <text:p>XZKT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D$2];[$przecinki.$C$2];[$przecinki.$C$2];[$przecinki.$C$2];[$przecinki.$C$2];[$przecinki.$C$2];[$przecinki.$C$2];[$przecinki.$C$2])" office:value-type="string" office:string-value="  &quot;gdz.&quot;    [&quot;XZKT&quot;,   &quot;gdz&quot;,       " calcext:value-type="string">
            <text:p><text:s text:c="2"/>"gdz." <text:s text:c="3"/>["XZKT", <text:s text:c="2"/>"g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6" table:formula="of:=CONCATENATE([.L94];[.M94];[.N94])" office:value-type="string" office:string-value="  &quot;gdz.&quot;    [&quot;XZKT&quot;,   &quot;gdz&quot;,       &quot;&quot;, &quot;ONSET&quot;, &quot;lewe GDZ&quot;]," calcext:value-type="string">
            <text:p><text:s text:c="2"/>"gdz." <text:s text:c="3"/>["XZKT", <text:s text:c="2"/>"gdz", <text:s text:c="6"/>"", "ONSET", "lewe GDZ"],</text:p>
          </table:table-cell>
        </table:table-row>
        <table:table-row table:style-name="ro2">
          <table:table-cell table:formula="of:=[$'naglosy-edycja'.B95]" office:value-type="string" office:string-value="gdzi" calcext:value-type="string">
            <text:p>gdzi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J" calcext:value-type="string">
            <text:p>XZKTJ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D$2];[$przecinki.$C$2];[$przecinki.$C$2];[$przecinki.$C$2];[$przecinki.$C$2];[$przecinki.$C$2];[$przecinki.$C$2];[$przecinki.$C$2])" office:value-type="string" office:string-value="  &quot;gdzi.&quot;    [&quot;XZKTJ&quot;,   &quot;gdzi&quot;,       " calcext:value-type="string">
            <text:p><text:s text:c="2"/>"gdzi." <text:s text:c="3"/>["XZKTJ", <text:s text:c="2"/>"g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6" table:formula="of:=CONCATENATE([.L95];[.M95];[.N95])" office:value-type="string" office:string-value="  &quot;gdzi.&quot;    [&quot;XZKTJ&quot;,   &quot;gdzi&quot;,       &quot;&quot;, &quot;ONSET&quot;, &quot;lewe GDZI&quot;]," calcext:value-type="string">
            <text:p><text:s text:c="2"/>"gdzi." <text:s text:c="3"/>["XZKTJ", <text:s text:c="2"/>"gdzi", <text:s text:c="6"/>"", "ONSET", "lewe GDZI"],</text:p>
          </table:table-cell>
        </table:table-row>
        <table:table-row table:style-name="ro2">
          <table:table-cell table:formula="of:=[$'naglosy-edycja'.B96]" office:value-type="string" office:string-value="gl" calcext:value-type="string">
            <text:p>gl</text:p>
          </table:table-cell>
          <table:table-cell table:formula="of:=[$'naglosy-edycja'.C96]" office:value-type="string" office:string-value="XKL" calcext:value-type="string">
            <text:p>XKL</text:p>
          </table:table-cell>
          <table:table-cell table:formula="of:=[$'naglosy-edycja'.D96]" office:value-type="float" office:value="0" calcext:value-type="float">
            <text:p>0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D$2];[$przecinki.$C$2];[$przecinki.$C$2];[$przecinki.$C$2];[$przecinki.$C$2];[$przecinki.$C$2];[$przecinki.$C$2];[$przecinki.$C$2])" office:value-type="string" office:string-value="  &quot;gl.&quot;    [&quot;XKL&quot;,   &quot;gl&quot;,       " calcext:value-type="string">
            <text:p><text:s text:c="2"/>"gl." <text:s text:c="3"/>["XKL", <text:s text:c="2"/>"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6" table:formula="of:=CONCATENATE([.L96];[.M96];[.N96])" office:value-type="string" office:string-value="  &quot;gl.&quot;    [&quot;XKL&quot;,   &quot;gl&quot;,       &quot;&quot;, &quot;ONSET&quot;, &quot;lewe GL&quot;]," calcext:value-type="string">
            <text:p><text:s text:c="2"/>"gl." <text:s text:c="3"/>["XKL", <text:s text:c="2"/>"gl", <text:s text:c="6"/>"", "ONSET", "lewe GL"],</text:p>
          </table:table-cell>
        </table:table-row>
        <table:table-row table:style-name="ro2">
          <table:table-cell table:formula="of:=[$'naglosy-edycja'.B97]" office:value-type="string" office:string-value="gł" calcext:value-type="string">
            <text:p>gł</text:p>
          </table:table-cell>
          <table:table-cell table:formula="of:=[$'naglosy-edycja'.C97]" office:value-type="string" office:string-value="XKLJ" calcext:value-type="string">
            <text:p>XKLJ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D$2];[$przecinki.$C$2];[$przecinki.$C$2];[$przecinki.$C$2];[$przecinki.$C$2];[$przecinki.$C$2];[$przecinki.$C$2];[$przecinki.$C$2])" office:value-type="string" office:string-value="  &quot;gł.&quot;    [&quot;XKLJ&quot;,   &quot;gł&quot;,       " calcext:value-type="string">
            <text:p><text:s text:c="2"/>"gł." <text:s text:c="3"/>["XKLJ", <text:s text:c="2"/>"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6" table:formula="of:=CONCATENATE([.L97];[.M97];[.N97])" office:value-type="string" office:string-value="  &quot;gł.&quot;    [&quot;XKLJ&quot;,   &quot;gł&quot;,       &quot;&quot;, &quot;ONSET&quot;, &quot;lewe GŁ&quot;]," calcext:value-type="string">
            <text:p><text:s text:c="2"/>"gł." <text:s text:c="3"/>["XKLJ", <text:s text:c="2"/>"gł", <text:s text:c="6"/>"", "ONSET", "lewe GŁ"],</text:p>
          </table:table-cell>
        </table:table-row>
        <table:table-row table:style-name="ro2">
          <table:table-cell table:formula="of:=[$'naglosy-edycja'.B98]" office:value-type="string" office:string-value="gm" calcext:value-type="string">
            <text:p>gm</text:p>
          </table:table-cell>
          <table:table-cell table:formula="of:=[$'naglosy-edycja'.C98]" office:value-type="string" office:string-value="XKTV" calcext:value-type="string">
            <text:p>XKTV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D$2];[$przecinki.$C$2];[$przecinki.$C$2];[$przecinki.$C$2];[$przecinki.$C$2];[$przecinki.$C$2];[$przecinki.$C$2];[$przecinki.$C$2])" office:value-type="string" office:string-value="  &quot;gm.&quot;    [&quot;XKTV&quot;,   &quot;gm&quot;,       " calcext:value-type="string">
            <text:p><text:s text:c="2"/>"gm." <text:s text:c="3"/>["XKTV", <text:s text:c="2"/>"g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6" table:formula="of:=CONCATENATE([.L98];[.M98];[.N98])" office:value-type="string" office:string-value="  &quot;gm.&quot;    [&quot;XKTV&quot;,   &quot;gm&quot;,       &quot;&quot;, &quot;ONSET&quot;, &quot;lewe GM&quot;]," calcext:value-type="string">
            <text:p><text:s text:c="2"/>"gm." <text:s text:c="3"/>["XKTV", <text:s text:c="2"/>"gm", <text:s text:c="6"/>"", "ONSET", "lewe GM"],</text:p>
          </table:table-cell>
        </table:table-row>
        <table:table-row table:style-name="ro2">
          <table:table-cell table:formula="of:=[$'naglosy-edycja'.B99]" office:value-type="string" office:string-value="gmi" calcext:value-type="string">
            <text:p>gmi</text:p>
          </table:table-cell>
          <table:table-cell table:formula="of:=[$'naglosy-edycja'.C99]" office:value-type="float" office:value="0" calcext:value-type="float">
            <text:p>0</text:p>
          </table:table-cell>
          <table:table-cell table:formula="of:=[$'naglosy-edycja'.D99]" office:value-type="string" office:string-value="XKTVJ" calcext:value-type="string">
            <text:p>XKTVJ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D$2];[$przecinki.$C$2];[$przecinki.$C$2];[$przecinki.$C$2];[$przecinki.$C$2];[$przecinki.$C$2];[$przecinki.$C$2];[$przecinki.$C$2])" office:value-type="string" office:string-value="  &quot;gmi.&quot;    [&quot;XKTVJ&quot;,   &quot;gmi&quot;,       " calcext:value-type="string">
            <text:p><text:s text:c="2"/>"gmi." <text:s text:c="3"/>["XKTVJ", <text:s text:c="2"/>"g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6" table:formula="of:=CONCATENATE([.L99];[.M99];[.N99])" office:value-type="string" office:string-value="  &quot;gmi.&quot;    [&quot;XKTVJ&quot;,   &quot;gmi&quot;,       &quot;&quot;, &quot;ONSET&quot;, &quot;lewe GMI&quot;]," calcext:value-type="string">
            <text:p><text:s text:c="2"/>"gmi." <text:s text:c="3"/>["XKTVJ", <text:s text:c="2"/>"gmi", <text:s text:c="6"/>"", "ONSET", "lewe GMI"],</text:p>
          </table:table-cell>
        </table:table-row>
        <table:table-row table:style-name="ro2">
          <table:table-cell table:formula="of:=[$'naglosy-edycja'.B100]" office:value-type="string" office:string-value="gn" calcext:value-type="string">
            <text:p>gn</text:p>
          </table:table-cell>
          <table:table-cell table:formula="of:=[$'naglosy-edycja'.C100]" office:value-type="string" office:string-value="XKLR" calcext:value-type="string">
            <text:p>XKLR</text:p>
          </table:table-cell>
          <table:table-cell table:formula="of:=[$'naglosy-edycja'.D100]" office:value-type="float" office:value="0" calcext:value-type="float">
            <text:p>0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D$2];[$przecinki.$C$2];[$przecinki.$C$2];[$przecinki.$C$2];[$przecinki.$C$2];[$przecinki.$C$2];[$przecinki.$C$2];[$przecinki.$C$2])" office:value-type="string" office:string-value="  &quot;gn.&quot;    [&quot;XKLR&quot;,   &quot;gn&quot;,       " calcext:value-type="string">
            <text:p><text:s text:c="2"/>"gn." <text:s text:c="3"/>["XKLR", <text:s text:c="2"/>"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6" table:formula="of:=CONCATENATE([.L100];[.M100];[.N100])" office:value-type="string" office:string-value="  &quot;gn.&quot;    [&quot;XKLR&quot;,   &quot;gn&quot;,       &quot;&quot;, &quot;ONSET&quot;, &quot;lewe GN&quot;]," calcext:value-type="string">
            <text:p><text:s text:c="2"/>"gn." <text:s text:c="3"/>["XKLR", <text:s text:c="2"/>"gn", <text:s text:c="6"/>"", "ONSET", "lewe GN"],</text:p>
          </table:table-cell>
        </table:table-row>
        <table:table-row table:style-name="ro2">
          <table:table-cell table:formula="of:=[$'naglosy-edycja'.B101]" office:value-type="string" office:string-value="gni" calcext:value-type="string">
            <text:p>gni</text:p>
          </table:table-cell>
          <table:table-cell table:formula="of:=[$'naglosy-edycja'.C101]" office:value-type="float" office:value="0" calcext:value-type="float">
            <text:p>0</text:p>
          </table:table-cell>
          <table:table-cell table:formula="of:=[$'naglosy-edycja'.D101]" office:value-type="string" office:string-value="XKLRJ" calcext:value-type="string">
            <text:p>XKLRJ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D$2];[$przecinki.$C$2];[$przecinki.$C$2];[$przecinki.$C$2];[$przecinki.$C$2];[$przecinki.$C$2];[$przecinki.$C$2];[$przecinki.$C$2])" office:value-type="string" office:string-value="  &quot;gni.&quot;    [&quot;XKLRJ&quot;,   &quot;gni&quot;,       " calcext:value-type="string">
            <text:p><text:s text:c="2"/>"gni." <text:s text:c="3"/>["XKLRJ", <text:s text:c="2"/>"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6" table:formula="of:=CONCATENATE([.L101];[.M101];[.N101])" office:value-type="string" office:string-value="  &quot;gni.&quot;    [&quot;XKLRJ&quot;,   &quot;gni&quot;,       &quot;&quot;, &quot;ONSET&quot;, &quot;lewe GNI&quot;]," calcext:value-type="string">
            <text:p><text:s text:c="2"/>"gni." <text:s text:c="3"/>["XKLRJ", <text:s text:c="2"/>"gni", <text:s text:c="6"/>"", "ONSET", "lewe GNI"],</text:p>
          </table:table-cell>
        </table:table-row>
        <table:table-row table:style-name="ro2">
          <table:table-cell table:formula="of:=[$'naglosy-edycja'.B102]" office:value-type="string" office:string-value="gr" calcext:value-type="string">
            <text:p>gr</text:p>
          </table:table-cell>
          <table:table-cell table:formula="of:=[$'naglosy-edycja'.C102]" office:value-type="string" office:string-value="XKR" calcext:value-type="string">
            <text:p>XKR</text:p>
          </table:table-cell>
          <table:table-cell table:formula="of:=[$'naglosy-edycja'.D102]" office:value-type="float" office:value="0" calcext:value-type="float">
            <text:p>0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D$2];[$przecinki.$C$2];[$przecinki.$C$2];[$przecinki.$C$2];[$przecinki.$C$2];[$przecinki.$C$2];[$przecinki.$C$2];[$przecinki.$C$2])" office:value-type="string" office:string-value="  &quot;gr.&quot;    [&quot;XKR&quot;,   &quot;gr&quot;,       " calcext:value-type="string">
            <text:p><text:s text:c="2"/>"gr." <text:s text:c="3"/>["XKR", <text:s text:c="2"/>"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6" table:formula="of:=CONCATENATE([.L102];[.M102];[.N102])" office:value-type="string" office:string-value="  &quot;gr.&quot;    [&quot;XKR&quot;,   &quot;gr&quot;,       &quot;&quot;, &quot;ONSET&quot;, &quot;lewe GR&quot;]," calcext:value-type="string">
            <text:p><text:s text:c="2"/>"gr." <text:s text:c="3"/>["XKR", <text:s text:c="2"/>"gr", <text:s text:c="6"/>"", "ONSET", "lewe GR"],</text:p>
          </table:table-cell>
        </table:table-row>
        <table:table-row table:style-name="ro2">
          <table:table-cell table:formula="of:=[$'naglosy-edycja'.B103]" office:value-type="string" office:string-value="grd" calcext:value-type="string">
            <text:p>grd</text:p>
          </table:table-cell>
          <table:table-cell table:formula="of:=[$'naglosy-edycja'.C103]" office:value-type="string" office:string-value="XKTR" calcext:value-type="string">
            <text:p>XKT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D$2];[$przecinki.$C$2];[$przecinki.$C$2];[$przecinki.$C$2];[$przecinki.$C$2];[$przecinki.$C$2];[$przecinki.$C$2];[$przecinki.$C$2])" office:value-type="string" office:string-value="  &quot;grd.&quot;    [&quot;XKTR&quot;,   &quot;grd&quot;,       " calcext:value-type="string">
            <text:p><text:s text:c="2"/>"grd." <text:s text:c="3"/>["XKTR", <text:s text:c="2"/>"g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6" table:formula="of:=CONCATENATE([.L103];[.M103];[.N103])" office:value-type="string" office:string-value="  &quot;grd.&quot;    [&quot;XKTR&quot;,   &quot;grd&quot;,       &quot;&quot;, &quot;ONSET&quot;, &quot;lewe GRD&quot;]," calcext:value-type="string">
            <text:p><text:s text:c="2"/>"grd." <text:s text:c="3"/>["XKTR", <text:s text:c="2"/>"grd", <text:s text:c="6"/>"", "ONSET", "lewe GRD"],</text:p>
          </table:table-cell>
        </table:table-row>
        <table:table-row table:style-name="ro2">
          <table:table-cell table:formula="of:=[$'naglosy-edycja'.B104]" office:value-type="string" office:string-value="grz" calcext:value-type="string">
            <text:p>grz</text:p>
          </table:table-cell>
          <table:table-cell table:formula="of:=[$'naglosy-edycja'.C104]" office:value-type="string" office:string-value="XKRJ" calcext:value-type="string">
            <text:p>XKRJ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D$2];[$przecinki.$C$2];[$przecinki.$C$2];[$przecinki.$C$2];[$przecinki.$C$2];[$przecinki.$C$2];[$przecinki.$C$2];[$przecinki.$C$2])" office:value-type="string" office:string-value="  &quot;grz.&quot;    [&quot;XKRJ&quot;,   &quot;grz&quot;,       " calcext:value-type="string">
            <text:p><text:s text:c="2"/>"grz." <text:s text:c="3"/>["XKRJ", <text:s text:c="2"/>"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6" table:formula="of:=CONCATENATE([.L104];[.M104];[.N104])" office:value-type="string" office:string-value="  &quot;grz.&quot;    [&quot;XKRJ&quot;,   &quot;grz&quot;,       &quot;&quot;, &quot;ONSET&quot;, &quot;lewe GRZ&quot;]," calcext:value-type="string">
            <text:p><text:s text:c="2"/>"grz." <text:s text:c="3"/>["XKRJ", <text:s text:c="2"/>"grz", <text:s text:c="6"/>"", "ONSET", "lewe GRZ"],</text:p>
          </table:table-cell>
        </table:table-row>
        <table:table-row table:style-name="ro2">
          <table:table-cell table:formula="of:=[$'naglosy-edycja'.B105]" office:value-type="string" office:string-value="grzb" calcext:value-type="string">
            <text:p>grzb</text:p>
          </table:table-cell>
          <table:table-cell table:formula="of:=[$'naglosy-edycja'.C105]" office:value-type="string" office:string-value="XKPRJ" calcext:value-type="string">
            <text:p>XKP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D$2];[$przecinki.$C$2];[$przecinki.$C$2];[$przecinki.$C$2];[$przecinki.$C$2];[$przecinki.$C$2];[$przecinki.$C$2];[$przecinki.$C$2])" office:value-type="string" office:string-value="  &quot;grzb.&quot;    [&quot;XKPRJ&quot;,   &quot;grzb&quot;,       " calcext:value-type="string">
            <text:p><text:s text:c="2"/>"grzb." <text:s text:c="3"/>["XKPRJ", <text:s text:c="2"/>"gr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6" table:formula="of:=CONCATENATE([.L105];[.M105];[.N105])" office:value-type="string" office:string-value="  &quot;grzb.&quot;    [&quot;XKPRJ&quot;,   &quot;grzb&quot;,       &quot;&quot;, &quot;ONSET&quot;, &quot;lewe GRZB&quot;]," calcext:value-type="string">
            <text:p><text:s text:c="2"/>"grzb." <text:s text:c="3"/>["XKPRJ", <text:s text:c="2"/>"grzb", <text:s text:c="6"/>"", "ONSET", "lewe GRZB"],</text:p>
          </table:table-cell>
        </table:table-row>
        <table:table-row table:style-name="ro2">
          <table:table-cell table:formula="of:=[$'naglosy-edycja'.B106]" office:value-type="string" office:string-value="grzd" calcext:value-type="string">
            <text:p>grzd</text:p>
          </table:table-cell>
          <table:table-cell table:formula="of:=[$'naglosy-edycja'.C106]" office:value-type="string" office:string-value="XKTRJ" calcext:value-type="string">
            <text:p>XKT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D$2];[$przecinki.$C$2];[$przecinki.$C$2];[$przecinki.$C$2];[$przecinki.$C$2];[$przecinki.$C$2];[$przecinki.$C$2];[$przecinki.$C$2])" office:value-type="string" office:string-value="  &quot;grzd.&quot;    [&quot;XKTRJ&quot;,   &quot;grzd&quot;,       " calcext:value-type="string">
            <text:p><text:s text:c="2"/>"grzd." <text:s text:c="3"/>["XKTRJ", <text:s text:c="2"/>"g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6" table:formula="of:=CONCATENATE([.L106];[.M106];[.N106])" office:value-type="string" office:string-value="  &quot;grzd.&quot;    [&quot;XKTRJ&quot;,   &quot;grzd&quot;,       &quot;&quot;, &quot;ONSET&quot;, &quot;lewe GRZD&quot;]," calcext:value-type="string">
            <text:p><text:s text:c="2"/>"grzd." <text:s text:c="3"/>["XKTRJ", <text:s text:c="2"/>"grzd", <text:s text:c="6"/>"", "ONSET", "lewe GRZD"],</text:p>
          </table:table-cell>
        </table:table-row>
        <table:table-row table:style-name="ro2">
          <table:table-cell table:formula="of:=[$'naglosy-edycja'.B107]" office:value-type="string" office:string-value="grzm" calcext:value-type="string">
            <text:p>grzm</text:p>
          </table:table-cell>
          <table:table-cell table:formula="of:=[$'naglosy-edycja'.C107]" office:value-type="string" office:string-value="XKTVRJ" calcext:value-type="string">
            <text:p>XKTV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D$2];[$przecinki.$C$2];[$przecinki.$C$2];[$przecinki.$C$2];[$przecinki.$C$2];[$przecinki.$C$2];[$przecinki.$C$2];[$przecinki.$C$2])" office:value-type="string" office:string-value="  &quot;grzm.&quot;    [&quot;XKTVRJ&quot;,   &quot;grzm&quot;,       " calcext:value-type="string">
            <text:p><text:s text:c="2"/>"grzm." <text:s text:c="3"/>["XKTVRJ", <text:s text:c="2"/>"g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6" table:formula="of:=CONCATENATE([.L107];[.M107];[.N107])" office:value-type="string" office:string-value="  &quot;grzm.&quot;    [&quot;XKTVRJ&quot;,   &quot;grzm&quot;,       &quot;&quot;, &quot;ONSET&quot;, &quot;lewe GRZM&quot;]," calcext:value-type="string">
            <text:p><text:s text:c="2"/>"grzm." <text:s text:c="3"/>["XKTVRJ", <text:s text:c="2"/>"grzm", <text:s text:c="6"/>"", "ONSET", "lewe GRZM"],</text:p>
          </table:table-cell>
        </table:table-row>
        <table:table-row table:style-name="ro2">
          <table:table-cell table:formula="of:=[$'naglosy-edycja'.B108]" office:value-type="string" office:string-value="gw" calcext:value-type="string">
            <text:p>gw</text:p>
          </table:table-cell>
          <table:table-cell table:formula="of:=[$'naglosy-edycja'.C108]" office:value-type="string" office:string-value="XKV" calcext:value-type="string">
            <text:p>XKV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D$2];[$przecinki.$C$2];[$przecinki.$C$2];[$przecinki.$C$2];[$przecinki.$C$2];[$przecinki.$C$2];[$przecinki.$C$2];[$przecinki.$C$2])" office:value-type="string" office:string-value="  &quot;gw.&quot;    [&quot;XKV&quot;,   &quot;gw&quot;,       " calcext:value-type="string">
            <text:p><text:s text:c="2"/>"gw." <text:s text:c="3"/>["XKV", <text:s text:c="2"/>"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6" table:formula="of:=CONCATENATE([.L108];[.M108];[.N108])" office:value-type="string" office:string-value="  &quot;gw.&quot;    [&quot;XKV&quot;,   &quot;gw&quot;,       &quot;&quot;, &quot;ONSET&quot;, &quot;lewe GW&quot;]," calcext:value-type="string">
            <text:p><text:s text:c="2"/>"gw." <text:s text:c="3"/>["XKV", <text:s text:c="2"/>"gw", <text:s text:c="6"/>"", "ONSET", "lewe GW"],</text:p>
          </table:table-cell>
        </table:table-row>
        <table:table-row table:style-name="ro2">
          <table:table-cell table:formula="of:=[$'naglosy-edycja'.B109]" office:value-type="string" office:string-value="gwd" calcext:value-type="string">
            <text:p>gwd</text:p>
          </table:table-cell>
          <table:table-cell table:formula="of:=[$'naglosy-edycja'.C109]" office:value-type="float" office:value="0" calcext:value-type="float">
            <text:p>0</text:p>
          </table:table-cell>
          <table:table-cell table:formula="of:=[$'naglosy-edycja'.D109]" office:value-type="string" office:string-value="XZKTV" calcext:value-type="string">
            <text:p>XZKTV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D$2];[$przecinki.$C$2];[$przecinki.$C$2];[$przecinki.$C$2];[$przecinki.$C$2];[$przecinki.$C$2];[$przecinki.$C$2];[$przecinki.$C$2])" office:value-type="string" office:string-value="  &quot;gwd.&quot;    [&quot;XZKTV&quot;,   &quot;gwd&quot;,       " calcext:value-type="string">
            <text:p><text:s text:c="2"/>"gwd." <text:s text:c="3"/>["XZKTV", <text:s text:c="2"/>"g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6" table:formula="of:=CONCATENATE([.L109];[.M109];[.N109])" office:value-type="string" office:string-value="  &quot;gwd.&quot;    [&quot;XZKTV&quot;,   &quot;gwd&quot;,       &quot;&quot;, &quot;ONSET&quot;, &quot;lewe GWD&quot;]," calcext:value-type="string">
            <text:p><text:s text:c="2"/>"gwd." <text:s text:c="3"/>["XZKTV", <text:s text:c="2"/>"gwd", <text:s text:c="6"/>"", "ONSET", "lewe GWD"],</text:p>
          </table:table-cell>
        </table:table-row>
        <table:table-row table:style-name="ro2">
          <table:table-cell table:formula="of:=[$'naglosy-edycja'.B110]" office:value-type="string" office:string-value="gwdz" calcext:value-type="string">
            <text:p>gwdz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J" calcext:value-type="string">
            <text:p>XZKTVJ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D$2];[$przecinki.$C$2];[$przecinki.$C$2];[$przecinki.$C$2];[$przecinki.$C$2];[$przecinki.$C$2];[$przecinki.$C$2];[$przecinki.$C$2])" office:value-type="string" office:string-value="  &quot;gwdz.&quot;    [&quot;XZKTVJ&quot;,   &quot;gwdz&quot;,       " calcext:value-type="string">
            <text:p><text:s text:c="2"/>"gwdz." <text:s text:c="3"/>["XZKTVJ", <text:s text:c="2"/>"g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6" table:formula="of:=CONCATENATE([.L110];[.M110];[.N110])" office:value-type="string" office:string-value="  &quot;gwdz.&quot;    [&quot;XZKTVJ&quot;,   &quot;gwdz&quot;,       &quot;&quot;, &quot;ONSET&quot;, &quot;lewe GWDZ&quot;]," calcext:value-type="string">
            <text:p><text:s text:c="2"/>"gwdz." <text:s text:c="3"/>["XZKTVJ", <text:s text:c="2"/>"gwdz", <text:s text:c="6"/>"", "ONSET", "lewe GWDZ"],</text:p>
          </table:table-cell>
        </table:table-row>
        <table:table-row table:style-name="ro2">
          <table:table-cell table:formula="of:=[$'naglosy-edycja'.B111]" office:value-type="string" office:string-value="gz" calcext:value-type="string">
            <text:p>gz</text:p>
          </table:table-cell>
          <table:table-cell table:formula="of:=[$'naglosy-edycja'.C111]" office:value-type="string" office:string-value="XZK" calcext:value-type="string">
            <text:p>XZK</text:p>
          </table:table-cell>
          <table:table-cell table:formula="of:=[$'naglosy-edycja'.D111]" office:value-type="float" office:value="0" calcext:value-type="float">
            <text:p>0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D$2];[$przecinki.$C$2];[$przecinki.$C$2];[$przecinki.$C$2];[$przecinki.$C$2];[$przecinki.$C$2];[$przecinki.$C$2];[$przecinki.$C$2])" office:value-type="string" office:string-value="  &quot;gz.&quot;    [&quot;XZK&quot;,   &quot;gz&quot;,       " calcext:value-type="string">
            <text:p><text:s text:c="2"/>"gz." <text:s text:c="3"/>["XZK", <text:s text:c="2"/>"g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6" table:formula="of:=CONCATENATE([.L111];[.M111];[.N111])" office:value-type="string" office:string-value="  &quot;gz.&quot;    [&quot;XZK&quot;,   &quot;gz&quot;,       &quot;&quot;, &quot;ONSET&quot;, &quot;lewe GZ&quot;]," calcext:value-type="string">
            <text:p><text:s text:c="2"/>"gz." <text:s text:c="3"/>["XZK", <text:s text:c="2"/>"gz", <text:s text:c="6"/>"", "ONSET", "lewe GZ"],</text:p>
          </table:table-cell>
        </table:table-row>
        <table:table-row table:style-name="ro2">
          <table:table-cell table:formula="of:=[$'naglosy-edycja'.B112]" office:value-type="string" office:string-value="gż" calcext:value-type="string">
            <text:p>gż</text:p>
          </table:table-cell>
          <table:table-cell table:formula="of:=[$'naglosy-edycja'.C112]" office:value-type="string" office:string-value="XKRJ" calcext:value-type="string">
            <text:p>XKRJ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D$2];[$przecinki.$C$2];[$przecinki.$C$2];[$przecinki.$C$2];[$przecinki.$C$2];[$przecinki.$C$2];[$przecinki.$C$2];[$przecinki.$C$2])" office:value-type="string" office:string-value="  &quot;gż.&quot;    [&quot;XKRJ&quot;,   &quot;gż&quot;,       " calcext:value-type="string">
            <text:p><text:s text:c="2"/>"gż." <text:s text:c="3"/>["XKRJ", <text:s text:c="2"/>"g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6" table:formula="of:=CONCATENATE([.L112];[.M112];[.N112])" office:value-type="string" office:string-value="  &quot;gż.&quot;    [&quot;XKRJ&quot;,   &quot;gż&quot;,       &quot;&quot;, &quot;ONSET&quot;, &quot;lewe GŻ&quot;]," calcext:value-type="string">
            <text:p><text:s text:c="2"/>"gż." <text:s text:c="3"/>["XKRJ", <text:s text:c="2"/>"gż", <text:s text:c="6"/>"", "ONSET", "lewe GŻ"],</text:p>
          </table:table-cell>
        </table:table-row>
        <table:table-row table:style-name="ro2">
          <table:table-cell table:formula="of:=[$'naglosy-edycja'.B113]" office:value-type="string" office:string-value="h" calcext:value-type="string">
            <text:p>h</text:p>
          </table:table-cell>
          <table:table-cell table:formula="of:=[$'naglosy-edycja'.C113]" office:value-type="string" office:string-value="XKT" calcext:value-type="string">
            <text:p>XKT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D$2];[$przecinki.$C$2];[$przecinki.$C$2];[$przecinki.$C$2];[$przecinki.$C$2];[$przecinki.$C$2];[$przecinki.$C$2];[$przecinki.$C$2])" office:value-type="string" office:string-value="  &quot;h.&quot;    [&quot;XKT&quot;,   &quot;h&quot;,       " calcext:value-type="string">
            <text:p><text:s text:c="2"/>"h." <text:s text:c="3"/>["XKT", <text:s text:c="2"/>"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6" table:formula="of:=CONCATENATE([.L113];[.M113];[.N113])" office:value-type="string" office:string-value="  &quot;h.&quot;    [&quot;XKT&quot;,   &quot;h&quot;,       &quot;&quot;, &quot;ONSET&quot;, &quot;lewe H&quot;]," calcext:value-type="string">
            <text:p><text:s text:c="2"/>"h." <text:s text:c="3"/>["XKT", <text:s text:c="2"/>"h", <text:s text:c="6"/>"", "ONSET", "lewe H"],</text:p>
          </table:table-cell>
        </table:table-row>
        <table:table-row table:style-name="ro2">
          <table:table-cell table:formula="of:=[$'naglosy-edycja'.B114]" office:value-type="string" office:string-value="hl" calcext:value-type="string">
            <text:p>hl</text:p>
          </table:table-cell>
          <table:table-cell table:formula="of:=[$'naglosy-edycja'.C114]" office:value-type="string" office:string-value="XKTL" calcext:value-type="string">
            <text:p>XKTL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D$2];[$przecinki.$C$2];[$przecinki.$C$2];[$przecinki.$C$2];[$przecinki.$C$2];[$przecinki.$C$2];[$przecinki.$C$2];[$przecinki.$C$2])" office:value-type="string" office:string-value="  &quot;hl.&quot;    [&quot;XKTL&quot;,   &quot;hl&quot;,       " calcext:value-type="string">
            <text:p><text:s text:c="2"/>"hl." <text:s text:c="3"/>["XKTL", <text:s text:c="2"/>"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6" table:formula="of:=CONCATENATE([.L114];[.M114];[.N114])" office:value-type="string" office:string-value="  &quot;hl.&quot;    [&quot;XKTL&quot;,   &quot;hl&quot;,       &quot;&quot;, &quot;ONSET&quot;, &quot;lewe HL&quot;]," calcext:value-type="string">
            <text:p><text:s text:c="2"/>"hl." <text:s text:c="3"/>["XKTL", <text:s text:c="2"/>"hl", <text:s text:c="6"/>"", "ONSET", "lewe HL"],</text:p>
          </table:table-cell>
        </table:table-row>
        <table:table-row table:style-name="ro2">
          <table:table-cell table:formula="of:=[$'naglosy-edycja'.B115]" office:value-type="string" office:string-value="hm" calcext:value-type="string">
            <text:p>hm</text:p>
          </table:table-cell>
          <table:table-cell table:formula="of:=[$'naglosy-edycja'.C115]" office:value-type="string" office:string-value="XKTV" calcext:value-type="string">
            <text:p>XKTV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D$2];[$przecinki.$C$2];[$przecinki.$C$2];[$przecinki.$C$2];[$przecinki.$C$2];[$przecinki.$C$2];[$przecinki.$C$2];[$przecinki.$C$2])" office:value-type="string" office:string-value="  &quot;hm.&quot;    [&quot;XKTV&quot;,   &quot;hm&quot;,       " calcext:value-type="string">
            <text:p><text:s text:c="2"/>"hm." <text:s text:c="3"/>["XKTV", <text:s text:c="2"/>"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6" table:formula="of:=CONCATENATE([.L115];[.M115];[.N115])" office:value-type="string" office:string-value="  &quot;hm.&quot;    [&quot;XKTV&quot;,   &quot;hm&quot;,       &quot;&quot;, &quot;ONSET&quot;, &quot;lewe HM&quot;]," calcext:value-type="string">
            <text:p><text:s text:c="2"/>"hm." <text:s text:c="3"/>["XKTV", <text:s text:c="2"/>"hm", <text:s text:c="6"/>"", "ONSET", "lewe HM"],</text:p>
          </table:table-cell>
        </table:table-row>
        <table:table-row table:style-name="ro2">
          <table:table-cell table:formula="of:=[$'naglosy-edycja'.B116]" office:value-type="string" office:string-value="hr" calcext:value-type="string">
            <text:p>hr</text:p>
          </table:table-cell>
          <table:table-cell table:formula="of:=[$'naglosy-edycja'.C116]" office:value-type="string" office:string-value="XKTR" calcext:value-type="string">
            <text:p>XKTR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D$2];[$przecinki.$C$2];[$przecinki.$C$2];[$przecinki.$C$2];[$przecinki.$C$2];[$przecinki.$C$2];[$przecinki.$C$2];[$przecinki.$C$2])" office:value-type="string" office:string-value="  &quot;hr.&quot;    [&quot;XKTR&quot;,   &quot;hr&quot;,       " calcext:value-type="string">
            <text:p><text:s text:c="2"/>"hr." <text:s text:c="3"/>["XKTR", <text:s text:c="2"/>"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6" table:formula="of:=CONCATENATE([.L116];[.M116];[.N116])" office:value-type="string" office:string-value="  &quot;hr.&quot;    [&quot;XKTR&quot;,   &quot;hr&quot;,       &quot;&quot;, &quot;ONSET&quot;, &quot;lewe HR&quot;]," calcext:value-type="string">
            <text:p><text:s text:c="2"/>"hr." <text:s text:c="3"/>["XKTR", <text:s text:c="2"/>"hr", <text:s text:c="6"/>"", "ONSET", "lewe HR"],</text:p>
          </table:table-cell>
        </table:table-row>
        <table:table-row table:style-name="ro2">
          <table:table-cell table:formula="of:=[$'naglosy-edycja'.B117]" office:value-type="string" office:string-value="hw" calcext:value-type="string">
            <text:p>hw</text:p>
          </table:table-cell>
          <table:table-cell table:formula="of:=[$'naglosy-edycja'.C117]" office:value-type="string" office:string-value="XKTV" calcext:value-type="string">
            <text:p>XKTV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D$2];[$przecinki.$C$2];[$przecinki.$C$2];[$przecinki.$C$2];[$przecinki.$C$2];[$przecinki.$C$2];[$przecinki.$C$2];[$przecinki.$C$2])" office:value-type="string" office:string-value="  &quot;hw.&quot;    [&quot;XKTV&quot;,   &quot;hw&quot;,       " calcext:value-type="string">
            <text:p><text:s text:c="2"/>"hw." <text:s text:c="3"/>["XKTV", <text:s text:c="2"/>"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6" table:formula="of:=CONCATENATE([.L117];[.M117];[.N117])" office:value-type="string" office:string-value="  &quot;hw.&quot;    [&quot;XKTV&quot;,   &quot;hw&quot;,       &quot;&quot;, &quot;ONSET&quot;, &quot;lewe HW&quot;]," calcext:value-type="string">
            <text:p><text:s text:c="2"/>"hw." <text:s text:c="3"/>["XKTV", <text:s text:c="2"/>"hw", <text:s text:c="6"/>"", "ONSET", "lewe HW"],</text:p>
          </table:table-cell>
        </table:table-row>
        <table:table-row table:style-name="ro2">
          <table:table-cell table:formula="of:=[$'naglosy-edycja'.B118]" office:value-type="string" office:string-value="ch" calcext:value-type="string">
            <text:p>ch</text:p>
          </table:table-cell>
          <table:table-cell table:formula="of:=[$'naglosy-edycja'.C118]" office:value-type="string" office:string-value="KT" calcext:value-type="string">
            <text:p>KT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D$2];[$przecinki.$C$2];[$przecinki.$C$2];[$przecinki.$C$2];[$przecinki.$C$2];[$przecinki.$C$2];[$przecinki.$C$2];[$przecinki.$C$2])" office:value-type="string" office:string-value="  &quot;ch.&quot;    [&quot;KT&quot;,   &quot;ch&quot;,       " calcext:value-type="string">
            <text:p><text:s text:c="2"/>"ch." <text:s text:c="3"/>["KT", <text:s text:c="2"/>"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6" table:formula="of:=CONCATENATE([.L118];[.M118];[.N118])" office:value-type="string" office:string-value="  &quot;ch.&quot;    [&quot;KT&quot;,   &quot;ch&quot;,       &quot;&quot;, &quot;ONSET&quot;, &quot;lewe CH&quot;]," calcext:value-type="string">
            <text:p><text:s text:c="2"/>"ch." <text:s text:c="3"/>["KT", <text:s text:c="2"/>"ch", <text:s text:c="6"/>"", "ONSET", "lewe CH"],</text:p>
          </table:table-cell>
        </table:table-row>
        <table:table-row table:style-name="ro2">
          <table:table-cell table:formula="of:=[$'naglosy-edycja'.B119]" office:value-type="string" office:string-value="chc" calcext:value-type="string">
            <text:p>chc</text:p>
          </table:table-cell>
          <table:table-cell table:formula="of:=[$'naglosy-edycja'.C119]" office:value-type="string" office:string-value="ZKT" calcext:value-type="string">
            <text:p>Z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D$2];[$przecinki.$C$2];[$przecinki.$C$2];[$przecinki.$C$2];[$przecinki.$C$2];[$przecinki.$C$2];[$przecinki.$C$2];[$przecinki.$C$2])" office:value-type="string" office:string-value="  &quot;chc.&quot;    [&quot;ZKT&quot;,   &quot;chc&quot;,       " calcext:value-type="string">
            <text:p><text:s text:c="2"/>"chc." <text:s text:c="3"/>["ZKT", <text:s text:c="2"/>"ch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6" table:formula="of:=CONCATENATE([.L119];[.M119];[.N119])" office:value-type="string" office:string-value="  &quot;chc.&quot;    [&quot;ZKT&quot;,   &quot;chc&quot;,       &quot;&quot;, &quot;ONSET&quot;, &quot;lewe CHC&quot;]," calcext:value-type="string">
            <text:p><text:s text:c="2"/>"chc." <text:s text:c="3"/>["ZKT", <text:s text:c="2"/>"chc", <text:s text:c="6"/>"", "ONSET", "lewe CHC"],</text:p>
          </table:table-cell>
        </table:table-row>
        <table:table-row table:style-name="ro2">
          <table:table-cell table:formula="of:=[$'naglosy-edycja'.B120]" office:value-type="string" office:string-value="chl" calcext:value-type="string">
            <text:p>chl</text:p>
          </table:table-cell>
          <table:table-cell table:formula="of:=[$'naglosy-edycja'.C120]" office:value-type="string" office:string-value="KTL" calcext:value-type="string">
            <text:p>KTL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D$2];[$przecinki.$C$2];[$przecinki.$C$2];[$przecinki.$C$2];[$przecinki.$C$2];[$przecinki.$C$2];[$przecinki.$C$2];[$przecinki.$C$2])" office:value-type="string" office:string-value="  &quot;chl.&quot;    [&quot;KTL&quot;,   &quot;chl&quot;,       " calcext:value-type="string">
            <text:p><text:s text:c="2"/>"chl." <text:s text:c="3"/>["KTL", <text:s text:c="2"/>"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6" table:formula="of:=CONCATENATE([.L120];[.M120];[.N120])" office:value-type="string" office:string-value="  &quot;chl.&quot;    [&quot;KTL&quot;,   &quot;chl&quot;,       &quot;&quot;, &quot;ONSET&quot;, &quot;lewe CHL&quot;]," calcext:value-type="string">
            <text:p><text:s text:c="2"/>"chl." <text:s text:c="3"/>["KTL", <text:s text:c="2"/>"chl", <text:s text:c="6"/>"", "ONSET", "lewe CHL"],</text:p>
          </table:table-cell>
        </table:table-row>
        <table:table-row table:style-name="ro2">
          <table:table-cell table:formula="of:=[$'naglosy-edycja'.B121]" office:value-type="string" office:string-value="chł" calcext:value-type="string">
            <text:p>chł</text:p>
          </table:table-cell>
          <table:table-cell table:formula="of:=[$'naglosy-edycja'.C121]" office:value-type="string" office:string-value="KTLJ" calcext:value-type="string">
            <text:p>KTLJ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D$2];[$przecinki.$C$2];[$przecinki.$C$2];[$przecinki.$C$2];[$przecinki.$C$2];[$przecinki.$C$2];[$przecinki.$C$2];[$przecinki.$C$2])" office:value-type="string" office:string-value="  &quot;chł.&quot;    [&quot;KTLJ&quot;,   &quot;chł&quot;,       " calcext:value-type="string">
            <text:p><text:s text:c="2"/>"chł." <text:s text:c="3"/>["KTLJ", <text:s text:c="2"/>"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6" table:formula="of:=CONCATENATE([.L121];[.M121];[.N121])" office:value-type="string" office:string-value="  &quot;chł.&quot;    [&quot;KTLJ&quot;,   &quot;chł&quot;,       &quot;&quot;, &quot;ONSET&quot;, &quot;lewe CHŁ&quot;]," calcext:value-type="string">
            <text:p><text:s text:c="2"/>"chł." <text:s text:c="3"/>["KTLJ", <text:s text:c="2"/>"chł", <text:s text:c="6"/>"", "ONSET", "lewe CHŁ"],</text:p>
          </table:table-cell>
        </table:table-row>
        <table:table-row table:style-name="ro2">
          <table:table-cell table:formula="of:=[$'naglosy-edycja'.B122]" office:value-type="string" office:string-value="chm" calcext:value-type="string">
            <text:p>chm</text:p>
          </table:table-cell>
          <table:table-cell table:formula="of:=[$'naglosy-edycja'.C122]" office:value-type="string" office:string-value="KTV" calcext:value-type="string">
            <text:p>KTV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D$2];[$przecinki.$C$2];[$przecinki.$C$2];[$przecinki.$C$2];[$przecinki.$C$2];[$przecinki.$C$2];[$przecinki.$C$2];[$przecinki.$C$2])" office:value-type="string" office:string-value="  &quot;chm.&quot;    [&quot;KTV&quot;,   &quot;chm&quot;,       " calcext:value-type="string">
            <text:p><text:s text:c="2"/>"chm." <text:s text:c="3"/>["KTV", <text:s text:c="2"/>"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6" table:formula="of:=CONCATENATE([.L122];[.M122];[.N122])" office:value-type="string" office:string-value="  &quot;chm.&quot;    [&quot;KTV&quot;,   &quot;chm&quot;,       &quot;&quot;, &quot;ONSET&quot;, &quot;lewe CHM&quot;]," calcext:value-type="string">
            <text:p><text:s text:c="2"/>"chm." <text:s text:c="3"/>["KTV", <text:s text:c="2"/>"chm", <text:s text:c="6"/>"", "ONSET", "lewe CHM"],</text:p>
          </table:table-cell>
        </table:table-row>
        <table:table-row table:style-name="ro2">
          <table:table-cell table:formula="of:=[$'naglosy-edycja'.B123]" office:value-type="string" office:string-value="chmi" calcext:value-type="string">
            <text:p>chmi</text:p>
          </table:table-cell>
          <table:table-cell table:formula="of:=[$'naglosy-edycja'.C123]" office:value-type="float" office:value="0" calcext:value-type="float">
            <text:p>0</text:p>
          </table:table-cell>
          <table:table-cell table:formula="of:=[$'naglosy-edycja'.D123]" office:value-type="string" office:string-value="KTVJ" calcext:value-type="string">
            <text:p>KTVJ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D$2];[$przecinki.$C$2];[$przecinki.$C$2];[$przecinki.$C$2];[$przecinki.$C$2];[$przecinki.$C$2];[$przecinki.$C$2];[$przecinki.$C$2])" office:value-type="string" office:string-value="  &quot;chmi.&quot;    [&quot;KTVJ&quot;,   &quot;chmi&quot;,       " calcext:value-type="string">
            <text:p><text:s text:c="2"/>"chmi." <text:s text:c="3"/>["KTVJ", <text:s text:c="2"/>"ch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6" table:formula="of:=CONCATENATE([.L123];[.M123];[.N123])" office:value-type="string" office:string-value="  &quot;chmi.&quot;    [&quot;KTVJ&quot;,   &quot;chmi&quot;,       &quot;&quot;, &quot;ONSET&quot;, &quot;lewe CHMI&quot;]," calcext:value-type="string">
            <text:p><text:s text:c="2"/>"chmi." <text:s text:c="3"/>["KTVJ", <text:s text:c="2"/>"chmi", <text:s text:c="6"/>"", "ONSET", "lewe CHMI"],</text:p>
          </table:table-cell>
        </table:table-row>
        <table:table-row table:style-name="ro2">
          <table:table-cell table:formula="of:=[$'naglosy-edycja'.B124]" office:value-type="string" office:string-value="chn" calcext:value-type="string">
            <text:p>chn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LR" calcext:value-type="string">
            <text:p>KTLR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D$2];[$przecinki.$C$2];[$przecinki.$C$2];[$przecinki.$C$2];[$przecinki.$C$2];[$przecinki.$C$2];[$przecinki.$C$2];[$przecinki.$C$2])" office:value-type="string" office:string-value="  &quot;chn.&quot;    [&quot;KTLR&quot;,   &quot;chn&quot;,       " calcext:value-type="string">
            <text:p><text:s text:c="2"/>"chn." <text:s text:c="3"/>["KTLR", <text:s text:c="2"/>"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6" table:formula="of:=CONCATENATE([.L124];[.M124];[.N124])" office:value-type="string" office:string-value="  &quot;chn.&quot;    [&quot;KTLR&quot;,   &quot;chn&quot;,       &quot;&quot;, &quot;ONSET&quot;, &quot;lewe CHN&quot;]," calcext:value-type="string">
            <text:p><text:s text:c="2"/>"chn." <text:s text:c="3"/>["KTLR", <text:s text:c="2"/>"chn", <text:s text:c="6"/>"", "ONSET", "lewe CHN"],</text:p>
          </table:table-cell>
        </table:table-row>
        <table:table-row table:style-name="ro2">
          <table:table-cell table:formula="of:=[$'naglosy-edycja'.B125]" office:value-type="string" office:string-value="chr" calcext:value-type="string">
            <text:p>chr</text:p>
          </table:table-cell>
          <table:table-cell table:formula="of:=[$'naglosy-edycja'.C125]" office:value-type="string" office:string-value="KTR" calcext:value-type="string">
            <text:p>KTR</text:p>
          </table:table-cell>
          <table:table-cell table:formula="of:=[$'naglosy-edycja'.D125]" office:value-type="float" office:value="0" calcext:value-type="float">
            <text:p>0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D$2];[$przecinki.$C$2];[$przecinki.$C$2];[$przecinki.$C$2];[$przecinki.$C$2];[$przecinki.$C$2];[$przecinki.$C$2];[$przecinki.$C$2])" office:value-type="string" office:string-value="  &quot;chr.&quot;    [&quot;KTR&quot;,   &quot;chr&quot;,       " calcext:value-type="string">
            <text:p><text:s text:c="2"/>"chr." <text:s text:c="3"/>["KTR", <text:s text:c="2"/>"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6" table:formula="of:=CONCATENATE([.L125];[.M125];[.N125])" office:value-type="string" office:string-value="  &quot;chr.&quot;    [&quot;KTR&quot;,   &quot;chr&quot;,       &quot;&quot;, &quot;ONSET&quot;, &quot;lewe CHR&quot;]," calcext:value-type="string">
            <text:p><text:s text:c="2"/>"chr." <text:s text:c="3"/>["KTR", <text:s text:c="2"/>"chr", <text:s text:c="6"/>"", "ONSET", "lewe CHR"],</text:p>
          </table:table-cell>
        </table:table-row>
        <table:table-row table:style-name="ro2">
          <table:table-cell table:formula="of:=[$'naglosy-edycja'.B126]" office:value-type="string" office:string-value="chrz" calcext:value-type="string">
            <text:p>chrz</text:p>
          </table:table-cell>
          <table:table-cell table:formula="of:=[$'naglosy-edycja'.C126]" office:value-type="string" office:string-value="KTRJ" calcext:value-type="string">
            <text:p>KTRJ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D$2];[$przecinki.$C$2];[$przecinki.$C$2];[$przecinki.$C$2];[$przecinki.$C$2];[$przecinki.$C$2];[$przecinki.$C$2];[$przecinki.$C$2])" office:value-type="string" office:string-value="  &quot;chrz.&quot;    [&quot;KTRJ&quot;,   &quot;chrz&quot;,       " calcext:value-type="string">
            <text:p><text:s text:c="2"/>"chrz." <text:s text:c="3"/>["KTRJ", <text:s text:c="2"/>"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6" table:formula="of:=CONCATENATE([.L126];[.M126];[.N126])" office:value-type="string" office:string-value="  &quot;chrz.&quot;    [&quot;KTRJ&quot;,   &quot;chrz&quot;,       &quot;&quot;, &quot;ONSET&quot;, &quot;lewe CHRZ&quot;]," calcext:value-type="string">
            <text:p><text:s text:c="2"/>"chrz." <text:s text:c="3"/>["KTRJ", <text:s text:c="2"/>"chrz", <text:s text:c="6"/>"", "ONSET", "lewe CHRZ"],</text:p>
          </table:table-cell>
        </table:table-row>
        <table:table-row table:style-name="ro2">
          <table:table-cell table:formula="of:=[$'naglosy-edycja'.B127]" office:value-type="string" office:string-value="chrzc" calcext:value-type="string">
            <text:p>chrzc</text:p>
          </table:table-cell>
          <table:table-cell table:formula="of:=[$'naglosy-edycja'.C127]" office:value-type="string" office:string-value="ZKTRJ" calcext:value-type="string">
            <text:p>ZKTRJ</text:p>
          </table:table-cell>
          <table:table-cell table:formula="of:=[$'naglosy-edycja'.D127]" office:value-type="string" office:string-value="ZKTPVJ" calcext:value-type="string">
            <text:p>ZKTPVJ</text:p>
          </table:table-cell>
          <table:table-cell table:formula="of:=[$'naglosy-edycja'.E127]" office:value-type="string" office:string-value="KTPVJ" calcext:value-type="string">
            <text:p>KTPVJ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D$2];[$przecinki.$C$2];[$przecinki.$C$2];[$przecinki.$C$2];[$przecinki.$C$2];[$przecinki.$C$2];[$przecinki.$C$2];[$przecinki.$C$2])" office:value-type="string" office:string-value="  &quot;chrzc.&quot;    [&quot;ZKTRJ&quot;,   &quot;chrzc&quot;,       " calcext:value-type="string">
            <text:p><text:s text:c="2"/>"chrzc." <text:s text:c="3"/>["ZKTRJ", <text:s text:c="2"/>"ch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6" table:formula="of:=CONCATENATE([.L127];[.M127];[.N127])" office:value-type="string" office:string-value="  &quot;chrzc.&quot;    [&quot;ZKTRJ&quot;,   &quot;chrzc&quot;,       &quot;&quot;, &quot;ONSET&quot;, &quot;lewe CHRZC&quot;]," calcext:value-type="string">
            <text:p><text:s text:c="2"/>"chrzc." <text:s text:c="3"/>["ZKTRJ", <text:s text:c="2"/>"chrzc", <text:s text:c="6"/>"", "ONSET", "lewe CHRZC"]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D$2];[$przecinki.$C$2];[$przecinki.$C$2];[$przecinki.$C$2];[$przecinki.$C$2];[$przecinki.$C$2];[$przecinki.$C$2];[$przecinki.$C$2])" office:value-type="string" office:string-value="  &quot;chrzcz.&quot;    [&quot;KTPVRJ&quot;,   &quot;chrzcz&quot;,       " calcext:value-type="string">
            <text:p><text:s text:c="2"/>"chrzcz." <text:s text:c="3"/>["KTPVRJ", <text:s text:c="2"/>"ch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6" table:formula="of:=CONCATENATE([.L128];[.M128];[.N128])" office:value-type="string" office:string-value="  &quot;chrzcz.&quot;    [&quot;KTPVRJ&quot;,   &quot;chrzcz&quot;,       &quot;&quot;, &quot;ONSET&quot;, &quot;lewe CHRZCZ&quot;]," calcext:value-type="string">
            <text:p><text:s text:c="2"/>"chrzcz." <text:s text:c="3"/>["KTPVRJ", <text:s text:c="2"/>"chrzcz", <text:s text:c="6"/>"", "ONSET", "lewe CHRZCZ"]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D$2];[$przecinki.$C$2];[$przecinki.$C$2];[$przecinki.$C$2];[$przecinki.$C$2];[$przecinki.$C$2];[$przecinki.$C$2];[$przecinki.$C$2])" office:value-type="string" office:string-value="  &quot;chrzt.&quot;    [&quot;KTRJ&quot;,   &quot;chrzt&quot;,       " calcext:value-type="string">
            <text:p><text:s text:c="2"/>"chrzt." <text:s text:c="3"/>["KTRJ", <text:s text:c="2"/>"ch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6" table:formula="of:=CONCATENATE([.L129];[.M129];[.N129])" office:value-type="string" office:string-value="  &quot;chrzt.&quot;    [&quot;KTRJ&quot;,   &quot;chrzt&quot;,       &quot;&quot;, &quot;ONSET&quot;, &quot;lewe CHRZT&quot;]," calcext:value-type="string">
            <text:p><text:s text:c="2"/>"chrzt." <text:s text:c="3"/>["KTRJ", <text:s text:c="2"/>"chrzt", <text:s text:c="6"/>"", "ONSET", "lewe CHRZT"]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D$2];[$przecinki.$C$2];[$przecinki.$C$2];[$przecinki.$C$2];[$przecinki.$C$2];[$przecinki.$C$2];[$przecinki.$C$2];[$przecinki.$C$2])" office:value-type="string" office:string-value="  &quot;cht.&quot;    [&quot;ZKT&quot;,   &quot;cht&quot;,       " calcext:value-type="string">
            <text:p><text:s text:c="2"/>"cht." <text:s text:c="3"/>["ZKT", <text:s text:c="2"/>"ch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6" table:formula="of:=CONCATENATE([.L130];[.M130];[.N130])" office:value-type="string" office:string-value="  &quot;cht.&quot;    [&quot;ZKT&quot;,   &quot;cht&quot;,       &quot;&quot;, &quot;ONSET&quot;, &quot;lewe CHT&quot;]," calcext:value-type="string">
            <text:p><text:s text:c="2"/>"cht." <text:s text:c="3"/>["ZKT", <text:s text:c="2"/>"cht", <text:s text:c="6"/>"", "ONSET", "lewe CHT"]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D$2];[$przecinki.$C$2];[$przecinki.$C$2];[$przecinki.$C$2];[$przecinki.$C$2];[$przecinki.$C$2];[$przecinki.$C$2];[$przecinki.$C$2])" office:value-type="string" office:string-value="  &quot;chw.&quot;    [&quot;KTV&quot;,   &quot;chw&quot;,       " calcext:value-type="string">
            <text:p><text:s text:c="2"/>"chw." <text:s text:c="3"/>["KTV", <text:s text:c="2"/>"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6" table:formula="of:=CONCATENATE([.L131];[.M131];[.N131])" office:value-type="string" office:string-value="  &quot;chw.&quot;    [&quot;KTV&quot;,   &quot;chw&quot;,       &quot;&quot;, &quot;ONSET&quot;, &quot;lewe CHW&quot;]," calcext:value-type="string">
            <text:p><text:s text:c="2"/>"chw." <text:s text:c="3"/>["KTV", <text:s text:c="2"/>"chw", <text:s text:c="6"/>"", "ONSET", "lewe CHW"]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D$2];[$przecinki.$C$2];[$przecinki.$C$2];[$przecinki.$C$2];[$przecinki.$C$2];[$przecinki.$C$2];[$przecinki.$C$2];[$przecinki.$C$2])" office:value-type="string" office:string-value="  &quot;chwi.&quot;    [&quot;KTVJ&quot;,   &quot;chwi&quot;,       " calcext:value-type="string">
            <text:p><text:s text:c="2"/>"chwi." <text:s text:c="3"/>["KTVJ", <text:s text:c="2"/>"ch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6" table:formula="of:=CONCATENATE([.L132];[.M132];[.N132])" office:value-type="string" office:string-value="  &quot;chwi.&quot;    [&quot;KTVJ&quot;,   &quot;chwi&quot;,       &quot;&quot;, &quot;ONSET&quot;, &quot;lewe CHWI&quot;]," calcext:value-type="string">
            <text:p><text:s text:c="2"/>"chwi." <text:s text:c="3"/>["KTVJ", <text:s text:c="2"/>"chwi", <text:s text:c="6"/>"", "ONSET", "lewe CHWI"]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D$2];[$przecinki.$C$2];[$przecinki.$C$2];[$przecinki.$C$2];[$przecinki.$C$2];[$przecinki.$C$2];[$przecinki.$C$2];[$przecinki.$C$2])" office:value-type="string" office:string-value="  &quot;j.&quot;    [&quot;J&quot;,   &quot;j&quot;,       " calcext:value-type="string">
            <text:p><text:s text:c="2"/>"j." <text:s text:c="3"/>["J", <text:s text:c="2"/>"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6" table:formula="of:=CONCATENATE([.L133];[.M133];[.N133])" office:value-type="string" office:string-value="  &quot;j.&quot;    [&quot;J&quot;,   &quot;j&quot;,       &quot;&quot;, &quot;ONSET&quot;, &quot;lewe J&quot;]," calcext:value-type="string">
            <text:p><text:s text:c="2"/>"j." <text:s text:c="3"/>["J", <text:s text:c="2"/>"j", <text:s text:c="6"/>"", "ONSET", "lewe J"]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D$2];[$przecinki.$C$2];[$przecinki.$C$2];[$przecinki.$C$2];[$przecinki.$C$2];[$przecinki.$C$2];[$przecinki.$C$2];[$przecinki.$C$2])" office:value-type="string" office:string-value="  &quot;k.&quot;    [&quot;K&quot;,   &quot;k&quot;,       " calcext:value-type="string">
            <text:p><text:s text:c="2"/>"k." <text:s text:c="3"/>["K", <text:s text:c="2"/>"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6" table:formula="of:=CONCATENATE([.L134];[.M134];[.N134])" office:value-type="string" office:string-value="  &quot;k.&quot;    [&quot;K&quot;,   &quot;k&quot;,       &quot;&quot;, &quot;ONSET&quot;, &quot;lewe K&quot;]," calcext:value-type="string">
            <text:p><text:s text:c="2"/>"k." <text:s text:c="3"/>["K", <text:s text:c="2"/>"k", <text:s text:c="6"/>"", "ONSET", "lewe K"]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D$2];[$przecinki.$C$2];[$przecinki.$C$2];[$przecinki.$C$2];[$przecinki.$C$2];[$przecinki.$C$2];[$przecinki.$C$2];[$przecinki.$C$2])" office:value-type="string" office:string-value="  &quot;kc.&quot;    [&quot;ZKT&quot;,   &quot;kc&quot;,       " calcext:value-type="string">
            <text:p><text:s text:c="2"/>"kc." <text:s text:c="3"/>["ZKT", <text:s text:c="2"/>"k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6" table:formula="of:=CONCATENATE([.L135];[.M135];[.N135])" office:value-type="string" office:string-value="  &quot;kc.&quot;    [&quot;ZKT&quot;,   &quot;kc&quot;,       &quot;&quot;, &quot;ONSET&quot;, &quot;lewe KC&quot;]," calcext:value-type="string">
            <text:p><text:s text:c="2"/>"kc." <text:s text:c="3"/>["ZKT", <text:s text:c="2"/>"kc", <text:s text:c="6"/>"", "ONSET", "lewe KC"]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D$2];[$przecinki.$C$2];[$przecinki.$C$2];[$przecinki.$C$2];[$przecinki.$C$2];[$przecinki.$C$2];[$przecinki.$C$2];[$przecinki.$C$2])" office:value-type="string" office:string-value="  &quot;kci.&quot;    [&quot;ZKTJ&quot;,   &quot;kci&quot;,       " calcext:value-type="string">
            <text:p><text:s text:c="2"/>"kci." <text:s text:c="3"/>["ZKTJ", <text:s text:c="2"/>"k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6" table:formula="of:=CONCATENATE([.L136];[.M136];[.N136])" office:value-type="string" office:string-value="  &quot;kci.&quot;    [&quot;ZKTJ&quot;,   &quot;kci&quot;,       &quot;&quot;, &quot;ONSET&quot;, &quot;lewe KCI&quot;]," calcext:value-type="string">
            <text:p><text:s text:c="2"/>"kci." <text:s text:c="3"/>["ZKTJ", <text:s text:c="2"/>"kci", <text:s text:c="6"/>"", "ONSET", "lewe KCI"]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D$2];[$przecinki.$C$2];[$przecinki.$C$2];[$przecinki.$C$2];[$przecinki.$C$2];[$przecinki.$C$2];[$przecinki.$C$2];[$przecinki.$C$2])" office:value-type="string" office:string-value="  &quot;kh.&quot;    [&quot;KT&quot;,   &quot;kh&quot;,       " calcext:value-type="string">
            <text:p><text:s text:c="2"/>"kh." <text:s text:c="3"/>["KT", <text:s text:c="2"/>"k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6" table:formula="of:=CONCATENATE([.L137];[.M137];[.N137])" office:value-type="string" office:string-value="  &quot;kh.&quot;    [&quot;KT&quot;,   &quot;kh&quot;,       &quot;&quot;, &quot;ONSET&quot;, &quot;lewe KH&quot;]," calcext:value-type="string">
            <text:p><text:s text:c="2"/>"kh." <text:s text:c="3"/>["KT", <text:s text:c="2"/>"kh", <text:s text:c="6"/>"", "ONSET", "lewe KH"]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D$2];[$przecinki.$C$2];[$przecinki.$C$2];[$przecinki.$C$2];[$przecinki.$C$2];[$przecinki.$C$2];[$przecinki.$C$2];[$przecinki.$C$2])" office:value-type="string" office:string-value="  &quot;khm.&quot;    [&quot;KTV&quot;,   &quot;khm&quot;,       " calcext:value-type="string">
            <text:p><text:s text:c="2"/>"khm." <text:s text:c="3"/>["KTV", <text:s text:c="2"/>"k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6" table:formula="of:=CONCATENATE([.L138];[.M138];[.N138])" office:value-type="string" office:string-value="  &quot;khm.&quot;    [&quot;KTV&quot;,   &quot;khm&quot;,       &quot;&quot;, &quot;ONSET&quot;, &quot;lewe KHM&quot;]," calcext:value-type="string">
            <text:p><text:s text:c="2"/>"khm." <text:s text:c="3"/>["KTV", <text:s text:c="2"/>"khm", <text:s text:c="6"/>"", "ONSET", "lewe KHM"]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D$2];[$przecinki.$C$2];[$przecinki.$C$2];[$przecinki.$C$2];[$przecinki.$C$2];[$przecinki.$C$2];[$przecinki.$C$2];[$przecinki.$C$2])" office:value-type="string" office:string-value="  &quot;kl.&quot;    [&quot;KL&quot;,   &quot;kl&quot;,       " calcext:value-type="string">
            <text:p><text:s text:c="2"/>"kl." <text:s text:c="3"/>["KL", <text:s text:c="2"/>"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6" table:formula="of:=CONCATENATE([.L139];[.M139];[.N139])" office:value-type="string" office:string-value="  &quot;kl.&quot;    [&quot;KL&quot;,   &quot;kl&quot;,       &quot;&quot;, &quot;ONSET&quot;, &quot;lewe KL&quot;]," calcext:value-type="string">
            <text:p><text:s text:c="2"/>"kl." <text:s text:c="3"/>["KL", <text:s text:c="2"/>"kl", <text:s text:c="6"/>"", "ONSET", "lewe KL"]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D$2];[$przecinki.$C$2];[$przecinki.$C$2];[$przecinki.$C$2];[$przecinki.$C$2];[$przecinki.$C$2];[$przecinki.$C$2];[$przecinki.$C$2])" office:value-type="string" office:string-value="  &quot;kli.&quot;    [&quot;KLJ&quot;,   &quot;kli&quot;,       " calcext:value-type="string">
            <text:p><text:s text:c="2"/>"kli." <text:s text:c="3"/>["KLJ", <text:s text:c="2"/>"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6" table:formula="of:=CONCATENATE([.L140];[.M140];[.N140])" office:value-type="string" office:string-value="  &quot;kli.&quot;    [&quot;KLJ&quot;,   &quot;kli&quot;,       &quot;&quot;, &quot;ONSET&quot;, &quot;lewe KLI&quot;]," calcext:value-type="string">
            <text:p><text:s text:c="2"/>"kli." <text:s text:c="3"/>["KLJ", <text:s text:c="2"/>"kli", <text:s text:c="6"/>"", "ONSET", "lewe KLI"]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D$2];[$przecinki.$C$2];[$przecinki.$C$2];[$przecinki.$C$2];[$przecinki.$C$2];[$przecinki.$C$2];[$przecinki.$C$2];[$przecinki.$C$2])" office:value-type="string" office:string-value="  &quot;kln.&quot;    [&quot;KLR&quot;,   &quot;kln&quot;,       " calcext:value-type="string">
            <text:p><text:s text:c="2"/>"kln." <text:s text:c="3"/>["KLR", <text:s text:c="2"/>"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6" table:formula="of:=CONCATENATE([.L141];[.M141];[.N141])" office:value-type="string" office:string-value="  &quot;kln.&quot;    [&quot;KLR&quot;,   &quot;kln&quot;,       &quot;&quot;, &quot;ONSET&quot;, &quot;lewe KLN&quot;]," calcext:value-type="string">
            <text:p><text:s text:c="2"/>"kln." <text:s text:c="3"/>["KLR", <text:s text:c="2"/>"kln", <text:s text:c="6"/>"", "ONSET", "lewe KLN"]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D$2];[$przecinki.$C$2];[$przecinki.$C$2];[$przecinki.$C$2];[$przecinki.$C$2];[$przecinki.$C$2];[$przecinki.$C$2];[$przecinki.$C$2])" office:value-type="string" office:string-value="  &quot;klni.&quot;    [&quot;KLRJ&quot;,   &quot;klni&quot;,       " calcext:value-type="string">
            <text:p><text:s text:c="2"/>"klni." <text:s text:c="3"/>["KLRJ", <text:s text:c="2"/>"k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6" table:formula="of:=CONCATENATE([.L142];[.M142];[.N142])" office:value-type="string" office:string-value="  &quot;klni.&quot;    [&quot;KLRJ&quot;,   &quot;klni&quot;,       &quot;&quot;, &quot;ONSET&quot;, &quot;lewe KLNI&quot;]," calcext:value-type="string">
            <text:p><text:s text:c="2"/>"klni." <text:s text:c="3"/>["KLRJ", <text:s text:c="2"/>"klni", <text:s text:c="6"/>"", "ONSET", "lewe KLNI"]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D$2];[$przecinki.$C$2];[$przecinki.$C$2];[$przecinki.$C$2];[$przecinki.$C$2];[$przecinki.$C$2];[$przecinki.$C$2];[$przecinki.$C$2])" office:value-type="string" office:string-value="  &quot;klw.&quot;    [&quot;KVL&quot;,   &quot;klw&quot;,       " calcext:value-type="string">
            <text:p><text:s text:c="2"/>"klw." <text:s text:c="3"/>["KVL", <text:s text:c="2"/>"k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6" table:formula="of:=CONCATENATE([.L143];[.M143];[.N143])" office:value-type="string" office:string-value="  &quot;klw.&quot;    [&quot;KVL&quot;,   &quot;klw&quot;,       &quot;&quot;, &quot;ONSET&quot;, &quot;lewe KLW&quot;]," calcext:value-type="string">
            <text:p><text:s text:c="2"/>"klw." <text:s text:c="3"/>["KVL", <text:s text:c="2"/>"klw", <text:s text:c="6"/>"", "ONSET", "lewe KLW"]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D$2];[$przecinki.$C$2];[$przecinki.$C$2];[$przecinki.$C$2];[$przecinki.$C$2];[$przecinki.$C$2];[$przecinki.$C$2];[$przecinki.$C$2])" office:value-type="string" office:string-value="  &quot;kł.&quot;    [&quot;KLJ&quot;,   &quot;kł&quot;,       " calcext:value-type="string">
            <text:p><text:s text:c="2"/>"kł." <text:s text:c="3"/>["KLJ", <text:s text:c="2"/>"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6" table:formula="of:=CONCATENATE([.L144];[.M144];[.N144])" office:value-type="string" office:string-value="  &quot;kł.&quot;    [&quot;KLJ&quot;,   &quot;kł&quot;,       &quot;&quot;, &quot;ONSET&quot;, &quot;lewe KŁ&quot;]," calcext:value-type="string">
            <text:p><text:s text:c="2"/>"kł." <text:s text:c="3"/>["KLJ", <text:s text:c="2"/>"kł", <text:s text:c="6"/>"", "ONSET", "lewe KŁ"]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D$2];[$przecinki.$C$2];[$przecinki.$C$2];[$przecinki.$C$2];[$przecinki.$C$2];[$przecinki.$C$2];[$przecinki.$C$2];[$przecinki.$C$2])" office:value-type="string" office:string-value="  &quot;km.&quot;    [&quot;KTV&quot;,   &quot;km&quot;,       " calcext:value-type="string">
            <text:p><text:s text:c="2"/>"km." <text:s text:c="3"/>["KTV", <text:s text:c="2"/>"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6" table:formula="of:=CONCATENATE([.L145];[.M145];[.N145])" office:value-type="string" office:string-value="  &quot;km.&quot;    [&quot;KTV&quot;,   &quot;km&quot;,       &quot;&quot;, &quot;ONSET&quot;, &quot;lewe KM&quot;]," calcext:value-type="string">
            <text:p><text:s text:c="2"/>"km." <text:s text:c="3"/>["KTV", <text:s text:c="2"/>"km", <text:s text:c="6"/>"", "ONSET", "lewe KM"]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D$2];[$przecinki.$C$2];[$przecinki.$C$2];[$przecinki.$C$2];[$przecinki.$C$2];[$przecinki.$C$2];[$przecinki.$C$2];[$przecinki.$C$2])" office:value-type="string" office:string-value="  &quot;kmi.&quot;    [&quot;KTVJ&quot;,   &quot;kmi&quot;,       " calcext:value-type="string">
            <text:p><text:s text:c="2"/>"kmi." <text:s text:c="3"/>["KTVJ", <text:s text:c="2"/>"k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6" table:formula="of:=CONCATENATE([.L146];[.M146];[.N146])" office:value-type="string" office:string-value="  &quot;kmi.&quot;    [&quot;KTVJ&quot;,   &quot;kmi&quot;,       &quot;&quot;, &quot;ONSET&quot;, &quot;lewe KMI&quot;]," calcext:value-type="string">
            <text:p><text:s text:c="2"/>"kmi." <text:s text:c="3"/>["KTVJ", <text:s text:c="2"/>"kmi", <text:s text:c="6"/>"", "ONSET", "lewe KMI"]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D$2];[$przecinki.$C$2];[$przecinki.$C$2];[$przecinki.$C$2];[$przecinki.$C$2];[$przecinki.$C$2];[$przecinki.$C$2];[$przecinki.$C$2])" office:value-type="string" office:string-value="  &quot;kn.&quot;    [&quot;KLR&quot;,   &quot;kn&quot;,       " calcext:value-type="string">
            <text:p><text:s text:c="2"/>"kn." <text:s text:c="3"/>["KLR", <text:s text:c="2"/>"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6" table:formula="of:=CONCATENATE([.L147];[.M147];[.N147])" office:value-type="string" office:string-value="  &quot;kn.&quot;    [&quot;KLR&quot;,   &quot;kn&quot;,       &quot;&quot;, &quot;ONSET&quot;, &quot;lewe KN&quot;]," calcext:value-type="string">
            <text:p><text:s text:c="2"/>"kn." <text:s text:c="3"/>["KLR", <text:s text:c="2"/>"kn", <text:s text:c="6"/>"", "ONSET", "lewe KN"]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D$2];[$przecinki.$C$2];[$przecinki.$C$2];[$przecinki.$C$2];[$przecinki.$C$2];[$przecinki.$C$2];[$przecinki.$C$2];[$przecinki.$C$2])" office:value-type="string" office:string-value="  &quot;kni.&quot;    [&quot;KLRJ&quot;,   &quot;kni&quot;,       " calcext:value-type="string">
            <text:p><text:s text:c="2"/>"kni." <text:s text:c="3"/>["KLRJ", <text:s text:c="2"/>"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6" table:formula="of:=CONCATENATE([.L148];[.M148];[.N148])" office:value-type="string" office:string-value="  &quot;kni.&quot;    [&quot;KLRJ&quot;,   &quot;kni&quot;,       &quot;&quot;, &quot;ONSET&quot;, &quot;lewe KNI&quot;]," calcext:value-type="string">
            <text:p><text:s text:c="2"/>"kni." <text:s text:c="3"/>["KLRJ", <text:s text:c="2"/>"kni", <text:s text:c="6"/>"", "ONSET", "lewe KNI"]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D$2];[$przecinki.$C$2];[$przecinki.$C$2];[$przecinki.$C$2];[$przecinki.$C$2];[$przecinki.$C$2];[$przecinki.$C$2];[$przecinki.$C$2])" office:value-type="string" office:string-value="  &quot;kp.&quot;    [&quot;KP&quot;,   &quot;kp&quot;,       " calcext:value-type="string">
            <text:p><text:s text:c="2"/>"kp." <text:s text:c="3"/>["KP", <text:s text:c="2"/>"k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6" table:formula="of:=CONCATENATE([.L149];[.M149];[.N149])" office:value-type="string" office:string-value="  &quot;kp.&quot;    [&quot;KP&quot;,   &quot;kp&quot;,       &quot;&quot;, &quot;ONSET&quot;, &quot;lewe KP&quot;]," calcext:value-type="string">
            <text:p><text:s text:c="2"/>"kp." <text:s text:c="3"/>["KP", <text:s text:c="2"/>"kp", <text:s text:c="6"/>"", "ONSET", "lewe KP"]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D$2];[$przecinki.$C$2];[$przecinki.$C$2];[$przecinki.$C$2];[$przecinki.$C$2];[$przecinki.$C$2];[$przecinki.$C$2];[$przecinki.$C$2])" office:value-type="string" office:string-value="  &quot;kpi.&quot;    [&quot;KPJ&quot;,   &quot;kpi&quot;,       " calcext:value-type="string">
            <text:p><text:s text:c="2"/>"kpi." <text:s text:c="3"/>["KPJ", <text:s text:c="2"/>"k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6" table:formula="of:=CONCATENATE([.L150];[.M150];[.N150])" office:value-type="string" office:string-value="  &quot;kpi.&quot;    [&quot;KPJ&quot;,   &quot;kpi&quot;,       &quot;&quot;, &quot;ONSET&quot;, &quot;lewe KPI&quot;]," calcext:value-type="string">
            <text:p><text:s text:c="2"/>"kpi." <text:s text:c="3"/>["KPJ", <text:s text:c="2"/>"kpi", <text:s text:c="6"/>"", "ONSET", "lewe KPI"]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D$2];[$przecinki.$C$2];[$przecinki.$C$2];[$przecinki.$C$2];[$przecinki.$C$2];[$przecinki.$C$2];[$przecinki.$C$2];[$przecinki.$C$2])" office:value-type="string" office:string-value="  &quot;kr.&quot;    [&quot;KR&quot;,   &quot;kr&quot;,       " calcext:value-type="string">
            <text:p><text:s text:c="2"/>"kr." <text:s text:c="3"/>["KR", <text:s text:c="2"/>"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6" table:formula="of:=CONCATENATE([.L151];[.M151];[.N151])" office:value-type="string" office:string-value="  &quot;kr.&quot;    [&quot;KR&quot;,   &quot;kr&quot;,       &quot;&quot;, &quot;ONSET&quot;, &quot;lewe KR&quot;]," calcext:value-type="string">
            <text:p><text:s text:c="2"/>"kr." <text:s text:c="3"/>["KR", <text:s text:c="2"/>"kr", <text:s text:c="6"/>"", "ONSET", "lewe KR"]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D$2];[$przecinki.$C$2];[$przecinki.$C$2];[$przecinki.$C$2];[$przecinki.$C$2];[$przecinki.$C$2];[$przecinki.$C$2];[$przecinki.$C$2])" office:value-type="string" office:string-value="  &quot;krn.&quot;    [&quot;KVLR&quot;,   &quot;krn&quot;,       " calcext:value-type="string">
            <text:p><text:s text:c="2"/>"krn." <text:s text:c="3"/>["KVLR", <text:s text:c="2"/>"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6" table:formula="of:=CONCATENATE([.L152];[.M152];[.N152])" office:value-type="string" office:string-value="  &quot;krn.&quot;    [&quot;KVLR&quot;,   &quot;krn&quot;,       &quot;&quot;, &quot;ONSET&quot;, &quot;lewe KRN&quot;]," calcext:value-type="string">
            <text:p><text:s text:c="2"/>"krn." <text:s text:c="3"/>["KVLR", <text:s text:c="2"/>"krn", <text:s text:c="6"/>"", "ONSET", "lewe KRN"]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D$2];[$przecinki.$C$2];[$przecinki.$C$2];[$przecinki.$C$2];[$przecinki.$C$2];[$przecinki.$C$2];[$przecinki.$C$2];[$przecinki.$C$2])" office:value-type="string" office:string-value="  &quot;krt.&quot;    [&quot;KTR&quot;,   &quot;krt&quot;,       " calcext:value-type="string">
            <text:p><text:s text:c="2"/>"krt." <text:s text:c="3"/>["KTR", <text:s text:c="2"/>"k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6" table:formula="of:=CONCATENATE([.L153];[.M153];[.N153])" office:value-type="string" office:string-value="  &quot;krt.&quot;    [&quot;KTR&quot;,   &quot;krt&quot;,       &quot;&quot;, &quot;ONSET&quot;, &quot;lewe KRT&quot;]," calcext:value-type="string">
            <text:p><text:s text:c="2"/>"krt." <text:s text:c="3"/>["KTR", <text:s text:c="2"/>"krt", <text:s text:c="6"/>"", "ONSET", "lewe KRT"]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D$2];[$przecinki.$C$2];[$przecinki.$C$2];[$przecinki.$C$2];[$przecinki.$C$2];[$przecinki.$C$2];[$przecinki.$C$2];[$przecinki.$C$2])" office:value-type="string" office:string-value="  &quot;krw.&quot;    [&quot;KVR&quot;,   &quot;krw&quot;,       " calcext:value-type="string">
            <text:p><text:s text:c="2"/>"krw." <text:s text:c="3"/>["KVR", <text:s text:c="2"/>"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6" table:formula="of:=CONCATENATE([.L154];[.M154];[.N154])" office:value-type="string" office:string-value="  &quot;krw.&quot;    [&quot;KVR&quot;,   &quot;krw&quot;,       &quot;&quot;, &quot;ONSET&quot;, &quot;lewe KRW&quot;]," calcext:value-type="string">
            <text:p><text:s text:c="2"/>"krw." <text:s text:c="3"/>["KVR", <text:s text:c="2"/>"krw", <text:s text:c="6"/>"", "ONSET", "lewe KRW"]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D$2];[$przecinki.$C$2];[$przecinki.$C$2];[$przecinki.$C$2];[$przecinki.$C$2];[$przecinki.$C$2];[$przecinki.$C$2];[$przecinki.$C$2])" office:value-type="string" office:string-value="  &quot;krwi.&quot;    [&quot;KVRJ&quot;,   &quot;krwi&quot;,       " calcext:value-type="string">
            <text:p><text:s text:c="2"/>"krwi." <text:s text:c="3"/>["KVRJ", <text:s text:c="2"/>"k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6" table:formula="of:=CONCATENATE([.L155];[.M155];[.N155])" office:value-type="string" office:string-value="  &quot;krwi.&quot;    [&quot;KVRJ&quot;,   &quot;krwi&quot;,       &quot;&quot;, &quot;ONSET&quot;, &quot;lewe KRWI&quot;]," calcext:value-type="string">
            <text:p><text:s text:c="2"/>"krwi." <text:s text:c="3"/>["KVRJ", <text:s text:c="2"/>"krwi", <text:s text:c="6"/>"", "ONSET", "lewe KRWI"]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D$2];[$przecinki.$C$2];[$przecinki.$C$2];[$przecinki.$C$2];[$przecinki.$C$2];[$przecinki.$C$2];[$przecinki.$C$2];[$przecinki.$C$2])" office:value-type="string" office:string-value="  &quot;krz.&quot;    [&quot;KRJ&quot;,   &quot;krz&quot;,       " calcext:value-type="string">
            <text:p><text:s text:c="2"/>"krz." <text:s text:c="3"/>["KRJ", <text:s text:c="2"/>"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6" table:formula="of:=CONCATENATE([.L156];[.M156];[.N156])" office:value-type="string" office:string-value="  &quot;krz.&quot;    [&quot;KRJ&quot;,   &quot;krz&quot;,       &quot;&quot;, &quot;ONSET&quot;, &quot;lewe KRZ&quot;]," calcext:value-type="string">
            <text:p><text:s text:c="2"/>"krz." <text:s text:c="3"/>["KRJ", <text:s text:c="2"/>"krz", <text:s text:c="6"/>"", "ONSET", "lewe KRZ"]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D$2];[$przecinki.$C$2];[$przecinki.$C$2];[$przecinki.$C$2];[$przecinki.$C$2];[$przecinki.$C$2];[$przecinki.$C$2];[$przecinki.$C$2])" office:value-type="string" office:string-value="  &quot;krzc.&quot;    [&quot;ZKTRJ&quot;,   &quot;krzc&quot;,       " calcext:value-type="string">
            <text:p><text:s text:c="2"/>"krzc." <text:s text:c="3"/>["ZKTRJ", <text:s text:c="2"/>"k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6" table:formula="of:=CONCATENATE([.L157];[.M157];[.N157])" office:value-type="string" office:string-value="  &quot;krzc.&quot;    [&quot;ZKTRJ&quot;,   &quot;krzc&quot;,       &quot;&quot;, &quot;ONSET&quot;, &quot;lewe KRZC&quot;]," calcext:value-type="string">
            <text:p><text:s text:c="2"/>"krzc." <text:s text:c="3"/>["ZKTRJ", <text:s text:c="2"/>"krzc", <text:s text:c="6"/>"", "ONSET", "lewe KRZC"]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D$2];[$przecinki.$C$2];[$przecinki.$C$2];[$przecinki.$C$2];[$przecinki.$C$2];[$przecinki.$C$2];[$przecinki.$C$2];[$przecinki.$C$2])" office:value-type="string" office:string-value="  &quot;krzcz.&quot;    [&quot;KPVRJ&quot;,   &quot;krzcz&quot;,       " calcext:value-type="string">
            <text:p><text:s text:c="2"/>"krzcz." <text:s text:c="3"/>["KPVRJ", <text:s text:c="2"/>"k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6" table:formula="of:=CONCATENATE([.L158];[.M158];[.N158])" office:value-type="string" office:string-value="  &quot;krzcz.&quot;    [&quot;KPVRJ&quot;,   &quot;krzcz&quot;,       &quot;&quot;, &quot;ONSET&quot;, &quot;lewe KRZCZ&quot;]," calcext:value-type="string">
            <text:p><text:s text:c="2"/>"krzcz." <text:s text:c="3"/>["KPVRJ", <text:s text:c="2"/>"krzcz", <text:s text:c="6"/>"", "ONSET", "lewe KRZCZ"]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D$2];[$przecinki.$C$2];[$przecinki.$C$2];[$przecinki.$C$2];[$przecinki.$C$2];[$przecinki.$C$2];[$przecinki.$C$2];[$przecinki.$C$2])" office:value-type="string" office:string-value="  &quot;krzn.&quot;    [&quot;KTPLR&quot;,   &quot;krzn&quot;,       " calcext:value-type="string">
            <text:p><text:s text:c="2"/>"krzn." <text:s text:c="3"/>["KTPLR", <text:s text:c="2"/>"k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6" table:formula="of:=CONCATENATE([.L159];[.M159];[.N159])" office:value-type="string" office:string-value="  &quot;krzn.&quot;    [&quot;KTPLR&quot;,   &quot;krzn&quot;,       &quot;&quot;, &quot;ONSET&quot;, &quot;lewe KRZN&quot;]," calcext:value-type="string">
            <text:p><text:s text:c="2"/>"krzn." <text:s text:c="3"/>["KTPLR", <text:s text:c="2"/>"krzn", <text:s text:c="6"/>"", "ONSET", "lewe KRZN"]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D$2];[$przecinki.$C$2];[$przecinki.$C$2];[$przecinki.$C$2];[$przecinki.$C$2];[$przecinki.$C$2];[$przecinki.$C$2];[$przecinki.$C$2])" office:value-type="string" office:string-value="  &quot;krzni.&quot;    [&quot;KTPLRJ&quot;,   &quot;krzni&quot;,       " calcext:value-type="string">
            <text:p><text:s text:c="2"/>"krzni." <text:s text:c="3"/>["KTPLRJ", <text:s text:c="2"/>"k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6" table:formula="of:=CONCATENATE([.L160];[.M160];[.N160])" office:value-type="string" office:string-value="  &quot;krzni.&quot;    [&quot;KTPLRJ&quot;,   &quot;krzni&quot;,       &quot;&quot;, &quot;ONSET&quot;, &quot;lewe KRZNI&quot;]," calcext:value-type="string">
            <text:p><text:s text:c="2"/>"krzni." <text:s text:c="3"/>["KTPLRJ", <text:s text:c="2"/>"krzni", <text:s text:c="6"/>"", "ONSET", "lewe KRZNI"]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D$2];[$przecinki.$C$2];[$przecinki.$C$2];[$przecinki.$C$2];[$przecinki.$C$2];[$przecinki.$C$2];[$przecinki.$C$2];[$przecinki.$C$2])" office:value-type="string" office:string-value="  &quot;krzt.&quot;    [&quot;KTRJ&quot;,   &quot;krzt&quot;,       " calcext:value-type="string">
            <text:p><text:s text:c="2"/>"krzt." <text:s text:c="3"/>["KTRJ", <text:s text:c="2"/>"k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6" table:formula="of:=CONCATENATE([.L161];[.M161];[.N161])" office:value-type="string" office:string-value="  &quot;krzt.&quot;    [&quot;KTRJ&quot;,   &quot;krzt&quot;,       &quot;&quot;, &quot;ONSET&quot;, &quot;lewe KRZT&quot;]," calcext:value-type="string">
            <text:p><text:s text:c="2"/>"krzt." <text:s text:c="3"/>["KTRJ", <text:s text:c="2"/>"krzt", <text:s text:c="6"/>"", "ONSET", "lewe KRZT"]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D$2];[$przecinki.$C$2];[$przecinki.$C$2];[$przecinki.$C$2];[$przecinki.$C$2];[$przecinki.$C$2];[$przecinki.$C$2];[$przecinki.$C$2])" office:value-type="string" office:string-value="  &quot;ks.&quot;    [&quot;SK&quot;,   &quot;ks&quot;,       " calcext:value-type="string">
            <text:p><text:s text:c="2"/>"ks." <text:s text:c="3"/>["SK", <text:s text:c="2"/>"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6" table:formula="of:=CONCATENATE([.L162];[.M162];[.N162])" office:value-type="string" office:string-value="  &quot;ks.&quot;    [&quot;SK&quot;,   &quot;ks&quot;,       &quot;&quot;, &quot;ONSET&quot;, &quot;lewe KS&quot;]," calcext:value-type="string">
            <text:p><text:s text:c="2"/>"ks." <text:s text:c="3"/>["SK", <text:s text:c="2"/>"ks", <text:s text:c="6"/>"", "ONSET", "lewe KS"]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D$2];[$przecinki.$C$2];[$przecinki.$C$2];[$przecinki.$C$2];[$przecinki.$C$2];[$przecinki.$C$2];[$przecinki.$C$2];[$przecinki.$C$2])" office:value-type="string" office:string-value="  &quot;ksi.&quot;    [&quot;SKJ&quot;,   &quot;ksi&quot;,       " calcext:value-type="string">
            <text:p><text:s text:c="2"/>"ksi." <text:s text:c="3"/>["SKJ", <text:s text:c="2"/>"k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6" table:formula="of:=CONCATENATE([.L163];[.M163];[.N163])" office:value-type="string" office:string-value="  &quot;ksi.&quot;    [&quot;SKJ&quot;,   &quot;ksi&quot;,       &quot;&quot;, &quot;ONSET&quot;, &quot;lewe KSI&quot;]," calcext:value-type="string">
            <text:p><text:s text:c="2"/>"ksi." <text:s text:c="3"/>["SKJ", <text:s text:c="2"/>"ksi", <text:s text:c="6"/>"", "ONSET", "lewe KSI"]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D$2];[$przecinki.$C$2];[$przecinki.$C$2];[$przecinki.$C$2];[$przecinki.$C$2];[$przecinki.$C$2];[$przecinki.$C$2];[$przecinki.$C$2])" office:value-type="string" office:string-value="  &quot;ksz.&quot;    [&quot;KRJ&quot;,   &quot;ksz&quot;,       " calcext:value-type="string">
            <text:p><text:s text:c="2"/>"ksz." <text:s text:c="3"/>["KRJ", <text:s text:c="2"/>"k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6" table:formula="of:=CONCATENATE([.L164];[.M164];[.N164])" office:value-type="string" office:string-value="  &quot;ksz.&quot;    [&quot;KRJ&quot;,   &quot;ksz&quot;,       &quot;&quot;, &quot;ONSET&quot;, &quot;lewe KSZ&quot;]," calcext:value-type="string">
            <text:p><text:s text:c="2"/>"ksz." <text:s text:c="3"/>["KRJ", <text:s text:c="2"/>"ksz", <text:s text:c="6"/>"", "ONSET", "lewe KSZ"]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D$2];[$przecinki.$C$2];[$przecinki.$C$2];[$przecinki.$C$2];[$przecinki.$C$2];[$przecinki.$C$2];[$przecinki.$C$2];[$przecinki.$C$2])" office:value-type="string" office:string-value="  &quot;kszt.&quot;    [&quot;KTRJ&quot;,   &quot;kszt&quot;,       " calcext:value-type="string">
            <text:p><text:s text:c="2"/>"kszt." <text:s text:c="3"/>["KTRJ", <text:s text:c="2"/>"k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6" table:formula="of:=CONCATENATE([.L165];[.M165];[.N165])" office:value-type="string" office:string-value="  &quot;kszt.&quot;    [&quot;KTRJ&quot;,   &quot;kszt&quot;,       &quot;&quot;, &quot;ONSET&quot;, &quot;lewe KSZT&quot;]," calcext:value-type="string">
            <text:p><text:s text:c="2"/>"kszt." <text:s text:c="3"/>["KTRJ", <text:s text:c="2"/>"kszt", <text:s text:c="6"/>"", "ONSET", "lewe KSZT"]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D$2];[$przecinki.$C$2];[$przecinki.$C$2];[$przecinki.$C$2];[$przecinki.$C$2];[$przecinki.$C$2];[$przecinki.$C$2];[$przecinki.$C$2])" office:value-type="string" office:string-value="  &quot;kt.&quot;    [&quot;KT&quot;,   &quot;kt&quot;,       " calcext:value-type="string">
            <text:p><text:s text:c="2"/>"kt." <text:s text:c="3"/>["KT", <text:s text:c="2"/>"k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6" table:formula="of:=CONCATENATE([.L166];[.M166];[.N166])" office:value-type="string" office:string-value="  &quot;kt.&quot;    [&quot;KT&quot;,   &quot;kt&quot;,       &quot;&quot;, &quot;ONSET&quot;, &quot;lewe KT&quot;]," calcext:value-type="string">
            <text:p><text:s text:c="2"/>"kt." <text:s text:c="3"/>["KT", <text:s text:c="2"/>"kt", <text:s text:c="6"/>"", "ONSET", "lewe KT"]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D$2];[$przecinki.$C$2];[$przecinki.$C$2];[$przecinki.$C$2];[$przecinki.$C$2];[$przecinki.$C$2];[$przecinki.$C$2];[$przecinki.$C$2])" office:value-type="string" office:string-value="  &quot;kw.&quot;    [&quot;KV&quot;,   &quot;kw&quot;,       " calcext:value-type="string">
            <text:p><text:s text:c="2"/>"kw." <text:s text:c="3"/>["KV", <text:s text:c="2"/>"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6" table:formula="of:=CONCATENATE([.L167];[.M167];[.N167])" office:value-type="string" office:string-value="  &quot;kw.&quot;    [&quot;KV&quot;,   &quot;kw&quot;,       &quot;&quot;, &quot;ONSET&quot;, &quot;lewe KW&quot;]," calcext:value-type="string">
            <text:p><text:s text:c="2"/>"kw." <text:s text:c="3"/>["KV", <text:s text:c="2"/>"kw", <text:s text:c="6"/>"", "ONSET", "lewe KW"]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D$2];[$przecinki.$C$2];[$przecinki.$C$2];[$przecinki.$C$2];[$przecinki.$C$2];[$przecinki.$C$2];[$przecinki.$C$2];[$przecinki.$C$2])" office:value-type="string" office:string-value="  &quot;kwi.&quot;    [&quot;KVJ&quot;,   &quot;kwi&quot;,       " calcext:value-type="string">
            <text:p><text:s text:c="2"/>"kwi." <text:s text:c="3"/>["KVJ", <text:s text:c="2"/>"k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6" table:formula="of:=CONCATENATE([.L168];[.M168];[.N168])" office:value-type="string" office:string-value="  &quot;kwi.&quot;    [&quot;KVJ&quot;,   &quot;kwi&quot;,       &quot;&quot;, &quot;ONSET&quot;, &quot;lewe KWI&quot;]," calcext:value-type="string">
            <text:p><text:s text:c="2"/>"kwi." <text:s text:c="3"/>["KVJ", <text:s text:c="2"/>"kwi", <text:s text:c="6"/>"", "ONSET", "lewe KWI"]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D$2];[$przecinki.$C$2];[$przecinki.$C$2];[$przecinki.$C$2];[$przecinki.$C$2];[$przecinki.$C$2];[$przecinki.$C$2];[$przecinki.$C$2])" office:value-type="string" office:string-value="  &quot;l.&quot;    [&quot;L&quot;,   &quot;l&quot;,       " calcext:value-type="string">
            <text:p><text:s text:c="2"/>"l." <text:s text:c="3"/>["L", <text:s text:c="2"/>"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6" table:formula="of:=CONCATENATE([.L169];[.M169];[.N169])" office:value-type="string" office:string-value="  &quot;l.&quot;    [&quot;L&quot;,   &quot;l&quot;,       &quot;&quot;, &quot;ONSET&quot;, &quot;lewe L&quot;]," calcext:value-type="string">
            <text:p><text:s text:c="2"/>"l." <text:s text:c="3"/>["L", <text:s text:c="2"/>"l", <text:s text:c="6"/>"", "ONSET", "lewe L"]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D$2];[$przecinki.$C$2];[$przecinki.$C$2];[$przecinki.$C$2];[$przecinki.$C$2];[$przecinki.$C$2];[$przecinki.$C$2];[$przecinki.$C$2])" office:value-type="string" office:string-value="  &quot;lg.&quot;    [&quot;XKL&quot;,   &quot;lg&quot;,       " calcext:value-type="string">
            <text:p><text:s text:c="2"/>"lg." <text:s text:c="3"/>["XKL", <text:s text:c="2"/>"l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6" table:formula="of:=CONCATENATE([.L170];[.M170];[.N170])" office:value-type="string" office:string-value="  &quot;lg.&quot;    [&quot;XKL&quot;,   &quot;lg&quot;,       &quot;&quot;, &quot;ONSET&quot;, &quot;lewe LG&quot;]," calcext:value-type="string">
            <text:p><text:s text:c="2"/>"lg." <text:s text:c="3"/>["XKL", <text:s text:c="2"/>"lg", <text:s text:c="6"/>"", "ONSET", "lewe LG"]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D$2];[$przecinki.$C$2];[$przecinki.$C$2];[$przecinki.$C$2];[$przecinki.$C$2];[$przecinki.$C$2];[$przecinki.$C$2];[$przecinki.$C$2])" office:value-type="string" office:string-value="  &quot;lgn.&quot;    [&quot;XKLR&quot;,   &quot;lgn&quot;,       " calcext:value-type="string">
            <text:p><text:s text:c="2"/>"lgn." <text:s text:c="3"/>["XKLR", <text:s text:c="2"/>"l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6" table:formula="of:=CONCATENATE([.L171];[.M171];[.N171])" office:value-type="string" office:string-value="  &quot;lgn.&quot;    [&quot;XKLR&quot;,   &quot;lgn&quot;,       &quot;&quot;, &quot;ONSET&quot;, &quot;lewe LGN&quot;]," calcext:value-type="string">
            <text:p><text:s text:c="2"/>"lgn." <text:s text:c="3"/>["XKLR", <text:s text:c="2"/>"lgn", <text:s text:c="6"/>"", "ONSET", "lewe LGN"]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D$2];[$przecinki.$C$2];[$przecinki.$C$2];[$przecinki.$C$2];[$przecinki.$C$2];[$przecinki.$C$2];[$przecinki.$C$2];[$przecinki.$C$2])" office:value-type="string" office:string-value="  &quot;lgni.&quot;    [&quot;XKLRJ&quot;,   &quot;lgni&quot;,       " calcext:value-type="string">
            <text:p><text:s text:c="2"/>"lgni." <text:s text:c="3"/>["XKLRJ", <text:s text:c="2"/>"l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6" table:formula="of:=CONCATENATE([.L172];[.M172];[.N172])" office:value-type="string" office:string-value="  &quot;lgni.&quot;    [&quot;XKLRJ&quot;,   &quot;lgni&quot;,       &quot;&quot;, &quot;ONSET&quot;, &quot;lewe LGNI&quot;]," calcext:value-type="string">
            <text:p><text:s text:c="2"/>"lgni." <text:s text:c="3"/>["XKLRJ", <text:s text:c="2"/>"lgni", <text:s text:c="6"/>"", "ONSET", "lewe LGNI"]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D$2];[$przecinki.$C$2];[$przecinki.$C$2];[$przecinki.$C$2];[$przecinki.$C$2];[$przecinki.$C$2];[$przecinki.$C$2];[$przecinki.$C$2])" office:value-type="string" office:string-value="  &quot;lh.&quot;    [&quot;XKTL&quot;,   &quot;lh&quot;,       " calcext:value-type="string">
            <text:p><text:s text:c="2"/>"lh." <text:s text:c="3"/>["XKTL", <text:s text:c="2"/>"l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6" table:formula="of:=CONCATENATE([.L173];[.M173];[.N173])" office:value-type="string" office:string-value="  &quot;lh.&quot;    [&quot;XKTL&quot;,   &quot;lh&quot;,       &quot;&quot;, &quot;ONSET&quot;, &quot;lewe LH&quot;]," calcext:value-type="string">
            <text:p><text:s text:c="2"/>"lh." <text:s text:c="3"/>["XKTL", <text:s text:c="2"/>"lh", <text:s text:c="6"/>"", "ONSET", "lewe LH"]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D$2];[$przecinki.$C$2];[$przecinki.$C$2];[$przecinki.$C$2];[$przecinki.$C$2];[$przecinki.$C$2];[$przecinki.$C$2];[$przecinki.$C$2])" office:value-type="string" office:string-value="  &quot;ll.&quot;    [&quot;L&quot;,   &quot;ll&quot;,       " calcext:value-type="string">
            <text:p><text:s text:c="2"/>"ll." <text:s text:c="3"/>["L", <text:s text:c="2"/>"l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6" table:formula="of:=CONCATENATE([.L174];[.M174];[.N174])" office:value-type="string" office:string-value="  &quot;ll.&quot;    [&quot;L&quot;,   &quot;ll&quot;,       &quot;&quot;, &quot;ONSET&quot;, &quot;lewe LL&quot;]," calcext:value-type="string">
            <text:p><text:s text:c="2"/>"ll." <text:s text:c="3"/>["L", <text:s text:c="2"/>"ll", <text:s text:c="6"/>"", "ONSET", "lewe LL"]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D$2];[$przecinki.$C$2];[$przecinki.$C$2];[$przecinki.$C$2];[$przecinki.$C$2];[$przecinki.$C$2];[$przecinki.$C$2];[$przecinki.$C$2])" office:value-type="string" office:string-value="  &quot;ln.&quot;    [&quot;VLR&quot;,   &quot;ln&quot;,       " calcext:value-type="string">
            <text:p><text:s text:c="2"/>"ln." <text:s text:c="3"/>["VLR", <text:s text:c="2"/>"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6" table:formula="of:=CONCATENATE([.L175];[.M175];[.N175])" office:value-type="string" office:string-value="  &quot;ln.&quot;    [&quot;VLR&quot;,   &quot;ln&quot;,       &quot;&quot;, &quot;ONSET&quot;, &quot;lewe LN&quot;]," calcext:value-type="string">
            <text:p><text:s text:c="2"/>"ln." <text:s text:c="3"/>["VLR", <text:s text:c="2"/>"ln", <text:s text:c="6"/>"", "ONSET", "lewe LN"]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D$2];[$przecinki.$C$2];[$przecinki.$C$2];[$przecinki.$C$2];[$przecinki.$C$2];[$przecinki.$C$2];[$przecinki.$C$2];[$przecinki.$C$2])" office:value-type="string" office:string-value="  &quot;lni.&quot;    [&quot;VLRJ&quot;,   &quot;lni&quot;,       " calcext:value-type="string">
            <text:p><text:s text:c="2"/>"lni." <text:s text:c="3"/>["VLRJ", <text:s text:c="2"/>"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6" table:formula="of:=CONCATENATE([.L176];[.M176];[.N176])" office:value-type="string" office:string-value="  &quot;lni.&quot;    [&quot;VLRJ&quot;,   &quot;lni&quot;,       &quot;&quot;, &quot;ONSET&quot;, &quot;lewe LNI&quot;]," calcext:value-type="string">
            <text:p><text:s text:c="2"/>"lni." <text:s text:c="3"/>["VLRJ", <text:s text:c="2"/>"lni", <text:s text:c="6"/>"", "ONSET", "lewe LNI"]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D$2];[$przecinki.$C$2];[$przecinki.$C$2];[$przecinki.$C$2];[$przecinki.$C$2];[$przecinki.$C$2];[$przecinki.$C$2];[$przecinki.$C$2])" office:value-type="string" office:string-value="  &quot;lśn.&quot;    [&quot;SVLR&quot;,   &quot;lśn&quot;,       " calcext:value-type="string">
            <text:p><text:s text:c="2"/>"lśn." <text:s text:c="3"/>["SVLR", <text:s text:c="2"/>"l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6" table:formula="of:=CONCATENATE([.L177];[.M177];[.N177])" office:value-type="string" office:string-value="  &quot;lśn.&quot;    [&quot;SVLR&quot;,   &quot;lśn&quot;,       &quot;&quot;, &quot;ONSET&quot;, &quot;lewe LŚN&quot;]," calcext:value-type="string">
            <text:p><text:s text:c="2"/>"lśn." <text:s text:c="3"/>["SVLR", <text:s text:c="2"/>"lśn", <text:s text:c="6"/>"", "ONSET", "lewe LŚN"]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D$2];[$przecinki.$C$2];[$przecinki.$C$2];[$przecinki.$C$2];[$przecinki.$C$2];[$przecinki.$C$2];[$przecinki.$C$2];[$przecinki.$C$2])" office:value-type="string" office:string-value="  &quot;lśni.&quot;    [&quot;SVLRJ&quot;,   &quot;lśni&quot;,       " calcext:value-type="string">
            <text:p><text:s text:c="2"/>"lśni." <text:s text:c="3"/>["SVLRJ", <text:s text:c="2"/>"l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6" table:formula="of:=CONCATENATE([.L178];[.M178];[.N178])" office:value-type="string" office:string-value="  &quot;lśni.&quot;    [&quot;SVLRJ&quot;,   &quot;lśni&quot;,       &quot;&quot;, &quot;ONSET&quot;, &quot;lewe LŚNI&quot;]," calcext:value-type="string">
            <text:p><text:s text:c="2"/>"lśni." <text:s text:c="3"/>["SVLRJ", <text:s text:c="2"/>"lśni", <text:s text:c="6"/>"", "ONSET", "lewe LŚNI"]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D$2];[$przecinki.$C$2];[$przecinki.$C$2];[$przecinki.$C$2];[$przecinki.$C$2];[$przecinki.$C$2];[$przecinki.$C$2];[$przecinki.$C$2])" office:value-type="string" office:string-value="  &quot;lw.&quot;    [&quot;VL&quot;,   &quot;lw&quot;,       " calcext:value-type="string">
            <text:p><text:s text:c="2"/>"lw." <text:s text:c="3"/>["VL", <text:s text:c="2"/>"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6" table:formula="of:=CONCATENATE([.L179];[.M179];[.N179])" office:value-type="string" office:string-value="  &quot;lw.&quot;    [&quot;VL&quot;,   &quot;lw&quot;,       &quot;&quot;, &quot;ONSET&quot;, &quot;lewe LW&quot;]," calcext:value-type="string">
            <text:p><text:s text:c="2"/>"lw." <text:s text:c="3"/>["VL", <text:s text:c="2"/>"lw", <text:s text:c="6"/>"", "ONSET", "lewe LW"]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D$2];[$przecinki.$C$2];[$przecinki.$C$2];[$przecinki.$C$2];[$przecinki.$C$2];[$przecinki.$C$2];[$przecinki.$C$2];[$przecinki.$C$2])" office:value-type="string" office:string-value="  &quot;lwi.&quot;    [&quot;VLJ&quot;,   &quot;lwi&quot;,       " calcext:value-type="string">
            <text:p><text:s text:c="2"/>"lwi." <text:s text:c="3"/>["VLJ", <text:s text:c="2"/>"l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6" table:formula="of:=CONCATENATE([.L180];[.M180];[.N180])" office:value-type="string" office:string-value="  &quot;lwi.&quot;    [&quot;VLJ&quot;,   &quot;lwi&quot;,       &quot;&quot;, &quot;ONSET&quot;, &quot;lewe LWI&quot;]," calcext:value-type="string">
            <text:p><text:s text:c="2"/>"lwi." <text:s text:c="3"/>["VLJ", <text:s text:c="2"/>"lwi", <text:s text:c="6"/>"", "ONSET", "lewe LWI"]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D$2];[$przecinki.$C$2];[$przecinki.$C$2];[$przecinki.$C$2];[$przecinki.$C$2];[$przecinki.$C$2];[$przecinki.$C$2];[$przecinki.$C$2])" office:value-type="string" office:string-value="  &quot;lż.&quot;    [&quot;TPL&quot;,   &quot;lż&quot;,       " calcext:value-type="string">
            <text:p><text:s text:c="2"/>"lż." <text:s text:c="3"/>["TPL", <text:s text:c="2"/>"l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6" table:formula="of:=CONCATENATE([.L181];[.M181];[.N181])" office:value-type="string" office:string-value="  &quot;lż.&quot;    [&quot;TPL&quot;,   &quot;lż&quot;,       &quot;&quot;, &quot;ONSET&quot;, &quot;lewe LŻ&quot;]," calcext:value-type="string">
            <text:p><text:s text:c="2"/>"lż." <text:s text:c="3"/>["TPL", <text:s text:c="2"/>"lż", <text:s text:c="6"/>"", "ONSET", "lewe LŻ"]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D$2];[$przecinki.$C$2];[$przecinki.$C$2];[$przecinki.$C$2];[$przecinki.$C$2];[$przecinki.$C$2];[$przecinki.$C$2];[$przecinki.$C$2])" office:value-type="string" office:string-value="  &quot;ł.&quot;    [&quot;LJ&quot;,   &quot;ł&quot;,       " calcext:value-type="string">
            <text:p><text:s text:c="2"/>"ł." <text:s text:c="3"/>["LJ", <text:s text:c="2"/>"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6" table:formula="of:=CONCATENATE([.L182];[.M182];[.N182])" office:value-type="string" office:string-value="  &quot;ł.&quot;    [&quot;LJ&quot;,   &quot;ł&quot;,       &quot;&quot;, &quot;ONSET&quot;, &quot;lewe Ł&quot;]," calcext:value-type="string">
            <text:p><text:s text:c="2"/>"ł." <text:s text:c="3"/>["LJ", <text:s text:c="2"/>"ł", <text:s text:c="6"/>"", "ONSET", "lewe Ł"]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D$2];[$przecinki.$C$2];[$przecinki.$C$2];[$przecinki.$C$2];[$przecinki.$C$2];[$przecinki.$C$2];[$przecinki.$C$2];[$przecinki.$C$2])" office:value-type="string" office:string-value="  &quot;łb.&quot;    [&quot;XPLJ&quot;,   &quot;łb&quot;,       " calcext:value-type="string">
            <text:p><text:s text:c="2"/>"łb." <text:s text:c="3"/>["XPLJ", <text:s text:c="2"/>"ł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6" table:formula="of:=CONCATENATE([.L183];[.M183];[.N183])" office:value-type="string" office:string-value="  &quot;łb.&quot;    [&quot;XPLJ&quot;,   &quot;łb&quot;,       &quot;&quot;, &quot;ONSET&quot;, &quot;lewe ŁB&quot;]," calcext:value-type="string">
            <text:p><text:s text:c="2"/>"łb." <text:s text:c="3"/>["XPLJ", <text:s text:c="2"/>"łb", <text:s text:c="6"/>"", "ONSET", "lewe ŁB"]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D$2];[$przecinki.$C$2];[$przecinki.$C$2];[$przecinki.$C$2];[$przecinki.$C$2];[$przecinki.$C$2];[$przecinki.$C$2];[$przecinki.$C$2])" office:value-type="string" office:string-value="  &quot;łbi.&quot;    [&quot;XPLJ&quot;,   &quot;łbi&quot;,       " calcext:value-type="string">
            <text:p><text:s text:c="2"/>"łbi." <text:s text:c="3"/>["XPLJ", <text:s text:c="2"/>"ł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6" table:formula="of:=CONCATENATE([.L184];[.M184];[.N184])" office:value-type="string" office:string-value="  &quot;łbi.&quot;    [&quot;XPLJ&quot;,   &quot;łbi&quot;,       &quot;&quot;, &quot;ONSET&quot;, &quot;lewe ŁBI&quot;]," calcext:value-type="string">
            <text:p><text:s text:c="2"/>"łbi." <text:s text:c="3"/>["XPLJ", <text:s text:c="2"/>"łbi", <text:s text:c="6"/>"", "ONSET", "lewe ŁBI"]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D$2];[$przecinki.$C$2];[$przecinki.$C$2];[$przecinki.$C$2];[$przecinki.$C$2];[$przecinki.$C$2];[$przecinki.$C$2];[$przecinki.$C$2])" office:value-type="string" office:string-value="  &quot;łg.&quot;    [&quot;XKLJ&quot;,   &quot;łg&quot;,       " calcext:value-type="string">
            <text:p><text:s text:c="2"/>"łg." <text:s text:c="3"/>["XKLJ", <text:s text:c="2"/>"ł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6" table:formula="of:=CONCATENATE([.L185];[.M185];[.N185])" office:value-type="string" office:string-value="  &quot;łg.&quot;    [&quot;XKLJ&quot;,   &quot;łg&quot;,       &quot;&quot;, &quot;ONSET&quot;, &quot;lewe ŁG&quot;]," calcext:value-type="string">
            <text:p><text:s text:c="2"/>"łg." <text:s text:c="3"/>["XKLJ", <text:s text:c="2"/>"łg", <text:s text:c="6"/>"", "ONSET", "lewe ŁG"]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D$2];[$przecinki.$C$2];[$przecinki.$C$2];[$przecinki.$C$2];[$przecinki.$C$2];[$przecinki.$C$2];[$przecinki.$C$2];[$przecinki.$C$2])" office:value-type="string" office:string-value="  &quot;łk.&quot;    [&quot;KLJ&quot;,   &quot;łk&quot;,       " calcext:value-type="string">
            <text:p><text:s text:c="2"/>"łk." <text:s text:c="3"/>["KLJ", <text:s text:c="2"/>"ł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6" table:formula="of:=CONCATENATE([.L186];[.M186];[.N186])" office:value-type="string" office:string-value="  &quot;łk.&quot;    [&quot;KLJ&quot;,   &quot;łk&quot;,       &quot;&quot;, &quot;ONSET&quot;, &quot;lewe ŁK&quot;]," calcext:value-type="string">
            <text:p><text:s text:c="2"/>"łk." <text:s text:c="3"/>["KLJ", <text:s text:c="2"/>"łk", <text:s text:c="6"/>"", "ONSET", "lewe ŁK"]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D$2];[$przecinki.$C$2];[$przecinki.$C$2];[$przecinki.$C$2];[$przecinki.$C$2];[$przecinki.$C$2];[$przecinki.$C$2];[$przecinki.$C$2])" office:value-type="string" office:string-value="  &quot;łz.&quot;    [&quot;ZLJ&quot;,   &quot;łz&quot;,       " calcext:value-type="string">
            <text:p><text:s text:c="2"/>"łz." <text:s text:c="3"/>["ZLJ", <text:s text:c="2"/>"ł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6" table:formula="of:=CONCATENATE([.L187];[.M187];[.N187])" office:value-type="string" office:string-value="  &quot;łz.&quot;    [&quot;ZLJ&quot;,   &quot;łz&quot;,       &quot;&quot;, &quot;ONSET&quot;, &quot;lewe ŁZ&quot;]," calcext:value-type="string">
            <text:p><text:s text:c="2"/>"łz." <text:s text:c="3"/>["ZLJ", <text:s text:c="2"/>"łz", <text:s text:c="6"/>"", "ONSET", "lewe ŁZ"]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D$2];[$przecinki.$C$2];[$przecinki.$C$2];[$przecinki.$C$2];[$przecinki.$C$2];[$przecinki.$C$2];[$przecinki.$C$2];[$przecinki.$C$2])" office:value-type="string" office:string-value="  &quot;łż.&quot;    [&quot;XTPLJ&quot;,   &quot;łż&quot;,       " calcext:value-type="string">
            <text:p><text:s text:c="2"/>"łż." <text:s text:c="3"/>["XTPLJ", <text:s text:c="2"/>"ł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6" table:formula="of:=CONCATENATE([.L188];[.M188];[.N188])" office:value-type="string" office:string-value="  &quot;łż.&quot;    [&quot;XTPLJ&quot;,   &quot;łż&quot;,       &quot;&quot;, &quot;ONSET&quot;, &quot;lewe ŁŻ&quot;]," calcext:value-type="string">
            <text:p><text:s text:c="2"/>"łż." <text:s text:c="3"/>["XTPLJ", <text:s text:c="2"/>"łż", <text:s text:c="6"/>"", "ONSET", "lewe ŁŻ"]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D$2];[$przecinki.$C$2];[$przecinki.$C$2];[$przecinki.$C$2];[$przecinki.$C$2];[$przecinki.$C$2];[$przecinki.$C$2];[$przecinki.$C$2])" office:value-type="string" office:string-value="  &quot;m.&quot;    [&quot;TV&quot;,   &quot;m&quot;,       " calcext:value-type="string">
            <text:p><text:s text:c="2"/>"m." <text:s text:c="3"/>["TV", <text:s text:c="2"/>"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6" table:formula="of:=CONCATENATE([.L189];[.M189];[.N189])" office:value-type="string" office:string-value="  &quot;m.&quot;    [&quot;TV&quot;,   &quot;m&quot;,       &quot;&quot;, &quot;ONSET&quot;, &quot;lewe M&quot;]," calcext:value-type="string">
            <text:p><text:s text:c="2"/>"m." <text:s text:c="3"/>["TV", <text:s text:c="2"/>"m", <text:s text:c="6"/>"", "ONSET", "lewe M"]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D$2];[$przecinki.$C$2];[$przecinki.$C$2];[$przecinki.$C$2];[$przecinki.$C$2];[$przecinki.$C$2];[$przecinki.$C$2];[$przecinki.$C$2])" office:value-type="string" office:string-value="  &quot;mb.&quot;    [&quot;XTPV&quot;,   &quot;mb&quot;,       " calcext:value-type="string">
            <text:p><text:s text:c="2"/>"mb." <text:s text:c="3"/>["XTPV", <text:s text:c="2"/>"m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6" table:formula="of:=CONCATENATE([.L190];[.M190];[.N190])" office:value-type="string" office:string-value="  &quot;mb.&quot;    [&quot;XTPV&quot;,   &quot;mb&quot;,       &quot;&quot;, &quot;ONSET&quot;, &quot;lewe MB&quot;]," calcext:value-type="string">
            <text:p><text:s text:c="2"/>"mb." <text:s text:c="3"/>["XTPV", <text:s text:c="2"/>"mb", <text:s text:c="6"/>"", "ONSET", "lewe MB"]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D$2];[$przecinki.$C$2];[$przecinki.$C$2];[$przecinki.$C$2];[$przecinki.$C$2];[$przecinki.$C$2];[$przecinki.$C$2];[$przecinki.$C$2])" office:value-type="string" office:string-value="  &quot;mch.&quot;    [&quot;KTV&quot;,   &quot;mch&quot;,       " calcext:value-type="string">
            <text:p><text:s text:c="2"/>"mch." <text:s text:c="3"/>["KTV", <text:s text:c="2"/>"m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6" table:formula="of:=CONCATENATE([.L191];[.M191];[.N191])" office:value-type="string" office:string-value="  &quot;mch.&quot;    [&quot;KTV&quot;,   &quot;mch&quot;,       &quot;&quot;, &quot;ONSET&quot;, &quot;lewe MCH&quot;]," calcext:value-type="string">
            <text:p><text:s text:c="2"/>"mch." <text:s text:c="3"/>["KTV", <text:s text:c="2"/>"mch", <text:s text:c="6"/>"", "ONSET", "lewe MCH"]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D$2];[$przecinki.$C$2];[$przecinki.$C$2];[$przecinki.$C$2];[$przecinki.$C$2];[$przecinki.$C$2];[$przecinki.$C$2];[$przecinki.$C$2])" office:value-type="string" office:string-value="  &quot;mdl.&quot;    [&quot;XTVL&quot;,   &quot;mdl&quot;,       " calcext:value-type="string">
            <text:p><text:s text:c="2"/>"mdl." <text:s text:c="3"/>["XTVL", <text:s text:c="2"/>"m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6" table:formula="of:=CONCATENATE([.L192];[.M192];[.N192])" office:value-type="string" office:string-value="  &quot;mdl.&quot;    [&quot;XTVL&quot;,   &quot;mdl&quot;,       &quot;&quot;, &quot;ONSET&quot;, &quot;lewe MDL&quot;]," calcext:value-type="string">
            <text:p><text:s text:c="2"/>"mdl." <text:s text:c="3"/>["XTVL", <text:s text:c="2"/>"mdl", <text:s text:c="6"/>"", "ONSET", "lewe MDL"]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E194]" office:value-type="string" office:string-value="XTVLJ" calcext:value-type="string">
            <text:p>XTVLJ</text:p>
          </table:table-cell>
          <table:table-cell table:formula="of:=[$'naglosy-edycja'.D194]" office:value-type="string" office:string-value="XTVLI" calcext:value-type="string">
            <text:p>XTVLI</text:p>
          </table:table-cell>
          <table:table-cell table:formula="of:=[$'naglosy-edycja'.E194]" office:value-type="string" office:string-value="XTVLJ" calcext:value-type="string">
            <text:p>XTVLJ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D$2];[$przecinki.$C$2];[$przecinki.$C$2];[$przecinki.$C$2];[$przecinki.$C$2];[$przecinki.$C$2];[$przecinki.$C$2];[$przecinki.$C$2])" office:value-type="string" office:string-value="  &quot;mdli.&quot;    [&quot;XTVLJ&quot;,   &quot;mdli&quot;,       " calcext:value-type="string">
            <text:p><text:s text:c="2"/>"mdli." <text:s text:c="3"/>["XTVLJ", <text:s text:c="2"/>"md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6" table:formula="of:=CONCATENATE([.L193];[.M193];[.N193])" office:value-type="string" office:string-value="  &quot;mdli.&quot;    [&quot;XTVLJ&quot;,   &quot;mdli&quot;,       &quot;&quot;, &quot;ONSET&quot;, &quot;lewe MDLI&quot;]," calcext:value-type="string">
            <text:p><text:s text:c="2"/>"mdli." <text:s text:c="3"/>["XTVLJ", <text:s text:c="2"/>"mdli", <text:s text:c="6"/>"", "ONSET", "lewe MDLI"]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D$2];[$przecinki.$C$2];[$przecinki.$C$2];[$przecinki.$C$2];[$przecinki.$C$2];[$przecinki.$C$2];[$przecinki.$C$2];[$przecinki.$C$2])" office:value-type="string" office:string-value="  &quot;mdł.&quot;    [&quot;XTVLJ&quot;,   &quot;mdł&quot;,       " calcext:value-type="string">
            <text:p><text:s text:c="2"/>"mdł." <text:s text:c="3"/>["XTVLJ", <text:s text:c="2"/>"m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6" table:formula="of:=CONCATENATE([.L194];[.M194];[.N194])" office:value-type="string" office:string-value="  &quot;mdł.&quot;    [&quot;XTVLJ&quot;,   &quot;mdł&quot;,       &quot;&quot;, &quot;ONSET&quot;, &quot;lewe MDŁ&quot;]," calcext:value-type="string">
            <text:p><text:s text:c="2"/>"mdł." <text:s text:c="3"/>["XTVLJ", <text:s text:c="2"/>"mdł", <text:s text:c="6"/>"", "ONSET", "lewe MDŁ"]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D$2];[$przecinki.$C$2];[$przecinki.$C$2];[$przecinki.$C$2];[$przecinki.$C$2];[$przecinki.$C$2];[$przecinki.$C$2];[$przecinki.$C$2])" office:value-type="string" office:string-value="  &quot;mg.&quot;    [&quot;XKTV&quot;,   &quot;mg&quot;,       " calcext:value-type="string">
            <text:p><text:s text:c="2"/>"mg." <text:s text:c="3"/>["XKTV", <text:s text:c="2"/>"m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6" table:formula="of:=CONCATENATE([.L195];[.M195];[.N195])" office:value-type="string" office:string-value="  &quot;mg.&quot;    [&quot;XKTV&quot;,   &quot;mg&quot;,       &quot;&quot;, &quot;ONSET&quot;, &quot;lewe MG&quot;]," calcext:value-type="string">
            <text:p><text:s text:c="2"/>"mg." <text:s text:c="3"/>["XKTV", <text:s text:c="2"/>"mg", <text:s text:c="6"/>"", "ONSET", "lewe MG"]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D$2];[$przecinki.$C$2];[$przecinki.$C$2];[$przecinki.$C$2];[$przecinki.$C$2];[$przecinki.$C$2];[$przecinki.$C$2];[$przecinki.$C$2])" office:value-type="string" office:string-value="  &quot;mgl.&quot;    [&quot;XKTVL&quot;,   &quot;mgl&quot;,       " calcext:value-type="string">
            <text:p><text:s text:c="2"/>"mgl." <text:s text:c="3"/>["XKTVL", <text:s text:c="2"/>"m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6" table:formula="of:=CONCATENATE([.L196];[.M196];[.N196])" office:value-type="string" office:string-value="  &quot;mgl.&quot;    [&quot;XKTVL&quot;,   &quot;mgl&quot;,       &quot;&quot;, &quot;ONSET&quot;, &quot;lewe MGL&quot;]," calcext:value-type="string">
            <text:p><text:s text:c="2"/>"mgl." <text:s text:c="3"/>["XKTVL", <text:s text:c="2"/>"mgl", <text:s text:c="6"/>"", "ONSET", "lewe MGL"]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D$2];[$przecinki.$C$2];[$przecinki.$C$2];[$przecinki.$C$2];[$przecinki.$C$2];[$przecinki.$C$2];[$przecinki.$C$2];[$przecinki.$C$2])" office:value-type="string" office:string-value="  &quot;mgli.&quot;    [&quot;XKTVLI&quot;,   &quot;mgli&quot;,       " calcext:value-type="string">
            <text:p><text:s text:c="2"/>"mgli." <text:s text:c="3"/>["XKTVLI", <text:s text:c="2"/>"mg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6" table:formula="of:=CONCATENATE([.L197];[.M197];[.N197])" office:value-type="string" office:string-value="  &quot;mgli.&quot;    [&quot;XKTVLI&quot;,   &quot;mgli&quot;,       &quot;&quot;, &quot;ONSET&quot;, &quot;lewe MGLI&quot;]," calcext:value-type="string">
            <text:p><text:s text:c="2"/>"mgli." <text:s text:c="3"/>["XKTVLI", <text:s text:c="2"/>"mgli", <text:s text:c="6"/>"", "ONSET", "lewe MGLI"]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D$2];[$przecinki.$C$2];[$przecinki.$C$2];[$przecinki.$C$2];[$przecinki.$C$2];[$przecinki.$C$2];[$przecinki.$C$2];[$przecinki.$C$2])" office:value-type="string" office:string-value="  &quot;mgł.&quot;    [&quot;XKTVLJ&quot;,   &quot;mgł&quot;,       " calcext:value-type="string">
            <text:p><text:s text:c="2"/>"mgł." <text:s text:c="3"/>["XKTVLJ", <text:s text:c="2"/>"m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6" table:formula="of:=CONCATENATE([.L198];[.M198];[.N198])" office:value-type="string" office:string-value="  &quot;mgł.&quot;    [&quot;XKTVLJ&quot;,   &quot;mgł&quot;,       &quot;&quot;, &quot;ONSET&quot;, &quot;lewe MGŁ&quot;]," calcext:value-type="string">
            <text:p><text:s text:c="2"/>"mgł." <text:s text:c="3"/>["XKTVLJ", <text:s text:c="2"/>"mgł", <text:s text:c="6"/>"", "ONSET", "lewe MGŁ"]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D$2];[$przecinki.$C$2];[$przecinki.$C$2];[$przecinki.$C$2];[$przecinki.$C$2];[$przecinki.$C$2];[$przecinki.$C$2];[$przecinki.$C$2])" office:value-type="string" office:string-value="  &quot;mgn.&quot;    [&quot;XKTVLR&quot;,   &quot;mgn&quot;,       " calcext:value-type="string">
            <text:p><text:s text:c="2"/>"mgn." <text:s text:c="3"/>["XKTVLR", <text:s text:c="2"/>"m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6" table:formula="of:=CONCATENATE([.L199];[.M199];[.N199])" office:value-type="string" office:string-value="  &quot;mgn.&quot;    [&quot;XKTVLR&quot;,   &quot;mgn&quot;,       &quot;&quot;, &quot;ONSET&quot;, &quot;lewe MGN&quot;]," calcext:value-type="string">
            <text:p><text:s text:c="2"/>"mgn." <text:s text:c="3"/>["XKTVLR", <text:s text:c="2"/>"mgn", <text:s text:c="6"/>"", "ONSET", "lewe MGN"]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D$2];[$przecinki.$C$2];[$przecinki.$C$2];[$przecinki.$C$2];[$przecinki.$C$2];[$przecinki.$C$2];[$przecinki.$C$2];[$przecinki.$C$2])" office:value-type="string" office:string-value="  &quot;mgni.&quot;    [&quot;XKTVRJ&quot;,   &quot;mgni&quot;,       " calcext:value-type="string">
            <text:p><text:s text:c="2"/>"mgni." <text:s text:c="3"/>["XKTVRJ", <text:s text:c="2"/>"m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6" table:formula="of:=CONCATENATE([.L200];[.M200];[.N200])" office:value-type="string" office:string-value="  &quot;mgni.&quot;    [&quot;XKTVRJ&quot;,   &quot;mgni&quot;,       &quot;&quot;, &quot;ONSET&quot;, &quot;lewe MGNI&quot;]," calcext:value-type="string">
            <text:p><text:s text:c="2"/>"mgni." <text:s text:c="3"/>["XKTVRJ", <text:s text:c="2"/>"mgni", <text:s text:c="6"/>"", "ONSET", "lewe MGNI"]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D$2];[$przecinki.$C$2];[$przecinki.$C$2];[$przecinki.$C$2];[$przecinki.$C$2];[$przecinki.$C$2];[$przecinki.$C$2];[$przecinki.$C$2])" office:value-type="string" office:string-value="  &quot;mkl.&quot;    [&quot;KTVL&quot;,   &quot;mkl&quot;,       " calcext:value-type="string">
            <text:p><text:s text:c="2"/>"mkl." <text:s text:c="3"/>["KTVL", <text:s text:c="2"/>"m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6" table:formula="of:=CONCATENATE([.L201];[.M201];[.N201])" office:value-type="string" office:string-value="  &quot;mkl.&quot;    [&quot;KTVL&quot;,   &quot;mkl&quot;,       &quot;&quot;, &quot;ONSET&quot;, &quot;lewe MKL&quot;]," calcext:value-type="string">
            <text:p><text:s text:c="2"/>"mkl." <text:s text:c="3"/>["KTVL", <text:s text:c="2"/>"mkl", <text:s text:c="6"/>"", "ONSET", "lewe MKL"]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D$2];[$przecinki.$C$2];[$przecinki.$C$2];[$przecinki.$C$2];[$przecinki.$C$2];[$przecinki.$C$2];[$przecinki.$C$2];[$przecinki.$C$2])" office:value-type="string" office:string-value="  &quot;mkli.&quot;    [&quot;KTVLJ&quot;,   &quot;mkli&quot;,       " calcext:value-type="string">
            <text:p><text:s text:c="2"/>"mkli." <text:s text:c="3"/>["KTVLJ", <text:s text:c="2"/>"m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6" table:formula="of:=CONCATENATE([.L202];[.M202];[.N202])" office:value-type="string" office:string-value="  &quot;mkli.&quot;    [&quot;KTVLJ&quot;,   &quot;mkli&quot;,       &quot;&quot;, &quot;ONSET&quot;, &quot;lewe MKLI&quot;]," calcext:value-type="string">
            <text:p><text:s text:c="2"/>"mkli." <text:s text:c="3"/>["KTVLJ", <text:s text:c="2"/>"mkli", <text:s text:c="6"/>"", "ONSET", "lewe MKLI"]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D$2];[$przecinki.$C$2];[$przecinki.$C$2];[$przecinki.$C$2];[$przecinki.$C$2];[$przecinki.$C$2];[$przecinki.$C$2];[$przecinki.$C$2])" office:value-type="string" office:string-value="  &quot;mkn.&quot;    [&quot;KTVLR&quot;,   &quot;mkn&quot;,       " calcext:value-type="string">
            <text:p><text:s text:c="2"/>"mkn." <text:s text:c="3"/>["KTVLR", <text:s text:c="2"/>"m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6" table:formula="of:=CONCATENATE([.L203];[.M203];[.N203])" office:value-type="string" office:string-value="  &quot;mkn.&quot;    [&quot;KTVLR&quot;,   &quot;mkn&quot;,       &quot;&quot;, &quot;ONSET&quot;, &quot;lewe MKN&quot;]," calcext:value-type="string">
            <text:p><text:s text:c="2"/>"mkn." <text:s text:c="3"/>["KTVLR", <text:s text:c="2"/>"mkn", <text:s text:c="6"/>"", "ONSET", "lewe MKN"]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D$2];[$przecinki.$C$2];[$przecinki.$C$2];[$przecinki.$C$2];[$przecinki.$C$2];[$przecinki.$C$2];[$przecinki.$C$2];[$przecinki.$C$2])" office:value-type="string" office:string-value="  &quot;mkni.&quot;    [&quot;KTVRJ&quot;,   &quot;mkni&quot;,       " calcext:value-type="string">
            <text:p><text:s text:c="2"/>"mkni." <text:s text:c="3"/>["KTVRJ", <text:s text:c="2"/>"m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6" table:formula="of:=CONCATENATE([.L204];[.M204];[.N204])" office:value-type="string" office:string-value="  &quot;mkni.&quot;    [&quot;KTVRJ&quot;,   &quot;mkni&quot;,       &quot;&quot;, &quot;ONSET&quot;, &quot;lewe MKNI&quot;]," calcext:value-type="string">
            <text:p><text:s text:c="2"/>"mkni." <text:s text:c="3"/>["KTVRJ", <text:s text:c="2"/>"mkni", <text:s text:c="6"/>"", "ONSET", "lewe MKNI"]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D$2];[$przecinki.$C$2];[$przecinki.$C$2];[$przecinki.$C$2];[$przecinki.$C$2];[$przecinki.$C$2];[$przecinki.$C$2];[$przecinki.$C$2])" office:value-type="string" office:string-value="  &quot;ml.&quot;    [&quot;TVL&quot;,   &quot;ml&quot;,       " calcext:value-type="string">
            <text:p><text:s text:c="2"/>"ml." <text:s text:c="3"/>["TVL", <text:s text:c="2"/>"m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6" table:formula="of:=CONCATENATE([.L205];[.M205];[.N205])" office:value-type="string" office:string-value="  &quot;ml.&quot;    [&quot;TVL&quot;,   &quot;ml&quot;,       &quot;&quot;, &quot;ONSET&quot;, &quot;lewe ML&quot;]," calcext:value-type="string">
            <text:p><text:s text:c="2"/>"ml." <text:s text:c="3"/>["TVL", <text:s text:c="2"/>"ml", <text:s text:c="6"/>"", "ONSET", "lewe ML"]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D$2];[$przecinki.$C$2];[$przecinki.$C$2];[$przecinki.$C$2];[$przecinki.$C$2];[$przecinki.$C$2];[$przecinki.$C$2];[$przecinki.$C$2])" office:value-type="string" office:string-value="  &quot;mł.&quot;    [&quot;TVLJ&quot;,   &quot;mł&quot;,       " calcext:value-type="string">
            <text:p><text:s text:c="2"/>"mł." <text:s text:c="3"/>["TVLJ", <text:s text:c="2"/>"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6" table:formula="of:=CONCATENATE([.L206];[.M206];[.N206])" office:value-type="string" office:string-value="  &quot;mł.&quot;    [&quot;TVLJ&quot;,   &quot;mł&quot;,       &quot;&quot;, &quot;ONSET&quot;, &quot;lewe MŁ&quot;]," calcext:value-type="string">
            <text:p><text:s text:c="2"/>"mł." <text:s text:c="3"/>["TVLJ", <text:s text:c="2"/>"mł", <text:s text:c="6"/>"", "ONSET", "lewe MŁ"]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D$2];[$przecinki.$C$2];[$przecinki.$C$2];[$przecinki.$C$2];[$przecinki.$C$2];[$przecinki.$C$2];[$przecinki.$C$2];[$przecinki.$C$2])" office:value-type="string" office:string-value="  &quot;mn.&quot;    [&quot;TVLR&quot;,   &quot;mn&quot;,       " calcext:value-type="string">
            <text:p><text:s text:c="2"/>"mn." <text:s text:c="3"/>["TVLR", <text:s text:c="2"/>"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6" table:formula="of:=CONCATENATE([.L207];[.M207];[.N207])" office:value-type="string" office:string-value="  &quot;mn.&quot;    [&quot;TVLR&quot;,   &quot;mn&quot;,       &quot;&quot;, &quot;ONSET&quot;, &quot;lewe MN&quot;]," calcext:value-type="string">
            <text:p><text:s text:c="2"/>"mn." <text:s text:c="3"/>["TVLR", <text:s text:c="2"/>"mn", <text:s text:c="6"/>"", "ONSET", "lewe MN"]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D$2];[$przecinki.$C$2];[$przecinki.$C$2];[$przecinki.$C$2];[$przecinki.$C$2];[$przecinki.$C$2];[$przecinki.$C$2];[$przecinki.$C$2])" office:value-type="string" office:string-value="  &quot;mni.&quot;    [&quot;TVLRJ&quot;,   &quot;mni&quot;,       " calcext:value-type="string">
            <text:p><text:s text:c="2"/>"mni." <text:s text:c="3"/>["TVLRJ", <text:s text:c="2"/>"m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6" table:formula="of:=CONCATENATE([.L208];[.M208];[.N208])" office:value-type="string" office:string-value="  &quot;mni.&quot;    [&quot;TVLRJ&quot;,   &quot;mni&quot;,       &quot;&quot;, &quot;ONSET&quot;, &quot;lewe MNI&quot;]," calcext:value-type="string">
            <text:p><text:s text:c="2"/>"mni." <text:s text:c="3"/>["TVLRJ", <text:s text:c="2"/>"mni", <text:s text:c="6"/>"", "ONSET", "lewe MNI"]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D$2];[$przecinki.$C$2];[$przecinki.$C$2];[$przecinki.$C$2];[$przecinki.$C$2];[$przecinki.$C$2];[$przecinki.$C$2];[$przecinki.$C$2])" office:value-type="string" office:string-value="  &quot;mr.&quot;    [&quot;TVR&quot;,   &quot;mr&quot;,       " calcext:value-type="string">
            <text:p><text:s text:c="2"/>"mr." <text:s text:c="3"/>["TVR", <text:s text:c="2"/>"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6" table:formula="of:=CONCATENATE([.L209];[.M209];[.N209])" office:value-type="string" office:string-value="  &quot;mr.&quot;    [&quot;TVR&quot;,   &quot;mr&quot;,       &quot;&quot;, &quot;ONSET&quot;, &quot;lewe MR&quot;]," calcext:value-type="string">
            <text:p><text:s text:c="2"/>"mr." <text:s text:c="3"/>["TVR", <text:s text:c="2"/>"mr", <text:s text:c="6"/>"", "ONSET", "lewe MR"]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D$2];[$przecinki.$C$2];[$przecinki.$C$2];[$przecinki.$C$2];[$przecinki.$C$2];[$przecinki.$C$2];[$przecinki.$C$2];[$przecinki.$C$2])" office:value-type="string" office:string-value="  &quot;mrz.&quot;    [&quot;TVRJ&quot;,   &quot;mrz&quot;,       " calcext:value-type="string">
            <text:p><text:s text:c="2"/>"mrz." <text:s text:c="3"/>["TVRJ", <text:s text:c="2"/>"m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6" table:formula="of:=CONCATENATE([.L210];[.M210];[.N210])" office:value-type="string" office:string-value="  &quot;mrz.&quot;    [&quot;TVRJ&quot;,   &quot;mrz&quot;,       &quot;&quot;, &quot;ONSET&quot;, &quot;lewe MRZ&quot;]," calcext:value-type="string">
            <text:p><text:s text:c="2"/>"mrz." <text:s text:c="3"/>["TVRJ", <text:s text:c="2"/>"mrz", <text:s text:c="6"/>"", "ONSET", "lewe MRZ"]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D$2];[$przecinki.$C$2];[$przecinki.$C$2];[$przecinki.$C$2];[$przecinki.$C$2];[$przecinki.$C$2];[$przecinki.$C$2];[$przecinki.$C$2])" office:value-type="string" office:string-value="  &quot;mst.&quot;    [&quot;STV&quot;,   &quot;mst&quot;,       " calcext:value-type="string">
            <text:p><text:s text:c="2"/>"mst." <text:s text:c="3"/>["STV", <text:s text:c="2"/>"m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6" table:formula="of:=CONCATENATE([.L211];[.M211];[.N211])" office:value-type="string" office:string-value="  &quot;mst.&quot;    [&quot;STV&quot;,   &quot;mst&quot;,       &quot;&quot;, &quot;ONSET&quot;, &quot;lewe MST&quot;]," calcext:value-type="string">
            <text:p><text:s text:c="2"/>"mst." <text:s text:c="3"/>["STV", <text:s text:c="2"/>"mst", <text:s text:c="6"/>"", "ONSET", "lewe MST"]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D$2];[$przecinki.$C$2];[$przecinki.$C$2];[$przecinki.$C$2];[$przecinki.$C$2];[$przecinki.$C$2];[$przecinki.$C$2];[$przecinki.$C$2])" office:value-type="string" office:string-value="  &quot;msz.&quot;    [&quot;TVRJ&quot;,   &quot;msz&quot;,       " calcext:value-type="string">
            <text:p><text:s text:c="2"/>"msz." <text:s text:c="3"/>["TVRJ", <text:s text:c="2"/>"m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6" table:formula="of:=CONCATENATE([.L212];[.M212];[.N212])" office:value-type="string" office:string-value="  &quot;msz.&quot;    [&quot;TVRJ&quot;,   &quot;msz&quot;,       &quot;&quot;, &quot;ONSET&quot;, &quot;lewe MSZ&quot;]," calcext:value-type="string">
            <text:p><text:s text:c="2"/>"msz." <text:s text:c="3"/>["TVRJ", <text:s text:c="2"/>"msz", <text:s text:c="6"/>"", "ONSET", "lewe MSZ"]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D$2];[$przecinki.$C$2];[$przecinki.$C$2];[$przecinki.$C$2];[$przecinki.$C$2];[$przecinki.$C$2];[$przecinki.$C$2];[$przecinki.$C$2])" office:value-type="string" office:string-value="  &quot;mszcz.&quot;    [&quot;TPVRJ&quot;,   &quot;mszcz&quot;,       " calcext:value-type="string">
            <text:p><text:s text:c="2"/>"mszcz." <text:s text:c="3"/>["TPVRJ", <text:s text:c="2"/>"m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6" table:formula="of:=CONCATENATE([.L213];[.M213];[.N213])" office:value-type="string" office:string-value="  &quot;mszcz.&quot;    [&quot;TPVRJ&quot;,   &quot;mszcz&quot;,       &quot;&quot;, &quot;ONSET&quot;, &quot;lewe MSZCZ&quot;]," calcext:value-type="string">
            <text:p><text:s text:c="2"/>"mszcz." <text:s text:c="3"/>["TPVRJ", <text:s text:c="2"/>"mszcz", <text:s text:c="6"/>"", "ONSET", "lewe MSZCZ"]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D$2];[$przecinki.$C$2];[$przecinki.$C$2];[$przecinki.$C$2];[$przecinki.$C$2];[$przecinki.$C$2];[$przecinki.$C$2];[$przecinki.$C$2])" office:value-type="string" office:string-value="  &quot;mści.&quot;    [&quot;STV&quot;,   &quot;mści&quot;,       " calcext:value-type="string">
            <text:p><text:s text:c="2"/>"mści." <text:s text:c="3"/>["STV", <text:s text:c="2"/>"m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6" table:formula="of:=CONCATENATE([.L214];[.M214];[.N214])" office:value-type="string" office:string-value="  &quot;mści.&quot;    [&quot;STV&quot;,   &quot;mści&quot;,       &quot;&quot;, &quot;ONSET&quot;, &quot;lewe MŚCI&quot;]," calcext:value-type="string">
            <text:p><text:s text:c="2"/>"mści." <text:s text:c="3"/>["STV", <text:s text:c="2"/>"mści", <text:s text:c="6"/>"", "ONSET", "lewe MŚCI"]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D$2];[$przecinki.$C$2];[$przecinki.$C$2];[$przecinki.$C$2];[$przecinki.$C$2];[$przecinki.$C$2];[$przecinki.$C$2];[$przecinki.$C$2])" office:value-type="string" office:string-value="  &quot;mż.&quot;    [&quot;TVRJ&quot;,   &quot;mż&quot;,       " calcext:value-type="string">
            <text:p><text:s text:c="2"/>"mż." <text:s text:c="3"/>["TVRJ", <text:s text:c="2"/>"m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6" table:formula="of:=CONCATENATE([.L215];[.M215];[.N215])" office:value-type="string" office:string-value="  &quot;mż.&quot;    [&quot;TVRJ&quot;,   &quot;mż&quot;,       &quot;&quot;, &quot;ONSET&quot;, &quot;lewe MŻ&quot;]," calcext:value-type="string">
            <text:p><text:s text:c="2"/>"mż." <text:s text:c="3"/>["TVRJ", <text:s text:c="2"/>"mż", <text:s text:c="6"/>"", "ONSET", "lewe MŻ"]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D$2];[$przecinki.$C$2];[$przecinki.$C$2];[$przecinki.$C$2];[$przecinki.$C$2];[$przecinki.$C$2];[$przecinki.$C$2];[$przecinki.$C$2])" office:value-type="string" office:string-value="  &quot;n.&quot;    [&quot;LR&quot;,   &quot;n&quot;,       " calcext:value-type="string">
            <text:p><text:s text:c="2"/>"n." <text:s text:c="3"/>["LR", <text:s text:c="2"/>"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6" table:formula="of:=CONCATENATE([.L216];[.M216];[.N216])" office:value-type="string" office:string-value="  &quot;n.&quot;    [&quot;LR&quot;,   &quot;n&quot;,       &quot;&quot;, &quot;ONSET&quot;, &quot;lewe N&quot;]," calcext:value-type="string">
            <text:p><text:s text:c="2"/>"n." <text:s text:c="3"/>["LR", <text:s text:c="2"/>"n", <text:s text:c="6"/>"", "ONSET", "lewe N"]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D$2];[$przecinki.$C$2];[$przecinki.$C$2];[$przecinki.$C$2];[$przecinki.$C$2];[$przecinki.$C$2];[$przecinki.$C$2];[$przecinki.$C$2])" office:value-type="string" office:string-value="  &quot;ndż.&quot;    [&quot;XPVLR&quot;,   &quot;ndż&quot;,       " calcext:value-type="string">
            <text:p><text:s text:c="2"/>"ndż." <text:s text:c="3"/>["XPVLR", <text:s text:c="2"/>"n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6" table:formula="of:=CONCATENATE([.L217];[.M217];[.N217])" office:value-type="string" office:string-value="  &quot;ndż.&quot;    [&quot;XPVLR&quot;,   &quot;ndż&quot;,       &quot;&quot;, &quot;ONSET&quot;, &quot;lewe NDŻ&quot;]," calcext:value-type="string">
            <text:p><text:s text:c="2"/>"ndż." <text:s text:c="3"/>["XPVLR", <text:s text:c="2"/>"ndż", <text:s text:c="6"/>"", "ONSET", "lewe NDŻ"]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D$2];[$przecinki.$C$2];[$przecinki.$C$2];[$przecinki.$C$2];[$przecinki.$C$2];[$przecinki.$C$2];[$przecinki.$C$2];[$przecinki.$C$2])" office:value-type="string" office:string-value="  &quot;p.&quot;    [&quot;P&quot;,   &quot;p&quot;,       " calcext:value-type="string">
            <text:p><text:s text:c="2"/>"p." <text:s text:c="3"/>["P", <text:s text:c="2"/>"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6" table:formula="of:=CONCATENATE([.L218];[.M218];[.N218])" office:value-type="string" office:string-value="  &quot;p.&quot;    [&quot;P&quot;,   &quot;p&quot;,       &quot;&quot;, &quot;ONSET&quot;, &quot;lewe P&quot;]," calcext:value-type="string">
            <text:p><text:s text:c="2"/>"p." <text:s text:c="3"/>["P", <text:s text:c="2"/>"p", <text:s text:c="6"/>"", "ONSET", "lewe P"]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D$2];[$przecinki.$C$2];[$przecinki.$C$2];[$przecinki.$C$2];[$przecinki.$C$2];[$przecinki.$C$2];[$przecinki.$C$2];[$przecinki.$C$2])" office:value-type="string" office:string-value="  &quot;pc.&quot;    [&quot;ZTP&quot;,   &quot;pc&quot;,       " calcext:value-type="string">
            <text:p><text:s text:c="2"/>"pc." <text:s text:c="3"/>["ZTP", <text:s text:c="2"/>"p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6" table:formula="of:=CONCATENATE([.L219];[.M219];[.N219])" office:value-type="string" office:string-value="  &quot;pc.&quot;    [&quot;ZTP&quot;,   &quot;pc&quot;,       &quot;&quot;, &quot;ONSET&quot;, &quot;lewe PC&quot;]," calcext:value-type="string">
            <text:p><text:s text:c="2"/>"pc." <text:s text:c="3"/>["ZTP", <text:s text:c="2"/>"pc", <text:s text:c="6"/>"", "ONSET", "lewe PC"]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D$2];[$przecinki.$C$2];[$przecinki.$C$2];[$przecinki.$C$2];[$przecinki.$C$2];[$przecinki.$C$2];[$przecinki.$C$2];[$przecinki.$C$2])" office:value-type="string" office:string-value="  &quot;pci.&quot;    [&quot;ZTPJ&quot;,   &quot;pci&quot;,       " calcext:value-type="string">
            <text:p><text:s text:c="2"/>"pci." <text:s text:c="3"/>["ZTPJ", <text:s text:c="2"/>"p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6" table:formula="of:=CONCATENATE([.L220];[.M220];[.N220])" office:value-type="string" office:string-value="  &quot;pci.&quot;    [&quot;ZTPJ&quot;,   &quot;pci&quot;,       &quot;&quot;, &quot;ONSET&quot;, &quot;lewe PCI&quot;]," calcext:value-type="string">
            <text:p><text:s text:c="2"/>"pci." <text:s text:c="3"/>["ZTPJ", <text:s text:c="2"/>"pci", <text:s text:c="6"/>"", "ONSET", "lewe PCI"]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D$2];[$przecinki.$C$2];[$przecinki.$C$2];[$przecinki.$C$2];[$przecinki.$C$2];[$przecinki.$C$2];[$przecinki.$C$2];[$przecinki.$C$2])" office:value-type="string" office:string-value="  &quot;pch.&quot;    [&quot;KTP&quot;,   &quot;pch&quot;,       " calcext:value-type="string">
            <text:p><text:s text:c="2"/>"pch." <text:s text:c="3"/>["KTP", <text:s text:c="2"/>"p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6" table:formula="of:=CONCATENATE([.L221];[.M221];[.N221])" office:value-type="string" office:string-value="  &quot;pch.&quot;    [&quot;KTP&quot;,   &quot;pch&quot;,       &quot;&quot;, &quot;ONSET&quot;, &quot;lewe PCH&quot;]," calcext:value-type="string">
            <text:p><text:s text:c="2"/>"pch." <text:s text:c="3"/>["KTP", <text:s text:c="2"/>"pch", <text:s text:c="6"/>"", "ONSET", "lewe PCH"]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D$2];[$przecinki.$C$2];[$przecinki.$C$2];[$przecinki.$C$2];[$przecinki.$C$2];[$przecinki.$C$2];[$przecinki.$C$2];[$przecinki.$C$2])" office:value-type="string" office:string-value="  &quot;pchl.&quot;    [&quot;KTPL&quot;,   &quot;pchl&quot;,       " calcext:value-type="string">
            <text:p><text:s text:c="2"/>"pchl." <text:s text:c="3"/>["KTPL", <text:s text:c="2"/>"p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6" table:formula="of:=CONCATENATE([.L222];[.M222];[.N222])" office:value-type="string" office:string-value="  &quot;pchl.&quot;    [&quot;KTPL&quot;,   &quot;pchl&quot;,       &quot;&quot;, &quot;ONSET&quot;, &quot;lewe PCHL&quot;]," calcext:value-type="string">
            <text:p><text:s text:c="2"/>"pchl." <text:s text:c="3"/>["KTPL", <text:s text:c="2"/>"pchl", <text:s text:c="6"/>"", "ONSET", "lewe PCHL"]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D$2];[$przecinki.$C$2];[$przecinki.$C$2];[$przecinki.$C$2];[$przecinki.$C$2];[$przecinki.$C$2];[$przecinki.$C$2];[$przecinki.$C$2])" office:value-type="string" office:string-value="  &quot;pchł.&quot;    [&quot;KTPLJ&quot;,   &quot;pchł&quot;,       " calcext:value-type="string">
            <text:p><text:s text:c="2"/>"pchł." <text:s text:c="3"/>["KTPLJ", <text:s text:c="2"/>"p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6" table:formula="of:=CONCATENATE([.L223];[.M223];[.N223])" office:value-type="string" office:string-value="  &quot;pchł.&quot;    [&quot;KTPLJ&quot;,   &quot;pchł&quot;,       &quot;&quot;, &quot;ONSET&quot;, &quot;lewe PCHŁ&quot;]," calcext:value-type="string">
            <text:p><text:s text:c="2"/>"pchł." <text:s text:c="3"/>["KTPLJ", <text:s text:c="2"/>"pchł", <text:s text:c="6"/>"", "ONSET", "lewe PCHŁ"]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D$2];[$przecinki.$C$2];[$przecinki.$C$2];[$przecinki.$C$2];[$przecinki.$C$2];[$przecinki.$C$2];[$przecinki.$C$2];[$przecinki.$C$2])" office:value-type="string" office:string-value="  &quot;pchn.&quot;    [&quot;KTPLR&quot;,   &quot;pchn&quot;,       " calcext:value-type="string">
            <text:p><text:s text:c="2"/>"pchn." <text:s text:c="3"/>["KTPLR", <text:s text:c="2"/>"p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6" table:formula="of:=CONCATENATE([.L224];[.M224];[.N224])" office:value-type="string" office:string-value="  &quot;pchn.&quot;    [&quot;KTPLR&quot;,   &quot;pchn&quot;,       &quot;&quot;, &quot;ONSET&quot;, &quot;lewe PCHN&quot;]," calcext:value-type="string">
            <text:p><text:s text:c="2"/>"pchn." <text:s text:c="3"/>["KTPLR", <text:s text:c="2"/>"pchn", <text:s text:c="6"/>"", "ONSET", "lewe PCHN"]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D$2];[$przecinki.$C$2];[$przecinki.$C$2];[$przecinki.$C$2];[$przecinki.$C$2];[$przecinki.$C$2];[$przecinki.$C$2];[$przecinki.$C$2])" office:value-type="string" office:string-value="  &quot;pchni.&quot;    [&quot;KTPLRJ&quot;,   &quot;pchni&quot;,       " calcext:value-type="string">
            <text:p><text:s text:c="2"/>"pchni." <text:s text:c="3"/>["KTPLRJ", <text:s text:c="2"/>"pch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6" table:formula="of:=CONCATENATE([.L225];[.M225];[.N225])" office:value-type="string" office:string-value="  &quot;pchni.&quot;    [&quot;KTPLRJ&quot;,   &quot;pchni&quot;,       &quot;&quot;, &quot;ONSET&quot;, &quot;lewe PCHNI&quot;]," calcext:value-type="string">
            <text:p><text:s text:c="2"/>"pchni." <text:s text:c="3"/>["KTPLRJ", <text:s text:c="2"/>"pchni", <text:s text:c="6"/>"", "ONSET", "lewe PCHNI"]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D$2];[$przecinki.$C$2];[$przecinki.$C$2];[$przecinki.$C$2];[$przecinki.$C$2];[$przecinki.$C$2];[$przecinki.$C$2];[$przecinki.$C$2])" office:value-type="string" office:string-value="  &quot;phr.&quot;    [&quot;VR&quot;,   &quot;phr&quot;,       " calcext:value-type="string">
            <text:p><text:s text:c="2"/>"phr." <text:s text:c="3"/>["VR", <text:s text:c="2"/>"p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6" table:formula="of:=CONCATENATE([.L226];[.M226];[.N226])" office:value-type="string" office:string-value="  &quot;phr.&quot;    [&quot;VR&quot;,   &quot;phr&quot;,       &quot;&quot;, &quot;ONSET&quot;, &quot;lewe PHR&quot;]," calcext:value-type="string">
            <text:p><text:s text:c="2"/>"phr." <text:s text:c="3"/>["VR", <text:s text:c="2"/>"phr", <text:s text:c="6"/>"", "ONSET", "lewe PHR"]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D$2];[$przecinki.$C$2];[$przecinki.$C$2];[$przecinki.$C$2];[$przecinki.$C$2];[$przecinki.$C$2];[$przecinki.$C$2];[$przecinki.$C$2])" office:value-type="string" office:string-value="  &quot;pl.&quot;    [&quot;PL&quot;,   &quot;pl&quot;,       " calcext:value-type="string">
            <text:p><text:s text:c="2"/>"pl." <text:s text:c="3"/>["PL", <text:s text:c="2"/>"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6" table:formula="of:=CONCATENATE([.L227];[.M227];[.N227])" office:value-type="string" office:string-value="  &quot;pl.&quot;    [&quot;PL&quot;,   &quot;pl&quot;,       &quot;&quot;, &quot;ONSET&quot;, &quot;lewe PL&quot;]," calcext:value-type="string">
            <text:p><text:s text:c="2"/>"pl." <text:s text:c="3"/>["PL", <text:s text:c="2"/>"pl", <text:s text:c="6"/>"", "ONSET", "lewe PL"]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D$2];[$przecinki.$C$2];[$przecinki.$C$2];[$przecinki.$C$2];[$przecinki.$C$2];[$przecinki.$C$2];[$przecinki.$C$2];[$przecinki.$C$2])" office:value-type="string" office:string-value="  &quot;plw.&quot;    [&quot;PVL&quot;,   &quot;plw&quot;,       " calcext:value-type="string">
            <text:p><text:s text:c="2"/>"plw." <text:s text:c="3"/>["PVL", <text:s text:c="2"/>"p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6" table:formula="of:=CONCATENATE([.L228];[.M228];[.N228])" office:value-type="string" office:string-value="  &quot;plw.&quot;    [&quot;PVL&quot;,   &quot;plw&quot;,       &quot;&quot;, &quot;ONSET&quot;, &quot;lewe PLW&quot;]," calcext:value-type="string">
            <text:p><text:s text:c="2"/>"plw." <text:s text:c="3"/>["PVL", <text:s text:c="2"/>"plw", <text:s text:c="6"/>"", "ONSET", "lewe PLW"]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D$2];[$przecinki.$C$2];[$przecinki.$C$2];[$przecinki.$C$2];[$przecinki.$C$2];[$przecinki.$C$2];[$przecinki.$C$2];[$przecinki.$C$2])" office:value-type="string" office:string-value="  &quot;pł.&quot;    [&quot;PLJ&quot;,   &quot;pł&quot;,       " calcext:value-type="string">
            <text:p><text:s text:c="2"/>"pł." <text:s text:c="3"/>["PLJ", <text:s text:c="2"/>"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6" table:formula="of:=CONCATENATE([.L229];[.M229];[.N229])" office:value-type="string" office:string-value="  &quot;pł.&quot;    [&quot;PLJ&quot;,   &quot;pł&quot;,       &quot;&quot;, &quot;ONSET&quot;, &quot;lewe PŁ&quot;]," calcext:value-type="string">
            <text:p><text:s text:c="2"/>"pł." <text:s text:c="3"/>["PLJ", <text:s text:c="2"/>"pł", <text:s text:c="6"/>"", "ONSET", "lewe PŁ"]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D$2];[$przecinki.$C$2];[$przecinki.$C$2];[$przecinki.$C$2];[$przecinki.$C$2];[$przecinki.$C$2];[$przecinki.$C$2];[$przecinki.$C$2])" office:value-type="string" office:string-value="  &quot;płc.&quot;    [&quot;ZTPLJ&quot;,   &quot;płc&quot;,       " calcext:value-type="string">
            <text:p><text:s text:c="2"/>"płc." <text:s text:c="3"/>["ZTPLJ", <text:s text:c="2"/>"pł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6" table:formula="of:=CONCATENATE([.L230];[.M230];[.N230])" office:value-type="string" office:string-value="  &quot;płc.&quot;    [&quot;ZTPLJ&quot;,   &quot;płc&quot;,       &quot;&quot;, &quot;ONSET&quot;, &quot;lewe PŁC&quot;]," calcext:value-type="string">
            <text:p><text:s text:c="2"/>"płc." <text:s text:c="3"/>["ZTPLJ", <text:s text:c="2"/>"płc", <text:s text:c="6"/>"", "ONSET", "lewe PŁC"]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D$2];[$przecinki.$C$2];[$przecinki.$C$2];[$przecinki.$C$2];[$przecinki.$C$2];[$przecinki.$C$2];[$przecinki.$C$2];[$przecinki.$C$2])" office:value-type="string" office:string-value="  &quot;pn.&quot;    [&quot;PLR&quot;,   &quot;pn&quot;,       " calcext:value-type="string">
            <text:p><text:s text:c="2"/>"pn." <text:s text:c="3"/>["PLR", <text:s text:c="2"/>"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6" table:formula="of:=CONCATENATE([.L231];[.M231];[.N231])" office:value-type="string" office:string-value="  &quot;pn.&quot;    [&quot;PLR&quot;,   &quot;pn&quot;,       &quot;&quot;, &quot;ONSET&quot;, &quot;lewe PN&quot;]," calcext:value-type="string">
            <text:p><text:s text:c="2"/>"pn." <text:s text:c="3"/>["PLR", <text:s text:c="2"/>"pn", <text:s text:c="6"/>"", "ONSET", "lewe PN"]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D$2];[$przecinki.$C$2];[$przecinki.$C$2];[$przecinki.$C$2];[$przecinki.$C$2];[$przecinki.$C$2];[$przecinki.$C$2];[$przecinki.$C$2])" office:value-type="string" office:string-value="  &quot;pr.&quot;    [&quot;PR&quot;,   &quot;pr&quot;,       " calcext:value-type="string">
            <text:p><text:s text:c="2"/>"pr." <text:s text:c="3"/>["PR", <text:s text:c="2"/>"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6" table:formula="of:=CONCATENATE([.L232];[.M232];[.N232])" office:value-type="string" office:string-value="  &quot;pr.&quot;    [&quot;PR&quot;,   &quot;pr&quot;,       &quot;&quot;, &quot;ONSET&quot;, &quot;lewe PR&quot;]," calcext:value-type="string">
            <text:p><text:s text:c="2"/>"pr." <text:s text:c="3"/>["PR", <text:s text:c="2"/>"pr", <text:s text:c="6"/>"", "ONSET", "lewe PR"]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D$2];[$przecinki.$C$2];[$przecinki.$C$2];[$przecinki.$C$2];[$przecinki.$C$2];[$przecinki.$C$2];[$przecinki.$C$2];[$przecinki.$C$2])" office:value-type="string" office:string-value="  &quot;prz.&quot;    [&quot;PRJ&quot;,   &quot;prz&quot;,       " calcext:value-type="string">
            <text:p><text:s text:c="2"/>"prz." <text:s text:c="3"/>["PRJ", <text:s text:c="2"/>"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6" table:formula="of:=CONCATENATE([.L233];[.M233];[.N233])" office:value-type="string" office:string-value="  &quot;prz.&quot;    [&quot;PRJ&quot;,   &quot;prz&quot;,       &quot;&quot;, &quot;ONSET&quot;, &quot;lewe PRZ&quot;]," calcext:value-type="string">
            <text:p><text:s text:c="2"/>"prz." <text:s text:c="3"/>["PRJ", <text:s text:c="2"/>"prz", <text:s text:c="6"/>"", "ONSET", "lewe PRZ"]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D$2];[$przecinki.$C$2];[$przecinki.$C$2];[$przecinki.$C$2];[$przecinki.$C$2];[$przecinki.$C$2];[$przecinki.$C$2];[$przecinki.$C$2])" office:value-type="string" office:string-value="  &quot;przt.&quot;    [&quot;TPRJ&quot;,   &quot;przt&quot;,       " calcext:value-type="string">
            <text:p><text:s text:c="2"/>"przt." <text:s text:c="3"/>["TPRJ", <text:s text:c="2"/>"p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6" table:formula="of:=CONCATENATE([.L234];[.M234];[.N234])" office:value-type="string" office:string-value="  &quot;przt.&quot;    [&quot;TPRJ&quot;,   &quot;przt&quot;,       &quot;&quot;, &quot;ONSET&quot;, &quot;lewe PRZT&quot;]," calcext:value-type="string">
            <text:p><text:s text:c="2"/>"przt." <text:s text:c="3"/>["TPRJ", <text:s text:c="2"/>"przt", <text:s text:c="6"/>"", "ONSET", "lewe PRZT"]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D$2];[$przecinki.$C$2];[$przecinki.$C$2];[$przecinki.$C$2];[$przecinki.$C$2];[$przecinki.$C$2];[$przecinki.$C$2];[$przecinki.$C$2])" office:value-type="string" office:string-value="  &quot;ps.&quot;    [&quot;SP&quot;,   &quot;ps&quot;,       " calcext:value-type="string">
            <text:p><text:s text:c="2"/>"ps." <text:s text:c="3"/>["SP", <text:s text:c="2"/>"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6" table:formula="of:=CONCATENATE([.L235];[.M235];[.N235])" office:value-type="string" office:string-value="  &quot;ps.&quot;    [&quot;SP&quot;,   &quot;ps&quot;,       &quot;&quot;, &quot;ONSET&quot;, &quot;lewe PS&quot;]," calcext:value-type="string">
            <text:p><text:s text:c="2"/>"ps." <text:s text:c="3"/>["SP", <text:s text:c="2"/>"ps", <text:s text:c="6"/>"", "ONSET", "lewe PS"]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D$2];[$przecinki.$C$2];[$przecinki.$C$2];[$przecinki.$C$2];[$przecinki.$C$2];[$przecinki.$C$2];[$przecinki.$C$2];[$przecinki.$C$2])" office:value-type="string" office:string-value="  &quot;psk.&quot;    [&quot;SKP&quot;,   &quot;psk&quot;,       " calcext:value-type="string">
            <text:p><text:s text:c="2"/>"psk." <text:s text:c="3"/>["SKP", <text:s text:c="2"/>"p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6" table:formula="of:=CONCATENATE([.L236];[.M236];[.N236])" office:value-type="string" office:string-value="  &quot;psk.&quot;    [&quot;SKP&quot;,   &quot;psk&quot;,       &quot;&quot;, &quot;ONSET&quot;, &quot;lewe PSK&quot;]," calcext:value-type="string">
            <text:p><text:s text:c="2"/>"psk." <text:s text:c="3"/>["SKP", <text:s text:c="2"/>"psk", <text:s text:c="6"/>"", "ONSET", "lewe PSK"]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D$2];[$przecinki.$C$2];[$przecinki.$C$2];[$przecinki.$C$2];[$przecinki.$C$2];[$przecinki.$C$2];[$przecinki.$C$2];[$przecinki.$C$2])" office:value-type="string" office:string-value="  &quot;psn.&quot;    [&quot;SPLR&quot;,   &quot;psn&quot;,       " calcext:value-type="string">
            <text:p><text:s text:c="2"/>"psn." <text:s text:c="3"/>["SPLR", <text:s text:c="2"/>"p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6" table:formula="of:=CONCATENATE([.L237];[.M237];[.N237])" office:value-type="string" office:string-value="  &quot;psn.&quot;    [&quot;SPLR&quot;,   &quot;psn&quot;,       &quot;&quot;, &quot;ONSET&quot;, &quot;lewe PSN&quot;]," calcext:value-type="string">
            <text:p><text:s text:c="2"/>"psn." <text:s text:c="3"/>["SPLR", <text:s text:c="2"/>"psn", <text:s text:c="6"/>"", "ONSET", "lewe PSN"]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D$2];[$przecinki.$C$2];[$przecinki.$C$2];[$przecinki.$C$2];[$przecinki.$C$2];[$przecinki.$C$2];[$przecinki.$C$2];[$przecinki.$C$2])" office:value-type="string" office:string-value="  &quot;pst.&quot;    [&quot;STP&quot;,   &quot;pst&quot;,       " calcext:value-type="string">
            <text:p><text:s text:c="2"/>"pst." <text:s text:c="3"/>["STP", <text:s text:c="2"/>"p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6" table:formula="of:=CONCATENATE([.L238];[.M238];[.N238])" office:value-type="string" office:string-value="  &quot;pst.&quot;    [&quot;STP&quot;,   &quot;pst&quot;,       &quot;&quot;, &quot;ONSET&quot;, &quot;lewe PST&quot;]," calcext:value-type="string">
            <text:p><text:s text:c="2"/>"pst." <text:s text:c="3"/>["STP", <text:s text:c="2"/>"pst", <text:s text:c="6"/>"", "ONSET", "lewe PST"]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D$2];[$przecinki.$C$2];[$przecinki.$C$2];[$przecinki.$C$2];[$przecinki.$C$2];[$przecinki.$C$2];[$przecinki.$C$2];[$przecinki.$C$2])" office:value-type="string" office:string-value="  &quot;pstr.&quot;    [&quot;STPR&quot;,   &quot;pstr&quot;,       " calcext:value-type="string">
            <text:p><text:s text:c="2"/>"pstr." <text:s text:c="3"/>["STPR", <text:s text:c="2"/>"p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6" table:formula="of:=CONCATENATE([.L239];[.M239];[.N239])" office:value-type="string" office:string-value="  &quot;pstr.&quot;    [&quot;STPR&quot;,   &quot;pstr&quot;,       &quot;&quot;, &quot;ONSET&quot;, &quot;lewe PSTR&quot;]," calcext:value-type="string">
            <text:p><text:s text:c="2"/>"pstr." <text:s text:c="3"/>["STPR", <text:s text:c="2"/>"pstr", <text:s text:c="6"/>"", "ONSET", "lewe PSTR"]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D$2];[$przecinki.$C$2];[$przecinki.$C$2];[$przecinki.$C$2];[$przecinki.$C$2];[$przecinki.$C$2];[$przecinki.$C$2];[$przecinki.$C$2])" office:value-type="string" office:string-value="  &quot;pstrz.&quot;    [&quot;STPRJ&quot;,   &quot;pstrz&quot;,       " calcext:value-type="string">
            <text:p><text:s text:c="2"/>"pstrz." <text:s text:c="3"/>["STPRJ", <text:s text:c="2"/>"p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6" table:formula="of:=CONCATENATE([.L240];[.M240];[.N240])" office:value-type="string" office:string-value="  &quot;pstrz.&quot;    [&quot;STPRJ&quot;,   &quot;pstrz&quot;,       &quot;&quot;, &quot;ONSET&quot;, &quot;lewe PSTRZ&quot;]," calcext:value-type="string">
            <text:p><text:s text:c="2"/>"pstrz." <text:s text:c="3"/>["STPRJ", <text:s text:c="2"/>"pstrz", <text:s text:c="6"/>"", "ONSET", "lewe PSTRZ"]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D$2];[$przecinki.$C$2];[$przecinki.$C$2];[$przecinki.$C$2];[$przecinki.$C$2];[$przecinki.$C$2];[$przecinki.$C$2];[$przecinki.$C$2])" office:value-type="string" office:string-value="  &quot;psz.&quot;    [&quot;PRJ&quot;,   &quot;psz&quot;,       " calcext:value-type="string">
            <text:p><text:s text:c="2"/>"psz." <text:s text:c="3"/>["PRJ", <text:s text:c="2"/>"p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6" table:formula="of:=CONCATENATE([.L241];[.M241];[.N241])" office:value-type="string" office:string-value="  &quot;psz.&quot;    [&quot;PRJ&quot;,   &quot;psz&quot;,       &quot;&quot;, &quot;ONSET&quot;, &quot;lewe PSZ&quot;]," calcext:value-type="string">
            <text:p><text:s text:c="2"/>"psz." <text:s text:c="3"/>["PRJ", <text:s text:c="2"/>"psz", <text:s text:c="6"/>"", "ONSET", "lewe PSZ"]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D$2];[$przecinki.$C$2];[$przecinki.$C$2];[$przecinki.$C$2];[$przecinki.$C$2];[$przecinki.$C$2];[$przecinki.$C$2];[$przecinki.$C$2])" office:value-type="string" office:string-value="  &quot;pszcz.&quot;    [&quot;PVRJ&quot;,   &quot;pszcz&quot;,       " calcext:value-type="string">
            <text:p><text:s text:c="2"/>"pszcz." <text:s text:c="3"/>["PVRJ", <text:s text:c="2"/>"p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6" table:formula="of:=CONCATENATE([.L242];[.M242];[.N242])" office:value-type="string" office:string-value="  &quot;pszcz.&quot;    [&quot;PVRJ&quot;,   &quot;pszcz&quot;,       &quot;&quot;, &quot;ONSET&quot;, &quot;lewe PSZCZ&quot;]," calcext:value-type="string">
            <text:p><text:s text:c="2"/>"pszcz." <text:s text:c="3"/>["PVRJ", <text:s text:c="2"/>"pszcz", <text:s text:c="6"/>"", "ONSET", "lewe PSZCZ"]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D$2];[$przecinki.$C$2];[$przecinki.$C$2];[$przecinki.$C$2];[$przecinki.$C$2];[$przecinki.$C$2];[$przecinki.$C$2];[$przecinki.$C$2])" office:value-type="string" office:string-value="  &quot;pt.&quot;    [&quot;TP&quot;,   &quot;pt&quot;,       " calcext:value-type="string">
            <text:p><text:s text:c="2"/>"pt." <text:s text:c="3"/>["TP", <text:s text:c="2"/>"p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6" table:formula="of:=CONCATENATE([.L243];[.M243];[.N243])" office:value-type="string" office:string-value="  &quot;pt.&quot;    [&quot;TP&quot;,   &quot;pt&quot;,       &quot;&quot;, &quot;ONSET&quot;, &quot;lewe PT&quot;]," calcext:value-type="string">
            <text:p><text:s text:c="2"/>"pt." <text:s text:c="3"/>["TP", <text:s text:c="2"/>"pt", <text:s text:c="6"/>"", "ONSET", "lewe PT"]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D$2];[$przecinki.$C$2];[$przecinki.$C$2];[$przecinki.$C$2];[$przecinki.$C$2];[$przecinki.$C$2];[$przecinki.$C$2];[$przecinki.$C$2])" office:value-type="string" office:string-value="  &quot;r.&quot;    [&quot;R&quot;,   &quot;r&quot;,       " calcext:value-type="string">
            <text:p><text:s text:c="2"/>"r." <text:s text:c="3"/>["R", <text:s text:c="2"/>"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6" table:formula="of:=CONCATENATE([.L244];[.M244];[.N244])" office:value-type="string" office:string-value="  &quot;r.&quot;    [&quot;R&quot;,   &quot;r&quot;,       &quot;&quot;, &quot;ONSET&quot;, &quot;lewe R&quot;]," calcext:value-type="string">
            <text:p><text:s text:c="2"/>"r." <text:s text:c="3"/>["R", <text:s text:c="2"/>"r", <text:s text:c="6"/>"", "ONSET", "lewe R"]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D$2];[$przecinki.$C$2];[$przecinki.$C$2];[$przecinki.$C$2];[$przecinki.$C$2];[$przecinki.$C$2];[$przecinki.$C$2];[$przecinki.$C$2])" office:value-type="string" office:string-value="  &quot;rd.&quot;    [&quot;XTR&quot;,   &quot;rd&quot;,       " calcext:value-type="string">
            <text:p><text:s text:c="2"/>"rd." <text:s text:c="3"/>["XTR", <text:s text:c="2"/>"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6" table:formula="of:=CONCATENATE([.L245];[.M245];[.N245])" office:value-type="string" office:string-value="  &quot;rd.&quot;    [&quot;XTR&quot;,   &quot;rd&quot;,       &quot;&quot;, &quot;ONSET&quot;, &quot;lewe RD&quot;]," calcext:value-type="string">
            <text:p><text:s text:c="2"/>"rd." <text:s text:c="3"/>["XTR", <text:s text:c="2"/>"rd", <text:s text:c="6"/>"", "ONSET", "lewe RD"]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D$2];[$przecinki.$C$2];[$przecinki.$C$2];[$przecinki.$C$2];[$przecinki.$C$2];[$przecinki.$C$2];[$przecinki.$C$2];[$przecinki.$C$2])" office:value-type="string" office:string-value="  &quot;rdz.&quot;    [&quot;XZTR&quot;,   &quot;rdz&quot;,       " calcext:value-type="string">
            <text:p><text:s text:c="2"/>"rdz." <text:s text:c="3"/>["XZTR", <text:s text:c="2"/>"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6" table:formula="of:=CONCATENATE([.L246];[.M246];[.N246])" office:value-type="string" office:string-value="  &quot;rdz.&quot;    [&quot;XZTR&quot;,   &quot;rdz&quot;,       &quot;&quot;, &quot;ONSET&quot;, &quot;lewe RDZ&quot;]," calcext:value-type="string">
            <text:p><text:s text:c="2"/>"rdz." <text:s text:c="3"/>["XZTR", <text:s text:c="2"/>"rdz", <text:s text:c="6"/>"", "ONSET", "lewe RDZ"]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D$2];[$przecinki.$C$2];[$przecinki.$C$2];[$przecinki.$C$2];[$przecinki.$C$2];[$przecinki.$C$2];[$przecinki.$C$2];[$przecinki.$C$2])" office:value-type="string" office:string-value="  &quot;rh.&quot;    [&quot;R&quot;,   &quot;rh&quot;,       " calcext:value-type="string">
            <text:p><text:s text:c="2"/>"rh." <text:s text:c="3"/>["R", <text:s text:c="2"/>"r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6" table:formula="of:=CONCATENATE([.L247];[.M247];[.N247])" office:value-type="string" office:string-value="  &quot;rh.&quot;    [&quot;R&quot;,   &quot;rh&quot;,       &quot;&quot;, &quot;ONSET&quot;, &quot;lewe RH&quot;]," calcext:value-type="string">
            <text:p><text:s text:c="2"/>"rh." <text:s text:c="3"/>["R", <text:s text:c="2"/>"rh", <text:s text:c="6"/>"", "ONSET", "lewe RH"]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D$2];[$przecinki.$C$2];[$przecinki.$C$2];[$przecinki.$C$2];[$przecinki.$C$2];[$przecinki.$C$2];[$przecinki.$C$2];[$przecinki.$C$2])" office:value-type="string" office:string-value="  &quot;rt.&quot;    [&quot;TR&quot;,   &quot;rt&quot;,       " calcext:value-type="string">
            <text:p><text:s text:c="2"/>"rt." <text:s text:c="3"/>["TR", <text:s text:c="2"/>"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6" table:formula="of:=CONCATENATE([.L248];[.M248];[.N248])" office:value-type="string" office:string-value="  &quot;rt.&quot;    [&quot;TR&quot;,   &quot;rt&quot;,       &quot;&quot;, &quot;ONSET&quot;, &quot;lewe RT&quot;]," calcext:value-type="string">
            <text:p><text:s text:c="2"/>"rt." <text:s text:c="3"/>["TR", <text:s text:c="2"/>"rt", <text:s text:c="6"/>"", "ONSET", "lewe RT"]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D$2];[$przecinki.$C$2];[$przecinki.$C$2];[$przecinki.$C$2];[$przecinki.$C$2];[$przecinki.$C$2];[$przecinki.$C$2];[$przecinki.$C$2])" office:value-type="string" office:string-value="  &quot;rw.&quot;    [&quot;VR&quot;,   &quot;rw&quot;,       " calcext:value-type="string">
            <text:p><text:s text:c="2"/>"rw." <text:s text:c="3"/>["VR", <text:s text:c="2"/>"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6" table:formula="of:=CONCATENATE([.L249];[.M249];[.N249])" office:value-type="string" office:string-value="  &quot;rw.&quot;    [&quot;VR&quot;,   &quot;rw&quot;,       &quot;&quot;, &quot;ONSET&quot;, &quot;lewe RW&quot;]," calcext:value-type="string">
            <text:p><text:s text:c="2"/>"rw." <text:s text:c="3"/>["VR", <text:s text:c="2"/>"rw", <text:s text:c="6"/>"", "ONSET", "lewe RW"]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D$2];[$przecinki.$C$2];[$przecinki.$C$2];[$przecinki.$C$2];[$przecinki.$C$2];[$przecinki.$C$2];[$przecinki.$C$2];[$przecinki.$C$2])" office:value-type="string" office:string-value="  &quot;rż.&quot;    [&quot;XTPR&quot;,   &quot;rż&quot;,       " calcext:value-type="string">
            <text:p><text:s text:c="2"/>"rż." <text:s text:c="3"/>["XTPR", <text:s text:c="2"/>"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6" table:formula="of:=CONCATENATE([.L250];[.M250];[.N250])" office:value-type="string" office:string-value="  &quot;rż.&quot;    [&quot;XTPR&quot;,   &quot;rż&quot;,       &quot;&quot;, &quot;ONSET&quot;, &quot;lewe RŻ&quot;]," calcext:value-type="string">
            <text:p><text:s text:c="2"/>"rż." <text:s text:c="3"/>["XTPR", <text:s text:c="2"/>"rż", <text:s text:c="6"/>"", "ONSET", "lewe RŻ"]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D$2];[$przecinki.$C$2];[$przecinki.$C$2];[$przecinki.$C$2];[$przecinki.$C$2];[$przecinki.$C$2];[$przecinki.$C$2];[$przecinki.$C$2])" office:value-type="string" office:string-value="  &quot;rżn.&quot;    [&quot;XTPVLR&quot;,   &quot;rżn&quot;,       " calcext:value-type="string">
            <text:p><text:s text:c="2"/>"rżn." <text:s text:c="3"/>["XTPVLR", <text:s text:c="2"/>"r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6" table:formula="of:=CONCATENATE([.L251];[.M251];[.N251])" office:value-type="string" office:string-value="  &quot;rżn.&quot;    [&quot;XTPVLR&quot;,   &quot;rżn&quot;,       &quot;&quot;, &quot;ONSET&quot;, &quot;lewe RŻN&quot;]," calcext:value-type="string">
            <text:p><text:s text:c="2"/>"rżn." <text:s text:c="3"/>["XTPVLR", <text:s text:c="2"/>"rżn", <text:s text:c="6"/>"", "ONSET", "lewe RŻN"]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D$2];[$przecinki.$C$2];[$przecinki.$C$2];[$przecinki.$C$2];[$przecinki.$C$2];[$przecinki.$C$2];[$przecinki.$C$2];[$przecinki.$C$2])" office:value-type="string" office:string-value="  &quot;s.&quot;    [&quot;S&quot;,   &quot;s&quot;,       " calcext:value-type="string">
            <text:p><text:s text:c="2"/>"s." <text:s text:c="3"/>["S", <text:s text:c="2"/>"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6" table:formula="of:=CONCATENATE([.L252];[.M252];[.N252])" office:value-type="string" office:string-value="  &quot;s.&quot;    [&quot;S&quot;,   &quot;s&quot;,       &quot;&quot;, &quot;ONSET&quot;, &quot;lewe S&quot;]," calcext:value-type="string">
            <text:p><text:s text:c="2"/>"s." <text:s text:c="3"/>["S", <text:s text:c="2"/>"s", <text:s text:c="6"/>"", "ONSET", "lewe S"]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D$2];[$przecinki.$C$2];[$przecinki.$C$2];[$przecinki.$C$2];[$przecinki.$C$2];[$przecinki.$C$2];[$przecinki.$C$2];[$przecinki.$C$2])" office:value-type="string" office:string-value="  &quot;sb.&quot;    [&quot;XZP&quot;,   &quot;sb&quot;,       " calcext:value-type="string">
            <text:p><text:s text:c="2"/>"sb." <text:s text:c="3"/>["XZP", <text:s text:c="2"/>"s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6" table:formula="of:=CONCATENATE([.L253];[.M253];[.N253])" office:value-type="string" office:string-value="  &quot;sb.&quot;    [&quot;XZP&quot;,   &quot;sb&quot;,       &quot;&quot;, &quot;ONSET&quot;, &quot;lewe SB&quot;]," calcext:value-type="string">
            <text:p><text:s text:c="2"/>"sb." <text:s text:c="3"/>["XZP", <text:s text:c="2"/>"sb", <text:s text:c="6"/>"", "ONSET", "lewe SB"]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D$2];[$przecinki.$C$2];[$przecinki.$C$2];[$przecinki.$C$2];[$przecinki.$C$2];[$przecinki.$C$2];[$przecinki.$C$2];[$przecinki.$C$2])" office:value-type="string" office:string-value="  &quot;sc.&quot;    [&quot;ZST&quot;,   &quot;sc&quot;,       " calcext:value-type="string">
            <text:p><text:s text:c="2"/>"sc." <text:s text:c="3"/>["ZST", <text:s text:c="2"/>"s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6" table:formula="of:=CONCATENATE([.L254];[.M254];[.N254])" office:value-type="string" office:string-value="  &quot;sc.&quot;    [&quot;ZST&quot;,   &quot;sc&quot;,       &quot;&quot;, &quot;ONSET&quot;, &quot;lewe SC&quot;]," calcext:value-type="string">
            <text:p><text:s text:c="2"/>"sc." <text:s text:c="3"/>["ZST", <text:s text:c="2"/>"sc", <text:s text:c="6"/>"", "ONSET", "lewe SC"]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D$2];[$przecinki.$C$2];[$przecinki.$C$2];[$przecinki.$C$2];[$przecinki.$C$2];[$przecinki.$C$2];[$przecinki.$C$2];[$przecinki.$C$2])" office:value-type="string" office:string-value="  &quot;sch.&quot;    [&quot;SKT&quot;,   &quot;sch&quot;,       " calcext:value-type="string">
            <text:p><text:s text:c="2"/>"sch." <text:s text:c="3"/>["SKT", <text:s text:c="2"/>"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6" table:formula="of:=CONCATENATE([.L255];[.M255];[.N255])" office:value-type="string" office:string-value="  &quot;sch.&quot;    [&quot;SKT&quot;,   &quot;sch&quot;,       &quot;&quot;, &quot;ONSET&quot;, &quot;lewe SCH&quot;]," calcext:value-type="string">
            <text:p><text:s text:c="2"/>"sch." <text:s text:c="3"/>["SKT", <text:s text:c="2"/>"sch", <text:s text:c="6"/>"", "ONSET", "lewe SCH"]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D$2];[$przecinki.$C$2];[$przecinki.$C$2];[$przecinki.$C$2];[$przecinki.$C$2];[$przecinki.$C$2];[$przecinki.$C$2];[$przecinki.$C$2])" office:value-type="string" office:string-value="  &quot;schl.&quot;    [&quot;SKTL&quot;,   &quot;schl&quot;,       " calcext:value-type="string">
            <text:p><text:s text:c="2"/>"schl." <text:s text:c="3"/>["SKTL", <text:s text:c="2"/>"s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6" table:formula="of:=CONCATENATE([.L256];[.M256];[.N256])" office:value-type="string" office:string-value="  &quot;schl.&quot;    [&quot;SKTL&quot;,   &quot;schl&quot;,       &quot;&quot;, &quot;ONSET&quot;, &quot;lewe SCHL&quot;]," calcext:value-type="string">
            <text:p><text:s text:c="2"/>"schl." <text:s text:c="3"/>["SKTL", <text:s text:c="2"/>"schl", <text:s text:c="6"/>"", "ONSET", "lewe SCHL"]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D$2];[$przecinki.$C$2];[$przecinki.$C$2];[$przecinki.$C$2];[$przecinki.$C$2];[$przecinki.$C$2];[$przecinki.$C$2];[$przecinki.$C$2])" office:value-type="string" office:string-value="  &quot;schł.&quot;    [&quot;SKTLJ&quot;,   &quot;schł&quot;,       " calcext:value-type="string">
            <text:p><text:s text:c="2"/>"schł." <text:s text:c="3"/>["SKTLJ", <text:s text:c="2"/>"s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6" table:formula="of:=CONCATENATE([.L257];[.M257];[.N257])" office:value-type="string" office:string-value="  &quot;schł.&quot;    [&quot;SKTLJ&quot;,   &quot;schł&quot;,       &quot;&quot;, &quot;ONSET&quot;, &quot;lewe SCHŁ&quot;]," calcext:value-type="string">
            <text:p><text:s text:c="2"/>"schł." <text:s text:c="3"/>["SKTLJ", <text:s text:c="2"/>"schł", <text:s text:c="6"/>"", "ONSET", "lewe SCHŁ"]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D$2];[$przecinki.$C$2];[$przecinki.$C$2];[$przecinki.$C$2];[$przecinki.$C$2];[$przecinki.$C$2];[$przecinki.$C$2];[$przecinki.$C$2])" office:value-type="string" office:string-value="  &quot;schm.&quot;    [&quot;SKTV&quot;,   &quot;schm&quot;,       " calcext:value-type="string">
            <text:p><text:s text:c="2"/>"schm." <text:s text:c="3"/>["SKTV", <text:s text:c="2"/>"s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6" table:formula="of:=CONCATENATE([.L258];[.M258];[.N258])" office:value-type="string" office:string-value="  &quot;schm.&quot;    [&quot;SKTV&quot;,   &quot;schm&quot;,       &quot;&quot;, &quot;ONSET&quot;, &quot;lewe SCHM&quot;]," calcext:value-type="string">
            <text:p><text:s text:c="2"/>"schm." <text:s text:c="3"/>["SKTV", <text:s text:c="2"/>"schm", <text:s text:c="6"/>"", "ONSET", "lewe SCHM"]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D$2];[$przecinki.$C$2];[$przecinki.$C$2];[$przecinki.$C$2];[$przecinki.$C$2];[$przecinki.$C$2];[$przecinki.$C$2];[$przecinki.$C$2])" office:value-type="string" office:string-value="  &quot;schn.&quot;    [&quot;SKTLR&quot;,   &quot;schn&quot;,       " calcext:value-type="string">
            <text:p><text:s text:c="2"/>"schn." <text:s text:c="3"/>["SKTLR", <text:s text:c="2"/>"s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6" table:formula="of:=CONCATENATE([.L259];[.M259];[.N259])" office:value-type="string" office:string-value="  &quot;schn.&quot;    [&quot;SKTLR&quot;,   &quot;schn&quot;,       &quot;&quot;, &quot;ONSET&quot;, &quot;lewe SCHN&quot;]," calcext:value-type="string">
            <text:p><text:s text:c="2"/>"schn." <text:s text:c="3"/>["SKTLR", <text:s text:c="2"/>"schn", <text:s text:c="6"/>"", "ONSET", "lewe SCHN"]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D$2];[$przecinki.$C$2];[$przecinki.$C$2];[$przecinki.$C$2];[$przecinki.$C$2];[$przecinki.$C$2];[$przecinki.$C$2];[$przecinki.$C$2])" office:value-type="string" office:string-value="  &quot;schr.&quot;    [&quot;SKTR&quot;,   &quot;schr&quot;,       " calcext:value-type="string">
            <text:p><text:s text:c="2"/>"schr." <text:s text:c="3"/>["SKTR", <text:s text:c="2"/>"s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6" table:formula="of:=CONCATENATE([.L260];[.M260];[.N260])" office:value-type="string" office:string-value="  &quot;schr.&quot;    [&quot;SKTR&quot;,   &quot;schr&quot;,       &quot;&quot;, &quot;ONSET&quot;, &quot;lewe SCHR&quot;]," calcext:value-type="string">
            <text:p><text:s text:c="2"/>"schr." <text:s text:c="3"/>["SKTR", <text:s text:c="2"/>"schr", <text:s text:c="6"/>"", "ONSET", "lewe SCHR"]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D$2];[$przecinki.$C$2];[$przecinki.$C$2];[$przecinki.$C$2];[$przecinki.$C$2];[$przecinki.$C$2];[$przecinki.$C$2];[$przecinki.$C$2])" office:value-type="string" office:string-value="  &quot;schrz.&quot;    [&quot;SKTRJ&quot;,   &quot;schrz&quot;,       " calcext:value-type="string">
            <text:p><text:s text:c="2"/>"schrz." <text:s text:c="3"/>["SKTRJ", <text:s text:c="2"/>"s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6" table:formula="of:=CONCATENATE([.L261];[.M261];[.N261])" office:value-type="string" office:string-value="  &quot;schrz.&quot;    [&quot;SKTRJ&quot;,   &quot;schrz&quot;,       &quot;&quot;, &quot;ONSET&quot;, &quot;lewe SCHRZ&quot;]," calcext:value-type="string">
            <text:p><text:s text:c="2"/>"schrz." <text:s text:c="3"/>["SKTRJ", <text:s text:c="2"/>"schrz", <text:s text:c="6"/>"", "ONSET", "lewe SCHRZ"]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D$2];[$przecinki.$C$2];[$przecinki.$C$2];[$przecinki.$C$2];[$przecinki.$C$2];[$przecinki.$C$2];[$przecinki.$C$2];[$przecinki.$C$2])" office:value-type="string" office:string-value="  &quot;schw.&quot;    [&quot;SKTV&quot;,   &quot;schw&quot;,       " calcext:value-type="string">
            <text:p><text:s text:c="2"/>"schw." <text:s text:c="3"/>["SKTV", <text:s text:c="2"/>"s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6" table:formula="of:=CONCATENATE([.L262];[.M262];[.N262])" office:value-type="string" office:string-value="  &quot;schw.&quot;    [&quot;SKTV&quot;,   &quot;schw&quot;,       &quot;&quot;, &quot;ONSET&quot;, &quot;lewe SCHW&quot;]," calcext:value-type="string">
            <text:p><text:s text:c="2"/>"schw." <text:s text:c="3"/>["SKTV", <text:s text:c="2"/>"schw", <text:s text:c="6"/>"", "ONSET", "lewe SCHW"]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D$2];[$przecinki.$C$2];[$przecinki.$C$2];[$przecinki.$C$2];[$przecinki.$C$2];[$przecinki.$C$2];[$przecinki.$C$2];[$przecinki.$C$2])" office:value-type="string" office:string-value="  &quot;schv.&quot;    [&quot;SKTV&quot;,   &quot;schv&quot;,       " calcext:value-type="string">
            <text:p><text:s text:c="2"/>"schv." <text:s text:c="3"/>["SKTV", <text:s text:c="2"/>"schv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6" table:formula="of:=CONCATENATE([.L263];[.M263];[.N263])" office:value-type="string" office:string-value="  &quot;schv.&quot;    [&quot;SKTV&quot;,   &quot;schv&quot;,       &quot;&quot;, &quot;ONSET&quot;, &quot;lewe SCHV&quot;]," calcext:value-type="string">
            <text:p><text:s text:c="2"/>"schv." <text:s text:c="3"/>["SKTV", <text:s text:c="2"/>"schv", <text:s text:c="6"/>"", "ONSET", "lewe SCHV"]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D$2];[$przecinki.$C$2];[$przecinki.$C$2];[$przecinki.$C$2];[$przecinki.$C$2];[$przecinki.$C$2];[$przecinki.$C$2];[$przecinki.$C$2])" office:value-type="string" office:string-value="  &quot;scj.&quot;    [&quot;ZSTJ&quot;,   &quot;scj&quot;,       " calcext:value-type="string">
            <text:p><text:s text:c="2"/>"scj." <text:s text:c="3"/>["ZSTJ", <text:s text:c="2"/>"s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6" table:formula="of:=CONCATENATE([.L264];[.M264];[.N264])" office:value-type="string" office:string-value="  &quot;scj.&quot;    [&quot;ZSTJ&quot;,   &quot;scj&quot;,       &quot;&quot;, &quot;ONSET&quot;, &quot;lewe SCJ&quot;]," calcext:value-type="string">
            <text:p><text:s text:c="2"/>"scj." <text:s text:c="3"/>["ZSTJ", <text:s text:c="2"/>"scj", <text:s text:c="6"/>"", "ONSET", "lewe SCJ"]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D$2];[$przecinki.$C$2];[$przecinki.$C$2];[$przecinki.$C$2];[$przecinki.$C$2];[$przecinki.$C$2];[$przecinki.$C$2];[$przecinki.$C$2])" office:value-type="string" office:string-value="  &quot;scl.&quot;    [&quot;SKL&quot;,   &quot;scl&quot;,       " calcext:value-type="string">
            <text:p><text:s text:c="2"/>"scl." <text:s text:c="3"/>["SKL", <text:s text:c="2"/>"s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6" table:formula="of:=CONCATENATE([.L265];[.M265];[.N265])" office:value-type="string" office:string-value="  &quot;scl.&quot;    [&quot;SKL&quot;,   &quot;scl&quot;,       &quot;&quot;, &quot;ONSET&quot;, &quot;lewe SCL&quot;]," calcext:value-type="string">
            <text:p><text:s text:c="2"/>"scl." <text:s text:c="3"/>["SKL", <text:s text:c="2"/>"scl", <text:s text:c="6"/>"", "ONSET", "lewe SCL"]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D$2];[$przecinki.$C$2];[$przecinki.$C$2];[$przecinki.$C$2];[$przecinki.$C$2];[$przecinki.$C$2];[$przecinki.$C$2];[$przecinki.$C$2])" office:value-type="string" office:string-value="  &quot;scz.&quot;    [&quot;SPV&quot;,   &quot;scz&quot;,       " calcext:value-type="string">
            <text:p><text:s text:c="2"/>"scz." <text:s text:c="3"/>["SPV", <text:s text:c="2"/>"s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6" table:formula="of:=CONCATENATE([.L266];[.M266];[.N266])" office:value-type="string" office:string-value="  &quot;scz.&quot;    [&quot;SPV&quot;,   &quot;scz&quot;,       &quot;&quot;, &quot;ONSET&quot;, &quot;lewe SCZ&quot;]," calcext:value-type="string">
            <text:p><text:s text:c="2"/>"scz." <text:s text:c="3"/>["SPV", <text:s text:c="2"/>"scz", <text:s text:c="6"/>"", "ONSET", "lewe SCZ"]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D$2];[$przecinki.$C$2];[$przecinki.$C$2];[$przecinki.$C$2];[$przecinki.$C$2];[$przecinki.$C$2];[$przecinki.$C$2];[$przecinki.$C$2])" office:value-type="string" office:string-value="  &quot;sf.&quot;    [&quot;SV&quot;,   &quot;sf&quot;,       " calcext:value-type="string">
            <text:p><text:s text:c="2"/>"sf." <text:s text:c="3"/>["SV", <text:s text:c="2"/>"s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6" table:formula="of:=CONCATENATE([.L267];[.M267];[.N267])" office:value-type="string" office:string-value="  &quot;sf.&quot;    [&quot;SV&quot;,   &quot;sf&quot;,       &quot;&quot;, &quot;ONSET&quot;, &quot;lewe SF&quot;]," calcext:value-type="string">
            <text:p><text:s text:c="2"/>"sf." <text:s text:c="3"/>["SV", <text:s text:c="2"/>"sf", <text:s text:c="6"/>"", "ONSET", "lewe SF"]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D$2];[$przecinki.$C$2];[$przecinki.$C$2];[$przecinki.$C$2];[$przecinki.$C$2];[$przecinki.$C$2];[$przecinki.$C$2];[$przecinki.$C$2])" office:value-type="string" office:string-value="  &quot;sfl.&quot;    [&quot;SVL&quot;,   &quot;sfl&quot;,       " calcext:value-type="string">
            <text:p><text:s text:c="2"/>"sfl." <text:s text:c="3"/>["SVL", <text:s text:c="2"/>"s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6" table:formula="of:=CONCATENATE([.L268];[.M268];[.N268])" office:value-type="string" office:string-value="  &quot;sfl.&quot;    [&quot;SVL&quot;,   &quot;sfl&quot;,       &quot;&quot;, &quot;ONSET&quot;, &quot;lewe SFL&quot;]," calcext:value-type="string">
            <text:p><text:s text:c="2"/>"sfl." <text:s text:c="3"/>["SVL", <text:s text:c="2"/>"sfl", <text:s text:c="6"/>"", "ONSET", "lewe SFL"]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D$2];[$przecinki.$C$2];[$przecinki.$C$2];[$przecinki.$C$2];[$przecinki.$C$2];[$przecinki.$C$2];[$przecinki.$C$2];[$przecinki.$C$2])" office:value-type="string" office:string-value="  &quot;sfr.&quot;    [&quot;SVR&quot;,   &quot;sfr&quot;,       " calcext:value-type="string">
            <text:p><text:s text:c="2"/>"sfr." <text:s text:c="3"/>["SVR", <text:s text:c="2"/>"s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6" table:formula="of:=CONCATENATE([.L269];[.M269];[.N269])" office:value-type="string" office:string-value="  &quot;sfr.&quot;    [&quot;SVR&quot;,   &quot;sfr&quot;,       &quot;&quot;, &quot;ONSET&quot;, &quot;lewe SFR&quot;]," calcext:value-type="string">
            <text:p><text:s text:c="2"/>"sfr." <text:s text:c="3"/>["SVR", <text:s text:c="2"/>"sfr", <text:s text:c="6"/>"", "ONSET", "lewe SFR"]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D$2];[$przecinki.$C$2];[$przecinki.$C$2];[$przecinki.$C$2];[$przecinki.$C$2];[$przecinki.$C$2];[$przecinki.$C$2];[$przecinki.$C$2])" office:value-type="string" office:string-value="  &quot;sg.&quot;    [&quot;XZK&quot;,   &quot;sg&quot;,       " calcext:value-type="string">
            <text:p><text:s text:c="2"/>"sg." <text:s text:c="3"/>["XZK", <text:s text:c="2"/>"s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6" table:formula="of:=CONCATENATE([.L270];[.M270];[.N270])" office:value-type="string" office:string-value="  &quot;sg.&quot;    [&quot;XZK&quot;,   &quot;sg&quot;,       &quot;&quot;, &quot;ONSET&quot;, &quot;lewe SG&quot;]," calcext:value-type="string">
            <text:p><text:s text:c="2"/>"sg." <text:s text:c="3"/>["XZK", <text:s text:c="2"/>"sg", <text:s text:c="6"/>"", "ONSET", "lewe SG"]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D$2];[$przecinki.$C$2];[$przecinki.$C$2];[$przecinki.$C$2];[$przecinki.$C$2];[$przecinki.$C$2];[$przecinki.$C$2];[$przecinki.$C$2])" office:value-type="string" office:string-value="  &quot;sgr.&quot;    [&quot;XZKT&quot;,   &quot;sgr&quot;,       " calcext:value-type="string">
            <text:p><text:s text:c="2"/>"sgr." <text:s text:c="3"/>["XZKT", <text:s text:c="2"/>"s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6" table:formula="of:=CONCATENATE([.L271];[.M271];[.N271])" office:value-type="string" office:string-value="  &quot;sgr.&quot;    [&quot;XZKT&quot;,   &quot;sgr&quot;,       &quot;&quot;, &quot;ONSET&quot;, &quot;lewe SGR&quot;]," calcext:value-type="string">
            <text:p><text:s text:c="2"/>"sgr." <text:s text:c="3"/>["XZKT", <text:s text:c="2"/>"sgr", <text:s text:c="6"/>"", "ONSET", "lewe SGR"]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D$2];[$przecinki.$C$2];[$przecinki.$C$2];[$przecinki.$C$2];[$przecinki.$C$2];[$przecinki.$C$2];[$przecinki.$C$2];[$przecinki.$C$2])" office:value-type="string" office:string-value="  &quot;sj.&quot;    [&quot;SJ&quot;,   &quot;sj&quot;,       " calcext:value-type="string">
            <text:p><text:s text:c="2"/>"sj." <text:s text:c="3"/>["SJ", <text:s text:c="2"/>"s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6" table:formula="of:=CONCATENATE([.L272];[.M272];[.N272])" office:value-type="string" office:string-value="  &quot;sj.&quot;    [&quot;SJ&quot;,   &quot;sj&quot;,       &quot;&quot;, &quot;ONSET&quot;, &quot;lewe SJ&quot;]," calcext:value-type="string">
            <text:p><text:s text:c="2"/>"sj." <text:s text:c="3"/>["SJ", <text:s text:c="2"/>"sj", <text:s text:c="6"/>"", "ONSET", "lewe SJ"]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D$2];[$przecinki.$C$2];[$przecinki.$C$2];[$przecinki.$C$2];[$przecinki.$C$2];[$przecinki.$C$2];[$przecinki.$C$2];[$przecinki.$C$2])" office:value-type="string" office:string-value="  &quot;sk.&quot;    [&quot;SK&quot;,   &quot;sk&quot;,       " calcext:value-type="string">
            <text:p><text:s text:c="2"/>"sk." <text:s text:c="3"/>["SK", <text:s text:c="2"/>"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6" table:formula="of:=CONCATENATE([.L273];[.M273];[.N273])" office:value-type="string" office:string-value="  &quot;sk.&quot;    [&quot;SK&quot;,   &quot;sk&quot;,       &quot;&quot;, &quot;ONSET&quot;, &quot;lewe SK&quot;]," calcext:value-type="string">
            <text:p><text:s text:c="2"/>"sk." <text:s text:c="3"/>["SK", <text:s text:c="2"/>"sk", <text:s text:c="6"/>"", "ONSET", "lewe SK"]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D$2];[$przecinki.$C$2];[$przecinki.$C$2];[$przecinki.$C$2];[$przecinki.$C$2];[$przecinki.$C$2];[$przecinki.$C$2];[$przecinki.$C$2])" office:value-type="string" office:string-value="  &quot;skl.&quot;    [&quot;SKL&quot;,   &quot;skl&quot;,       " calcext:value-type="string">
            <text:p><text:s text:c="2"/>"skl." <text:s text:c="3"/>["SKL", <text:s text:c="2"/>"s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6" table:formula="of:=CONCATENATE([.L274];[.M274];[.N274])" office:value-type="string" office:string-value="  &quot;skl.&quot;    [&quot;SKL&quot;,   &quot;skl&quot;,       &quot;&quot;, &quot;ONSET&quot;, &quot;lewe SKL&quot;]," calcext:value-type="string">
            <text:p><text:s text:c="2"/>"skl." <text:s text:c="3"/>["SKL", <text:s text:c="2"/>"skl", <text:s text:c="6"/>"", "ONSET", "lewe SKL"]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D$2];[$przecinki.$C$2];[$przecinki.$C$2];[$przecinki.$C$2];[$przecinki.$C$2];[$przecinki.$C$2];[$przecinki.$C$2];[$przecinki.$C$2])" office:value-type="string" office:string-value="  &quot;skln.&quot;    [&quot;SKVLR&quot;,   &quot;skln&quot;,       " calcext:value-type="string">
            <text:p><text:s text:c="2"/>"skln." <text:s text:c="3"/>["SKVLR", <text:s text:c="2"/>"s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6" table:formula="of:=CONCATENATE([.L275];[.M275];[.N275])" office:value-type="string" office:string-value="  &quot;skln.&quot;    [&quot;SKVLR&quot;,   &quot;skln&quot;,       &quot;&quot;, &quot;ONSET&quot;, &quot;lewe SKLN&quot;]," calcext:value-type="string">
            <text:p><text:s text:c="2"/>"skln." <text:s text:c="3"/>["SKVLR", <text:s text:c="2"/>"skln", <text:s text:c="6"/>"", "ONSET", "lewe SKLN"]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D$2];[$przecinki.$C$2];[$przecinki.$C$2];[$przecinki.$C$2];[$przecinki.$C$2];[$przecinki.$C$2];[$przecinki.$C$2];[$przecinki.$C$2])" office:value-type="string" office:string-value="  &quot;skł.&quot;    [&quot;SKLJ&quot;,   &quot;skł&quot;,       " calcext:value-type="string">
            <text:p><text:s text:c="2"/>"skł." <text:s text:c="3"/>["SKLJ", <text:s text:c="2"/>"s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6" table:formula="of:=CONCATENATE([.L276];[.M276];[.N276])" office:value-type="string" office:string-value="  &quot;skł.&quot;    [&quot;SKLJ&quot;,   &quot;skł&quot;,       &quot;&quot;, &quot;ONSET&quot;, &quot;lewe SKŁ&quot;]," calcext:value-type="string">
            <text:p><text:s text:c="2"/>"skł." <text:s text:c="3"/>["SKLJ", <text:s text:c="2"/>"skł", <text:s text:c="6"/>"", "ONSET", "lewe SKŁ"]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D$2];[$przecinki.$C$2];[$przecinki.$C$2];[$przecinki.$C$2];[$przecinki.$C$2];[$przecinki.$C$2];[$przecinki.$C$2];[$przecinki.$C$2])" office:value-type="string" office:string-value="  &quot;skm.&quot;    [&quot;SKTV&quot;,   &quot;skm&quot;,       " calcext:value-type="string">
            <text:p><text:s text:c="2"/>"skm." <text:s text:c="3"/>["SKTV", <text:s text:c="2"/>"s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6" table:formula="of:=CONCATENATE([.L277];[.M277];[.N277])" office:value-type="string" office:string-value="  &quot;skm.&quot;    [&quot;SKTV&quot;,   &quot;skm&quot;,       &quot;&quot;, &quot;ONSET&quot;, &quot;lewe SKM&quot;]," calcext:value-type="string">
            <text:p><text:s text:c="2"/>"skm." <text:s text:c="3"/>["SKTV", <text:s text:c="2"/>"skm", <text:s text:c="6"/>"", "ONSET", "lewe SKM"]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D$2];[$przecinki.$C$2];[$przecinki.$C$2];[$przecinki.$C$2];[$przecinki.$C$2];[$przecinki.$C$2];[$przecinki.$C$2];[$przecinki.$C$2])" office:value-type="string" office:string-value="  &quot;skn.&quot;    [&quot;SKLR&quot;,   &quot;skn&quot;,       " calcext:value-type="string">
            <text:p><text:s text:c="2"/>"skn." <text:s text:c="3"/>["SKLR", <text:s text:c="2"/>"s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6" table:formula="of:=CONCATENATE([.L278];[.M278];[.N278])" office:value-type="string" office:string-value="  &quot;skn.&quot;    [&quot;SKLR&quot;,   &quot;skn&quot;,       &quot;&quot;, &quot;ONSET&quot;, &quot;lewe SKN&quot;]," calcext:value-type="string">
            <text:p><text:s text:c="2"/>"skn." <text:s text:c="3"/>["SKLR", <text:s text:c="2"/>"skn", <text:s text:c="6"/>"", "ONSET", "lewe SKN"]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D$2];[$przecinki.$C$2];[$przecinki.$C$2];[$przecinki.$C$2];[$przecinki.$C$2];[$przecinki.$C$2];[$przecinki.$C$2];[$przecinki.$C$2])" office:value-type="string" office:string-value="  &quot;skr.&quot;    [&quot;SKR&quot;,   &quot;skr&quot;,       " calcext:value-type="string">
            <text:p><text:s text:c="2"/>"skr." <text:s text:c="3"/>["SKR", <text:s text:c="2"/>"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6" table:formula="of:=CONCATENATE([.L279];[.M279];[.N279])" office:value-type="string" office:string-value="  &quot;skr.&quot;    [&quot;SKR&quot;,   &quot;skr&quot;,       &quot;&quot;, &quot;ONSET&quot;, &quot;lewe SKR&quot;]," calcext:value-type="string">
            <text:p><text:s text:c="2"/>"skr." <text:s text:c="3"/>["SKR", <text:s text:c="2"/>"skr", <text:s text:c="6"/>"", "ONSET", "lewe SKR"]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D$2];[$przecinki.$C$2];[$przecinki.$C$2];[$przecinki.$C$2];[$przecinki.$C$2];[$przecinki.$C$2];[$przecinki.$C$2];[$przecinki.$C$2])" office:value-type="string" office:string-value="  &quot;skrn.&quot;    [&quot;SKVLR&quot;,   &quot;skrn&quot;,       " calcext:value-type="string">
            <text:p><text:s text:c="2"/>"skrn." <text:s text:c="3"/>["SKVLR", <text:s text:c="2"/>"s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6" table:formula="of:=CONCATENATE([.L280];[.M280];[.N280])" office:value-type="string" office:string-value="  &quot;skrn.&quot;    [&quot;SKVLR&quot;,   &quot;skrn&quot;,       &quot;&quot;, &quot;ONSET&quot;, &quot;lewe SKRN&quot;]," calcext:value-type="string">
            <text:p><text:s text:c="2"/>"skrn." <text:s text:c="3"/>["SKVLR", <text:s text:c="2"/>"skrn", <text:s text:c="6"/>"", "ONSET", "lewe SKRN"]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D$2];[$przecinki.$C$2];[$przecinki.$C$2];[$przecinki.$C$2];[$przecinki.$C$2];[$przecinki.$C$2];[$przecinki.$C$2];[$przecinki.$C$2])" office:value-type="string" office:string-value="  &quot;skrw.&quot;    [&quot;SKVR&quot;,   &quot;skrw&quot;,       " calcext:value-type="string">
            <text:p><text:s text:c="2"/>"skrw." <text:s text:c="3"/>["SKVR", <text:s text:c="2"/>"s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6" table:formula="of:=CONCATENATE([.L281];[.M281];[.N281])" office:value-type="string" office:string-value="  &quot;skrw.&quot;    [&quot;SKVR&quot;,   &quot;skrw&quot;,       &quot;&quot;, &quot;ONSET&quot;, &quot;lewe SKRW&quot;]," calcext:value-type="string">
            <text:p><text:s text:c="2"/>"skrw." <text:s text:c="3"/>["SKVR", <text:s text:c="2"/>"skrw", <text:s text:c="6"/>"", "ONSET", "lewe SKRW"]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D$2];[$przecinki.$C$2];[$przecinki.$C$2];[$przecinki.$C$2];[$przecinki.$C$2];[$przecinki.$C$2];[$przecinki.$C$2];[$przecinki.$C$2])" office:value-type="string" office:string-value="  &quot;skrz.&quot;    [&quot;SKRJ&quot;,   &quot;skrz&quot;,       " calcext:value-type="string">
            <text:p><text:s text:c="2"/>"skrz." <text:s text:c="3"/>["SKRJ", <text:s text:c="2"/>"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6" table:formula="of:=CONCATENATE([.L282];[.M282];[.N282])" office:value-type="string" office:string-value="  &quot;skrz.&quot;    [&quot;SKRJ&quot;,   &quot;skrz&quot;,       &quot;&quot;, &quot;ONSET&quot;, &quot;lewe SKRZ&quot;]," calcext:value-type="string">
            <text:p><text:s text:c="2"/>"skrz." <text:s text:c="3"/>["SKRJ", <text:s text:c="2"/>"skrz", <text:s text:c="6"/>"", "ONSET", "lewe SKRZ"]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D$2];[$przecinki.$C$2];[$przecinki.$C$2];[$przecinki.$C$2];[$przecinki.$C$2];[$przecinki.$C$2];[$przecinki.$C$2];[$przecinki.$C$2])" office:value-type="string" office:string-value="  &quot;sks.&quot;    [&quot;FSK&quot;,   &quot;sks&quot;,       " calcext:value-type="string">
            <text:p><text:s text:c="2"/>"sks." <text:s text:c="3"/>["FSK", <text:s text:c="2"/>"s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6" table:formula="of:=CONCATENATE([.L283];[.M283];[.N283])" office:value-type="string" office:string-value="  &quot;sks.&quot;    [&quot;FSK&quot;,   &quot;sks&quot;,       &quot;&quot;, &quot;ONSET&quot;, &quot;lewe SKS&quot;]," calcext:value-type="string">
            <text:p><text:s text:c="2"/>"sks." <text:s text:c="3"/>["FSK", <text:s text:c="2"/>"sks", <text:s text:c="6"/>"", "ONSET", "lewe SKS"]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D$2];[$przecinki.$C$2];[$przecinki.$C$2];[$przecinki.$C$2];[$przecinki.$C$2];[$przecinki.$C$2];[$przecinki.$C$2];[$przecinki.$C$2])" office:value-type="string" office:string-value="  &quot;skw.&quot;    [&quot;SKV&quot;,   &quot;skw&quot;,       " calcext:value-type="string">
            <text:p><text:s text:c="2"/>"skw." <text:s text:c="3"/>["SKV", <text:s text:c="2"/>"s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6" table:formula="of:=CONCATENATE([.L284];[.M284];[.N284])" office:value-type="string" office:string-value="  &quot;skw.&quot;    [&quot;SKV&quot;,   &quot;skw&quot;,       &quot;&quot;, &quot;ONSET&quot;, &quot;lewe SKW&quot;]," calcext:value-type="string">
            <text:p><text:s text:c="2"/>"skw." <text:s text:c="3"/>["SKV", <text:s text:c="2"/>"skw", <text:s text:c="6"/>"", "ONSET", "lewe SKW"]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D$2];[$przecinki.$C$2];[$przecinki.$C$2];[$przecinki.$C$2];[$przecinki.$C$2];[$przecinki.$C$2];[$przecinki.$C$2];[$przecinki.$C$2])" office:value-type="string" office:string-value="  &quot;sl.&quot;    [&quot;SL&quot;,   &quot;sl&quot;,       " calcext:value-type="string">
            <text:p><text:s text:c="2"/>"sl." <text:s text:c="3"/>["SL", <text:s text:c="2"/>"s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6" table:formula="of:=CONCATENATE([.L285];[.M285];[.N285])" office:value-type="string" office:string-value="  &quot;sl.&quot;    [&quot;SL&quot;,   &quot;sl&quot;,       &quot;&quot;, &quot;ONSET&quot;, &quot;lewe SL&quot;]," calcext:value-type="string">
            <text:p><text:s text:c="2"/>"sl." <text:s text:c="3"/>["SL", <text:s text:c="2"/>"sl", <text:s text:c="6"/>"", "ONSET", "lewe SL"]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D$2];[$przecinki.$C$2];[$przecinki.$C$2];[$przecinki.$C$2];[$przecinki.$C$2];[$przecinki.$C$2];[$przecinki.$C$2];[$przecinki.$C$2])" office:value-type="string" office:string-value="  &quot;sł.&quot;    [&quot;SLJ&quot;,   &quot;sł&quot;,       " calcext:value-type="string">
            <text:p><text:s text:c="2"/>"sł." <text:s text:c="3"/>["SLJ", <text:s text:c="2"/>"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6" table:formula="of:=CONCATENATE([.L286];[.M286];[.N286])" office:value-type="string" office:string-value="  &quot;sł.&quot;    [&quot;SLJ&quot;,   &quot;sł&quot;,       &quot;&quot;, &quot;ONSET&quot;, &quot;lewe SŁ&quot;]," calcext:value-type="string">
            <text:p><text:s text:c="2"/>"sł." <text:s text:c="3"/>["SLJ", <text:s text:c="2"/>"sł", <text:s text:c="6"/>"", "ONSET", "lewe SŁ"]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D$2];[$przecinki.$C$2];[$przecinki.$C$2];[$przecinki.$C$2];[$przecinki.$C$2];[$przecinki.$C$2];[$przecinki.$C$2];[$przecinki.$C$2])" office:value-type="string" office:string-value="  &quot;sm.&quot;    [&quot;STV&quot;,   &quot;sm&quot;,       " calcext:value-type="string">
            <text:p><text:s text:c="2"/>"sm." <text:s text:c="3"/>["STV", <text:s text:c="2"/>"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6" table:formula="of:=CONCATENATE([.L287];[.M287];[.N287])" office:value-type="string" office:string-value="  &quot;sm.&quot;    [&quot;STV&quot;,   &quot;sm&quot;,       &quot;&quot;, &quot;ONSET&quot;, &quot;lewe SM&quot;]," calcext:value-type="string">
            <text:p><text:s text:c="2"/>"sm." <text:s text:c="3"/>["STV", <text:s text:c="2"/>"sm", <text:s text:c="6"/>"", "ONSET", "lewe SM"]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D$2];[$przecinki.$C$2];[$przecinki.$C$2];[$przecinki.$C$2];[$przecinki.$C$2];[$przecinki.$C$2];[$przecinki.$C$2];[$przecinki.$C$2])" office:value-type="string" office:string-value="  &quot;smr.&quot;    [&quot;STVR&quot;,   &quot;smr&quot;,       " calcext:value-type="string">
            <text:p><text:s text:c="2"/>"smr." <text:s text:c="3"/>["STVR", <text:s text:c="2"/>"s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6" table:formula="of:=CONCATENATE([.L288];[.M288];[.N288])" office:value-type="string" office:string-value="  &quot;smr.&quot;    [&quot;STVR&quot;,   &quot;smr&quot;,       &quot;&quot;, &quot;ONSET&quot;, &quot;lewe SMR&quot;]," calcext:value-type="string">
            <text:p><text:s text:c="2"/>"smr." <text:s text:c="3"/>["STVR", <text:s text:c="2"/>"smr", <text:s text:c="6"/>"", "ONSET", "lewe SMR"]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D$2];[$przecinki.$C$2];[$przecinki.$C$2];[$przecinki.$C$2];[$przecinki.$C$2];[$przecinki.$C$2];[$przecinki.$C$2];[$przecinki.$C$2])" office:value-type="string" office:string-value="  &quot;sn.&quot;    [&quot;SLR&quot;,   &quot;sn&quot;,       " calcext:value-type="string">
            <text:p><text:s text:c="2"/>"sn." <text:s text:c="3"/>["SLR", <text:s text:c="2"/>"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6" table:formula="of:=CONCATENATE([.L289];[.M289];[.N289])" office:value-type="string" office:string-value="  &quot;sn.&quot;    [&quot;SLR&quot;,   &quot;sn&quot;,       &quot;&quot;, &quot;ONSET&quot;, &quot;lewe SN&quot;]," calcext:value-type="string">
            <text:p><text:s text:c="2"/>"sn." <text:s text:c="3"/>["SLR", <text:s text:c="2"/>"sn", <text:s text:c="6"/>"", "ONSET", "lewe SN"]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D$2];[$przecinki.$C$2];[$przecinki.$C$2];[$przecinki.$C$2];[$przecinki.$C$2];[$przecinki.$C$2];[$przecinki.$C$2];[$przecinki.$C$2])" office:value-type="string" office:string-value="  &quot;sp.&quot;    [&quot;SP&quot;,   &quot;sp&quot;,       " calcext:value-type="string">
            <text:p><text:s text:c="2"/>"sp." <text:s text:c="3"/>["SP", <text:s text:c="2"/>"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6" table:formula="of:=CONCATENATE([.L290];[.M290];[.N290])" office:value-type="string" office:string-value="  &quot;sp.&quot;    [&quot;SP&quot;,   &quot;sp&quot;,       &quot;&quot;, &quot;ONSET&quot;, &quot;lewe SP&quot;]," calcext:value-type="string">
            <text:p><text:s text:c="2"/>"sp." <text:s text:c="3"/>["SP", <text:s text:c="2"/>"sp", <text:s text:c="6"/>"", "ONSET", "lewe SP"]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D$2];[$przecinki.$C$2];[$przecinki.$C$2];[$przecinki.$C$2];[$przecinki.$C$2];[$przecinki.$C$2];[$przecinki.$C$2];[$przecinki.$C$2])" office:value-type="string" office:string-value="  &quot;spl.&quot;    [&quot;SPL&quot;,   &quot;spl&quot;,       " calcext:value-type="string">
            <text:p><text:s text:c="2"/>"spl." <text:s text:c="3"/>["SPL", <text:s text:c="2"/>"s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6" table:formula="of:=CONCATENATE([.L291];[.M291];[.N291])" office:value-type="string" office:string-value="  &quot;spl.&quot;    [&quot;SPL&quot;,   &quot;spl&quot;,       &quot;&quot;, &quot;ONSET&quot;, &quot;lewe SPL&quot;]," calcext:value-type="string">
            <text:p><text:s text:c="2"/>"spl." <text:s text:c="3"/>["SPL", <text:s text:c="2"/>"spl", <text:s text:c="6"/>"", "ONSET", "lewe SPL"]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D$2];[$przecinki.$C$2];[$przecinki.$C$2];[$przecinki.$C$2];[$przecinki.$C$2];[$przecinki.$C$2];[$przecinki.$C$2];[$przecinki.$C$2])" office:value-type="string" office:string-value="  &quot;spł.&quot;    [&quot;SPLJ&quot;,   &quot;spł&quot;,       " calcext:value-type="string">
            <text:p><text:s text:c="2"/>"spł." <text:s text:c="3"/>["SPLJ", <text:s text:c="2"/>"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6" table:formula="of:=CONCATENATE([.L292];[.M292];[.N292])" office:value-type="string" office:string-value="  &quot;spł.&quot;    [&quot;SPLJ&quot;,   &quot;spł&quot;,       &quot;&quot;, &quot;ONSET&quot;, &quot;lewe SPŁ&quot;]," calcext:value-type="string">
            <text:p><text:s text:c="2"/>"spł." <text:s text:c="3"/>["SPLJ", <text:s text:c="2"/>"spł", <text:s text:c="6"/>"", "ONSET", "lewe SPŁ"]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D$2];[$przecinki.$C$2];[$przecinki.$C$2];[$przecinki.$C$2];[$przecinki.$C$2];[$przecinki.$C$2];[$przecinki.$C$2];[$przecinki.$C$2])" office:value-type="string" office:string-value="  &quot;spr.&quot;    [&quot;SPR&quot;,   &quot;spr&quot;,       " calcext:value-type="string">
            <text:p><text:s text:c="2"/>"spr." <text:s text:c="3"/>["SPR", <text:s text:c="2"/>"s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6" table:formula="of:=CONCATENATE([.L293];[.M293];[.N293])" office:value-type="string" office:string-value="  &quot;spr.&quot;    [&quot;SPR&quot;,   &quot;spr&quot;,       &quot;&quot;, &quot;ONSET&quot;, &quot;lewe SPR&quot;]," calcext:value-type="string">
            <text:p><text:s text:c="2"/>"spr." <text:s text:c="3"/>["SPR", <text:s text:c="2"/>"spr", <text:s text:c="6"/>"", "ONSET", "lewe SPR"]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D$2];[$przecinki.$C$2];[$przecinki.$C$2];[$przecinki.$C$2];[$przecinki.$C$2];[$przecinki.$C$2];[$przecinki.$C$2];[$przecinki.$C$2])" office:value-type="string" office:string-value="  &quot;sprz.&quot;    [&quot;SPRJ&quot;,   &quot;sprz&quot;,       " calcext:value-type="string">
            <text:p><text:s text:c="2"/>"sprz." <text:s text:c="3"/>["SPRJ", <text:s text:c="2"/>"s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6" table:formula="of:=CONCATENATE([.L294];[.M294];[.N294])" office:value-type="string" office:string-value="  &quot;sprz.&quot;    [&quot;SPRJ&quot;,   &quot;sprz&quot;,       &quot;&quot;, &quot;ONSET&quot;, &quot;lewe SPRZ&quot;]," calcext:value-type="string">
            <text:p><text:s text:c="2"/>"sprz." <text:s text:c="3"/>["SPRJ", <text:s text:c="2"/>"sprz", <text:s text:c="6"/>"", "ONSET", "lewe SPRZ"]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D$2];[$przecinki.$C$2];[$przecinki.$C$2];[$przecinki.$C$2];[$przecinki.$C$2];[$przecinki.$C$2];[$przecinki.$C$2];[$przecinki.$C$2])" office:value-type="string" office:string-value="  &quot;sps.&quot;    [&quot;FSP&quot;,   &quot;sps&quot;,       " calcext:value-type="string">
            <text:p><text:s text:c="2"/>"sps." <text:s text:c="3"/>["FSP", <text:s text:c="2"/>"s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6" table:formula="of:=CONCATENATE([.L295];[.M295];[.N295])" office:value-type="string" office:string-value="  &quot;sps.&quot;    [&quot;FSP&quot;,   &quot;sps&quot;,       &quot;&quot;, &quot;ONSET&quot;, &quot;lewe SPS&quot;]," calcext:value-type="string">
            <text:p><text:s text:c="2"/>"sps." <text:s text:c="3"/>["FSP", <text:s text:c="2"/>"sps", <text:s text:c="6"/>"", "ONSET", "lewe SPS"]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D$2];[$przecinki.$C$2];[$przecinki.$C$2];[$przecinki.$C$2];[$przecinki.$C$2];[$przecinki.$C$2];[$przecinki.$C$2];[$przecinki.$C$2])" office:value-type="string" office:string-value="  &quot;spsi.&quot;    [&quot;FSPJ&quot;,   &quot;spsi&quot;,       " calcext:value-type="string">
            <text:p><text:s text:c="2"/>"spsi." <text:s text:c="3"/>["FSPJ", <text:s text:c="2"/>"sp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6" table:formula="of:=CONCATENATE([.L296];[.M296];[.N296])" office:value-type="string" office:string-value="  &quot;spsi.&quot;    [&quot;FSPJ&quot;,   &quot;spsi&quot;,       &quot;&quot;, &quot;ONSET&quot;, &quot;lewe SPSI&quot;]," calcext:value-type="string">
            <text:p><text:s text:c="2"/>"spsi." <text:s text:c="3"/>["FSPJ", <text:s text:c="2"/>"spsi", <text:s text:c="6"/>"", "ONSET", "lewe SPSI"]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D$2];[$przecinki.$C$2];[$przecinki.$C$2];[$przecinki.$C$2];[$przecinki.$C$2];[$przecinki.$C$2];[$przecinki.$C$2];[$przecinki.$C$2])" office:value-type="string" office:string-value="  &quot;sr.&quot;    [&quot;SR&quot;,   &quot;sr&quot;,       " calcext:value-type="string">
            <text:p><text:s text:c="2"/>"sr." <text:s text:c="3"/>["SR", <text:s text:c="2"/>"s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6" table:formula="of:=CONCATENATE([.L297];[.M297];[.N297])" office:value-type="string" office:string-value="  &quot;sr.&quot;    [&quot;SR&quot;,   &quot;sr&quot;,       &quot;&quot;, &quot;ONSET&quot;, &quot;lewe SR&quot;]," calcext:value-type="string">
            <text:p><text:s text:c="2"/>"sr." <text:s text:c="3"/>["SR", <text:s text:c="2"/>"sr", <text:s text:c="6"/>"", "ONSET", "lewe SR"]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D$2];[$przecinki.$C$2];[$przecinki.$C$2];[$przecinki.$C$2];[$przecinki.$C$2];[$przecinki.$C$2];[$przecinki.$C$2];[$przecinki.$C$2])" office:value-type="string" office:string-value="  &quot;ss.&quot;    [&quot;FS&quot;,   &quot;ss&quot;,       " calcext:value-type="string">
            <text:p><text:s text:c="2"/>"ss." <text:s text:c="3"/>["FS", <text:s text:c="2"/>"s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6" table:formula="of:=CONCATENATE([.L298];[.M298];[.N298])" office:value-type="string" office:string-value="  &quot;ss.&quot;    [&quot;FS&quot;,   &quot;ss&quot;,       &quot;&quot;, &quot;ONSET&quot;, &quot;lewe SS&quot;]," calcext:value-type="string">
            <text:p><text:s text:c="2"/>"ss." <text:s text:c="3"/>["FS", <text:s text:c="2"/>"ss", <text:s text:c="6"/>"", "ONSET", "lewe SS"]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D$2];[$przecinki.$C$2];[$przecinki.$C$2];[$przecinki.$C$2];[$przecinki.$C$2];[$przecinki.$C$2];[$przecinki.$C$2];[$przecinki.$C$2])" office:value-type="string" office:string-value="  &quot;st.&quot;    [&quot;ST&quot;,   &quot;st&quot;,       " calcext:value-type="string">
            <text:p><text:s text:c="2"/>"st." <text:s text:c="3"/>["ST", <text:s text:c="2"/>"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6" table:formula="of:=CONCATENATE([.L299];[.M299];[.N299])" office:value-type="string" office:string-value="  &quot;st.&quot;    [&quot;ST&quot;,   &quot;st&quot;,       &quot;&quot;, &quot;ONSET&quot;, &quot;lewe ST&quot;]," calcext:value-type="string">
            <text:p><text:s text:c="2"/>"st." <text:s text:c="3"/>["ST", <text:s text:c="2"/>"st", <text:s text:c="6"/>"", "ONSET", "lewe ST"]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D$2];[$przecinki.$C$2];[$przecinki.$C$2];[$przecinki.$C$2];[$przecinki.$C$2];[$przecinki.$C$2];[$przecinki.$C$2];[$przecinki.$C$2])" office:value-type="string" office:string-value="  &quot;stch.&quot;    [&quot;SKT&quot;,   &quot;stch&quot;,       " calcext:value-type="string">
            <text:p><text:s text:c="2"/>"stch." <text:s text:c="3"/>["SKT", <text:s text:c="2"/>"s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6" table:formula="of:=CONCATENATE([.L300];[.M300];[.N300])" office:value-type="string" office:string-value="  &quot;stch.&quot;    [&quot;SKT&quot;,   &quot;stch&quot;,       &quot;&quot;, &quot;ONSET&quot;, &quot;lewe STCH&quot;]," calcext:value-type="string">
            <text:p><text:s text:c="2"/>"stch." <text:s text:c="3"/>["SKT", <text:s text:c="2"/>"stch", <text:s text:c="6"/>"", "ONSET", "lewe STCH"]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D$2];[$przecinki.$C$2];[$przecinki.$C$2];[$przecinki.$C$2];[$przecinki.$C$2];[$przecinki.$C$2];[$przecinki.$C$2];[$przecinki.$C$2])" office:value-type="string" office:string-value="  &quot;stchn.&quot;    [&quot;SKTLR&quot;,   &quot;stchn&quot;,       " calcext:value-type="string">
            <text:p><text:s text:c="2"/>"stchn." <text:s text:c="3"/>["SKTLR", <text:s text:c="2"/>"s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6" table:formula="of:=CONCATENATE([.L301];[.M301];[.N301])" office:value-type="string" office:string-value="  &quot;stchn.&quot;    [&quot;SKTLR&quot;,   &quot;stchn&quot;,       &quot;&quot;, &quot;ONSET&quot;, &quot;lewe STCHN&quot;]," calcext:value-type="string">
            <text:p><text:s text:c="2"/>"stchn." <text:s text:c="3"/>["SKTLR", <text:s text:c="2"/>"stchn", <text:s text:c="6"/>"", "ONSET", "lewe STCHN"]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D$2];[$przecinki.$C$2];[$przecinki.$C$2];[$przecinki.$C$2];[$przecinki.$C$2];[$przecinki.$C$2];[$przecinki.$C$2];[$przecinki.$C$2])" office:value-type="string" office:string-value="  &quot;stl.&quot;    [&quot;STL&quot;,   &quot;stl&quot;,       " calcext:value-type="string">
            <text:p><text:s text:c="2"/>"stl." <text:s text:c="3"/>["STL", <text:s text:c="2"/>"s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6" table:formula="of:=CONCATENATE([.L302];[.M302];[.N302])" office:value-type="string" office:string-value="  &quot;stl.&quot;    [&quot;STL&quot;,   &quot;stl&quot;,       &quot;&quot;, &quot;ONSET&quot;, &quot;lewe STL&quot;]," calcext:value-type="string">
            <text:p><text:s text:c="2"/>"stl." <text:s text:c="3"/>["STL", <text:s text:c="2"/>"stl", <text:s text:c="6"/>"", "ONSET", "lewe STL"]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D$2];[$przecinki.$C$2];[$przecinki.$C$2];[$przecinki.$C$2];[$przecinki.$C$2];[$przecinki.$C$2];[$przecinki.$C$2];[$przecinki.$C$2])" office:value-type="string" office:string-value="  &quot;stł.&quot;    [&quot;STLJ&quot;,   &quot;stł&quot;,       " calcext:value-type="string">
            <text:p><text:s text:c="2"/>"stł." <text:s text:c="3"/>["STLJ", <text:s text:c="2"/>"s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6" table:formula="of:=CONCATENATE([.L303];[.M303];[.N303])" office:value-type="string" office:string-value="  &quot;stł.&quot;    [&quot;STLJ&quot;,   &quot;stł&quot;,       &quot;&quot;, &quot;ONSET&quot;, &quot;lewe STŁ&quot;]," calcext:value-type="string">
            <text:p><text:s text:c="2"/>"stł." <text:s text:c="3"/>["STLJ", <text:s text:c="2"/>"stł", <text:s text:c="6"/>"", "ONSET", "lewe STŁ"]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D$2];[$przecinki.$C$2];[$przecinki.$C$2];[$przecinki.$C$2];[$przecinki.$C$2];[$przecinki.$C$2];[$przecinki.$C$2];[$przecinki.$C$2])" office:value-type="string" office:string-value="  &quot;str.&quot;    [&quot;STR&quot;,   &quot;str&quot;,       " calcext:value-type="string">
            <text:p><text:s text:c="2"/>"str." <text:s text:c="3"/>["STR", <text:s text:c="2"/>"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6" table:formula="of:=CONCATENATE([.L304];[.M304];[.N304])" office:value-type="string" office:string-value="  &quot;str.&quot;    [&quot;STR&quot;,   &quot;str&quot;,       &quot;&quot;, &quot;ONSET&quot;, &quot;lewe STR&quot;]," calcext:value-type="string">
            <text:p><text:s text:c="2"/>"str." <text:s text:c="3"/>["STR", <text:s text:c="2"/>"str", <text:s text:c="6"/>"", "ONSET", "lewe STR"]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D$2];[$przecinki.$C$2];[$przecinki.$C$2];[$przecinki.$C$2];[$przecinki.$C$2];[$przecinki.$C$2];[$przecinki.$C$2];[$przecinki.$C$2])" office:value-type="string" office:string-value="  &quot;strw.&quot;    [&quot;STVR&quot;,   &quot;strw&quot;,       " calcext:value-type="string">
            <text:p><text:s text:c="2"/>"strw." <text:s text:c="3"/>["STVR", <text:s text:c="2"/>"s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6" table:formula="of:=CONCATENATE([.L305];[.M305];[.N305])" office:value-type="string" office:string-value="  &quot;strw.&quot;    [&quot;STVR&quot;,   &quot;strw&quot;,       &quot;&quot;, &quot;ONSET&quot;, &quot;lewe STRW&quot;]," calcext:value-type="string">
            <text:p><text:s text:c="2"/>"strw." <text:s text:c="3"/>["STVR", <text:s text:c="2"/>"strw", <text:s text:c="6"/>"", "ONSET", "lewe STRW"]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D$2];[$przecinki.$C$2];[$przecinki.$C$2];[$przecinki.$C$2];[$przecinki.$C$2];[$przecinki.$C$2];[$przecinki.$C$2];[$przecinki.$C$2])" office:value-type="string" office:string-value="  &quot;strz.&quot;    [&quot;STRJ&quot;,   &quot;strz&quot;,       " calcext:value-type="string">
            <text:p><text:s text:c="2"/>"strz." <text:s text:c="3"/>["STRJ", <text:s text:c="2"/>"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6" table:formula="of:=CONCATENATE([.L306];[.M306];[.N306])" office:value-type="string" office:string-value="  &quot;strz.&quot;    [&quot;STRJ&quot;,   &quot;strz&quot;,       &quot;&quot;, &quot;ONSET&quot;, &quot;lewe STRZ&quot;]," calcext:value-type="string">
            <text:p><text:s text:c="2"/>"strz." <text:s text:c="3"/>["STRJ", <text:s text:c="2"/>"strz", <text:s text:c="6"/>"", "ONSET", "lewe STRZ"]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D$2];[$przecinki.$C$2];[$przecinki.$C$2];[$przecinki.$C$2];[$przecinki.$C$2];[$przecinki.$C$2];[$przecinki.$C$2];[$przecinki.$C$2])" office:value-type="string" office:string-value="  &quot;stw.&quot;    [&quot;STV&quot;,   &quot;stw&quot;,       " calcext:value-type="string">
            <text:p><text:s text:c="2"/>"stw." <text:s text:c="3"/>["STV", <text:s text:c="2"/>"s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6" table:formula="of:=CONCATENATE([.L307];[.M307];[.N307])" office:value-type="string" office:string-value="  &quot;stw.&quot;    [&quot;STV&quot;,   &quot;stw&quot;,       &quot;&quot;, &quot;ONSET&quot;, &quot;lewe STW&quot;]," calcext:value-type="string">
            <text:p><text:s text:c="2"/>"stw." <text:s text:c="3"/>["STV", <text:s text:c="2"/>"stw", <text:s text:c="6"/>"", "ONSET", "lewe STW"]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D$2];[$przecinki.$C$2];[$przecinki.$C$2];[$przecinki.$C$2];[$przecinki.$C$2];[$przecinki.$C$2];[$przecinki.$C$2];[$przecinki.$C$2])" office:value-type="string" office:string-value="  &quot;sw.&quot;    [&quot;SV&quot;,   &quot;sw&quot;,       " calcext:value-type="string">
            <text:p><text:s text:c="2"/>"sw." <text:s text:c="3"/>["SV", <text:s text:c="2"/>"s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6" table:formula="of:=CONCATENATE([.L308];[.M308];[.N308])" office:value-type="string" office:string-value="  &quot;sw.&quot;    [&quot;SV&quot;,   &quot;sw&quot;,       &quot;&quot;, &quot;ONSET&quot;, &quot;lewe SW&quot;]," calcext:value-type="string">
            <text:p><text:s text:c="2"/>"sw." <text:s text:c="3"/>["SV", <text:s text:c="2"/>"sw", <text:s text:c="6"/>"", "ONSET", "lewe SW"]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D$2];[$przecinki.$C$2];[$przecinki.$C$2];[$przecinki.$C$2];[$przecinki.$C$2];[$przecinki.$C$2];[$przecinki.$C$2];[$przecinki.$C$2])" office:value-type="string" office:string-value="  &quot;sz.&quot;    [&quot;TP&quot;,   &quot;sz&quot;,       " calcext:value-type="string">
            <text:p><text:s text:c="2"/>"sz." <text:s text:c="3"/>["TP", <text:s text:c="2"/>"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6" table:formula="of:=CONCATENATE([.L309];[.M309];[.N309])" office:value-type="string" office:string-value="  &quot;sz.&quot;    [&quot;TP&quot;,   &quot;sz&quot;,       &quot;&quot;, &quot;ONSET&quot;, &quot;lewe SZ&quot;]," calcext:value-type="string">
            <text:p><text:s text:c="2"/>"sz." <text:s text:c="3"/>["TP", <text:s text:c="2"/>"sz", <text:s text:c="6"/>"", "ONSET", "lewe SZ"]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D$2];[$przecinki.$C$2];[$przecinki.$C$2];[$przecinki.$C$2];[$przecinki.$C$2];[$przecinki.$C$2];[$przecinki.$C$2];[$przecinki.$C$2])" office:value-type="string" office:string-value="  &quot;szk.&quot;    [&quot;KTP&quot;,   &quot;szk&quot;,       " calcext:value-type="string">
            <text:p><text:s text:c="2"/>"szk." <text:s text:c="3"/>["KTP", <text:s text:c="2"/>"s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6" table:formula="of:=CONCATENATE([.L310];[.M310];[.N310])" office:value-type="string" office:string-value="  &quot;szk.&quot;    [&quot;KTP&quot;,   &quot;szk&quot;,       &quot;&quot;, &quot;ONSET&quot;, &quot;lewe SZK&quot;]," calcext:value-type="string">
            <text:p><text:s text:c="2"/>"szk." <text:s text:c="3"/>["KTP", <text:s text:c="2"/>"szk", <text:s text:c="6"/>"", "ONSET", "lewe SZK"]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D$2];[$przecinki.$C$2];[$przecinki.$C$2];[$przecinki.$C$2];[$przecinki.$C$2];[$przecinki.$C$2];[$przecinki.$C$2];[$przecinki.$C$2])" office:value-type="string" office:string-value="  &quot;szkl.&quot;    [&quot;KTPL&quot;,   &quot;szkl&quot;,       " calcext:value-type="string">
            <text:p><text:s text:c="2"/>"szkl." <text:s text:c="3"/>["KTPL", <text:s text:c="2"/>"sz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6" table:formula="of:=CONCATENATE([.L311];[.M311];[.N311])" office:value-type="string" office:string-value="  &quot;szkl.&quot;    [&quot;KTPL&quot;,   &quot;szkl&quot;,       &quot;&quot;, &quot;ONSET&quot;, &quot;lewe SZKL&quot;]," calcext:value-type="string">
            <text:p><text:s text:c="2"/>"szkl." <text:s text:c="3"/>["KTPL", <text:s text:c="2"/>"szkl", <text:s text:c="6"/>"", "ONSET", "lewe SZKL"]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D$2];[$przecinki.$C$2];[$przecinki.$C$2];[$przecinki.$C$2];[$przecinki.$C$2];[$przecinki.$C$2];[$przecinki.$C$2];[$przecinki.$C$2])" office:value-type="string" office:string-value="  &quot;szkł.&quot;    [&quot;KTPLJ&quot;,   &quot;szkł&quot;,       " calcext:value-type="string">
            <text:p><text:s text:c="2"/>"szkł." <text:s text:c="3"/>["KTPLJ", <text:s text:c="2"/>"sz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6" table:formula="of:=CONCATENATE([.L312];[.M312];[.N312])" office:value-type="string" office:string-value="  &quot;szkł.&quot;    [&quot;KTPLJ&quot;,   &quot;szkł&quot;,       &quot;&quot;, &quot;ONSET&quot;, &quot;lewe SZKŁ&quot;]," calcext:value-type="string">
            <text:p><text:s text:c="2"/>"szkł." <text:s text:c="3"/>["KTPLJ", <text:s text:c="2"/>"szkł", <text:s text:c="6"/>"", "ONSET", "lewe SZKŁ"]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D$2];[$przecinki.$C$2];[$przecinki.$C$2];[$przecinki.$C$2];[$przecinki.$C$2];[$przecinki.$C$2];[$przecinki.$C$2];[$przecinki.$C$2])" office:value-type="string" office:string-value="  &quot;szkr.&quot;    [&quot;KTPR&quot;,   &quot;szkr&quot;,       " calcext:value-type="string">
            <text:p><text:s text:c="2"/>"szkr." <text:s text:c="3"/>["KTPR", <text:s text:c="2"/>"sz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6" table:formula="of:=CONCATENATE([.L313];[.M313];[.N313])" office:value-type="string" office:string-value="  &quot;szkr.&quot;    [&quot;KTPR&quot;,   &quot;szkr&quot;,       &quot;&quot;, &quot;ONSET&quot;, &quot;lewe SZKR&quot;]," calcext:value-type="string">
            <text:p><text:s text:c="2"/>"szkr." <text:s text:c="3"/>["KTPR", <text:s text:c="2"/>"szkr", <text:s text:c="6"/>"", "ONSET", "lewe SZKR"]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D$2];[$przecinki.$C$2];[$przecinki.$C$2];[$przecinki.$C$2];[$przecinki.$C$2];[$przecinki.$C$2];[$przecinki.$C$2];[$przecinki.$C$2])" office:value-type="string" office:string-value="  &quot;szkw.&quot;    [&quot;KTPV&quot;,   &quot;szkw&quot;,       " calcext:value-type="string">
            <text:p><text:s text:c="2"/>"szkw." <text:s text:c="3"/>["KTPV", <text:s text:c="2"/>"sz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6" table:formula="of:=CONCATENATE([.L314];[.M314];[.N314])" office:value-type="string" office:string-value="  &quot;szkw.&quot;    [&quot;KTPV&quot;,   &quot;szkw&quot;,       &quot;&quot;, &quot;ONSET&quot;, &quot;lewe SZKW&quot;]," calcext:value-type="string">
            <text:p><text:s text:c="2"/>"szkw." <text:s text:c="3"/>["KTPV", <text:s text:c="2"/>"szkw", <text:s text:c="6"/>"", "ONSET", "lewe SZKW"]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D$2];[$przecinki.$C$2];[$przecinki.$C$2];[$przecinki.$C$2];[$przecinki.$C$2];[$przecinki.$C$2];[$przecinki.$C$2];[$przecinki.$C$2])" office:value-type="string" office:string-value="  &quot;szl.&quot;    [&quot;TPL&quot;,   &quot;szl&quot;,       " calcext:value-type="string">
            <text:p><text:s text:c="2"/>"szl." <text:s text:c="3"/>["TPL", <text:s text:c="2"/>"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6" table:formula="of:=CONCATENATE([.L315];[.M315];[.N315])" office:value-type="string" office:string-value="  &quot;szl.&quot;    [&quot;TPL&quot;,   &quot;szl&quot;,       &quot;&quot;, &quot;ONSET&quot;, &quot;lewe SZL&quot;]," calcext:value-type="string">
            <text:p><text:s text:c="2"/>"szl." <text:s text:c="3"/>["TPL", <text:s text:c="2"/>"szl", <text:s text:c="6"/>"", "ONSET", "lewe SZL"]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D$2];[$przecinki.$C$2];[$przecinki.$C$2];[$przecinki.$C$2];[$przecinki.$C$2];[$przecinki.$C$2];[$przecinki.$C$2];[$przecinki.$C$2])" office:value-type="string" office:string-value="  &quot;szł.&quot;    [&quot;TPLJ&quot;,   &quot;szł&quot;,       " calcext:value-type="string">
            <text:p><text:s text:c="2"/>"szł." <text:s text:c="3"/>["TPLJ", <text:s text:c="2"/>"s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6" table:formula="of:=CONCATENATE([.L316];[.M316];[.N316])" office:value-type="string" office:string-value="  &quot;szł.&quot;    [&quot;TPLJ&quot;,   &quot;szł&quot;,       &quot;&quot;, &quot;ONSET&quot;, &quot;lewe SZŁ&quot;]," calcext:value-type="string">
            <text:p><text:s text:c="2"/>"szł." <text:s text:c="3"/>["TPLJ", <text:s text:c="2"/>"szł", <text:s text:c="6"/>"", "ONSET", "lewe SZŁ"]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D$2];[$przecinki.$C$2];[$przecinki.$C$2];[$przecinki.$C$2];[$przecinki.$C$2];[$przecinki.$C$2];[$przecinki.$C$2];[$przecinki.$C$2])" office:value-type="string" office:string-value="  &quot;szm.&quot;    [&quot;TPV&quot;,   &quot;szm&quot;,       " calcext:value-type="string">
            <text:p><text:s text:c="2"/>"szm." <text:s text:c="3"/>["TPV", <text:s text:c="2"/>"s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6" table:formula="of:=CONCATENATE([.L317];[.M317];[.N317])" office:value-type="string" office:string-value="  &quot;szm.&quot;    [&quot;TPV&quot;,   &quot;szm&quot;,       &quot;&quot;, &quot;ONSET&quot;, &quot;lewe SZM&quot;]," calcext:value-type="string">
            <text:p><text:s text:c="2"/>"szm." <text:s text:c="3"/>["TPV", <text:s text:c="2"/>"szm", <text:s text:c="6"/>"", "ONSET", "lewe SZM"]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D$2];[$przecinki.$C$2];[$przecinki.$C$2];[$przecinki.$C$2];[$przecinki.$C$2];[$przecinki.$C$2];[$przecinki.$C$2];[$przecinki.$C$2])" office:value-type="string" office:string-value="  &quot;szn.&quot;    [&quot;TPLR&quot;,   &quot;szn&quot;,       " calcext:value-type="string">
            <text:p><text:s text:c="2"/>"szn." <text:s text:c="3"/>["TPLR", <text:s text:c="2"/>"s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6" table:formula="of:=CONCATENATE([.L318];[.M318];[.N318])" office:value-type="string" office:string-value="  &quot;szn.&quot;    [&quot;TPLR&quot;,   &quot;szn&quot;,       &quot;&quot;, &quot;ONSET&quot;, &quot;lewe SZN&quot;]," calcext:value-type="string">
            <text:p><text:s text:c="2"/>"szn." <text:s text:c="3"/>["TPLR", <text:s text:c="2"/>"szn", <text:s text:c="6"/>"", "ONSET", "lewe SZN"]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D$2];[$przecinki.$C$2];[$przecinki.$C$2];[$przecinki.$C$2];[$przecinki.$C$2];[$przecinki.$C$2];[$przecinki.$C$2];[$przecinki.$C$2])" office:value-type="string" office:string-value="  &quot;szni.&quot;    [&quot;TPLRJ&quot;,   &quot;szni&quot;,       " calcext:value-type="string">
            <text:p><text:s text:c="2"/>"szni." <text:s text:c="3"/>["TPLRJ", <text:s text:c="2"/>"s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6" table:formula="of:=CONCATENATE([.L319];[.M319];[.N319])" office:value-type="string" office:string-value="  &quot;szni.&quot;    [&quot;TPLRJ&quot;,   &quot;szni&quot;,       &quot;&quot;, &quot;ONSET&quot;, &quot;lewe SZNI&quot;]," calcext:value-type="string">
            <text:p><text:s text:c="2"/>"szni." <text:s text:c="3"/>["TPLRJ", <text:s text:c="2"/>"szni", <text:s text:c="6"/>"", "ONSET", "lewe SZNI"]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D$2];[$przecinki.$C$2];[$przecinki.$C$2];[$przecinki.$C$2];[$przecinki.$C$2];[$przecinki.$C$2];[$przecinki.$C$2];[$przecinki.$C$2])" office:value-type="string" office:string-value="  &quot;szp.&quot;    [&quot;XZTP&quot;,   &quot;szp&quot;,       " calcext:value-type="string">
            <text:p><text:s text:c="2"/>"szp." <text:s text:c="3"/>["XZTP", <text:s text:c="2"/>"s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6" table:formula="of:=CONCATENATE([.L320];[.M320];[.N320])" office:value-type="string" office:string-value="  &quot;szp.&quot;    [&quot;XZTP&quot;,   &quot;szp&quot;,       &quot;&quot;, &quot;ONSET&quot;, &quot;lewe SZP&quot;]," calcext:value-type="string">
            <text:p><text:s text:c="2"/>"szp." <text:s text:c="3"/>["XZTP", <text:s text:c="2"/>"szp", <text:s text:c="6"/>"", "ONSET", "lewe SZP"]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D$2];[$przecinki.$C$2];[$przecinki.$C$2];[$przecinki.$C$2];[$przecinki.$C$2];[$przecinki.$C$2];[$przecinki.$C$2];[$przecinki.$C$2])" office:value-type="string" office:string-value="  &quot;szpl.&quot;    [&quot;XZTPL&quot;,   &quot;szpl&quot;,       " calcext:value-type="string">
            <text:p><text:s text:c="2"/>"szpl." <text:s text:c="3"/>["XZTPL", <text:s text:c="2"/>"sz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6" table:formula="of:=CONCATENATE([.L321];[.M321];[.N321])" office:value-type="string" office:string-value="  &quot;szpl.&quot;    [&quot;XZTPL&quot;,   &quot;szpl&quot;,       &quot;&quot;, &quot;ONSET&quot;, &quot;lewe SZPL&quot;]," calcext:value-type="string">
            <text:p><text:s text:c="2"/>"szpl." <text:s text:c="3"/>["XZTPL", <text:s text:c="2"/>"szpl", <text:s text:c="6"/>"", "ONSET", "lewe SZPL"]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D$2];[$przecinki.$C$2];[$przecinki.$C$2];[$przecinki.$C$2];[$przecinki.$C$2];[$przecinki.$C$2];[$przecinki.$C$2];[$przecinki.$C$2])" office:value-type="string" office:string-value="  &quot;szpr.&quot;    [&quot;XZTPR&quot;,   &quot;szpr&quot;,       " calcext:value-type="string">
            <text:p><text:s text:c="2"/>"szpr." <text:s text:c="3"/>["XZTPR", <text:s text:c="2"/>"sz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6" table:formula="of:=CONCATENATE([.L322];[.M322];[.N322])" office:value-type="string" office:string-value="  &quot;szpr.&quot;    [&quot;XZTPR&quot;,   &quot;szpr&quot;,       &quot;&quot;, &quot;ONSET&quot;, &quot;lewe SZPR&quot;]," calcext:value-type="string">
            <text:p><text:s text:c="2"/>"szpr." <text:s text:c="3"/>["XZTPR", <text:s text:c="2"/>"szpr", <text:s text:c="6"/>"", "ONSET", "lewe SZPR"]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D$2];[$przecinki.$C$2];[$przecinki.$C$2];[$przecinki.$C$2];[$przecinki.$C$2];[$przecinki.$C$2];[$przecinki.$C$2];[$przecinki.$C$2])" office:value-type="string" office:string-value="  &quot;szr.&quot;    [&quot;TPR&quot;,   &quot;szr&quot;,       " calcext:value-type="string">
            <text:p><text:s text:c="2"/>"szr." <text:s text:c="3"/>["TPR", <text:s text:c="2"/>"s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6" table:formula="of:=CONCATENATE([.L323];[.M323];[.N323])" office:value-type="string" office:string-value="  &quot;szr.&quot;    [&quot;TPR&quot;,   &quot;szr&quot;,       &quot;&quot;, &quot;ONSET&quot;, &quot;lewe SZR&quot;]," calcext:value-type="string">
            <text:p><text:s text:c="2"/>"szr." <text:s text:c="3"/>["TPR", <text:s text:c="2"/>"szr", <text:s text:c="6"/>"", "ONSET", "lewe SZR"]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D$2];[$przecinki.$C$2];[$przecinki.$C$2];[$przecinki.$C$2];[$przecinki.$C$2];[$przecinki.$C$2];[$przecinki.$C$2];[$przecinki.$C$2])" office:value-type="string" office:string-value="  &quot;szt.&quot;    [&quot;XZTP&quot;,   &quot;szt&quot;,       " calcext:value-type="string">
            <text:p><text:s text:c="2"/>"szt." <text:s text:c="3"/>["XZTP", <text:s text:c="2"/>"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6" table:formula="of:=CONCATENATE([.L324];[.M324];[.N324])" office:value-type="string" office:string-value="  &quot;szt.&quot;    [&quot;XZTP&quot;,   &quot;szt&quot;,       &quot;&quot;, &quot;ONSET&quot;, &quot;lewe SZT&quot;]," calcext:value-type="string">
            <text:p><text:s text:c="2"/>"szt." <text:s text:c="3"/>["XZTP", <text:s text:c="2"/>"szt", <text:s text:c="6"/>"", "ONSET", "lewe SZT"]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D$2];[$przecinki.$C$2];[$przecinki.$C$2];[$przecinki.$C$2];[$przecinki.$C$2];[$przecinki.$C$2];[$przecinki.$C$2];[$przecinki.$C$2])" office:value-type="string" office:string-value="  &quot;sztr.&quot;    [&quot;XZTPR&quot;,   &quot;sztr&quot;,       " calcext:value-type="string">
            <text:p><text:s text:c="2"/>"sztr." <text:s text:c="3"/>["XZTPR", <text:s text:c="2"/>"sz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6" table:formula="of:=CONCATENATE([.L325];[.M325];[.N325])" office:value-type="string" office:string-value="  &quot;sztr.&quot;    [&quot;XZTPR&quot;,   &quot;sztr&quot;,       &quot;&quot;, &quot;ONSET&quot;, &quot;lewe SZTR&quot;]," calcext:value-type="string">
            <text:p><text:s text:c="2"/>"sztr." <text:s text:c="3"/>["XZTPR", <text:s text:c="2"/>"sztr", <text:s text:c="6"/>"", "ONSET", "lewe SZTR"]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D$2];[$przecinki.$C$2];[$przecinki.$C$2];[$przecinki.$C$2];[$przecinki.$C$2];[$przecinki.$C$2];[$przecinki.$C$2];[$przecinki.$C$2])" office:value-type="string" office:string-value="  &quot;szw.&quot;    [&quot;TPV&quot;,   &quot;szw&quot;,       " calcext:value-type="string">
            <text:p><text:s text:c="2"/>"szw." <text:s text:c="3"/>["TPV", <text:s text:c="2"/>"s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6" table:formula="of:=CONCATENATE([.L326];[.M326];[.N326])" office:value-type="string" office:string-value="  &quot;szw.&quot;    [&quot;TPV&quot;,   &quot;szw&quot;,       &quot;&quot;, &quot;ONSET&quot;, &quot;lewe SZW&quot;]," calcext:value-type="string">
            <text:p><text:s text:c="2"/>"szw." <text:s text:c="3"/>["TPV", <text:s text:c="2"/>"szw", <text:s text:c="6"/>"", "ONSET", "lewe SZW"]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D$2];[$przecinki.$C$2];[$przecinki.$C$2];[$przecinki.$C$2];[$przecinki.$C$2];[$przecinki.$C$2];[$przecinki.$C$2];[$przecinki.$C$2])" office:value-type="string" office:string-value="  &quot;szcz.&quot;    [&quot;TPV&quot;,   &quot;szcz&quot;,       " calcext:value-type="string">
            <text:p><text:s text:c="2"/>"szcz." <text:s text:c="3"/>["TPV", <text:s text:c="2"/>"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6" table:formula="of:=CONCATENATE([.L327];[.M327];[.N327])" office:value-type="string" office:string-value="  &quot;szcz.&quot;    [&quot;TPV&quot;,   &quot;szcz&quot;,       &quot;&quot;, &quot;ONSET&quot;, &quot;lewe SZCZ&quot;]," calcext:value-type="string">
            <text:p><text:s text:c="2"/>"szcz." <text:s text:c="3"/>["TPV", <text:s text:c="2"/>"szcz", <text:s text:c="6"/>"", "ONSET", "lewe SZCZ"]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D$2];[$przecinki.$C$2];[$przecinki.$C$2];[$przecinki.$C$2];[$przecinki.$C$2];[$przecinki.$C$2];[$przecinki.$C$2];[$przecinki.$C$2])" office:value-type="string" office:string-value="  &quot;szczm.&quot;    [&quot;KTPV&quot;,   &quot;szczm&quot;,       " calcext:value-type="string">
            <text:p><text:s text:c="2"/>"szczm." <text:s text:c="3"/>["KTPV", <text:s text:c="2"/>"sz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6" table:formula="of:=CONCATENATE([.L328];[.M328];[.N328])" office:value-type="string" office:string-value="  &quot;szczm.&quot;    [&quot;KTPV&quot;,   &quot;szczm&quot;,       &quot;&quot;, &quot;ONSET&quot;, &quot;lewe SZCZM&quot;]," calcext:value-type="string">
            <text:p><text:s text:c="2"/>"szczm." <text:s text:c="3"/>["KTPV", <text:s text:c="2"/>"szczm", <text:s text:c="6"/>"", "ONSET", "lewe SZCZM"]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D$2];[$przecinki.$C$2];[$przecinki.$C$2];[$przecinki.$C$2];[$przecinki.$C$2];[$przecinki.$C$2];[$przecinki.$C$2];[$przecinki.$C$2])" office:value-type="string" office:string-value="  &quot;szczw.&quot;    [&quot;KTPV&quot;,   &quot;szczw&quot;,       " calcext:value-type="string">
            <text:p><text:s text:c="2"/>"szczw." <text:s text:c="3"/>["KTPV", <text:s text:c="2"/>"sz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6" table:formula="of:=CONCATENATE([.L329];[.M329];[.N329])" office:value-type="string" office:string-value="  &quot;szczw.&quot;    [&quot;KTPV&quot;,   &quot;szczw&quot;,       &quot;&quot;, &quot;ONSET&quot;, &quot;lewe SZCZW&quot;]," calcext:value-type="string">
            <text:p><text:s text:c="2"/>"szczw." <text:s text:c="3"/>["KTPV", <text:s text:c="2"/>"szczw", <text:s text:c="6"/>"", "ONSET", "lewe SZCZW"],</text:p>
          </table:table-cell>
        </table:table-row>
        <table:table-row table:style-name="ro2">
          <table:table-cell table:formula="of:=[$'naglosy-edycja'.B331]" office:value-type="string" office:string-value="si" calcext:value-type="string">
            <text:p>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string" office:string-value="SJ" calcext:value-type="string">
            <text:p>SJ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D$2];[$przecinki.$C$2];[$przecinki.$C$2];[$przecinki.$C$2];[$przecinki.$C$2];[$przecinki.$C$2];[$przecinki.$C$2];[$przecinki.$C$2])" office:value-type="string" office:string-value="  &quot;si.&quot;    [&quot;S&quot;,   &quot;si&quot;,       " calcext:value-type="string">
            <text:p><text:s text:c="2"/>"si." <text:s text:c="3"/>["S", <text:s text:c="2"/>"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6" table:formula="of:=CONCATENATE([.L330];[.M330];[.N330])" office:value-type="string" office:string-value="  &quot;si.&quot;    [&quot;S&quot;,   &quot;si&quot;,       &quot;&quot;, &quot;ONSET&quot;, &quot;lewe SI&quot;]," calcext:value-type="string">
            <text:p><text:s text:c="2"/>"si." <text:s text:c="3"/>["S", <text:s text:c="2"/>"si", <text:s text:c="6"/>"", "ONSET", "lewe SI"]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D$2];[$przecinki.$C$2];[$przecinki.$C$2];[$przecinki.$C$2];[$przecinki.$C$2];[$przecinki.$C$2];[$przecinki.$C$2];[$przecinki.$C$2])" office:value-type="string" office:string-value="  &quot;śc.&quot;    [&quot;ZST&quot;,   &quot;śc&quot;,       " calcext:value-type="string">
            <text:p><text:s text:c="2"/>"śc." <text:s text:c="3"/>["ZST", <text:s text:c="2"/>"ś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6" table:formula="of:=CONCATENATE([.L331];[.M331];[.N331])" office:value-type="string" office:string-value="  &quot;śc.&quot;    [&quot;ZST&quot;,   &quot;śc&quot;,       &quot;&quot;, &quot;ONSET&quot;, &quot;lewe ŚC&quot;]," calcext:value-type="string">
            <text:p><text:s text:c="2"/>"śc." <text:s text:c="3"/>["ZST", <text:s text:c="2"/>"śc", <text:s text:c="6"/>"", "ONSET", "lewe ŚC"]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D$2];[$przecinki.$C$2];[$przecinki.$C$2];[$przecinki.$C$2];[$przecinki.$C$2];[$przecinki.$C$2];[$przecinki.$C$2];[$przecinki.$C$2])" office:value-type="string" office:string-value="  &quot;ści.&quot;    [&quot;ZSTJ&quot;,   &quot;ści&quot;,       " calcext:value-type="string">
            <text:p><text:s text:c="2"/>"ści." <text:s text:c="3"/>["ZSTJ", <text:s text:c="2"/>"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6" table:formula="of:=CONCATENATE([.L332];[.M332];[.N332])" office:value-type="string" office:string-value="  &quot;ści.&quot;    [&quot;ZSTJ&quot;,   &quot;ści&quot;,       &quot;&quot;, &quot;ONSET&quot;, &quot;lewe ŚCI&quot;]," calcext:value-type="string">
            <text:p><text:s text:c="2"/>"ści." <text:s text:c="3"/>["ZSTJ", <text:s text:c="2"/>"ści", <text:s text:c="6"/>"", "ONSET", "lewe ŚCI"]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D$2];[$przecinki.$C$2];[$przecinki.$C$2];[$przecinki.$C$2];[$przecinki.$C$2];[$przecinki.$C$2];[$przecinki.$C$2];[$przecinki.$C$2])" office:value-type="string" office:string-value="  &quot;śl.&quot;    [&quot;SL&quot;,   &quot;śl&quot;,       " calcext:value-type="string">
            <text:p><text:s text:c="2"/>"śl." <text:s text:c="3"/>["SL", <text:s text:c="2"/>"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6" table:formula="of:=CONCATENATE([.L333];[.M333];[.N333])" office:value-type="string" office:string-value="  &quot;śl.&quot;    [&quot;SL&quot;,   &quot;śl&quot;,       &quot;&quot;, &quot;ONSET&quot;, &quot;lewe ŚL&quot;]," calcext:value-type="string">
            <text:p><text:s text:c="2"/>"śl." <text:s text:c="3"/>["SL", <text:s text:c="2"/>"śl", <text:s text:c="6"/>"", "ONSET", "lewe ŚL"]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D$2];[$przecinki.$C$2];[$przecinki.$C$2];[$przecinki.$C$2];[$przecinki.$C$2];[$przecinki.$C$2];[$przecinki.$C$2];[$przecinki.$C$2])" office:value-type="string" office:string-value="  &quot;śm.&quot;    [&quot;STV&quot;,   &quot;śm&quot;,       " calcext:value-type="string">
            <text:p><text:s text:c="2"/>"śm." <text:s text:c="3"/>["STV", <text:s text:c="2"/>"ś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6" table:formula="of:=CONCATENATE([.L334];[.M334];[.N334])" office:value-type="string" office:string-value="  &quot;śm.&quot;    [&quot;STV&quot;,   &quot;śm&quot;,       &quot;&quot;, &quot;ONSET&quot;, &quot;lewe ŚM&quot;]," calcext:value-type="string">
            <text:p><text:s text:c="2"/>"śm." <text:s text:c="3"/>["STV", <text:s text:c="2"/>"śm", <text:s text:c="6"/>"", "ONSET", "lewe ŚM"]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D$2];[$przecinki.$C$2];[$przecinki.$C$2];[$przecinki.$C$2];[$przecinki.$C$2];[$przecinki.$C$2];[$przecinki.$C$2];[$przecinki.$C$2])" office:value-type="string" office:string-value="  &quot;śmi.&quot;    [&quot;STVJ&quot;,   &quot;śmi&quot;,       " calcext:value-type="string">
            <text:p><text:s text:c="2"/>"śmi." <text:s text:c="3"/>["STVJ", <text:s text:c="2"/>"ś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6" table:formula="of:=CONCATENATE([.L335];[.M335];[.N335])" office:value-type="string" office:string-value="  &quot;śmi.&quot;    [&quot;STVJ&quot;,   &quot;śmi&quot;,       &quot;&quot;, &quot;ONSET&quot;, &quot;lewe ŚMI&quot;]," calcext:value-type="string">
            <text:p><text:s text:c="2"/>"śmi." <text:s text:c="3"/>["STVJ", <text:s text:c="2"/>"śmi", <text:s text:c="6"/>"", "ONSET", "lewe ŚMI"]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D$2];[$przecinki.$C$2];[$przecinki.$C$2];[$przecinki.$C$2];[$przecinki.$C$2];[$przecinki.$C$2];[$przecinki.$C$2];[$przecinki.$C$2])" office:value-type="string" office:string-value="  &quot;śn.&quot;    [&quot;SLR&quot;,   &quot;śn&quot;,       " calcext:value-type="string">
            <text:p><text:s text:c="2"/>"śn." <text:s text:c="3"/>["SLR", <text:s text:c="2"/>"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6" table:formula="of:=CONCATENATE([.L336];[.M336];[.N336])" office:value-type="string" office:string-value="  &quot;śn.&quot;    [&quot;SLR&quot;,   &quot;śn&quot;,       &quot;&quot;, &quot;ONSET&quot;, &quot;lewe ŚN&quot;]," calcext:value-type="string">
            <text:p><text:s text:c="2"/>"śn." <text:s text:c="3"/>["SLR", <text:s text:c="2"/>"śn", <text:s text:c="6"/>"", "ONSET", "lewe ŚN"]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D$2];[$przecinki.$C$2];[$przecinki.$C$2];[$przecinki.$C$2];[$przecinki.$C$2];[$przecinki.$C$2];[$przecinki.$C$2];[$przecinki.$C$2])" office:value-type="string" office:string-value="  &quot;śni.&quot;    [&quot;SLRJ&quot;,   &quot;śni&quot;,       " calcext:value-type="string">
            <text:p><text:s text:c="2"/>"śni." <text:s text:c="3"/>["SLRJ", <text:s text:c="2"/>"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6" table:formula="of:=CONCATENATE([.L337];[.M337];[.N337])" office:value-type="string" office:string-value="  &quot;śni.&quot;    [&quot;SLRJ&quot;,   &quot;śni&quot;,       &quot;&quot;, &quot;ONSET&quot;, &quot;lewe ŚNI&quot;]," calcext:value-type="string">
            <text:p><text:s text:c="2"/>"śni." <text:s text:c="3"/>["SLRJ", <text:s text:c="2"/>"śni", <text:s text:c="6"/>"", "ONSET", "lewe ŚNI"]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D$2];[$przecinki.$C$2];[$przecinki.$C$2];[$przecinki.$C$2];[$przecinki.$C$2];[$przecinki.$C$2];[$przecinki.$C$2];[$przecinki.$C$2])" office:value-type="string" office:string-value="  &quot;śp.&quot;    [&quot;SP&quot;,   &quot;śp&quot;,       " calcext:value-type="string">
            <text:p><text:s text:c="2"/>"śp." <text:s text:c="3"/>["SP", <text:s text:c="2"/>"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6" table:formula="of:=CONCATENATE([.L338];[.M338];[.N338])" office:value-type="string" office:string-value="  &quot;śp.&quot;    [&quot;SP&quot;,   &quot;śp&quot;,       &quot;&quot;, &quot;ONSET&quot;, &quot;lewe ŚP&quot;]," calcext:value-type="string">
            <text:p><text:s text:c="2"/>"śp." <text:s text:c="3"/>["SP", <text:s text:c="2"/>"śp", <text:s text:c="6"/>"", "ONSET", "lewe ŚP"]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D$2];[$przecinki.$C$2];[$przecinki.$C$2];[$przecinki.$C$2];[$przecinki.$C$2];[$przecinki.$C$2];[$przecinki.$C$2];[$przecinki.$C$2])" office:value-type="string" office:string-value="  &quot;śpi.&quot;    [&quot;SP&quot;,   &quot;śpi&quot;,       " calcext:value-type="string">
            <text:p><text:s text:c="2"/>"śpi." <text:s text:c="3"/>["SP", <text:s text:c="2"/>"ś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6" table:formula="of:=CONCATENATE([.L339];[.M339];[.N339])" office:value-type="string" office:string-value="  &quot;śpi.&quot;    [&quot;SP&quot;,   &quot;śpi&quot;,       &quot;&quot;, &quot;ONSET&quot;, &quot;lewe ŚPI&quot;]," calcext:value-type="string">
            <text:p><text:s text:c="2"/>"śpi." <text:s text:c="3"/>["SP", <text:s text:c="2"/>"śpi", <text:s text:c="6"/>"", "ONSET", "lewe ŚPI"]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D$2];[$przecinki.$C$2];[$przecinki.$C$2];[$przecinki.$C$2];[$przecinki.$C$2];[$przecinki.$C$2];[$przecinki.$C$2];[$przecinki.$C$2])" office:value-type="string" office:string-value="  &quot;śr.&quot;    [&quot;SR&quot;,   &quot;śr&quot;,       " calcext:value-type="string">
            <text:p><text:s text:c="2"/>"śr." <text:s text:c="3"/>["SR", <text:s text:c="2"/>"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6" table:formula="of:=CONCATENATE([.L340];[.M340];[.N340])" office:value-type="string" office:string-value="  &quot;śr.&quot;    [&quot;SR&quot;,   &quot;śr&quot;,       &quot;&quot;, &quot;ONSET&quot;, &quot;lewe ŚR&quot;]," calcext:value-type="string">
            <text:p><text:s text:c="2"/>"śr." <text:s text:c="3"/>["SR", <text:s text:c="2"/>"śr", <text:s text:c="6"/>"", "ONSET", "lewe ŚR"]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D$2];[$przecinki.$C$2];[$przecinki.$C$2];[$przecinki.$C$2];[$przecinki.$C$2];[$przecinki.$C$2];[$przecinki.$C$2];[$przecinki.$C$2])" office:value-type="string" office:string-value="  &quot;św.&quot;    [&quot;SV&quot;,   &quot;św&quot;,       " calcext:value-type="string">
            <text:p><text:s text:c="2"/>"św." <text:s text:c="3"/>["SV", <text:s text:c="2"/>"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6" table:formula="of:=CONCATENATE([.L341];[.M341];[.N341])" office:value-type="string" office:string-value="  &quot;św.&quot;    [&quot;SV&quot;,   &quot;św&quot;,       &quot;&quot;, &quot;ONSET&quot;, &quot;lewe ŚW&quot;]," calcext:value-type="string">
            <text:p><text:s text:c="2"/>"św." <text:s text:c="3"/>["SV", <text:s text:c="2"/>"św", <text:s text:c="6"/>"", "ONSET", "lewe ŚW"]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D$2];[$przecinki.$C$2];[$przecinki.$C$2];[$przecinki.$C$2];[$przecinki.$C$2];[$przecinki.$C$2];[$przecinki.$C$2];[$przecinki.$C$2])" office:value-type="string" office:string-value="  &quot;świ.&quot;    [&quot;SVJ&quot;,   &quot;świ&quot;,       " calcext:value-type="string">
            <text:p><text:s text:c="2"/>"świ." <text:s text:c="3"/>["SVJ", <text:s text:c="2"/>"ś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6" table:formula="of:=CONCATENATE([.L342];[.M342];[.N342])" office:value-type="string" office:string-value="  &quot;świ.&quot;    [&quot;SVJ&quot;,   &quot;świ&quot;,       &quot;&quot;, &quot;ONSET&quot;, &quot;lewe ŚWI&quot;]," calcext:value-type="string">
            <text:p><text:s text:c="2"/>"świ." <text:s text:c="3"/>["SVJ", <text:s text:c="2"/>"świ", <text:s text:c="6"/>"", "ONSET", "lewe ŚWI"]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D$2];[$przecinki.$C$2];[$przecinki.$C$2];[$przecinki.$C$2];[$przecinki.$C$2];[$przecinki.$C$2];[$przecinki.$C$2];[$przecinki.$C$2])" office:value-type="string" office:string-value="  &quot;t.&quot;    [&quot;T&quot;,   &quot;t&quot;,       " calcext:value-type="string">
            <text:p><text:s text:c="2"/>"t." <text:s text:c="3"/>["T", <text:s text:c="2"/>"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6" table:formula="of:=CONCATENATE([.L343];[.M343];[.N343])" office:value-type="string" office:string-value="  &quot;t.&quot;    [&quot;T&quot;,   &quot;t&quot;,       &quot;&quot;, &quot;ONSET&quot;, &quot;lewe T&quot;]," calcext:value-type="string">
            <text:p><text:s text:c="2"/>"t." <text:s text:c="3"/>["T", <text:s text:c="2"/>"t", <text:s text:c="6"/>"", "ONSET", "lewe T"]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D$2];[$przecinki.$C$2];[$przecinki.$C$2];[$przecinki.$C$2];[$przecinki.$C$2];[$przecinki.$C$2];[$przecinki.$C$2];[$przecinki.$C$2])" office:value-type="string" office:string-value="  &quot;tch.&quot;    [&quot;KT&quot;,   &quot;tch&quot;,       " calcext:value-type="string">
            <text:p><text:s text:c="2"/>"tch." <text:s text:c="3"/>["KT", <text:s text:c="2"/>"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6" table:formula="of:=CONCATENATE([.L344];[.M344];[.N344])" office:value-type="string" office:string-value="  &quot;tch.&quot;    [&quot;KT&quot;,   &quot;tch&quot;,       &quot;&quot;, &quot;ONSET&quot;, &quot;lewe TCH&quot;]," calcext:value-type="string">
            <text:p><text:s text:c="2"/>"tch." <text:s text:c="3"/>["KT", <text:s text:c="2"/>"tch", <text:s text:c="6"/>"", "ONSET", "lewe TCH"]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D$2];[$przecinki.$C$2];[$przecinki.$C$2];[$przecinki.$C$2];[$przecinki.$C$2];[$przecinki.$C$2];[$przecinki.$C$2];[$przecinki.$C$2])" office:value-type="string" office:string-value="  &quot;tchl.&quot;    [&quot;KTL&quot;,   &quot;tchl&quot;,       " calcext:value-type="string">
            <text:p><text:s text:c="2"/>"tchl." <text:s text:c="3"/>["KTL", <text:s text:c="2"/>"t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6" table:formula="of:=CONCATENATE([.L345];[.M345];[.N345])" office:value-type="string" office:string-value="  &quot;tchl.&quot;    [&quot;KTL&quot;,   &quot;tchl&quot;,       &quot;&quot;, &quot;ONSET&quot;, &quot;lewe TCHL&quot;]," calcext:value-type="string">
            <text:p><text:s text:c="2"/>"tchl." <text:s text:c="3"/>["KTL", <text:s text:c="2"/>"tchl", <text:s text:c="6"/>"", "ONSET", "lewe TCHL"]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D$2];[$przecinki.$C$2];[$przecinki.$C$2];[$przecinki.$C$2];[$przecinki.$C$2];[$przecinki.$C$2];[$przecinki.$C$2];[$przecinki.$C$2])" office:value-type="string" office:string-value="  &quot;tchn.&quot;    [&quot;KTLR&quot;,   &quot;tchn&quot;,       " calcext:value-type="string">
            <text:p><text:s text:c="2"/>"tchn." <text:s text:c="3"/>["KTLR", <text:s text:c="2"/>"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6" table:formula="of:=CONCATENATE([.L346];[.M346];[.N346])" office:value-type="string" office:string-value="  &quot;tchn.&quot;    [&quot;KTLR&quot;,   &quot;tchn&quot;,       &quot;&quot;, &quot;ONSET&quot;, &quot;lewe TCHN&quot;]," calcext:value-type="string">
            <text:p><text:s text:c="2"/>"tchn." <text:s text:c="3"/>["KTLR", <text:s text:c="2"/>"tchn", <text:s text:c="6"/>"", "ONSET", "lewe TCHN"]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D$2];[$przecinki.$C$2];[$przecinki.$C$2];[$przecinki.$C$2];[$przecinki.$C$2];[$przecinki.$C$2];[$przecinki.$C$2];[$przecinki.$C$2])" office:value-type="string" office:string-value="  &quot;tcz.&quot;    [&quot;TPV&quot;,   &quot;tcz&quot;,       " calcext:value-type="string">
            <text:p><text:s text:c="2"/>"tcz." <text:s text:c="3"/>["TPV", <text:s text:c="2"/>"t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6" table:formula="of:=CONCATENATE([.L347];[.M347];[.N347])" office:value-type="string" office:string-value="  &quot;tcz.&quot;    [&quot;TPV&quot;,   &quot;tcz&quot;,       &quot;&quot;, &quot;ONSET&quot;, &quot;lewe TCZ&quot;]," calcext:value-type="string">
            <text:p><text:s text:c="2"/>"tcz." <text:s text:c="3"/>["TPV", <text:s text:c="2"/>"tcz", <text:s text:c="6"/>"", "ONSET", "lewe TCZ"]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D$2];[$przecinki.$C$2];[$przecinki.$C$2];[$przecinki.$C$2];[$przecinki.$C$2];[$przecinki.$C$2];[$przecinki.$C$2];[$przecinki.$C$2])" office:value-type="string" office:string-value="  &quot;thl.&quot;    [&quot;TL&quot;,   &quot;thl&quot;,       " calcext:value-type="string">
            <text:p><text:s text:c="2"/>"thl." <text:s text:c="3"/>["TL", <text:s text:c="2"/>"t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6" table:formula="of:=CONCATENATE([.L348];[.M348];[.N348])" office:value-type="string" office:string-value="  &quot;thl.&quot;    [&quot;TL&quot;,   &quot;thl&quot;,       &quot;&quot;, &quot;ONSET&quot;, &quot;lewe THL&quot;]," calcext:value-type="string">
            <text:p><text:s text:c="2"/>"thl." <text:s text:c="3"/>["TL", <text:s text:c="2"/>"thl", <text:s text:c="6"/>"", "ONSET", "lewe THL"]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D$2];[$przecinki.$C$2];[$przecinki.$C$2];[$przecinki.$C$2];[$przecinki.$C$2];[$przecinki.$C$2];[$przecinki.$C$2];[$przecinki.$C$2])" office:value-type="string" office:string-value="  &quot;thr.&quot;    [&quot;TR&quot;,   &quot;thr&quot;,       " calcext:value-type="string">
            <text:p><text:s text:c="2"/>"thr." <text:s text:c="3"/>["TR", <text:s text:c="2"/>"t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6" table:formula="of:=CONCATENATE([.L349];[.M349];[.N349])" office:value-type="string" office:string-value="  &quot;thr.&quot;    [&quot;TR&quot;,   &quot;thr&quot;,       &quot;&quot;, &quot;ONSET&quot;, &quot;lewe THR&quot;]," calcext:value-type="string">
            <text:p><text:s text:c="2"/>"thr." <text:s text:c="3"/>["TR", <text:s text:c="2"/>"thr", <text:s text:c="6"/>"", "ONSET", "lewe THR"]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D$2];[$przecinki.$C$2];[$przecinki.$C$2];[$przecinki.$C$2];[$przecinki.$C$2];[$przecinki.$C$2];[$przecinki.$C$2];[$przecinki.$C$2])" office:value-type="string" office:string-value="  &quot;tk.&quot;    [&quot;KT&quot;,   &quot;tk&quot;,       " calcext:value-type="string">
            <text:p><text:s text:c="2"/>"tk." <text:s text:c="3"/>["KT", <text:s text:c="2"/>"t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6" table:formula="of:=CONCATENATE([.L350];[.M350];[.N350])" office:value-type="string" office:string-value="  &quot;tk.&quot;    [&quot;KT&quot;,   &quot;tk&quot;,       &quot;&quot;, &quot;ONSET&quot;, &quot;lewe TK&quot;]," calcext:value-type="string">
            <text:p><text:s text:c="2"/>"tk." <text:s text:c="3"/>["KT", <text:s text:c="2"/>"tk", <text:s text:c="6"/>"", "ONSET", "lewe TK"]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D$2];[$przecinki.$C$2];[$przecinki.$C$2];[$przecinki.$C$2];[$przecinki.$C$2];[$przecinki.$C$2];[$przecinki.$C$2];[$przecinki.$C$2])" office:value-type="string" office:string-value="  &quot;tkl.&quot;    [&quot;KTL&quot;,   &quot;tkl&quot;,       " calcext:value-type="string">
            <text:p><text:s text:c="2"/>"tkl." <text:s text:c="3"/>["KTL", <text:s text:c="2"/>"t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6" table:formula="of:=CONCATENATE([.L351];[.M351];[.N351])" office:value-type="string" office:string-value="  &quot;tkl.&quot;    [&quot;KTL&quot;,   &quot;tkl&quot;,       &quot;&quot;, &quot;ONSET&quot;, &quot;lewe TKL&quot;]," calcext:value-type="string">
            <text:p><text:s text:c="2"/>"tkl." <text:s text:c="3"/>["KTL", <text:s text:c="2"/>"tkl", <text:s text:c="6"/>"", "ONSET", "lewe TKL"]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D$2];[$przecinki.$C$2];[$przecinki.$C$2];[$przecinki.$C$2];[$przecinki.$C$2];[$przecinki.$C$2];[$przecinki.$C$2];[$przecinki.$C$2])" office:value-type="string" office:string-value="  &quot;tkn.&quot;    [&quot;KTLR&quot;,   &quot;tkn&quot;,       " calcext:value-type="string">
            <text:p><text:s text:c="2"/>"tkn." <text:s text:c="3"/>["KTLR", <text:s text:c="2"/>"t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6" table:formula="of:=CONCATENATE([.L352];[.M352];[.N352])" office:value-type="string" office:string-value="  &quot;tkn.&quot;    [&quot;KTLR&quot;,   &quot;tkn&quot;,       &quot;&quot;, &quot;ONSET&quot;, &quot;lewe TKN&quot;]," calcext:value-type="string">
            <text:p><text:s text:c="2"/>"tkn." <text:s text:c="3"/>["KTLR", <text:s text:c="2"/>"tkn", <text:s text:c="6"/>"", "ONSET", "lewe TKN"]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D$2];[$przecinki.$C$2];[$przecinki.$C$2];[$przecinki.$C$2];[$przecinki.$C$2];[$przecinki.$C$2];[$przecinki.$C$2];[$przecinki.$C$2])" office:value-type="string" office:string-value="  &quot;tkw.&quot;    [&quot;KTV&quot;,   &quot;tkw&quot;,       " calcext:value-type="string">
            <text:p><text:s text:c="2"/>"tkw." <text:s text:c="3"/>["KTV", <text:s text:c="2"/>"t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6" table:formula="of:=CONCATENATE([.L353];[.M353];[.N353])" office:value-type="string" office:string-value="  &quot;tkw.&quot;    [&quot;KTV&quot;,   &quot;tkw&quot;,       &quot;&quot;, &quot;ONSET&quot;, &quot;lewe TKW&quot;]," calcext:value-type="string">
            <text:p><text:s text:c="2"/>"tkw." <text:s text:c="3"/>["KTV", <text:s text:c="2"/>"tkw", <text:s text:c="6"/>"", "ONSET", "lewe TKW"]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D$2];[$przecinki.$C$2];[$przecinki.$C$2];[$przecinki.$C$2];[$przecinki.$C$2];[$przecinki.$C$2];[$przecinki.$C$2];[$przecinki.$C$2])" office:value-type="string" office:string-value="  &quot;tl.&quot;    [&quot;TL&quot;,   &quot;tl&quot;,       " calcext:value-type="string">
            <text:p><text:s text:c="2"/>"tl." <text:s text:c="3"/>["TL", <text:s text:c="2"/>"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6" table:formula="of:=CONCATENATE([.L354];[.M354];[.N354])" office:value-type="string" office:string-value="  &quot;tl.&quot;    [&quot;TL&quot;,   &quot;tl&quot;,       &quot;&quot;, &quot;ONSET&quot;, &quot;lewe TL&quot;]," calcext:value-type="string">
            <text:p><text:s text:c="2"/>"tl." <text:s text:c="3"/>["TL", <text:s text:c="2"/>"tl", <text:s text:c="6"/>"", "ONSET", "lewe TL"]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D$2];[$przecinki.$C$2];[$przecinki.$C$2];[$przecinki.$C$2];[$przecinki.$C$2];[$przecinki.$C$2];[$przecinki.$C$2];[$przecinki.$C$2])" office:value-type="string" office:string-value="  &quot;tli.&quot;    [&quot;TLI&quot;,   &quot;tli&quot;,       " calcext:value-type="string">
            <text:p><text:s text:c="2"/>"tli." <text:s text:c="3"/>["TLI", <text:s text:c="2"/>"t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6" table:formula="of:=CONCATENATE([.L355];[.M355];[.N355])" office:value-type="string" office:string-value="  &quot;tli.&quot;    [&quot;TLI&quot;,   &quot;tli&quot;,       &quot;&quot;, &quot;ONSET&quot;, &quot;lewe TLI&quot;]," calcext:value-type="string">
            <text:p><text:s text:c="2"/>"tli." <text:s text:c="3"/>["TLI", <text:s text:c="2"/>"tli", <text:s text:c="6"/>"", "ONSET", "lewe TLI"]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D$2];[$przecinki.$C$2];[$przecinki.$C$2];[$przecinki.$C$2];[$przecinki.$C$2];[$przecinki.$C$2];[$przecinki.$C$2];[$przecinki.$C$2])" office:value-type="string" office:string-value="  &quot;tł.&quot;    [&quot;TLJ&quot;,   &quot;tł&quot;,       " calcext:value-type="string">
            <text:p><text:s text:c="2"/>"tł." <text:s text:c="3"/>["TLJ", <text:s text:c="2"/>"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6" table:formula="of:=CONCATENATE([.L356];[.M356];[.N356])" office:value-type="string" office:string-value="  &quot;tł.&quot;    [&quot;TLJ&quot;,   &quot;tł&quot;,       &quot;&quot;, &quot;ONSET&quot;, &quot;lewe TŁ&quot;]," calcext:value-type="string">
            <text:p><text:s text:c="2"/>"tł." <text:s text:c="3"/>["TLJ", <text:s text:c="2"/>"tł", <text:s text:c="6"/>"", "ONSET", "lewe TŁ"]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D$2];[$przecinki.$C$2];[$przecinki.$C$2];[$przecinki.$C$2];[$przecinki.$C$2];[$przecinki.$C$2];[$przecinki.$C$2];[$przecinki.$C$2])" office:value-type="string" office:string-value="  &quot;tn.&quot;    [&quot;TLR&quot;,   &quot;tn&quot;,       " calcext:value-type="string">
            <text:p><text:s text:c="2"/>"tn." <text:s text:c="3"/>["TLR", <text:s text:c="2"/>"t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6" table:formula="of:=CONCATENATE([.L357];[.M357];[.N357])" office:value-type="string" office:string-value="  &quot;tn.&quot;    [&quot;TLR&quot;,   &quot;tn&quot;,       &quot;&quot;, &quot;ONSET&quot;, &quot;lewe TN&quot;]," calcext:value-type="string">
            <text:p><text:s text:c="2"/>"tn." <text:s text:c="3"/>["TLR", <text:s text:c="2"/>"tn", <text:s text:c="6"/>"", "ONSET", "lewe TN"]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D$2];[$przecinki.$C$2];[$przecinki.$C$2];[$przecinki.$C$2];[$przecinki.$C$2];[$przecinki.$C$2];[$przecinki.$C$2];[$przecinki.$C$2])" office:value-type="string" office:string-value="  &quot;tni.&quot;    [&quot;TLRJ&quot;,   &quot;tni&quot;,       " calcext:value-type="string">
            <text:p><text:s text:c="2"/>"tni." <text:s text:c="3"/>["TLRJ", <text:s text:c="2"/>"t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6" table:formula="of:=CONCATENATE([.L358];[.M358];[.N358])" office:value-type="string" office:string-value="  &quot;tni.&quot;    [&quot;TLRJ&quot;,   &quot;tni&quot;,       &quot;&quot;, &quot;ONSET&quot;, &quot;lewe TNI&quot;]," calcext:value-type="string">
            <text:p><text:s text:c="2"/>"tni." <text:s text:c="3"/>["TLRJ", <text:s text:c="2"/>"tni", <text:s text:c="6"/>"", "ONSET", "lewe TNI"]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D$2];[$przecinki.$C$2];[$przecinki.$C$2];[$przecinki.$C$2];[$przecinki.$C$2];[$przecinki.$C$2];[$przecinki.$C$2];[$przecinki.$C$2])" office:value-type="string" office:string-value="  &quot;tr.&quot;    [&quot;TR&quot;,   &quot;tr&quot;,       " calcext:value-type="string">
            <text:p><text:s text:c="2"/>"tr." <text:s text:c="3"/>["TR", <text:s text:c="2"/>"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6" table:formula="of:=CONCATENATE([.L359];[.M359];[.N359])" office:value-type="string" office:string-value="  &quot;tr.&quot;    [&quot;TR&quot;,   &quot;tr&quot;,       &quot;&quot;, &quot;ONSET&quot;, &quot;lewe TR&quot;]," calcext:value-type="string">
            <text:p><text:s text:c="2"/>"tr." <text:s text:c="3"/>["TR", <text:s text:c="2"/>"tr", <text:s text:c="6"/>"", "ONSET", "lewe TR"]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D$2];[$przecinki.$C$2];[$przecinki.$C$2];[$przecinki.$C$2];[$przecinki.$C$2];[$przecinki.$C$2];[$przecinki.$C$2];[$przecinki.$C$2])" office:value-type="string" office:string-value="  &quot;trw.&quot;    [&quot;TVR&quot;,   &quot;trw&quot;,       " calcext:value-type="string">
            <text:p><text:s text:c="2"/>"trw." <text:s text:c="3"/>["TVR", <text:s text:c="2"/>"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6" table:formula="of:=CONCATENATE([.L360];[.M360];[.N360])" office:value-type="string" office:string-value="  &quot;trw.&quot;    [&quot;TVR&quot;,   &quot;trw&quot;,       &quot;&quot;, &quot;ONSET&quot;, &quot;lewe TRW&quot;]," calcext:value-type="string">
            <text:p><text:s text:c="2"/>"trw." <text:s text:c="3"/>["TVR", <text:s text:c="2"/>"trw", <text:s text:c="6"/>"", "ONSET", "lewe TRW"]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D$2];[$przecinki.$C$2];[$przecinki.$C$2];[$przecinki.$C$2];[$przecinki.$C$2];[$przecinki.$C$2];[$przecinki.$C$2];[$przecinki.$C$2])" office:value-type="string" office:string-value="  &quot;trz.&quot;    [&quot;TRJ&quot;,   &quot;trz&quot;,       " calcext:value-type="string">
            <text:p><text:s text:c="2"/>"trz." <text:s text:c="3"/>["TRJ", <text:s text:c="2"/>"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6" table:formula="of:=CONCATENATE([.L361];[.M361];[.N361])" office:value-type="string" office:string-value="  &quot;trz.&quot;    [&quot;TRJ&quot;,   &quot;trz&quot;,       &quot;&quot;, &quot;ONSET&quot;, &quot;lewe TRZ&quot;]," calcext:value-type="string">
            <text:p><text:s text:c="2"/>"trz." <text:s text:c="3"/>["TRJ", <text:s text:c="2"/>"trz", <text:s text:c="6"/>"", "ONSET", "lewe TRZ"]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D$2];[$przecinki.$C$2];[$przecinki.$C$2];[$przecinki.$C$2];[$przecinki.$C$2];[$przecinki.$C$2];[$przecinki.$C$2];[$przecinki.$C$2])" office:value-type="string" office:string-value="  &quot;trzc.&quot;    [&quot;ZTRJ&quot;,   &quot;trzc&quot;,       " calcext:value-type="string">
            <text:p><text:s text:c="2"/>"trzc." <text:s text:c="3"/>["ZTRJ", <text:s text:c="2"/>"t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6" table:formula="of:=CONCATENATE([.L362];[.M362];[.N362])" office:value-type="string" office:string-value="  &quot;trzc.&quot;    [&quot;ZTRJ&quot;,   &quot;trzc&quot;,       &quot;&quot;, &quot;ONSET&quot;, &quot;lewe TRZC&quot;]," calcext:value-type="string">
            <text:p><text:s text:c="2"/>"trzc." <text:s text:c="3"/>["ZTRJ", <text:s text:c="2"/>"trzc", <text:s text:c="6"/>"", "ONSET", "lewe TRZC"]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D$2];[$przecinki.$C$2];[$przecinki.$C$2];[$przecinki.$C$2];[$przecinki.$C$2];[$przecinki.$C$2];[$przecinki.$C$2];[$przecinki.$C$2])" office:value-type="string" office:string-value="  &quot;trzci.&quot;    [&quot;ZTRJ&quot;,   &quot;trzci&quot;,       " calcext:value-type="string">
            <text:p><text:s text:c="2"/>"trzci." <text:s text:c="3"/>["ZTRJ", <text:s text:c="2"/>"tr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6" table:formula="of:=CONCATENATE([.L363];[.M363];[.N363])" office:value-type="string" office:string-value="  &quot;trzci.&quot;    [&quot;ZTRJ&quot;,   &quot;trzci&quot;,       &quot;&quot;, &quot;ONSET&quot;, &quot;lewe TRZCI&quot;]," calcext:value-type="string">
            <text:p><text:s text:c="2"/>"trzci." <text:s text:c="3"/>["ZTRJ", <text:s text:c="2"/>"trzci", <text:s text:c="6"/>"", "ONSET", "lewe TRZCI"]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D$2];[$przecinki.$C$2];[$przecinki.$C$2];[$przecinki.$C$2];[$przecinki.$C$2];[$przecinki.$C$2];[$przecinki.$C$2];[$przecinki.$C$2])" office:value-type="string" office:string-value="  &quot;trzm.&quot;    [&quot;TVRJ&quot;,   &quot;trzm&quot;,       " calcext:value-type="string">
            <text:p><text:s text:c="2"/>"trzm." <text:s text:c="3"/>["TVRJ", <text:s text:c="2"/>"t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6" table:formula="of:=CONCATENATE([.L364];[.M364];[.N364])" office:value-type="string" office:string-value="  &quot;trzm.&quot;    [&quot;TVRJ&quot;,   &quot;trzm&quot;,       &quot;&quot;, &quot;ONSET&quot;, &quot;lewe TRZM&quot;]," calcext:value-type="string">
            <text:p><text:s text:c="2"/>"trzm." <text:s text:c="3"/>["TVRJ", <text:s text:c="2"/>"trzm", <text:s text:c="6"/>"", "ONSET", "lewe TRZM"]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D$2];[$przecinki.$C$2];[$przecinki.$C$2];[$przecinki.$C$2];[$przecinki.$C$2];[$przecinki.$C$2];[$przecinki.$C$2];[$przecinki.$C$2])" office:value-type="string" office:string-value="  &quot;trzmi.&quot;    [&quot;TVRJ&quot;,   &quot;trzmi&quot;,       " calcext:value-type="string">
            <text:p><text:s text:c="2"/>"trzmi." <text:s text:c="3"/>["TVRJ", <text:s text:c="2"/>"t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6" table:formula="of:=CONCATENATE([.L365];[.M365];[.N365])" office:value-type="string" office:string-value="  &quot;trzmi.&quot;    [&quot;TVRJ&quot;,   &quot;trzmi&quot;,       &quot;&quot;, &quot;ONSET&quot;, &quot;lewe TRZMI&quot;]," calcext:value-type="string">
            <text:p><text:s text:c="2"/>"trzmi." <text:s text:c="3"/>["TVRJ", <text:s text:c="2"/>"trzmi", <text:s text:c="6"/>"", "ONSET", "lewe TRZMI"]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D$2];[$przecinki.$C$2];[$przecinki.$C$2];[$przecinki.$C$2];[$przecinki.$C$2];[$przecinki.$C$2];[$przecinki.$C$2];[$przecinki.$C$2])" office:value-type="string" office:string-value="  &quot;trzn.&quot;    [&quot;TLRJ&quot;,   &quot;trzn&quot;,       " calcext:value-type="string">
            <text:p><text:s text:c="2"/>"trzn." <text:s text:c="3"/>["TLRJ", <text:s text:c="2"/>"t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6" table:formula="of:=CONCATENATE([.L366];[.M366];[.N366])" office:value-type="string" office:string-value="  &quot;trzn.&quot;    [&quot;TLRJ&quot;,   &quot;trzn&quot;,       &quot;&quot;, &quot;ONSET&quot;, &quot;lewe TRZN&quot;]," calcext:value-type="string">
            <text:p><text:s text:c="2"/>"trzn." <text:s text:c="3"/>["TLRJ", <text:s text:c="2"/>"trzn", <text:s text:c="6"/>"", "ONSET", "lewe TRZN"]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D$2];[$przecinki.$C$2];[$przecinki.$C$2];[$przecinki.$C$2];[$przecinki.$C$2];[$przecinki.$C$2];[$przecinki.$C$2];[$przecinki.$C$2])" office:value-type="string" office:string-value="  &quot;trzni.&quot;    [&quot;TPLRJ&quot;,   &quot;trzni&quot;,       " calcext:value-type="string">
            <text:p><text:s text:c="2"/>"trzni." <text:s text:c="3"/>["TPLRJ", <text:s text:c="2"/>"t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6" table:formula="of:=CONCATENATE([.L367];[.M367];[.N367])" office:value-type="string" office:string-value="  &quot;trzni.&quot;    [&quot;TPLRJ&quot;,   &quot;trzni&quot;,       &quot;&quot;, &quot;ONSET&quot;, &quot;lewe TRZNI&quot;]," calcext:value-type="string">
            <text:p><text:s text:c="2"/>"trzni." <text:s text:c="3"/>["TPLRJ", <text:s text:c="2"/>"trzni", <text:s text:c="6"/>"", "ONSET", "lewe TRZNI"]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D$2];[$przecinki.$C$2];[$przecinki.$C$2];[$przecinki.$C$2];[$przecinki.$C$2];[$przecinki.$C$2];[$przecinki.$C$2];[$przecinki.$C$2])" office:value-type="string" office:string-value="  &quot;trzp.&quot;    [&quot;TPRJ&quot;,   &quot;trzp&quot;,       " calcext:value-type="string">
            <text:p><text:s text:c="2"/>"trzp." <text:s text:c="3"/>["TPRJ", <text:s text:c="2"/>"tr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6" table:formula="of:=CONCATENATE([.L368];[.M368];[.N368])" office:value-type="string" office:string-value="  &quot;trzp.&quot;    [&quot;TPRJ&quot;,   &quot;trzp&quot;,       &quot;&quot;, &quot;ONSET&quot;, &quot;lewe TRZP&quot;]," calcext:value-type="string">
            <text:p><text:s text:c="2"/>"trzp." <text:s text:c="3"/>["TPRJ", <text:s text:c="2"/>"trzp", <text:s text:c="6"/>"", "ONSET", "lewe TRZP"]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D$2];[$przecinki.$C$2];[$przecinki.$C$2];[$przecinki.$C$2];[$przecinki.$C$2];[$przecinki.$C$2];[$przecinki.$C$2];[$przecinki.$C$2])" office:value-type="string" office:string-value="  &quot;trzpi.&quot;    [&quot;TPRJ&quot;,   &quot;trzpi&quot;,       " calcext:value-type="string">
            <text:p><text:s text:c="2"/>"trzpi." <text:s text:c="3"/>["TPRJ", <text:s text:c="2"/>"trz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6" table:formula="of:=CONCATENATE([.L369];[.M369];[.N369])" office:value-type="string" office:string-value="  &quot;trzpi.&quot;    [&quot;TPRJ&quot;,   &quot;trzpi&quot;,       &quot;&quot;, &quot;ONSET&quot;, &quot;lewe TRZPI&quot;]," calcext:value-type="string">
            <text:p><text:s text:c="2"/>"trzpi." <text:s text:c="3"/>["TPRJ", <text:s text:c="2"/>"trzpi", <text:s text:c="6"/>"", "ONSET", "lewe TRZPI"]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D$2];[$przecinki.$C$2];[$przecinki.$C$2];[$przecinki.$C$2];[$przecinki.$C$2];[$przecinki.$C$2];[$przecinki.$C$2];[$przecinki.$C$2])" office:value-type="string" office:string-value="  &quot;ts.&quot;    [&quot;ZT&quot;,   &quot;ts&quot;,       " calcext:value-type="string">
            <text:p><text:s text:c="2"/>"ts." <text:s text:c="3"/>["ZT", <text:s text:c="2"/>"t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6" table:formula="of:=CONCATENATE([.L370];[.M370];[.N370])" office:value-type="string" office:string-value="  &quot;ts.&quot;    [&quot;ZT&quot;,   &quot;ts&quot;,       &quot;&quot;, &quot;ONSET&quot;, &quot;lewe TS&quot;]," calcext:value-type="string">
            <text:p><text:s text:c="2"/>"ts." <text:s text:c="3"/>["ZT", <text:s text:c="2"/>"ts", <text:s text:c="6"/>"", "ONSET", "lewe TS"]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D$2];[$przecinki.$C$2];[$przecinki.$C$2];[$przecinki.$C$2];[$przecinki.$C$2];[$przecinki.$C$2];[$przecinki.$C$2];[$przecinki.$C$2])" office:value-type="string" office:string-value="  &quot;tsch.&quot;    [&quot;PV&quot;,   &quot;tsch&quot;,       " calcext:value-type="string">
            <text:p><text:s text:c="2"/>"tsch." <text:s text:c="3"/>["PV", <text:s text:c="2"/>"t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6" table:formula="of:=CONCATENATE([.L371];[.M371];[.N371])" office:value-type="string" office:string-value="  &quot;tsch.&quot;    [&quot;PV&quot;,   &quot;tsch&quot;,       &quot;&quot;, &quot;ONSET&quot;, &quot;lewe TSCH&quot;]," calcext:value-type="string">
            <text:p><text:s text:c="2"/>"tsch." <text:s text:c="3"/>["PV", <text:s text:c="2"/>"tsch", <text:s text:c="6"/>"", "ONSET", "lewe TSCH"]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D$2];[$przecinki.$C$2];[$przecinki.$C$2];[$przecinki.$C$2];[$przecinki.$C$2];[$przecinki.$C$2];[$przecinki.$C$2];[$przecinki.$C$2])" office:value-type="string" office:string-value="  &quot;tw.&quot;    [&quot;TV&quot;,   &quot;tw&quot;,       " calcext:value-type="string">
            <text:p><text:s text:c="2"/>"tw." <text:s text:c="3"/>["TV", <text:s text:c="2"/>"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6" table:formula="of:=CONCATENATE([.L372];[.M372];[.N372])" office:value-type="string" office:string-value="  &quot;tw.&quot;    [&quot;TV&quot;,   &quot;tw&quot;,       &quot;&quot;, &quot;ONSET&quot;, &quot;lewe TW&quot;]," calcext:value-type="string">
            <text:p><text:s text:c="2"/>"tw." <text:s text:c="3"/>["TV", <text:s text:c="2"/>"tw", <text:s text:c="6"/>"", "ONSET", "lewe TW"]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D$2];[$przecinki.$C$2];[$przecinki.$C$2];[$przecinki.$C$2];[$przecinki.$C$2];[$przecinki.$C$2];[$przecinki.$C$2];[$przecinki.$C$2])" office:value-type="string" office:string-value="  &quot;twi.&quot;    [&quot;TVJ&quot;,   &quot;twi&quot;,       " calcext:value-type="string">
            <text:p><text:s text:c="2"/>"twi." <text:s text:c="3"/>["TVJ", <text:s text:c="2"/>"t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6" table:formula="of:=CONCATENATE([.L373];[.M373];[.N373])" office:value-type="string" office:string-value="  &quot;twi.&quot;    [&quot;TVJ&quot;,   &quot;twi&quot;,       &quot;&quot;, &quot;ONSET&quot;, &quot;lewe TWI&quot;]," calcext:value-type="string">
            <text:p><text:s text:c="2"/>"twi." <text:s text:c="3"/>["TVJ", <text:s text:c="2"/>"twi", <text:s text:c="6"/>"", "ONSET", "lewe TWI"]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D$2];[$przecinki.$C$2];[$przecinki.$C$2];[$przecinki.$C$2];[$przecinki.$C$2];[$przecinki.$C$2];[$przecinki.$C$2];[$przecinki.$C$2])" office:value-type="string" office:string-value="  &quot;w.&quot;    [&quot;V&quot;,   &quot;w&quot;,       " calcext:value-type="string">
            <text:p><text:s text:c="2"/>"w." <text:s text:c="3"/>["V", <text:s text:c="2"/>"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6" table:formula="of:=CONCATENATE([.L374];[.M374];[.N374])" office:value-type="string" office:string-value="  &quot;w.&quot;    [&quot;V&quot;,   &quot;w&quot;,       &quot;&quot;, &quot;ONSET&quot;, &quot;lewe W&quot;]," calcext:value-type="string">
            <text:p><text:s text:c="2"/>"w." <text:s text:c="3"/>["V", <text:s text:c="2"/>"w", <text:s text:c="6"/>"", "ONSET", "lewe W"]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D$2];[$przecinki.$C$2];[$przecinki.$C$2];[$przecinki.$C$2];[$przecinki.$C$2];[$przecinki.$C$2];[$przecinki.$C$2];[$przecinki.$C$2])" office:value-type="string" office:string-value="  &quot;wi.&quot;    [&quot;VJ&quot;,   &quot;wi&quot;,       " calcext:value-type="string">
            <text:p><text:s text:c="2"/>"wi." <text:s text:c="3"/>["VJ", <text:s text:c="2"/>"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6" table:formula="of:=CONCATENATE([.L375];[.M375];[.N375])" office:value-type="string" office:string-value="  &quot;wi.&quot;    [&quot;VJ&quot;,   &quot;wi&quot;,       &quot;&quot;, &quot;ONSET&quot;, &quot;lewe WI&quot;]," calcext:value-type="string">
            <text:p><text:s text:c="2"/>"wi." <text:s text:c="3"/>["VJ", <text:s text:c="2"/>"wi", <text:s text:c="6"/>"", "ONSET", "lewe WI"]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D$2];[$przecinki.$C$2];[$przecinki.$C$2];[$przecinki.$C$2];[$przecinki.$C$2];[$przecinki.$C$2];[$przecinki.$C$2];[$przecinki.$C$2])" office:value-type="string" office:string-value="  &quot;wb.&quot;    [&quot;FP&quot;,   &quot;wb&quot;,       " calcext:value-type="string">
            <text:p><text:s text:c="2"/>"wb." <text:s text:c="3"/>["FP", <text:s text:c="2"/>"w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6" table:formula="of:=CONCATENATE([.L376];[.M376];[.N376])" office:value-type="string" office:string-value="  &quot;wb.&quot;    [&quot;FP&quot;,   &quot;wb&quot;,       &quot;&quot;, &quot;ONSET&quot;, &quot;lewe WB&quot;]," calcext:value-type="string">
            <text:p><text:s text:c="2"/>"wb." <text:s text:c="3"/>["FP", <text:s text:c="2"/>"wb", <text:s text:c="6"/>"", "ONSET", "lewe WB"]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D$2];[$przecinki.$C$2];[$przecinki.$C$2];[$przecinki.$C$2];[$przecinki.$C$2];[$przecinki.$C$2];[$przecinki.$C$2];[$przecinki.$C$2])" office:value-type="string" office:string-value="  &quot;wbr.&quot;    [&quot;FPR&quot;,   &quot;wbr&quot;,       " calcext:value-type="string">
            <text:p><text:s text:c="2"/>"wbr." <text:s text:c="3"/>["FPR", <text:s text:c="2"/>"w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6" table:formula="of:=CONCATENATE([.L377];[.M377];[.N377])" office:value-type="string" office:string-value="  &quot;wbr.&quot;    [&quot;FPR&quot;,   &quot;wbr&quot;,       &quot;&quot;, &quot;ONSET&quot;, &quot;lewe WBR&quot;]," calcext:value-type="string">
            <text:p><text:s text:c="2"/>"wbr." <text:s text:c="3"/>["FPR", <text:s text:c="2"/>"wbr", <text:s text:c="6"/>"", "ONSET", "lewe WBR"]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D$2];[$przecinki.$C$2];[$przecinki.$C$2];[$przecinki.$C$2];[$przecinki.$C$2];[$przecinki.$C$2];[$przecinki.$C$2];[$przecinki.$C$2])" office:value-type="string" office:string-value="  &quot;wc.&quot;    [&quot;ZTV&quot;,   &quot;wc&quot;,       " calcext:value-type="string">
            <text:p><text:s text:c="2"/>"wc." <text:s text:c="3"/>["ZTV", <text:s text:c="2"/>"w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6" table:formula="of:=CONCATENATE([.L378];[.M378];[.N378])" office:value-type="string" office:string-value="  &quot;wc.&quot;    [&quot;ZTV&quot;,   &quot;wc&quot;,       &quot;&quot;, &quot;ONSET&quot;, &quot;lewe WC&quot;]," calcext:value-type="string">
            <text:p><text:s text:c="2"/>"wc." <text:s text:c="3"/>["ZTV", <text:s text:c="2"/>"wc", <text:s text:c="6"/>"", "ONSET", "lewe WC"]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D$2];[$przecinki.$C$2];[$przecinki.$C$2];[$przecinki.$C$2];[$przecinki.$C$2];[$przecinki.$C$2];[$przecinki.$C$2];[$przecinki.$C$2])" office:value-type="string" office:string-value="  &quot;wci.&quot;    [&quot;ZTVJ&quot;,   &quot;wci&quot;,       " calcext:value-type="string">
            <text:p><text:s text:c="2"/>"wci." <text:s text:c="3"/>["ZTVJ", <text:s text:c="2"/>"w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6" table:formula="of:=CONCATENATE([.L379];[.M379];[.N379])" office:value-type="string" office:string-value="  &quot;wci.&quot;    [&quot;ZTVJ&quot;,   &quot;wci&quot;,       &quot;&quot;, &quot;ONSET&quot;, &quot;lewe WCI&quot;]," calcext:value-type="string">
            <text:p><text:s text:c="2"/>"wci." <text:s text:c="3"/>["ZTVJ", <text:s text:c="2"/>"wci", <text:s text:c="6"/>"", "ONSET", "lewe WCI"]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D$2];[$przecinki.$C$2];[$przecinki.$C$2];[$przecinki.$C$2];[$przecinki.$C$2];[$przecinki.$C$2];[$przecinki.$C$2];[$przecinki.$C$2])" office:value-type="string" office:string-value="  &quot;wch.&quot;    [&quot;FKT&quot;,   &quot;wch&quot;,       " calcext:value-type="string">
            <text:p><text:s text:c="2"/>"wch." <text:s text:c="3"/>["FKT", <text:s text:c="2"/>"w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6" table:formula="of:=CONCATENATE([.L380];[.M380];[.N380])" office:value-type="string" office:string-value="  &quot;wch.&quot;    [&quot;FKT&quot;,   &quot;wch&quot;,       &quot;&quot;, &quot;ONSET&quot;, &quot;lewe WCH&quot;]," calcext:value-type="string">
            <text:p><text:s text:c="2"/>"wch." <text:s text:c="3"/>["FKT", <text:s text:c="2"/>"wch", <text:s text:c="6"/>"", "ONSET", "lewe WCH"]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D$2];[$przecinki.$C$2];[$przecinki.$C$2];[$przecinki.$C$2];[$przecinki.$C$2];[$przecinki.$C$2];[$przecinki.$C$2];[$przecinki.$C$2])" office:value-type="string" office:string-value="  &quot;wchł.&quot;    [&quot;FKTLJ&quot;,   &quot;wchł&quot;,       " calcext:value-type="string">
            <text:p><text:s text:c="2"/>"wchł." <text:s text:c="3"/>["FKTLJ", <text:s text:c="2"/>"w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6" table:formula="of:=CONCATENATE([.L381];[.M381];[.N381])" office:value-type="string" office:string-value="  &quot;wchł.&quot;    [&quot;FKTLJ&quot;,   &quot;wchł&quot;,       &quot;&quot;, &quot;ONSET&quot;, &quot;lewe WCHŁ&quot;]," calcext:value-type="string">
            <text:p><text:s text:c="2"/>"wchł." <text:s text:c="3"/>["FKTLJ", <text:s text:c="2"/>"wchł", <text:s text:c="6"/>"", "ONSET", "lewe WCHŁ"]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D$2];[$przecinki.$C$2];[$przecinki.$C$2];[$przecinki.$C$2];[$przecinki.$C$2];[$przecinki.$C$2];[$przecinki.$C$2];[$przecinki.$C$2])" office:value-type="string" office:string-value="  &quot;wchrz.&quot;    [&quot;FKTRJ&quot;,   &quot;wchrz&quot;,       " calcext:value-type="string">
            <text:p><text:s text:c="2"/>"wchrz." <text:s text:c="3"/>["FKTRJ", <text:s text:c="2"/>"w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6" table:formula="of:=CONCATENATE([.L382];[.M382];[.N382])" office:value-type="string" office:string-value="  &quot;wchrz.&quot;    [&quot;FKTRJ&quot;,   &quot;wchrz&quot;,       &quot;&quot;, &quot;ONSET&quot;, &quot;lewe WCHRZ&quot;]," calcext:value-type="string">
            <text:p><text:s text:c="2"/>"wchrz." <text:s text:c="3"/>["FKTRJ", <text:s text:c="2"/>"wchrz", <text:s text:c="6"/>"", "ONSET", "lewe WCHRZ"]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D$2];[$przecinki.$C$2];[$przecinki.$C$2];[$przecinki.$C$2];[$przecinki.$C$2];[$przecinki.$C$2];[$przecinki.$C$2];[$przecinki.$C$2])" office:value-type="string" office:string-value="  &quot;wcz.&quot;    [&quot;FPV&quot;,   &quot;wcz&quot;,       " calcext:value-type="string">
            <text:p><text:s text:c="2"/>"wcz." <text:s text:c="3"/>["FPV", <text:s text:c="2"/>"w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6" table:formula="of:=CONCATENATE([.L383];[.M383];[.N383])" office:value-type="string" office:string-value="  &quot;wcz.&quot;    [&quot;FPV&quot;,   &quot;wcz&quot;,       &quot;&quot;, &quot;ONSET&quot;, &quot;lewe WCZ&quot;]," calcext:value-type="string">
            <text:p><text:s text:c="2"/>"wcz." <text:s text:c="3"/>["FPV", <text:s text:c="2"/>"wcz", <text:s text:c="6"/>"", "ONSET", "lewe WCZ"]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D$2];[$przecinki.$C$2];[$przecinki.$C$2];[$przecinki.$C$2];[$przecinki.$C$2];[$przecinki.$C$2];[$przecinki.$C$2];[$przecinki.$C$2])" office:value-type="string" office:string-value="  &quot;wd.&quot;    [&quot;FT&quot;,   &quot;wd&quot;,       " calcext:value-type="string">
            <text:p><text:s text:c="2"/>"wd." <text:s text:c="3"/>["FT", <text:s text:c="2"/>"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6" table:formula="of:=CONCATENATE([.L384];[.M384];[.N384])" office:value-type="string" office:string-value="  &quot;wd.&quot;    [&quot;FT&quot;,   &quot;wd&quot;,       &quot;&quot;, &quot;ONSET&quot;, &quot;lewe WD&quot;]," calcext:value-type="string">
            <text:p><text:s text:c="2"/>"wd." <text:s text:c="3"/>["FT", <text:s text:c="2"/>"wd", <text:s text:c="6"/>"", "ONSET", "lewe WD"]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D$2];[$przecinki.$C$2];[$przecinki.$C$2];[$przecinki.$C$2];[$przecinki.$C$2];[$przecinki.$C$2];[$przecinki.$C$2];[$przecinki.$C$2])" office:value-type="string" office:string-value="  &quot;wdm.&quot;    [&quot;FTV&quot;,   &quot;wdm&quot;,       " calcext:value-type="string">
            <text:p><text:s text:c="2"/>"wdm." <text:s text:c="3"/>["FTV", <text:s text:c="2"/>"w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6" table:formula="of:=CONCATENATE([.L385];[.M385];[.N385])" office:value-type="string" office:string-value="  &quot;wdm.&quot;    [&quot;FTV&quot;,   &quot;wdm&quot;,       &quot;&quot;, &quot;ONSET&quot;, &quot;lewe WDM&quot;]," calcext:value-type="string">
            <text:p><text:s text:c="2"/>"wdm." <text:s text:c="3"/>["FTV", <text:s text:c="2"/>"wdm", <text:s text:c="6"/>"", "ONSET", "lewe WDM"]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D$2];[$przecinki.$C$2];[$przecinki.$C$2];[$przecinki.$C$2];[$przecinki.$C$2];[$przecinki.$C$2];[$przecinki.$C$2];[$przecinki.$C$2])" office:value-type="string" office:string-value="  &quot;wdr.&quot;    [&quot;FTR&quot;,   &quot;wdr&quot;,       " calcext:value-type="string">
            <text:p><text:s text:c="2"/>"wdr." <text:s text:c="3"/>["FTR", <text:s text:c="2"/>"w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6" table:formula="of:=CONCATENATE([.L386];[.M386];[.N386])" office:value-type="string" office:string-value="  &quot;wdr.&quot;    [&quot;FTR&quot;,   &quot;wdr&quot;,       &quot;&quot;, &quot;ONSET&quot;, &quot;lewe WDR&quot;]," calcext:value-type="string">
            <text:p><text:s text:c="2"/>"wdr." <text:s text:c="3"/>["FTR", <text:s text:c="2"/>"wdr", <text:s text:c="6"/>"", "ONSET", "lewe WDR"]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D$2];[$przecinki.$C$2];[$przecinki.$C$2];[$przecinki.$C$2];[$przecinki.$C$2];[$przecinki.$C$2];[$przecinki.$C$2];[$przecinki.$C$2])" office:value-type="string" office:string-value="  &quot;wdz.&quot;    [&quot;FTV&quot;,   &quot;wdz&quot;,       " calcext:value-type="string">
            <text:p><text:s text:c="2"/>"wdz." <text:s text:c="3"/>["FTV", <text:s text:c="2"/>"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6" table:formula="of:=CONCATENATE([.L387];[.M387];[.N387])" office:value-type="string" office:string-value="  &quot;wdz.&quot;    [&quot;FTV&quot;,   &quot;wdz&quot;,       &quot;&quot;, &quot;ONSET&quot;, &quot;lewe WDZ&quot;]," calcext:value-type="string">
            <text:p><text:s text:c="2"/>"wdz." <text:s text:c="3"/>["FTV", <text:s text:c="2"/>"wdz", <text:s text:c="6"/>"", "ONSET", "lewe WDZ"]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D$2];[$przecinki.$C$2];[$przecinki.$C$2];[$przecinki.$C$2];[$przecinki.$C$2];[$przecinki.$C$2];[$przecinki.$C$2];[$przecinki.$C$2])" office:value-type="string" office:string-value="  &quot;wdzi.&quot;    [&quot;FTVJ&quot;,   &quot;wdzi&quot;,       " calcext:value-type="string">
            <text:p><text:s text:c="2"/>"wdzi." <text:s text:c="3"/>["FTVJ", <text:s text:c="2"/>"w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6" table:formula="of:=CONCATENATE([.L388];[.M388];[.N388])" office:value-type="string" office:string-value="  &quot;wdzi.&quot;    [&quot;FTVJ&quot;,   &quot;wdzi&quot;,       &quot;&quot;, &quot;ONSET&quot;, &quot;lewe WDZI&quot;]," calcext:value-type="string">
            <text:p><text:s text:c="2"/>"wdzi." <text:s text:c="3"/>["FTVJ", <text:s text:c="2"/>"wdzi", <text:s text:c="6"/>"", "ONSET", "lewe WDZI"]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D$2];[$przecinki.$C$2];[$przecinki.$C$2];[$przecinki.$C$2];[$przecinki.$C$2];[$przecinki.$C$2];[$przecinki.$C$2];[$przecinki.$C$2])" office:value-type="string" office:string-value="  &quot;wg.&quot;    [&quot;FK&quot;,   &quot;wg&quot;,       " calcext:value-type="string">
            <text:p><text:s text:c="2"/>"wg." <text:s text:c="3"/>["FK", <text:s text:c="2"/>"w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6" table:formula="of:=CONCATENATE([.L389];[.M389];[.N389])" office:value-type="string" office:string-value="  &quot;wg.&quot;    [&quot;FK&quot;,   &quot;wg&quot;,       &quot;&quot;, &quot;ONSET&quot;, &quot;lewe WG&quot;]," calcext:value-type="string">
            <text:p><text:s text:c="2"/>"wg." <text:s text:c="3"/>["FK", <text:s text:c="2"/>"wg", <text:s text:c="6"/>"", "ONSET", "lewe WG"]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D$2];[$przecinki.$C$2];[$przecinki.$C$2];[$przecinki.$C$2];[$przecinki.$C$2];[$przecinki.$C$2];[$przecinki.$C$2];[$przecinki.$C$2])" office:value-type="string" office:string-value="  &quot;wgi.&quot;    [&quot;FKJ&quot;,   &quot;wgi&quot;,       " calcext:value-type="string">
            <text:p><text:s text:c="2"/>"wgi." <text:s text:c="3"/>["FKJ", <text:s text:c="2"/>"wg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6" table:formula="of:=CONCATENATE([.L390];[.M390];[.N390])" office:value-type="string" office:string-value="  &quot;wgi.&quot;    [&quot;FKJ&quot;,   &quot;wgi&quot;,       &quot;&quot;, &quot;ONSET&quot;, &quot;lewe WGI&quot;]," calcext:value-type="string">
            <text:p><text:s text:c="2"/>"wgi." <text:s text:c="3"/>["FKJ", <text:s text:c="2"/>"wgi", <text:s text:c="6"/>"", "ONSET", "lewe WGI"]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D$2];[$przecinki.$C$2];[$przecinki.$C$2];[$przecinki.$C$2];[$przecinki.$C$2];[$przecinki.$C$2];[$przecinki.$C$2];[$przecinki.$C$2])" office:value-type="string" office:string-value="  &quot;wgl.&quot;    [&quot;FKL&quot;,   &quot;wgl&quot;,       " calcext:value-type="string">
            <text:p><text:s text:c="2"/>"wgl." <text:s text:c="3"/>["FKL", <text:s text:c="2"/>"w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6" table:formula="of:=CONCATENATE([.L391];[.M391];[.N391])" office:value-type="string" office:string-value="  &quot;wgl.&quot;    [&quot;FKL&quot;,   &quot;wgl&quot;,       &quot;&quot;, &quot;ONSET&quot;, &quot;lewe WGL&quot;]," calcext:value-type="string">
            <text:p><text:s text:c="2"/>"wgl." <text:s text:c="3"/>["FKL", <text:s text:c="2"/>"wgl", <text:s text:c="6"/>"", "ONSET", "lewe WGL"]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D$2];[$przecinki.$C$2];[$przecinki.$C$2];[$przecinki.$C$2];[$przecinki.$C$2];[$przecinki.$C$2];[$przecinki.$C$2];[$przecinki.$C$2])" office:value-type="string" office:string-value="  &quot;wgł.&quot;    [&quot;FKLJ&quot;,   &quot;wgł&quot;,       " calcext:value-type="string">
            <text:p><text:s text:c="2"/>"wgł." <text:s text:c="3"/>["FKLJ", <text:s text:c="2"/>"w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6" table:formula="of:=CONCATENATE([.L392];[.M392];[.N392])" office:value-type="string" office:string-value="  &quot;wgł.&quot;    [&quot;FKLJ&quot;,   &quot;wgł&quot;,       &quot;&quot;, &quot;ONSET&quot;, &quot;lewe WGŁ&quot;]," calcext:value-type="string">
            <text:p><text:s text:c="2"/>"wgł." <text:s text:c="3"/>["FKLJ", <text:s text:c="2"/>"wgł", <text:s text:c="6"/>"", "ONSET", "lewe WGŁ"]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D$2];[$przecinki.$C$2];[$przecinki.$C$2];[$przecinki.$C$2];[$przecinki.$C$2];[$przecinki.$C$2];[$przecinki.$C$2];[$przecinki.$C$2])" office:value-type="string" office:string-value="  &quot;wgni.&quot;    [&quot;FKLR&quot;,   &quot;wgni&quot;,       " calcext:value-type="string">
            <text:p><text:s text:c="2"/>"wgni." <text:s text:c="3"/>["FKLR", <text:s text:c="2"/>"w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6" table:formula="of:=CONCATENATE([.L393];[.M393];[.N393])" office:value-type="string" office:string-value="  &quot;wgni.&quot;    [&quot;FKLR&quot;,   &quot;wgni&quot;,       &quot;&quot;, &quot;ONSET&quot;, &quot;lewe WGNI&quot;]," calcext:value-type="string">
            <text:p><text:s text:c="2"/>"wgni." <text:s text:c="3"/>["FKLR", <text:s text:c="2"/>"wgni", <text:s text:c="6"/>"", "ONSET", "lewe WGNI"]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D$2];[$przecinki.$C$2];[$przecinki.$C$2];[$przecinki.$C$2];[$przecinki.$C$2];[$przecinki.$C$2];[$przecinki.$C$2];[$przecinki.$C$2])" office:value-type="string" office:string-value="  &quot;wgr.&quot;    [&quot;FKR&quot;,   &quot;wgr&quot;,       " calcext:value-type="string">
            <text:p><text:s text:c="2"/>"wgr." <text:s text:c="3"/>["FKR", <text:s text:c="2"/>"w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6" table:formula="of:=CONCATENATE([.L394];[.M394];[.N394])" office:value-type="string" office:string-value="  &quot;wgr.&quot;    [&quot;FKR&quot;,   &quot;wgr&quot;,       &quot;&quot;, &quot;ONSET&quot;, &quot;lewe WGR&quot;]," calcext:value-type="string">
            <text:p><text:s text:c="2"/>"wgr." <text:s text:c="3"/>["FKR", <text:s text:c="2"/>"wgr", <text:s text:c="6"/>"", "ONSET", "lewe WGR"],</text:p>
          </table:table-cell>
        </table:table-row>
        <table:table-row table:style-name="ro2">
          <table:table-cell table:formula="of:=[$'naglosy-edycja'.B396]" office:value-type="string" office:string-value="wgrz" calcext:value-type="string">
            <text:p>wgrz</text:p>
          </table:table-cell>
          <table:table-cell table:formula="of:=[$'naglosy-edycja'.C396]" office:value-type="string" office:string-value="FKRJ" calcext:value-type="string">
            <text:p>FKRJ</text:p>
          </table:table-cell>
          <table:table-cell table:formula="of:=[$'naglosy-edycja'.D396]" office:value-type="string" office:string-value="XFKRJ" calcext:value-type="string">
            <text:p>XFKRJ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D$2];[$przecinki.$C$2];[$przecinki.$C$2];[$przecinki.$C$2];[$przecinki.$C$2];[$przecinki.$C$2];[$przecinki.$C$2];[$przecinki.$C$2])" office:value-type="string" office:string-value="  &quot;wgrz.&quot;    [&quot;FKRJ&quot;,   &quot;wgrz&quot;,       " calcext:value-type="string">
            <text:p><text:s text:c="2"/>"wgrz." <text:s text:c="3"/>["FKRJ", <text:s text:c="2"/>"w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6" table:formula="of:=CONCATENATE([.L395];[.M395];[.N395])" office:value-type="string" office:string-value="  &quot;wgrz.&quot;    [&quot;FKRJ&quot;,   &quot;wgrz&quot;,       &quot;&quot;, &quot;ONSET&quot;, &quot;lewe WGRZ&quot;]," calcext:value-type="string">
            <text:p><text:s text:c="2"/>"wgrz." <text:s text:c="3"/>["FKRJ", <text:s text:c="2"/>"wgrz", <text:s text:c="6"/>"", "ONSET", "lewe WGRZ"],</text:p>
          </table:table-cell>
        </table:table-row>
        <table:table-row table:style-name="ro2">
          <table:table-cell table:formula="of:=[$'naglosy-edycja'.B397]" office:value-type="string" office:string-value="wh" calcext:value-type="string">
            <text:p>wh</text:p>
          </table:table-cell>
          <table:table-cell table:formula="of:=[$'naglosy-edycja'.C397]" office:value-type="string" office:string-value="V" calcext:value-type="string">
            <text:p>V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D$2];[$przecinki.$C$2];[$przecinki.$C$2];[$przecinki.$C$2];[$przecinki.$C$2];[$przecinki.$C$2];[$przecinki.$C$2];[$przecinki.$C$2])" office:value-type="string" office:string-value="  &quot;wh.&quot;    [&quot;V&quot;,   &quot;wh&quot;,       " calcext:value-type="string">
            <text:p><text:s text:c="2"/>"wh." <text:s text:c="3"/>["V", <text:s text:c="2"/>"w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6" table:formula="of:=CONCATENATE([.L396];[.M396];[.N396])" office:value-type="string" office:string-value="  &quot;wh.&quot;    [&quot;V&quot;,   &quot;wh&quot;,       &quot;&quot;, &quot;ONSET&quot;, &quot;lewe WH&quot;]," calcext:value-type="string">
            <text:p><text:s text:c="2"/>"wh." <text:s text:c="3"/>["V", <text:s text:c="2"/>"wh", <text:s text:c="6"/>"", "ONSET", "lewe WH"],</text:p>
          </table:table-cell>
        </table:table-row>
        <table:table-row table:style-name="ro2">
          <table:table-cell table:formula="of:=[$'naglosy-edycja'.B398]" office:value-type="string" office:string-value="wj" calcext:value-type="string">
            <text:p>wj</text:p>
          </table:table-cell>
          <table:table-cell table:formula="of:=[$'naglosy-edycja'.C398]" office:value-type="string" office:string-value="VJ" calcext:value-type="string">
            <text:p>VJ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D$2];[$przecinki.$C$2];[$przecinki.$C$2];[$przecinki.$C$2];[$przecinki.$C$2];[$przecinki.$C$2];[$przecinki.$C$2];[$przecinki.$C$2])" office:value-type="string" office:string-value="  &quot;wj.&quot;    [&quot;VJ&quot;,   &quot;wj&quot;,       " calcext:value-type="string">
            <text:p><text:s text:c="2"/>"wj." <text:s text:c="3"/>["VJ", <text:s text:c="2"/>"w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6" table:formula="of:=CONCATENATE([.L397];[.M397];[.N397])" office:value-type="string" office:string-value="  &quot;wj.&quot;    [&quot;VJ&quot;,   &quot;wj&quot;,       &quot;&quot;, &quot;ONSET&quot;, &quot;lewe WJ&quot;]," calcext:value-type="string">
            <text:p><text:s text:c="2"/>"wj." <text:s text:c="3"/>["VJ", <text:s text:c="2"/>"wj", <text:s text:c="6"/>"", "ONSET", "lewe WJ"],</text:p>
          </table:table-cell>
        </table:table-row>
        <table:table-row table:style-name="ro2">
          <table:table-cell table:formula="of:=[$'naglosy-edycja'.B399]" office:value-type="string" office:string-value="wk" calcext:value-type="string">
            <text:p>wk</text:p>
          </table:table-cell>
          <table:table-cell table:formula="of:=[$'naglosy-edycja'.C399]" office:value-type="string" office:string-value="FK" calcext:value-type="string">
            <text:p>FK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D$2];[$przecinki.$C$2];[$przecinki.$C$2];[$przecinki.$C$2];[$przecinki.$C$2];[$przecinki.$C$2];[$przecinki.$C$2];[$przecinki.$C$2])" office:value-type="string" office:string-value="  &quot;wk.&quot;    [&quot;FK&quot;,   &quot;wk&quot;,       " calcext:value-type="string">
            <text:p><text:s text:c="2"/>"wk." <text:s text:c="3"/>["FK", <text:s text:c="2"/>"w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6" table:formula="of:=CONCATENATE([.L398];[.M398];[.N398])" office:value-type="string" office:string-value="  &quot;wk.&quot;    [&quot;FK&quot;,   &quot;wk&quot;,       &quot;&quot;, &quot;ONSET&quot;, &quot;lewe WK&quot;]," calcext:value-type="string">
            <text:p><text:s text:c="2"/>"wk." <text:s text:c="3"/>["FK", <text:s text:c="2"/>"wk", <text:s text:c="6"/>"", "ONSET", "lewe WK"],</text:p>
          </table:table-cell>
        </table:table-row>
        <table:table-row table:style-name="ro2">
          <table:table-cell table:formula="of:=[$'naglosy-edycja'.B400]" office:value-type="string" office:string-value="wkl" calcext:value-type="string">
            <text:p>wkl</text:p>
          </table:table-cell>
          <table:table-cell table:formula="of:=[$'naglosy-edycja'.C400]" office:value-type="string" office:string-value="FKL" calcext:value-type="string">
            <text:p>FKL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D$2];[$przecinki.$C$2];[$przecinki.$C$2];[$przecinki.$C$2];[$przecinki.$C$2];[$przecinki.$C$2];[$przecinki.$C$2];[$przecinki.$C$2])" office:value-type="string" office:string-value="  &quot;wkl.&quot;    [&quot;FKL&quot;,   &quot;wkl&quot;,       " calcext:value-type="string">
            <text:p><text:s text:c="2"/>"wkl." <text:s text:c="3"/>["FKL", <text:s text:c="2"/>"w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6" table:formula="of:=CONCATENATE([.L399];[.M399];[.N399])" office:value-type="string" office:string-value="  &quot;wkl.&quot;    [&quot;FKL&quot;,   &quot;wkl&quot;,       &quot;&quot;, &quot;ONSET&quot;, &quot;lewe WKL&quot;]," calcext:value-type="string">
            <text:p><text:s text:c="2"/>"wkl." <text:s text:c="3"/>["FKL", <text:s text:c="2"/>"wkl", <text:s text:c="6"/>"", "ONSET", "lewe WKL"],</text:p>
          </table:table-cell>
        </table:table-row>
        <table:table-row table:style-name="ro2">
          <table:table-cell table:formula="of:=[$'naglosy-edycja'.B401]" office:value-type="string" office:string-value="wkł" calcext:value-type="string">
            <text:p>wkł</text:p>
          </table:table-cell>
          <table:table-cell table:formula="of:=[$'naglosy-edycja'.C401]" office:value-type="string" office:string-value="FKLJ" calcext:value-type="string">
            <text:p>FKLJ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D$2];[$przecinki.$C$2];[$przecinki.$C$2];[$przecinki.$C$2];[$przecinki.$C$2];[$przecinki.$C$2];[$przecinki.$C$2];[$przecinki.$C$2])" office:value-type="string" office:string-value="  &quot;wkł.&quot;    [&quot;FKLJ&quot;,   &quot;wkł&quot;,       " calcext:value-type="string">
            <text:p><text:s text:c="2"/>"wkł." <text:s text:c="3"/>["FKLJ", <text:s text:c="2"/>"w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6" table:formula="of:=CONCATENATE([.L400];[.M400];[.N400])" office:value-type="string" office:string-value="  &quot;wkł.&quot;    [&quot;FKLJ&quot;,   &quot;wkł&quot;,       &quot;&quot;, &quot;ONSET&quot;, &quot;lewe WKŁ&quot;]," calcext:value-type="string">
            <text:p><text:s text:c="2"/>"wkł." <text:s text:c="3"/>["FKLJ", <text:s text:c="2"/>"wkł", <text:s text:c="6"/>"", "ONSET", "lewe WKŁ"],</text:p>
          </table:table-cell>
        </table:table-row>
        <table:table-row table:style-name="ro2">
          <table:table-cell table:formula="of:=[$'naglosy-edycja'.B402]" office:value-type="string" office:string-value="wkr" calcext:value-type="string">
            <text:p>wkr</text:p>
          </table:table-cell>
          <table:table-cell table:formula="of:=[$'naglosy-edycja'.C402]" office:value-type="string" office:string-value="FKR" calcext:value-type="string">
            <text:p>FKR</text:p>
          </table:table-cell>
          <table:table-cell table:formula="of:=[$'naglosy-edycja'.D402]" office:value-type="float" office:value="0" calcext:value-type="float">
            <text:p>0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D$2];[$przecinki.$C$2];[$przecinki.$C$2];[$przecinki.$C$2];[$przecinki.$C$2];[$przecinki.$C$2];[$przecinki.$C$2];[$przecinki.$C$2])" office:value-type="string" office:string-value="  &quot;wkr.&quot;    [&quot;FKR&quot;,   &quot;wkr&quot;,       " calcext:value-type="string">
            <text:p><text:s text:c="2"/>"wkr." <text:s text:c="3"/>["FKR", <text:s text:c="2"/>"w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6" table:formula="of:=CONCATENATE([.L401];[.M401];[.N401])" office:value-type="string" office:string-value="  &quot;wkr.&quot;    [&quot;FKR&quot;,   &quot;wkr&quot;,       &quot;&quot;, &quot;ONSET&quot;, &quot;lewe WKR&quot;]," calcext:value-type="string">
            <text:p><text:s text:c="2"/>"wkr." <text:s text:c="3"/>["FKR", <text:s text:c="2"/>"wkr", <text:s text:c="6"/>"", "ONSET", "lewe WKR"],</text:p>
          </table:table-cell>
        </table:table-row>
        <table:table-row table:style-name="ro2">
          <table:table-cell table:formula="of:=[$'naglosy-edycja'.B403]" office:value-type="string" office:string-value="wkrz" calcext:value-type="string">
            <text:p>wkrz</text:p>
          </table:table-cell>
          <table:table-cell table:formula="of:=[$'naglosy-edycja'.C403]" office:value-type="float" office:value="0" calcext:value-type="float">
            <text:p>0</text:p>
          </table:table-cell>
          <table:table-cell table:formula="of:=[$'naglosy-edycja'.D403]" office:value-type="string" office:string-value="FKRJ" calcext:value-type="string">
            <text:p>FKRJ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D$2];[$przecinki.$C$2];[$przecinki.$C$2];[$przecinki.$C$2];[$przecinki.$C$2];[$przecinki.$C$2];[$przecinki.$C$2];[$przecinki.$C$2])" office:value-type="string" office:string-value="  &quot;wkrz.&quot;    [&quot;FKRJ&quot;,   &quot;wkrz&quot;,       " calcext:value-type="string">
            <text:p><text:s text:c="2"/>"wkrz." <text:s text:c="3"/>["FKRJ", <text:s text:c="2"/>"w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6" table:formula="of:=CONCATENATE([.L402];[.M402];[.N402])" office:value-type="string" office:string-value="  &quot;wkrz.&quot;    [&quot;FKRJ&quot;,   &quot;wkrz&quot;,       &quot;&quot;, &quot;ONSET&quot;, &quot;lewe WKRZ&quot;]," calcext:value-type="string">
            <text:p><text:s text:c="2"/>"wkrz." <text:s text:c="3"/>["FKRJ", <text:s text:c="2"/>"wkrz", <text:s text:c="6"/>"", "ONSET", "lewe WKRZ"],</text:p>
          </table:table-cell>
        </table:table-row>
        <table:table-row table:style-name="ro2">
          <table:table-cell table:formula="of:=[$'naglosy-edycja'.B404]" office:value-type="string" office:string-value="wl" calcext:value-type="string">
            <text:p>wl</text:p>
          </table:table-cell>
          <table:table-cell table:formula="of:=[$'naglosy-edycja'.C404]" office:value-type="string" office:string-value="VL" calcext:value-type="string">
            <text:p>VL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D$2];[$przecinki.$C$2];[$przecinki.$C$2];[$przecinki.$C$2];[$przecinki.$C$2];[$przecinki.$C$2];[$przecinki.$C$2];[$przecinki.$C$2])" office:value-type="string" office:string-value="  &quot;wl.&quot;    [&quot;VL&quot;,   &quot;wl&quot;,       " calcext:value-type="string">
            <text:p><text:s text:c="2"/>"wl." <text:s text:c="3"/>["VL", <text:s text:c="2"/>"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6" table:formula="of:=CONCATENATE([.L403];[.M403];[.N403])" office:value-type="string" office:string-value="  &quot;wl.&quot;    [&quot;VL&quot;,   &quot;wl&quot;,       &quot;&quot;, &quot;ONSET&quot;, &quot;lewe WL&quot;]," calcext:value-type="string">
            <text:p><text:s text:c="2"/>"wl." <text:s text:c="3"/>["VL", <text:s text:c="2"/>"wl", <text:s text:c="6"/>"", "ONSET", "lewe WL"],</text:p>
          </table:table-cell>
        </table:table-row>
        <table:table-row table:style-name="ro2">
          <table:table-cell table:formula="of:=[$'naglosy-edycja'.B405]" office:value-type="string" office:string-value="wł" calcext:value-type="string">
            <text:p>wł</text:p>
          </table:table-cell>
          <table:table-cell table:formula="of:=[$'naglosy-edycja'.C405]" office:value-type="string" office:string-value="VLJ" calcext:value-type="string">
            <text:p>VLJ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D$2];[$przecinki.$C$2];[$przecinki.$C$2];[$przecinki.$C$2];[$przecinki.$C$2];[$przecinki.$C$2];[$przecinki.$C$2];[$przecinki.$C$2])" office:value-type="string" office:string-value="  &quot;wł.&quot;    [&quot;VLJ&quot;,   &quot;wł&quot;,       " calcext:value-type="string">
            <text:p><text:s text:c="2"/>"wł." <text:s text:c="3"/>["VLJ", <text:s text:c="2"/>"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6" table:formula="of:=CONCATENATE([.L404];[.M404];[.N404])" office:value-type="string" office:string-value="  &quot;wł.&quot;    [&quot;VLJ&quot;,   &quot;wł&quot;,       &quot;&quot;, &quot;ONSET&quot;, &quot;lewe WŁ&quot;]," calcext:value-type="string">
            <text:p><text:s text:c="2"/>"wł." <text:s text:c="3"/>["VLJ", <text:s text:c="2"/>"wł", <text:s text:c="6"/>"", "ONSET", "lewe WŁ"],</text:p>
          </table:table-cell>
        </table:table-row>
        <table:table-row table:style-name="ro2">
          <table:table-cell table:formula="of:=[$'naglosy-edycja'.B406]" office:value-type="string" office:string-value="wm" calcext:value-type="string">
            <text:p>wm</text:p>
          </table:table-cell>
          <table:table-cell table:formula="of:=[$'naglosy-edycja'.C406]" office:value-type="string" office:string-value="FTV" calcext:value-type="string">
            <text:p>FTV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D$2];[$przecinki.$C$2];[$przecinki.$C$2];[$przecinki.$C$2];[$przecinki.$C$2];[$przecinki.$C$2];[$przecinki.$C$2];[$przecinki.$C$2])" office:value-type="string" office:string-value="  &quot;wm.&quot;    [&quot;FTV&quot;,   &quot;wm&quot;,       " calcext:value-type="string">
            <text:p><text:s text:c="2"/>"wm." <text:s text:c="3"/>["FTV", <text:s text:c="2"/>"w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6" table:formula="of:=CONCATENATE([.L405];[.M405];[.N405])" office:value-type="string" office:string-value="  &quot;wm.&quot;    [&quot;FTV&quot;,   &quot;wm&quot;,       &quot;&quot;, &quot;ONSET&quot;, &quot;lewe WM&quot;]," calcext:value-type="string">
            <text:p><text:s text:c="2"/>"wm." <text:s text:c="3"/>["FTV", <text:s text:c="2"/>"wm", <text:s text:c="6"/>"", "ONSET", "lewe WM"],</text:p>
          </table:table-cell>
        </table:table-row>
        <table:table-row table:style-name="ro2">
          <table:table-cell table:formula="of:=[$'naglosy-edycja'.B407]" office:value-type="string" office:string-value="wn" calcext:value-type="string">
            <text:p>wn</text:p>
          </table:table-cell>
          <table:table-cell table:formula="of:=[$'naglosy-edycja'.C407]" office:value-type="string" office:string-value="FLR" calcext:value-type="string">
            <text:p>FLR</text:p>
          </table:table-cell>
          <table:table-cell table:formula="of:=[$'naglosy-edycja'.D407]" office:value-type="float" office:value="0" calcext:value-type="float">
            <text:p>0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D$2];[$przecinki.$C$2];[$przecinki.$C$2];[$przecinki.$C$2];[$przecinki.$C$2];[$przecinki.$C$2];[$przecinki.$C$2];[$przecinki.$C$2])" office:value-type="string" office:string-value="  &quot;wn.&quot;    [&quot;FLR&quot;,   &quot;wn&quot;,       " calcext:value-type="string">
            <text:p><text:s text:c="2"/>"wn." <text:s text:c="3"/>["FLR", <text:s text:c="2"/>"w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6" table:formula="of:=CONCATENATE([.L406];[.M406];[.N406])" office:value-type="string" office:string-value="  &quot;wn.&quot;    [&quot;FLR&quot;,   &quot;wn&quot;,       &quot;&quot;, &quot;ONSET&quot;, &quot;lewe WN&quot;]," calcext:value-type="string">
            <text:p><text:s text:c="2"/>"wn." <text:s text:c="3"/>["FLR", <text:s text:c="2"/>"wn", <text:s text:c="6"/>"", "ONSET", "lewe WN"],</text:p>
          </table:table-cell>
        </table:table-row>
        <table:table-row table:style-name="ro2">
          <table:table-cell table:formula="of:=[$'naglosy-edycja'.B408]" office:value-type="string" office:string-value="wni" calcext:value-type="string">
            <text:p>wni</text:p>
          </table:table-cell>
          <table:table-cell table:formula="of:=[$'naglosy-edycja'.C408]" office:value-type="float" office:value="0" calcext:value-type="float">
            <text:p>0</text:p>
          </table:table-cell>
          <table:table-cell table:formula="of:=[$'naglosy-edycja'.D408]" office:value-type="string" office:string-value="FLRJ" calcext:value-type="string">
            <text:p>FLRJ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D$2];[$przecinki.$C$2];[$przecinki.$C$2];[$przecinki.$C$2];[$przecinki.$C$2];[$przecinki.$C$2];[$przecinki.$C$2];[$przecinki.$C$2])" office:value-type="string" office:string-value="  &quot;wni.&quot;    [&quot;FLRJ&quot;,   &quot;wni&quot;,       " calcext:value-type="string">
            <text:p><text:s text:c="2"/>"wni." <text:s text:c="3"/>["FLRJ", <text:s text:c="2"/>"w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6" table:formula="of:=CONCATENATE([.L407];[.M407];[.N407])" office:value-type="string" office:string-value="  &quot;wni.&quot;    [&quot;FLRJ&quot;,   &quot;wni&quot;,       &quot;&quot;, &quot;ONSET&quot;, &quot;lewe WNI&quot;]," calcext:value-type="string">
            <text:p><text:s text:c="2"/>"wni." <text:s text:c="3"/>["FLRJ", <text:s text:c="2"/>"wni", <text:s text:c="6"/>"", "ONSET", "lewe WNI"],</text:p>
          </table:table-cell>
        </table:table-row>
        <table:table-row table:style-name="ro2">
          <table:table-cell table:formula="of:=[$'naglosy-edycja'.B409]" office:value-type="string" office:string-value="wp" calcext:value-type="string">
            <text:p>wp</text:p>
          </table:table-cell>
          <table:table-cell table:formula="of:=[$'naglosy-edycja'.C409]" office:value-type="string" office:string-value="FP" calcext:value-type="string">
            <text:p>FP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D$2];[$przecinki.$C$2];[$przecinki.$C$2];[$przecinki.$C$2];[$przecinki.$C$2];[$przecinki.$C$2];[$przecinki.$C$2];[$przecinki.$C$2])" office:value-type="string" office:string-value="  &quot;wp.&quot;    [&quot;FP&quot;,   &quot;wp&quot;,       " calcext:value-type="string">
            <text:p><text:s text:c="2"/>"wp." <text:s text:c="3"/>["FP", <text:s text:c="2"/>"w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6" table:formula="of:=CONCATENATE([.L408];[.M408];[.N408])" office:value-type="string" office:string-value="  &quot;wp.&quot;    [&quot;FP&quot;,   &quot;wp&quot;,       &quot;&quot;, &quot;ONSET&quot;, &quot;lewe WP&quot;]," calcext:value-type="string">
            <text:p><text:s text:c="2"/>"wp." <text:s text:c="3"/>["FP", <text:s text:c="2"/>"wp", <text:s text:c="6"/>"", "ONSET", "lewe WP"],</text:p>
          </table:table-cell>
        </table:table-row>
        <table:table-row table:style-name="ro2">
          <table:table-cell table:formula="of:=[$'naglosy-edycja'.B410]" office:value-type="string" office:string-value="wpl" calcext:value-type="string">
            <text:p>wpl</text:p>
          </table:table-cell>
          <table:table-cell table:formula="of:=[$'naglosy-edycja'.C410]" office:value-type="string" office:string-value="FPL" calcext:value-type="string">
            <text:p>FPL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D$2];[$przecinki.$C$2];[$przecinki.$C$2];[$przecinki.$C$2];[$przecinki.$C$2];[$przecinki.$C$2];[$przecinki.$C$2];[$przecinki.$C$2])" office:value-type="string" office:string-value="  &quot;wpl.&quot;    [&quot;FPL&quot;,   &quot;wpl&quot;,       " calcext:value-type="string">
            <text:p><text:s text:c="2"/>"wpl." <text:s text:c="3"/>["FPL", <text:s text:c="2"/>"w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6" table:formula="of:=CONCATENATE([.L409];[.M409];[.N409])" office:value-type="string" office:string-value="  &quot;wpl.&quot;    [&quot;FPL&quot;,   &quot;wpl&quot;,       &quot;&quot;, &quot;ONSET&quot;, &quot;lewe WPL&quot;]," calcext:value-type="string">
            <text:p><text:s text:c="2"/>"wpl." <text:s text:c="3"/>["FPL", <text:s text:c="2"/>"wpl", <text:s text:c="6"/>"", "ONSET", "lewe WPL"],</text:p>
          </table:table-cell>
        </table:table-row>
        <table:table-row table:style-name="ro2">
          <table:table-cell table:formula="of:=[$'naglosy-edycja'.B411]" office:value-type="string" office:string-value="wpł" calcext:value-type="string">
            <text:p>wpł</text:p>
          </table:table-cell>
          <table:table-cell table:formula="of:=[$'naglosy-edycja'.C411]" office:value-type="string" office:string-value="FPLJ" calcext:value-type="string">
            <text:p>FPLJ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D$2];[$przecinki.$C$2];[$przecinki.$C$2];[$przecinki.$C$2];[$przecinki.$C$2];[$przecinki.$C$2];[$przecinki.$C$2];[$przecinki.$C$2])" office:value-type="string" office:string-value="  &quot;wpł.&quot;    [&quot;FPLJ&quot;,   &quot;wpł&quot;,       " calcext:value-type="string">
            <text:p><text:s text:c="2"/>"wpł." <text:s text:c="3"/>["FPLJ", <text:s text:c="2"/>"w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6" table:formula="of:=CONCATENATE([.L410];[.M410];[.N410])" office:value-type="string" office:string-value="  &quot;wpł.&quot;    [&quot;FPLJ&quot;,   &quot;wpł&quot;,       &quot;&quot;, &quot;ONSET&quot;, &quot;lewe WPŁ&quot;]," calcext:value-type="string">
            <text:p><text:s text:c="2"/>"wpł." <text:s text:c="3"/>["FPLJ", <text:s text:c="2"/>"wpł", <text:s text:c="6"/>"", "ONSET", "lewe WPŁ"],</text:p>
          </table:table-cell>
        </table:table-row>
        <table:table-row table:style-name="ro2">
          <table:table-cell table:formula="of:=[$'naglosy-edycja'.B412]" office:value-type="string" office:string-value="wpr" calcext:value-type="string">
            <text:p>wpr</text:p>
          </table:table-cell>
          <table:table-cell table:formula="of:=[$'naglosy-edycja'.C412]" office:value-type="string" office:string-value="FPR" calcext:value-type="string">
            <text:p>FPR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D$2];[$przecinki.$C$2];[$przecinki.$C$2];[$przecinki.$C$2];[$przecinki.$C$2];[$przecinki.$C$2];[$przecinki.$C$2];[$przecinki.$C$2])" office:value-type="string" office:string-value="  &quot;wpr.&quot;    [&quot;FPR&quot;,   &quot;wpr&quot;,       " calcext:value-type="string">
            <text:p><text:s text:c="2"/>"wpr." <text:s text:c="3"/>["FPR", <text:s text:c="2"/>"w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6" table:formula="of:=CONCATENATE([.L411];[.M411];[.N411])" office:value-type="string" office:string-value="  &quot;wpr.&quot;    [&quot;FPR&quot;,   &quot;wpr&quot;,       &quot;&quot;, &quot;ONSET&quot;, &quot;lewe WPR&quot;]," calcext:value-type="string">
            <text:p><text:s text:c="2"/>"wpr." <text:s text:c="3"/>["FPR", <text:s text:c="2"/>"wpr", <text:s text:c="6"/>"", "ONSET", "lewe WPR"],</text:p>
          </table:table-cell>
        </table:table-row>
        <table:table-row table:style-name="ro2">
          <table:table-cell table:formula="of:=[$'naglosy-edycja'.B413]" office:value-type="string" office:string-value="wprz" calcext:value-type="string">
            <text:p>wprz</text:p>
          </table:table-cell>
          <table:table-cell table:formula="of:=[$'naglosy-edycja'.C413]" office:value-type="string" office:string-value="FPRJ" calcext:value-type="string">
            <text:p>FPRJ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D$2];[$przecinki.$C$2];[$przecinki.$C$2];[$przecinki.$C$2];[$przecinki.$C$2];[$przecinki.$C$2];[$przecinki.$C$2];[$przecinki.$C$2])" office:value-type="string" office:string-value="  &quot;wprz.&quot;    [&quot;FPRJ&quot;,   &quot;wprz&quot;,       " calcext:value-type="string">
            <text:p><text:s text:c="2"/>"wprz." <text:s text:c="3"/>["FPRJ", <text:s text:c="2"/>"w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6" table:formula="of:=CONCATENATE([.L412];[.M412];[.N412])" office:value-type="string" office:string-value="  &quot;wprz.&quot;    [&quot;FPRJ&quot;,   &quot;wprz&quot;,       &quot;&quot;, &quot;ONSET&quot;, &quot;lewe WPRZ&quot;]," calcext:value-type="string">
            <text:p><text:s text:c="2"/>"wprz." <text:s text:c="3"/>["FPRJ", <text:s text:c="2"/>"wprz", <text:s text:c="6"/>"", "ONSET", "lewe WPRZ"],</text:p>
          </table:table-cell>
        </table:table-row>
        <table:table-row table:style-name="ro2">
          <table:table-cell table:formula="of:=[$'naglosy-edycja'.B414]" office:value-type="string" office:string-value="wr" calcext:value-type="string">
            <text:p>wr</text:p>
          </table:table-cell>
          <table:table-cell table:formula="of:=[$'naglosy-edycja'.C414]" office:value-type="string" office:string-value="VR" calcext:value-type="string">
            <text:p>VR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D$2];[$przecinki.$C$2];[$przecinki.$C$2];[$przecinki.$C$2];[$przecinki.$C$2];[$przecinki.$C$2];[$przecinki.$C$2];[$przecinki.$C$2])" office:value-type="string" office:string-value="  &quot;wr.&quot;    [&quot;VR&quot;,   &quot;wr&quot;,       " calcext:value-type="string">
            <text:p><text:s text:c="2"/>"wr." <text:s text:c="3"/>["VR", <text:s text:c="2"/>"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6" table:formula="of:=CONCATENATE([.L413];[.M413];[.N413])" office:value-type="string" office:string-value="  &quot;wr.&quot;    [&quot;VR&quot;,   &quot;wr&quot;,       &quot;&quot;, &quot;ONSET&quot;, &quot;lewe WR&quot;]," calcext:value-type="string">
            <text:p><text:s text:c="2"/>"wr." <text:s text:c="3"/>["VR", <text:s text:c="2"/>"wr", <text:s text:c="6"/>"", "ONSET", "lewe WR"],</text:p>
          </table:table-cell>
        </table:table-row>
        <table:table-row table:style-name="ro2">
          <table:table-cell table:formula="of:=[$'naglosy-edycja'.B415]" office:value-type="string" office:string-value="wrz" calcext:value-type="string">
            <text:p>wrz</text:p>
          </table:table-cell>
          <table:table-cell table:formula="of:=[$'naglosy-edycja'.C415]" office:value-type="string" office:string-value="VRJ" calcext:value-type="string">
            <text:p>VRJ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D$2];[$przecinki.$C$2];[$przecinki.$C$2];[$przecinki.$C$2];[$przecinki.$C$2];[$przecinki.$C$2];[$przecinki.$C$2];[$przecinki.$C$2])" office:value-type="string" office:string-value="  &quot;wrz.&quot;    [&quot;VRJ&quot;,   &quot;wrz&quot;,       " calcext:value-type="string">
            <text:p><text:s text:c="2"/>"wrz." <text:s text:c="3"/>["VRJ", <text:s text:c="2"/>"w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6" table:formula="of:=CONCATENATE([.L414];[.M414];[.N414])" office:value-type="string" office:string-value="  &quot;wrz.&quot;    [&quot;VRJ&quot;,   &quot;wrz&quot;,       &quot;&quot;, &quot;ONSET&quot;, &quot;lewe WRZ&quot;]," calcext:value-type="string">
            <text:p><text:s text:c="2"/>"wrz." <text:s text:c="3"/>["VRJ", <text:s text:c="2"/>"wrz", <text:s text:c="6"/>"", "ONSET", "lewe WRZ"],</text:p>
          </table:table-cell>
        </table:table-row>
        <table:table-row table:style-name="ro2">
          <table:table-cell table:formula="of:=[$'naglosy-edycja'.B416]" office:value-type="string" office:string-value="ws" calcext:value-type="string">
            <text:p>ws</text:p>
          </table:table-cell>
          <table:table-cell table:formula="of:=[$'naglosy-edycja'.C416]" office:value-type="string" office:string-value="FS" calcext:value-type="string">
            <text:p>FS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D$2];[$przecinki.$C$2];[$przecinki.$C$2];[$przecinki.$C$2];[$przecinki.$C$2];[$przecinki.$C$2];[$przecinki.$C$2];[$przecinki.$C$2])" office:value-type="string" office:string-value="  &quot;ws.&quot;    [&quot;FS&quot;,   &quot;ws&quot;,       " calcext:value-type="string">
            <text:p><text:s text:c="2"/>"ws." <text:s text:c="3"/>["FS", <text:s text:c="2"/>"w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6" table:formula="of:=CONCATENATE([.L415];[.M415];[.N415])" office:value-type="string" office:string-value="  &quot;ws.&quot;    [&quot;FS&quot;,   &quot;ws&quot;,       &quot;&quot;, &quot;ONSET&quot;, &quot;lewe WS&quot;]," calcext:value-type="string">
            <text:p><text:s text:c="2"/>"ws." <text:s text:c="3"/>["FS", <text:s text:c="2"/>"ws", <text:s text:c="6"/>"", "ONSET", "lewe WS"],</text:p>
          </table:table-cell>
        </table:table-row>
        <table:table-row table:style-name="ro2">
          <table:table-cell table:formula="of:=[$'naglosy-edycja'.B417]" office:value-type="string" office:string-value="wsch" calcext:value-type="string">
            <text:p>wsch</text:p>
          </table:table-cell>
          <table:table-cell table:formula="of:=[$'naglosy-edycja'.C417]" office:value-type="string" office:string-value="FSKT" calcext:value-type="string">
            <text:p>FSKT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D$2];[$przecinki.$C$2];[$przecinki.$C$2];[$przecinki.$C$2];[$przecinki.$C$2];[$przecinki.$C$2];[$przecinki.$C$2];[$przecinki.$C$2])" office:value-type="string" office:string-value="  &quot;wsch.&quot;    [&quot;FSKT&quot;,   &quot;wsch&quot;,       " calcext:value-type="string">
            <text:p><text:s text:c="2"/>"wsch." <text:s text:c="3"/>["FSKT", <text:s text:c="2"/>"w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6" table:formula="of:=CONCATENATE([.L416];[.M416];[.N416])" office:value-type="string" office:string-value="  &quot;wsch.&quot;    [&quot;FSKT&quot;,   &quot;wsch&quot;,       &quot;&quot;, &quot;ONSET&quot;, &quot;lewe WSCH&quot;]," calcext:value-type="string">
            <text:p><text:s text:c="2"/>"wsch." <text:s text:c="3"/>["FSKT", <text:s text:c="2"/>"wsch", <text:s text:c="6"/>"", "ONSET", "lewe WSCH"],</text:p>
          </table:table-cell>
        </table:table-row>
        <table:table-row table:style-name="ro2">
          <table:table-cell table:formula="of:=[$'naglosy-edycja'.B418]" office:value-type="string" office:string-value="wsk" calcext:value-type="string">
            <text:p>wsk</text:p>
          </table:table-cell>
          <table:table-cell table:formula="of:=[$'naglosy-edycja'.C418]" office:value-type="string" office:string-value="FSK" calcext:value-type="string">
            <text:p>FSK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D$2];[$przecinki.$C$2];[$przecinki.$C$2];[$przecinki.$C$2];[$przecinki.$C$2];[$przecinki.$C$2];[$przecinki.$C$2];[$przecinki.$C$2])" office:value-type="string" office:string-value="  &quot;wsk.&quot;    [&quot;FSK&quot;,   &quot;wsk&quot;,       " calcext:value-type="string">
            <text:p><text:s text:c="2"/>"wsk." <text:s text:c="3"/>["FSK", <text:s text:c="2"/>"w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6" table:formula="of:=CONCATENATE([.L417];[.M417];[.N417])" office:value-type="string" office:string-value="  &quot;wsk.&quot;    [&quot;FSK&quot;,   &quot;wsk&quot;,       &quot;&quot;, &quot;ONSET&quot;, &quot;lewe WSK&quot;]," calcext:value-type="string">
            <text:p><text:s text:c="2"/>"wsk." <text:s text:c="3"/>["FSK", <text:s text:c="2"/>"wsk", <text:s text:c="6"/>"", "ONSET", "lewe WSK"],</text:p>
          </table:table-cell>
        </table:table-row>
        <table:table-row table:style-name="ro2">
          <table:table-cell table:formula="of:=[$'naglosy-edycja'.B419]" office:value-type="string" office:string-value="wskr" calcext:value-type="string">
            <text:p>wskr</text:p>
          </table:table-cell>
          <table:table-cell table:formula="of:=[$'naglosy-edycja'.C419]" office:value-type="string" office:string-value="FSKR" calcext:value-type="string">
            <text:p>FSKR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D$2];[$przecinki.$C$2];[$przecinki.$C$2];[$przecinki.$C$2];[$przecinki.$C$2];[$przecinki.$C$2];[$przecinki.$C$2];[$przecinki.$C$2])" office:value-type="string" office:string-value="  &quot;wskr.&quot;    [&quot;FSKR&quot;,   &quot;wskr&quot;,       " calcext:value-type="string">
            <text:p><text:s text:c="2"/>"wskr." <text:s text:c="3"/>["FSKR", <text:s text:c="2"/>"w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6" table:formula="of:=CONCATENATE([.L418];[.M418];[.N418])" office:value-type="string" office:string-value="  &quot;wskr.&quot;    [&quot;FSKR&quot;,   &quot;wskr&quot;,       &quot;&quot;, &quot;ONSET&quot;, &quot;lewe WSKR&quot;]," calcext:value-type="string">
            <text:p><text:s text:c="2"/>"wskr." <text:s text:c="3"/>["FSKR", <text:s text:c="2"/>"wskr", <text:s text:c="6"/>"", "ONSET", "lewe WSKR"],</text:p>
          </table:table-cell>
        </table:table-row>
        <table:table-row table:style-name="ro2">
          <table:table-cell table:formula="of:=[$'naglosy-edycja'.B420]" office:value-type="string" office:string-value="wskrz" calcext:value-type="string">
            <text:p>wskrz</text:p>
          </table:table-cell>
          <table:table-cell table:formula="of:=[$'naglosy-edycja'.C420]" office:value-type="string" office:string-value="FSKRJ" calcext:value-type="string">
            <text:p>FSKR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D$2];[$przecinki.$C$2];[$przecinki.$C$2];[$przecinki.$C$2];[$przecinki.$C$2];[$przecinki.$C$2];[$przecinki.$C$2];[$przecinki.$C$2])" office:value-type="string" office:string-value="  &quot;wskrz.&quot;    [&quot;FSKRJ&quot;,   &quot;wskrz&quot;,       " calcext:value-type="string">
            <text:p><text:s text:c="2"/>"wskrz." <text:s text:c="3"/>["FSKRJ", <text:s text:c="2"/>"w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6" table:formula="of:=CONCATENATE([.L419];[.M419];[.N419])" office:value-type="string" office:string-value="  &quot;wskrz.&quot;    [&quot;FSKRJ&quot;,   &quot;wskrz&quot;,       &quot;&quot;, &quot;ONSET&quot;, &quot;lewe WSKRZ&quot;]," calcext:value-type="string">
            <text:p><text:s text:c="2"/>"wskrz." <text:s text:c="3"/>["FSKRJ", <text:s text:c="2"/>"wskrz", <text:s text:c="6"/>"", "ONSET", "lewe WSKRZ"],</text:p>
          </table:table-cell>
        </table:table-row>
        <table:table-row table:style-name="ro2">
          <table:table-cell table:formula="of:=[$'naglosy-edycja'.B421]" office:value-type="string" office:string-value="wsł" calcext:value-type="string">
            <text:p>wsł</text:p>
          </table:table-cell>
          <table:table-cell table:formula="of:=[$'naglosy-edycja'.C421]" office:value-type="string" office:string-value="FSLJ" calcext:value-type="string">
            <text:p>FSLJ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D$2];[$przecinki.$C$2];[$przecinki.$C$2];[$przecinki.$C$2];[$przecinki.$C$2];[$przecinki.$C$2];[$przecinki.$C$2];[$przecinki.$C$2])" office:value-type="string" office:string-value="  &quot;wsł.&quot;    [&quot;FSLJ&quot;,   &quot;wsł&quot;,       " calcext:value-type="string">
            <text:p><text:s text:c="2"/>"wsł." <text:s text:c="3"/>["FSLJ", <text:s text:c="2"/>"w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6" table:formula="of:=CONCATENATE([.L420];[.M420];[.N420])" office:value-type="string" office:string-value="  &quot;wsł.&quot;    [&quot;FSLJ&quot;,   &quot;wsł&quot;,       &quot;&quot;, &quot;ONSET&quot;, &quot;lewe WSŁ&quot;]," calcext:value-type="string">
            <text:p><text:s text:c="2"/>"wsł." <text:s text:c="3"/>["FSLJ", <text:s text:c="2"/>"wsł", <text:s text:c="6"/>"", "ONSET", "lewe WSŁ"],</text:p>
          </table:table-cell>
        </table:table-row>
        <table:table-row table:style-name="ro2">
          <table:table-cell table:formula="of:=[$'naglosy-edycja'.B422]" office:value-type="string" office:string-value="wsm" calcext:value-type="string">
            <text:p>wsm</text:p>
          </table:table-cell>
          <table:table-cell table:formula="of:=[$'naglosy-edycja'.C422]" office:value-type="string" office:string-value="FSTV" calcext:value-type="string">
            <text:p>FSTV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D$2];[$przecinki.$C$2];[$przecinki.$C$2];[$przecinki.$C$2];[$przecinki.$C$2];[$przecinki.$C$2];[$przecinki.$C$2];[$przecinki.$C$2])" office:value-type="string" office:string-value="  &quot;wsm.&quot;    [&quot;FSTV&quot;,   &quot;wsm&quot;,       " calcext:value-type="string">
            <text:p><text:s text:c="2"/>"wsm." <text:s text:c="3"/>["FSTV", <text:s text:c="2"/>"w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6" table:formula="of:=CONCATENATE([.L421];[.M421];[.N421])" office:value-type="string" office:string-value="  &quot;wsm.&quot;    [&quot;FSTV&quot;,   &quot;wsm&quot;,       &quot;&quot;, &quot;ONSET&quot;, &quot;lewe WSM&quot;]," calcext:value-type="string">
            <text:p><text:s text:c="2"/>"wsm." <text:s text:c="3"/>["FSTV", <text:s text:c="2"/>"wsm", <text:s text:c="6"/>"", "ONSET", "lewe WSM"],</text:p>
          </table:table-cell>
        </table:table-row>
        <table:table-row table:style-name="ro2">
          <table:table-cell table:formula="of:=[$'naglosy-edycja'.B423]" office:value-type="string" office:string-value="wsn" calcext:value-type="string">
            <text:p>wsn</text:p>
          </table:table-cell>
          <table:table-cell table:formula="of:=[$'naglosy-edycja'.C423]" office:value-type="string" office:string-value="FSLR" calcext:value-type="string">
            <text:p>FSLR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D$2];[$przecinki.$C$2];[$przecinki.$C$2];[$przecinki.$C$2];[$przecinki.$C$2];[$przecinki.$C$2];[$przecinki.$C$2];[$przecinki.$C$2])" office:value-type="string" office:string-value="  &quot;wsn.&quot;    [&quot;FSLR&quot;,   &quot;wsn&quot;,       " calcext:value-type="string">
            <text:p><text:s text:c="2"/>"wsn." <text:s text:c="3"/>["FSLR", <text:s text:c="2"/>"w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6" table:formula="of:=CONCATENATE([.L422];[.M422];[.N422])" office:value-type="string" office:string-value="  &quot;wsn.&quot;    [&quot;FSLR&quot;,   &quot;wsn&quot;,       &quot;&quot;, &quot;ONSET&quot;, &quot;lewe WSN&quot;]," calcext:value-type="string">
            <text:p><text:s text:c="2"/>"wsn." <text:s text:c="3"/>["FSLR", <text:s text:c="2"/>"wsn", <text:s text:c="6"/>"", "ONSET", "lewe WSN"],</text:p>
          </table:table-cell>
        </table:table-row>
        <table:table-row table:style-name="ro2">
          <table:table-cell table:formula="of:=[$'naglosy-edycja'.B424]" office:value-type="string" office:string-value="wsp" calcext:value-type="string">
            <text:p>wsp</text:p>
          </table:table-cell>
          <table:table-cell table:formula="of:=[$'naglosy-edycja'.C424]" office:value-type="string" office:string-value="FSP" calcext:value-type="string">
            <text:p>FSP</text:p>
          </table:table-cell>
          <table:table-cell table:formula="of:=[$'naglosy-edycja'.D424]" office:value-type="float" office:value="0" calcext:value-type="float">
            <text:p>0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D$2];[$przecinki.$C$2];[$przecinki.$C$2];[$przecinki.$C$2];[$przecinki.$C$2];[$przecinki.$C$2];[$przecinki.$C$2];[$przecinki.$C$2])" office:value-type="string" office:string-value="  &quot;wsp.&quot;    [&quot;FSP&quot;,   &quot;wsp&quot;,       " calcext:value-type="string">
            <text:p><text:s text:c="2"/>"wsp." <text:s text:c="3"/>["FSP", <text:s text:c="2"/>"w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6" table:formula="of:=CONCATENATE([.L423];[.M423];[.N423])" office:value-type="string" office:string-value="  &quot;wsp.&quot;    [&quot;FSP&quot;,   &quot;wsp&quot;,       &quot;&quot;, &quot;ONSET&quot;, &quot;lewe WSP&quot;]," calcext:value-type="string">
            <text:p><text:s text:c="2"/>"wsp." <text:s text:c="3"/>["FSP", <text:s text:c="2"/>"wsp", <text:s text:c="6"/>"", "ONSET", "lewe WSP"],</text:p>
          </table:table-cell>
        </table:table-row>
        <table:table-row table:style-name="ro2">
          <table:table-cell table:formula="of:=[$'naglosy-edycja'.B425]" office:value-type="string" office:string-value="wspi" calcext:value-type="string">
            <text:p>wspi</text:p>
          </table:table-cell>
          <table:table-cell table:formula="of:=[$'naglosy-edycja'.C425]" office:value-type="float" office:value="0" calcext:value-type="float">
            <text:p>0</text:p>
          </table:table-cell>
          <table:table-cell table:formula="of:=[$'naglosy-edycja'.D425]" office:value-type="string" office:string-value="FSPJ" calcext:value-type="string">
            <text:p>FSPJ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D$2];[$przecinki.$C$2];[$przecinki.$C$2];[$przecinki.$C$2];[$przecinki.$C$2];[$przecinki.$C$2];[$przecinki.$C$2];[$przecinki.$C$2])" office:value-type="string" office:string-value="  &quot;wspi.&quot;    [&quot;FSPJ&quot;,   &quot;wspi&quot;,       " calcext:value-type="string">
            <text:p><text:s text:c="2"/>"wspi." <text:s text:c="3"/>["FSPJ", <text:s text:c="2"/>"ws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6" table:formula="of:=CONCATENATE([.L424];[.M424];[.N424])" office:value-type="string" office:string-value="  &quot;wspi.&quot;    [&quot;FSPJ&quot;,   &quot;wspi&quot;,       &quot;&quot;, &quot;ONSET&quot;, &quot;lewe WSPI&quot;]," calcext:value-type="string">
            <text:p><text:s text:c="2"/>"wspi." <text:s text:c="3"/>["FSPJ", <text:s text:c="2"/>"wspi", <text:s text:c="6"/>"", "ONSET", "lewe WSPI"],</text:p>
          </table:table-cell>
        </table:table-row>
        <table:table-row table:style-name="ro2">
          <table:table-cell table:formula="of:=[$'naglosy-edycja'.B426]" office:value-type="string" office:string-value="wspł" calcext:value-type="string">
            <text:p>wspł</text:p>
          </table:table-cell>
          <table:table-cell table:formula="of:=[$'naglosy-edycja'.C426]" office:value-type="string" office:string-value="FSPLJ" calcext:value-type="string">
            <text:p>FSPLJ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D$2];[$przecinki.$C$2];[$przecinki.$C$2];[$przecinki.$C$2];[$przecinki.$C$2];[$przecinki.$C$2];[$przecinki.$C$2];[$przecinki.$C$2])" office:value-type="string" office:string-value="  &quot;wspł.&quot;    [&quot;FSPLJ&quot;,   &quot;wspł&quot;,       " calcext:value-type="string">
            <text:p><text:s text:c="2"/>"wspł." <text:s text:c="3"/>["FSPLJ", <text:s text:c="2"/>"w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6" table:formula="of:=CONCATENATE([.L425];[.M425];[.N425])" office:value-type="string" office:string-value="  &quot;wspł.&quot;    [&quot;FSPLJ&quot;,   &quot;wspł&quot;,       &quot;&quot;, &quot;ONSET&quot;, &quot;lewe WSPŁ&quot;]," calcext:value-type="string">
            <text:p><text:s text:c="2"/>"wspł." <text:s text:c="3"/>["FSPLJ", <text:s text:c="2"/>"wspł", <text:s text:c="6"/>"", "ONSET", "lewe WSPŁ"],</text:p>
          </table:table-cell>
        </table:table-row>
        <table:table-row table:style-name="ro2">
          <table:table-cell table:formula="of:=[$'naglosy-edycja'.B427]" office:value-type="string" office:string-value="wst" calcext:value-type="string">
            <text:p>wst</text:p>
          </table:table-cell>
          <table:table-cell table:formula="of:=[$'naglosy-edycja'.C427]" office:value-type="string" office:string-value="FST" calcext:value-type="string">
            <text:p>FST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D$2];[$przecinki.$C$2];[$przecinki.$C$2];[$przecinki.$C$2];[$przecinki.$C$2];[$przecinki.$C$2];[$przecinki.$C$2];[$przecinki.$C$2])" office:value-type="string" office:string-value="  &quot;wst.&quot;    [&quot;FST&quot;,   &quot;wst&quot;,       " calcext:value-type="string">
            <text:p><text:s text:c="2"/>"wst." <text:s text:c="3"/>["FST", <text:s text:c="2"/>"w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6" table:formula="of:=CONCATENATE([.L426];[.M426];[.N426])" office:value-type="string" office:string-value="  &quot;wst.&quot;    [&quot;FST&quot;,   &quot;wst&quot;,       &quot;&quot;, &quot;ONSET&quot;, &quot;lewe WST&quot;]," calcext:value-type="string">
            <text:p><text:s text:c="2"/>"wst." <text:s text:c="3"/>["FST", <text:s text:c="2"/>"wst", <text:s text:c="6"/>"", "ONSET", "lewe WST"],</text:p>
          </table:table-cell>
        </table:table-row>
        <table:table-row table:style-name="ro2">
          <table:table-cell table:formula="of:=[$'naglosy-edycja'.B428]" office:value-type="string" office:string-value="wstr" calcext:value-type="string">
            <text:p>wstr</text:p>
          </table:table-cell>
          <table:table-cell table:formula="of:=[$'naglosy-edycja'.C428]" office:value-type="string" office:string-value="FSTR" calcext:value-type="string">
            <text:p>FSTR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D$2];[$przecinki.$C$2];[$przecinki.$C$2];[$przecinki.$C$2];[$przecinki.$C$2];[$przecinki.$C$2];[$przecinki.$C$2];[$przecinki.$C$2])" office:value-type="string" office:string-value="  &quot;wstr.&quot;    [&quot;FSTR&quot;,   &quot;wstr&quot;,       " calcext:value-type="string">
            <text:p><text:s text:c="2"/>"wstr." <text:s text:c="3"/>["FSTR", <text:s text:c="2"/>"w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6" table:formula="of:=CONCATENATE([.L427];[.M427];[.N427])" office:value-type="string" office:string-value="  &quot;wstr.&quot;    [&quot;FSTR&quot;,   &quot;wstr&quot;,       &quot;&quot;, &quot;ONSET&quot;, &quot;lewe WSTR&quot;]," calcext:value-type="string">
            <text:p><text:s text:c="2"/>"wstr." <text:s text:c="3"/>["FSTR", <text:s text:c="2"/>"wstr", <text:s text:c="6"/>"", "ONSET", "lewe WSTR"],</text:p>
          </table:table-cell>
        </table:table-row>
        <table:table-row table:style-name="ro2">
          <table:table-cell table:formula="of:=[$'naglosy-edycja'.B429]" office:value-type="string" office:string-value="wstrz" calcext:value-type="string">
            <text:p>wstrz</text:p>
          </table:table-cell>
          <table:table-cell table:formula="of:=[$'naglosy-edycja'.C429]" office:value-type="string" office:string-value="FSTRJ" calcext:value-type="string">
            <text:p>FSTRJ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D$2];[$przecinki.$C$2];[$przecinki.$C$2];[$przecinki.$C$2];[$przecinki.$C$2];[$przecinki.$C$2];[$przecinki.$C$2];[$przecinki.$C$2])" office:value-type="string" office:string-value="  &quot;wstrz.&quot;    [&quot;FSTRJ&quot;,   &quot;wstrz&quot;,       " calcext:value-type="string">
            <text:p><text:s text:c="2"/>"wstrz." <text:s text:c="3"/>["FSTRJ", <text:s text:c="2"/>"w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6" table:formula="of:=CONCATENATE([.L428];[.M428];[.N428])" office:value-type="string" office:string-value="  &quot;wstrz.&quot;    [&quot;FSTRJ&quot;,   &quot;wstrz&quot;,       &quot;&quot;, &quot;ONSET&quot;, &quot;lewe WSTRZ&quot;]," calcext:value-type="string">
            <text:p><text:s text:c="2"/>"wstrz." <text:s text:c="3"/>["FSTRJ", <text:s text:c="2"/>"wstrz", <text:s text:c="6"/>"", "ONSET", "lewe WSTRZ"],</text:p>
          </table:table-cell>
        </table:table-row>
        <table:table-row table:style-name="ro2">
          <table:table-cell table:formula="of:=[$'naglosy-edycja'.B430]" office:value-type="string" office:string-value="wsz" calcext:value-type="string">
            <text:p>wsz</text:p>
          </table:table-cell>
          <table:table-cell table:formula="of:=[$'naglosy-edycja'.C430]" office:value-type="string" office:string-value="FTP" calcext:value-type="string">
            <text:p>FTP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D$2];[$przecinki.$C$2];[$przecinki.$C$2];[$przecinki.$C$2];[$przecinki.$C$2];[$przecinki.$C$2];[$przecinki.$C$2];[$przecinki.$C$2])" office:value-type="string" office:string-value="  &quot;wsz.&quot;    [&quot;FTP&quot;,   &quot;wsz&quot;,       " calcext:value-type="string">
            <text:p><text:s text:c="2"/>"wsz." <text:s text:c="3"/>["FTP", <text:s text:c="2"/>"w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6" table:formula="of:=CONCATENATE([.L429];[.M429];[.N429])" office:value-type="string" office:string-value="  &quot;wsz.&quot;    [&quot;FTP&quot;,   &quot;wsz&quot;,       &quot;&quot;, &quot;ONSET&quot;, &quot;lewe WSZ&quot;]," calcext:value-type="string">
            <text:p><text:s text:c="2"/>"wsz." <text:s text:c="3"/>["FTP", <text:s text:c="2"/>"wsz", <text:s text:c="6"/>"", "ONSET", "lewe WSZ"],</text:p>
          </table:table-cell>
        </table:table-row>
        <table:table-row table:style-name="ro2">
          <table:table-cell table:formula="of:=[$'naglosy-edycja'.B431]" office:value-type="string" office:string-value="wszl" calcext:value-type="string">
            <text:p>wszl</text:p>
          </table:table-cell>
          <table:table-cell table:formula="of:=[$'naglosy-edycja'.C431]" office:value-type="string" office:string-value="FTPL" calcext:value-type="string">
            <text:p>FTPL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D$2];[$przecinki.$C$2];[$przecinki.$C$2];[$przecinki.$C$2];[$przecinki.$C$2];[$przecinki.$C$2];[$przecinki.$C$2];[$przecinki.$C$2])" office:value-type="string" office:string-value="  &quot;wszl.&quot;    [&quot;FTPL&quot;,   &quot;wszl&quot;,       " calcext:value-type="string">
            <text:p><text:s text:c="2"/>"wszl." <text:s text:c="3"/>["FTPL", <text:s text:c="2"/>"w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6" table:formula="of:=CONCATENATE([.L430];[.M430];[.N430])" office:value-type="string" office:string-value="  &quot;wszl.&quot;    [&quot;FTPL&quot;,   &quot;wszl&quot;,       &quot;&quot;, &quot;ONSET&quot;, &quot;lewe WSZL&quot;]," calcext:value-type="string">
            <text:p><text:s text:c="2"/>"wszl." <text:s text:c="3"/>["FTPL", <text:s text:c="2"/>"wszl", <text:s text:c="6"/>"", "ONSET", "lewe WSZL"],</text:p>
          </table:table-cell>
        </table:table-row>
        <table:table-row table:style-name="ro2">
          <table:table-cell table:formula="of:=[$'naglosy-edycja'.B432]" office:value-type="string" office:string-value="wszt" calcext:value-type="string">
            <text:p>wszt</text:p>
          </table:table-cell>
          <table:table-cell table:formula="of:=[$'naglosy-edycja'.C432]" office:value-type="string" office:string-value="FTP" calcext:value-type="string">
            <text:p>FTP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D$2];[$przecinki.$C$2];[$przecinki.$C$2];[$przecinki.$C$2];[$przecinki.$C$2];[$przecinki.$C$2];[$przecinki.$C$2];[$przecinki.$C$2])" office:value-type="string" office:string-value="  &quot;wszt.&quot;    [&quot;FTP&quot;,   &quot;wszt&quot;,       " calcext:value-type="string">
            <text:p><text:s text:c="2"/>"wszt." <text:s text:c="3"/>["FTP", <text:s text:c="2"/>"w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6" table:formula="of:=CONCATENATE([.L431];[.M431];[.N431])" office:value-type="string" office:string-value="  &quot;wszt.&quot;    [&quot;FTP&quot;,   &quot;wszt&quot;,       &quot;&quot;, &quot;ONSET&quot;, &quot;lewe WSZT&quot;]," calcext:value-type="string">
            <text:p><text:s text:c="2"/>"wszt." <text:s text:c="3"/>["FTP", <text:s text:c="2"/>"wszt", <text:s text:c="6"/>"", "ONSET", "lewe WSZT"],</text:p>
          </table:table-cell>
        </table:table-row>
        <table:table-row table:style-name="ro2">
          <table:table-cell table:formula="of:=[$'naglosy-edycja'.B433]" office:value-type="string" office:string-value="wszcz" calcext:value-type="string">
            <text:p>wszcz</text:p>
          </table:table-cell>
          <table:table-cell table:formula="of:=[$'naglosy-edycja'.C433]" office:value-type="string" office:string-value="FTPV" calcext:value-type="string">
            <text:p>FTPV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D$2];[$przecinki.$C$2];[$przecinki.$C$2];[$przecinki.$C$2];[$przecinki.$C$2];[$przecinki.$C$2];[$przecinki.$C$2];[$przecinki.$C$2])" office:value-type="string" office:string-value="  &quot;wszcz.&quot;    [&quot;FTPV&quot;,   &quot;wszcz&quot;,       " calcext:value-type="string">
            <text:p><text:s text:c="2"/>"wszcz." <text:s text:c="3"/>["FTPV", <text:s text:c="2"/>"w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6" table:formula="of:=CONCATENATE([.L432];[.M432];[.N432])" office:value-type="string" office:string-value="  &quot;wszcz.&quot;    [&quot;FTPV&quot;,   &quot;wszcz&quot;,       &quot;&quot;, &quot;ONSET&quot;, &quot;lewe WSZCZ&quot;]," calcext:value-type="string">
            <text:p><text:s text:c="2"/>"wszcz." <text:s text:c="3"/>["FTPV", <text:s text:c="2"/>"wszcz", <text:s text:c="6"/>"", "ONSET", "lewe WSZCZ"],</text:p>
          </table:table-cell>
        </table:table-row>
        <table:table-row table:style-name="ro2">
          <table:table-cell table:formula="of:=[$'naglosy-edycja'.B434]" office:value-type="string" office:string-value="wszczn" calcext:value-type="string">
            <text:p>wszczn</text:p>
          </table:table-cell>
          <table:table-cell table:formula="of:=[$'naglosy-edycja'.C434]" office:value-type="string" office:string-value="FTPVLR" calcext:value-type="string">
            <text:p>FTPVLR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D$2];[$przecinki.$C$2];[$przecinki.$C$2];[$przecinki.$C$2];[$przecinki.$C$2];[$przecinki.$C$2];[$przecinki.$C$2];[$przecinki.$C$2])" office:value-type="string" office:string-value="  &quot;wszczn.&quot;    [&quot;FTPVLR&quot;,   &quot;wszczn&quot;,       " calcext:value-type="string">
            <text:p><text:s text:c="2"/>"wszczn." <text:s text:c="3"/>["FTPVLR", <text:s text:c="2"/>"wsz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6" table:formula="of:=CONCATENATE([.L433];[.M433];[.N433])" office:value-type="string" office:string-value="  &quot;wszczn.&quot;    [&quot;FTPVLR&quot;,   &quot;wszczn&quot;,       &quot;&quot;, &quot;ONSET&quot;, &quot;lewe WSZCZN&quot;]," calcext:value-type="string">
            <text:p><text:s text:c="2"/>"wszczn." <text:s text:c="3"/>["FTPVLR", <text:s text:c="2"/>"wszczn", <text:s text:c="6"/>"", "ONSET", "lewe WSZCZN"],</text:p>
          </table:table-cell>
        </table:table-row>
        <table:table-row table:style-name="ro2">
          <table:table-cell table:formula="of:=[$'naglosy-edycja'.B435]" office:value-type="string" office:string-value="wści" calcext:value-type="string">
            <text:p>wści</text:p>
          </table:table-cell>
          <table:table-cell table:formula="of:=[$'naglosy-edycja'.C435]" office:value-type="string" office:string-value="FST" calcext:value-type="string">
            <text:p>FST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D$2];[$przecinki.$C$2];[$przecinki.$C$2];[$przecinki.$C$2];[$przecinki.$C$2];[$przecinki.$C$2];[$przecinki.$C$2];[$przecinki.$C$2])" office:value-type="string" office:string-value="  &quot;wści.&quot;    [&quot;FST&quot;,   &quot;wści&quot;,       " calcext:value-type="string">
            <text:p><text:s text:c="2"/>"wści." <text:s text:c="3"/>["FST", <text:s text:c="2"/>"w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6" table:formula="of:=CONCATENATE([.L434];[.M434];[.N434])" office:value-type="string" office:string-value="  &quot;wści.&quot;    [&quot;FST&quot;,   &quot;wści&quot;,       &quot;&quot;, &quot;ONSET&quot;, &quot;lewe WŚCI&quot;]," calcext:value-type="string">
            <text:p><text:s text:c="2"/>"wści." <text:s text:c="3"/>["FST", <text:s text:c="2"/>"wści", <text:s text:c="6"/>"", "ONSET", "lewe WŚCI"],</text:p>
          </table:table-cell>
        </table:table-row>
        <table:table-row table:style-name="ro2">
          <table:table-cell table:formula="of:=[$'naglosy-edycja'.B436]" office:value-type="string" office:string-value="wśl" calcext:value-type="string">
            <text:p>wśl</text:p>
          </table:table-cell>
          <table:table-cell table:formula="of:=[$'naglosy-edycja'.C436]" office:value-type="string" office:string-value="FSL" calcext:value-type="string">
            <text:p>FSL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D$2];[$przecinki.$C$2];[$przecinki.$C$2];[$przecinki.$C$2];[$przecinki.$C$2];[$przecinki.$C$2];[$przecinki.$C$2];[$przecinki.$C$2])" office:value-type="string" office:string-value="  &quot;wśl.&quot;    [&quot;FSL&quot;,   &quot;wśl&quot;,       " calcext:value-type="string">
            <text:p><text:s text:c="2"/>"wśl." <text:s text:c="3"/>["FSL", <text:s text:c="2"/>"w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6" table:formula="of:=CONCATENATE([.L435];[.M435];[.N435])" office:value-type="string" office:string-value="  &quot;wśl.&quot;    [&quot;FSL&quot;,   &quot;wśl&quot;,       &quot;&quot;, &quot;ONSET&quot;, &quot;lewe WŚL&quot;]," calcext:value-type="string">
            <text:p><text:s text:c="2"/>"wśl." <text:s text:c="3"/>["FSL", <text:s text:c="2"/>"wśl", <text:s text:c="6"/>"", "ONSET", "lewe WŚL"],</text:p>
          </table:table-cell>
        </table:table-row>
        <table:table-row table:style-name="ro2">
          <table:table-cell table:formula="of:=[$'naglosy-edycja'.B437]" office:value-type="string" office:string-value="wśp" calcext:value-type="string">
            <text:p>wśp</text:p>
          </table:table-cell>
          <table:table-cell table:formula="of:=[$'naglosy-edycja'.C437]" office:value-type="string" office:string-value="FSP" calcext:value-type="string">
            <text:p>FSP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D$2];[$przecinki.$C$2];[$przecinki.$C$2];[$przecinki.$C$2];[$przecinki.$C$2];[$przecinki.$C$2];[$przecinki.$C$2];[$przecinki.$C$2])" office:value-type="string" office:string-value="  &quot;wśp.&quot;    [&quot;FSP&quot;,   &quot;wśp&quot;,       " calcext:value-type="string">
            <text:p><text:s text:c="2"/>"wśp." <text:s text:c="3"/>["FSP", <text:s text:c="2"/>"w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6" table:formula="of:=CONCATENATE([.L436];[.M436];[.N436])" office:value-type="string" office:string-value="  &quot;wśp.&quot;    [&quot;FSP&quot;,   &quot;wśp&quot;,       &quot;&quot;, &quot;ONSET&quot;, &quot;lewe WŚP&quot;]," calcext:value-type="string">
            <text:p><text:s text:c="2"/>"wśp." <text:s text:c="3"/>["FSP", <text:s text:c="2"/>"wśp", <text:s text:c="6"/>"", "ONSET", "lewe WŚP"],</text:p>
          </table:table-cell>
        </table:table-row>
        <table:table-row table:style-name="ro2">
          <table:table-cell table:formula="of:=[$'naglosy-edycja'.B438]" office:value-type="string" office:string-value="wśr" calcext:value-type="string">
            <text:p>wśr</text:p>
          </table:table-cell>
          <table:table-cell table:formula="of:=[$'naglosy-edycja'.C438]" office:value-type="string" office:string-value="FSR" calcext:value-type="string">
            <text:p>FSR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D$2];[$przecinki.$C$2];[$przecinki.$C$2];[$przecinki.$C$2];[$przecinki.$C$2];[$przecinki.$C$2];[$przecinki.$C$2];[$przecinki.$C$2])" office:value-type="string" office:string-value="  &quot;wśr.&quot;    [&quot;FSR&quot;,   &quot;wśr&quot;,       " calcext:value-type="string">
            <text:p><text:s text:c="2"/>"wśr." <text:s text:c="3"/>["FSR", <text:s text:c="2"/>"w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6" table:formula="of:=CONCATENATE([.L437];[.M437];[.N437])" office:value-type="string" office:string-value="  &quot;wśr.&quot;    [&quot;FSR&quot;,   &quot;wśr&quot;,       &quot;&quot;, &quot;ONSET&quot;, &quot;lewe WŚR&quot;]," calcext:value-type="string">
            <text:p><text:s text:c="2"/>"wśr." <text:s text:c="3"/>["FSR", <text:s text:c="2"/>"wśr", <text:s text:c="6"/>"", "ONSET", "lewe WŚR"],</text:p>
          </table:table-cell>
        </table:table-row>
        <table:table-row table:style-name="ro2">
          <table:table-cell table:formula="of:=[$'naglosy-edycja'.B439]" office:value-type="string" office:string-value="wśw" calcext:value-type="string">
            <text:p>wśw</text:p>
          </table:table-cell>
          <table:table-cell table:formula="of:=[$'naglosy-edycja'.C439]" office:value-type="string" office:string-value="FSV" calcext:value-type="string">
            <text:p>FSV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D$2];[$przecinki.$C$2];[$przecinki.$C$2];[$przecinki.$C$2];[$przecinki.$C$2];[$przecinki.$C$2];[$przecinki.$C$2];[$przecinki.$C$2])" office:value-type="string" office:string-value="  &quot;wśw.&quot;    [&quot;FSV&quot;,   &quot;wśw&quot;,       " calcext:value-type="string">
            <text:p><text:s text:c="2"/>"wśw." <text:s text:c="3"/>["FSV", <text:s text:c="2"/>"w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6" table:formula="of:=CONCATENATE([.L438];[.M438];[.N438])" office:value-type="string" office:string-value="  &quot;wśw.&quot;    [&quot;FSV&quot;,   &quot;wśw&quot;,       &quot;&quot;, &quot;ONSET&quot;, &quot;lewe WŚW&quot;]," calcext:value-type="string">
            <text:p><text:s text:c="2"/>"wśw." <text:s text:c="3"/>["FSV", <text:s text:c="2"/>"wśw", <text:s text:c="6"/>"", "ONSET", "lewe WŚW"],</text:p>
          </table:table-cell>
        </table:table-row>
        <table:table-row table:style-name="ro2">
          <table:table-cell table:formula="of:=[$'naglosy-edycja'.B440]" office:value-type="string" office:string-value="wt" calcext:value-type="string">
            <text:p>wt</text:p>
          </table:table-cell>
          <table:table-cell table:formula="of:=[$'naglosy-edycja'.C440]" office:value-type="string" office:string-value="FT" calcext:value-type="string">
            <text:p>FT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D$2];[$przecinki.$C$2];[$przecinki.$C$2];[$przecinki.$C$2];[$przecinki.$C$2];[$przecinki.$C$2];[$przecinki.$C$2];[$przecinki.$C$2])" office:value-type="string" office:string-value="  &quot;wt.&quot;    [&quot;FT&quot;,   &quot;wt&quot;,       " calcext:value-type="string">
            <text:p><text:s text:c="2"/>"wt." <text:s text:c="3"/>["FT", <text:s text:c="2"/>"w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6" table:formula="of:=CONCATENATE([.L439];[.M439];[.N439])" office:value-type="string" office:string-value="  &quot;wt.&quot;    [&quot;FT&quot;,   &quot;wt&quot;,       &quot;&quot;, &quot;ONSET&quot;, &quot;lewe WT&quot;]," calcext:value-type="string">
            <text:p><text:s text:c="2"/>"wt." <text:s text:c="3"/>["FT", <text:s text:c="2"/>"wt", <text:s text:c="6"/>"", "ONSET", "lewe WT"],</text:p>
          </table:table-cell>
        </table:table-row>
        <table:table-row table:style-name="ro2">
          <table:table-cell table:formula="of:=[$'naglosy-edycja'.B441]" office:value-type="string" office:string-value="wtł" calcext:value-type="string">
            <text:p>wtł</text:p>
          </table:table-cell>
          <table:table-cell table:formula="of:=[$'naglosy-edycja'.C441]" office:value-type="string" office:string-value="FTLJ" calcext:value-type="string">
            <text:p>FTLJ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D$2];[$przecinki.$C$2];[$przecinki.$C$2];[$przecinki.$C$2];[$przecinki.$C$2];[$przecinki.$C$2];[$przecinki.$C$2];[$przecinki.$C$2])" office:value-type="string" office:string-value="  &quot;wtł.&quot;    [&quot;FTLJ&quot;,   &quot;wtł&quot;,       " calcext:value-type="string">
            <text:p><text:s text:c="2"/>"wtł." <text:s text:c="3"/>["FTLJ", <text:s text:c="2"/>"w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6" table:formula="of:=CONCATENATE([.L440];[.M440];[.N440])" office:value-type="string" office:string-value="  &quot;wtł.&quot;    [&quot;FTLJ&quot;,   &quot;wtł&quot;,       &quot;&quot;, &quot;ONSET&quot;, &quot;lewe WTŁ&quot;]," calcext:value-type="string">
            <text:p><text:s text:c="2"/>"wtł." <text:s text:c="3"/>["FTLJ", <text:s text:c="2"/>"wtł", <text:s text:c="6"/>"", "ONSET", "lewe WTŁ"],</text:p>
          </table:table-cell>
        </table:table-row>
        <table:table-row table:style-name="ro2">
          <table:table-cell table:formula="of:=[$'naglosy-edycja'.B442]" office:value-type="string" office:string-value="wtr" calcext:value-type="string">
            <text:p>wtr</text:p>
          </table:table-cell>
          <table:table-cell table:formula="of:=[$'naglosy-edycja'.C442]" office:value-type="string" office:string-value="FTR" calcext:value-type="string">
            <text:p>FTR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D$2];[$przecinki.$C$2];[$przecinki.$C$2];[$przecinki.$C$2];[$przecinki.$C$2];[$przecinki.$C$2];[$przecinki.$C$2];[$przecinki.$C$2])" office:value-type="string" office:string-value="  &quot;wtr.&quot;    [&quot;FTR&quot;,   &quot;wtr&quot;,       " calcext:value-type="string">
            <text:p><text:s text:c="2"/>"wtr." <text:s text:c="3"/>["FTR", <text:s text:c="2"/>"w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6" table:formula="of:=CONCATENATE([.L441];[.M441];[.N441])" office:value-type="string" office:string-value="  &quot;wtr.&quot;    [&quot;FTR&quot;,   &quot;wtr&quot;,       &quot;&quot;, &quot;ONSET&quot;, &quot;lewe WTR&quot;]," calcext:value-type="string">
            <text:p><text:s text:c="2"/>"wtr." <text:s text:c="3"/>["FTR", <text:s text:c="2"/>"wtr", <text:s text:c="6"/>"", "ONSET", "lewe WTR"],</text:p>
          </table:table-cell>
        </table:table-row>
        <table:table-row table:style-name="ro2">
          <table:table-cell table:formula="of:=[$'naglosy-edycja'.B443]" office:value-type="string" office:string-value="wtrz" calcext:value-type="string">
            <text:p>wtrz</text:p>
          </table:table-cell>
          <table:table-cell table:formula="of:=[$'naglosy-edycja'.C443]" office:value-type="string" office:string-value="FTRJ" calcext:value-type="string">
            <text:p>FTRJ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D$2];[$przecinki.$C$2];[$przecinki.$C$2];[$przecinki.$C$2];[$przecinki.$C$2];[$przecinki.$C$2];[$przecinki.$C$2];[$przecinki.$C$2])" office:value-type="string" office:string-value="  &quot;wtrz.&quot;    [&quot;FTRJ&quot;,   &quot;wtrz&quot;,       " calcext:value-type="string">
            <text:p><text:s text:c="2"/>"wtrz." <text:s text:c="3"/>["FTRJ", <text:s text:c="2"/>"w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6" table:formula="of:=CONCATENATE([.L442];[.M442];[.N442])" office:value-type="string" office:string-value="  &quot;wtrz.&quot;    [&quot;FTRJ&quot;,   &quot;wtrz&quot;,       &quot;&quot;, &quot;ONSET&quot;, &quot;lewe WTRZ&quot;]," calcext:value-type="string">
            <text:p><text:s text:c="2"/>"wtrz." <text:s text:c="3"/>["FTRJ", <text:s text:c="2"/>"wtrz", <text:s text:c="6"/>"", "ONSET", "lewe WTRZ"],</text:p>
          </table:table-cell>
        </table:table-row>
        <table:table-row table:style-name="ro2">
          <table:table-cell table:formula="of:=[$'naglosy-edycja'.B444]" office:value-type="string" office:string-value="ww" calcext:value-type="string">
            <text:p>ww</text:p>
          </table:table-cell>
          <table:table-cell table:formula="of:=[$'naglosy-edycja'.C444]" office:value-type="string" office:string-value="FV" calcext:value-type="string">
            <text:p>FV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D$2];[$przecinki.$C$2];[$przecinki.$C$2];[$przecinki.$C$2];[$przecinki.$C$2];[$przecinki.$C$2];[$przecinki.$C$2];[$przecinki.$C$2])" office:value-type="string" office:string-value="  &quot;ww.&quot;    [&quot;FV&quot;,   &quot;ww&quot;,       " calcext:value-type="string">
            <text:p><text:s text:c="2"/>"ww." <text:s text:c="3"/>["FV", <text:s text:c="2"/>"w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6" table:formula="of:=CONCATENATE([.L443];[.M443];[.N443])" office:value-type="string" office:string-value="  &quot;ww.&quot;    [&quot;FV&quot;,   &quot;ww&quot;,       &quot;&quot;, &quot;ONSET&quot;, &quot;lewe WW&quot;]," calcext:value-type="string">
            <text:p><text:s text:c="2"/>"ww." <text:s text:c="3"/>["FV", <text:s text:c="2"/>"ww", <text:s text:c="6"/>"", "ONSET", "lewe WW"],</text:p>
          </table:table-cell>
        </table:table-row>
        <table:table-row table:style-name="ro2">
          <table:table-cell table:formula="of:=[$'naglosy-edycja'.B445]" office:value-type="string" office:string-value="wwl" calcext:value-type="string">
            <text:p>wwl</text:p>
          </table:table-cell>
          <table:table-cell table:formula="of:=[$'naglosy-edycja'.C445]" office:value-type="string" office:string-value="FVL" calcext:value-type="string">
            <text:p>FVL</text:p>
          </table:table-cell>
          <table:table-cell table:formula="of:=[$'naglosy-edycja'.D445]" office:value-type="float" office:value="0" calcext:value-type="float">
            <text:p>0</text:p>
          </table:table-cell>
          <table:table-cell table:formula="of:=[$'naglosy-edycja'.E445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D$2];[$przecinki.$C$2];[$przecinki.$C$2];[$przecinki.$C$2];[$przecinki.$C$2];[$przecinki.$C$2];[$przecinki.$C$2];[$przecinki.$C$2])" office:value-type="string" office:string-value="  &quot;wwl.&quot;    [&quot;FVL&quot;,   &quot;wwl&quot;,       " calcext:value-type="string">
            <text:p><text:s text:c="2"/>"wwl." <text:s text:c="3"/>["FVL", <text:s text:c="2"/>"w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6" table:formula="of:=CONCATENATE([.L444];[.M444];[.N444])" office:value-type="string" office:string-value="  &quot;wwl.&quot;    [&quot;FVL&quot;,   &quot;wwl&quot;,       &quot;&quot;, &quot;ONSET&quot;, &quot;lewe WWL&quot;]," calcext:value-type="string">
            <text:p><text:s text:c="2"/>"wwl." <text:s text:c="3"/>["FVL", <text:s text:c="2"/>"wwl", <text:s text:c="6"/>"", "ONSET", "lewe WWL"],</text:p>
          </table:table-cell>
        </table:table-row>
        <table:table-row table:style-name="ro2">
          <table:table-cell table:formula="of:=[$'naglosy-edycja'.B446]" office:value-type="string" office:string-value="wz" calcext:value-type="string">
            <text:p>wz</text:p>
          </table:table-cell>
          <table:table-cell table:formula="of:=[$'naglosy-edycja'.C446]" office:value-type="string" office:string-value="FS" calcext:value-type="string">
            <text:p>FS</text:p>
          </table:table-cell>
          <table:table-cell table:formula="of:=[$'naglosy-edycja'.D446]" office:value-type="string" office:string-value="XFS" calcext:value-type="string">
            <text:p>XFS</text:p>
          </table:table-cell>
          <table:table-cell table:formula="of:=[$'naglosy-edycja'.E446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D$2];[$przecinki.$C$2];[$przecinki.$C$2];[$przecinki.$C$2];[$przecinki.$C$2];[$przecinki.$C$2];[$przecinki.$C$2];[$przecinki.$C$2])" office:value-type="string" office:string-value="  &quot;wz.&quot;    [&quot;FS&quot;,   &quot;wz&quot;,       " calcext:value-type="string">
            <text:p><text:s text:c="2"/>"wz." <text:s text:c="3"/>["FS", <text:s text:c="2"/>"w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6" table:formula="of:=CONCATENATE([.L445];[.M445];[.N445])" office:value-type="string" office:string-value="  &quot;wz.&quot;    [&quot;FS&quot;,   &quot;wz&quot;,       &quot;&quot;, &quot;ONSET&quot;, &quot;lewe WZ&quot;]," calcext:value-type="string">
            <text:p><text:s text:c="2"/>"wz." <text:s text:c="3"/>["FS", <text:s text:c="2"/>"wz", <text:s text:c="6"/>"", "ONSET", "lewe WZ"],</text:p>
          </table:table-cell>
        </table:table-row>
        <table:table-row table:style-name="ro2">
          <table:table-cell table:formula="of:=[$'naglosy-edycja'.B447]" office:value-type="string" office:string-value="wzi" calcext:value-type="string">
            <text:p>wzi</text:p>
          </table:table-cell>
          <table:table-cell table:formula="of:=[$'naglosy-edycja'.C447]" office:value-type="float" office:value="0" calcext:value-type="float">
            <text:p>0</text:p>
          </table:table-cell>
          <table:table-cell table:formula="of:=[$'naglosy-edycja'.D447]" office:value-type="string" office:string-value="FSJ" calcext:value-type="string">
            <text:p>FSJ</text:p>
          </table:table-cell>
          <table:table-cell table:formula="of:=[$'naglosy-edycja'.E447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D$2];[$przecinki.$C$2];[$przecinki.$C$2];[$przecinki.$C$2];[$przecinki.$C$2];[$przecinki.$C$2];[$przecinki.$C$2];[$przecinki.$C$2])" office:value-type="string" office:string-value="  &quot;wzi.&quot;    [&quot;FSJ&quot;,   &quot;wzi&quot;,       " calcext:value-type="string">
            <text:p><text:s text:c="2"/>"wzi." <text:s text:c="3"/>["FSJ", <text:s text:c="2"/>"w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6" table:formula="of:=CONCATENATE([.L446];[.M446];[.N446])" office:value-type="string" office:string-value="  &quot;wzi.&quot;    [&quot;FSJ&quot;,   &quot;wzi&quot;,       &quot;&quot;, &quot;ONSET&quot;, &quot;lewe WZI&quot;]," calcext:value-type="string">
            <text:p><text:s text:c="2"/>"wzi." <text:s text:c="3"/>["FSJ", <text:s text:c="2"/>"wzi", <text:s text:c="6"/>"", "ONSET", "lewe WZI"],</text:p>
          </table:table-cell>
        </table:table-row>
        <table:table-row table:style-name="ro2">
          <table:table-cell table:formula="of:=[$'naglosy-edycja'.B448]" office:value-type="string" office:string-value="wzb" calcext:value-type="string">
            <text:p>wzb</text:p>
          </table:table-cell>
          <table:table-cell table:formula="of:=[$'naglosy-edycja'.C448]" office:value-type="string" office:string-value="FSP" calcext:value-type="string">
            <text:p>FSP</text:p>
          </table:table-cell>
          <table:table-cell table:formula="of:=[$'naglosy-edycja'.D448]" office:value-type="string" office:string-value="XFSP" calcext:value-type="string">
            <text:p>XFSP</text:p>
          </table:table-cell>
          <table:table-cell table:formula="of:=[$'naglosy-edycja'.E448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D$2];[$przecinki.$C$2];[$przecinki.$C$2];[$przecinki.$C$2];[$przecinki.$C$2];[$przecinki.$C$2];[$przecinki.$C$2];[$przecinki.$C$2])" office:value-type="string" office:string-value="  &quot;wzb.&quot;    [&quot;FSP&quot;,   &quot;wzb&quot;,       " calcext:value-type="string">
            <text:p><text:s text:c="2"/>"wzb." <text:s text:c="3"/>["FSP", <text:s text:c="2"/>"w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6" table:formula="of:=CONCATENATE([.L447];[.M447];[.N447])" office:value-type="string" office:string-value="  &quot;wzb.&quot;    [&quot;FSP&quot;,   &quot;wzb&quot;,       &quot;&quot;, &quot;ONSET&quot;, &quot;lewe WZB&quot;]," calcext:value-type="string">
            <text:p><text:s text:c="2"/>"wzb." <text:s text:c="3"/>["FSP", <text:s text:c="2"/>"wzb", <text:s text:c="6"/>"", "ONSET", "lewe WZB"],</text:p>
          </table:table-cell>
        </table:table-row>
        <table:table-row table:style-name="ro2">
          <table:table-cell table:formula="of:=[$'naglosy-edycja'.B449]" office:value-type="string" office:string-value="wzbi" calcext:value-type="string">
            <text:p>wzbi</text:p>
          </table:table-cell>
          <table:table-cell table:formula="of:=[$'naglosy-edycja'.C449]" office:value-type="float" office:value="0" calcext:value-type="float">
            <text:p>0</text:p>
          </table:table-cell>
          <table:table-cell table:formula="of:=[$'naglosy-edycja'.D449]" office:value-type="string" office:string-value="XFSPJ" calcext:value-type="string">
            <text:p>XFSPJ</text:p>
          </table:table-cell>
          <table:table-cell table:formula="of:=[$'naglosy-edycja'.E449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D$2];[$przecinki.$C$2];[$przecinki.$C$2];[$przecinki.$C$2];[$przecinki.$C$2];[$przecinki.$C$2];[$przecinki.$C$2];[$przecinki.$C$2])" office:value-type="string" office:string-value="  &quot;wzbi.&quot;    [&quot;XFSPJ&quot;,   &quot;wzbi&quot;,       " calcext:value-type="string">
            <text:p><text:s text:c="2"/>"wzbi." <text:s text:c="3"/>["XFSPJ", <text:s text:c="2"/>"wz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6" table:formula="of:=CONCATENATE([.L448];[.M448];[.N448])" office:value-type="string" office:string-value="  &quot;wzbi.&quot;    [&quot;XFSPJ&quot;,   &quot;wzbi&quot;,       &quot;&quot;, &quot;ONSET&quot;, &quot;lewe WZBI&quot;]," calcext:value-type="string">
            <text:p><text:s text:c="2"/>"wzbi." <text:s text:c="3"/>["XFSPJ", <text:s text:c="2"/>"wzbi", <text:s text:c="6"/>"", "ONSET", "lewe WZBI"],</text:p>
          </table:table-cell>
        </table:table-row>
        <table:table-row table:style-name="ro2">
          <table:table-cell table:formula="of:=[$'naglosy-edycja'.B450]" office:value-type="string" office:string-value="wzbr" calcext:value-type="string">
            <text:p>wzbr</text:p>
          </table:table-cell>
          <table:table-cell table:formula="of:=[$'naglosy-edycja'.C450]" office:value-type="string" office:string-value="FSPR" calcext:value-type="string">
            <text:p>FSPR</text:p>
          </table:table-cell>
          <table:table-cell table:formula="of:=[$'naglosy-edycja'.D450]" office:value-type="string" office:string-value="XFSPR" calcext:value-type="string">
            <text:p>XFSPR</text:p>
          </table:table-cell>
          <table:table-cell table:formula="of:=[$'naglosy-edycja'.E450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D$2];[$przecinki.$C$2];[$przecinki.$C$2];[$przecinki.$C$2];[$przecinki.$C$2];[$przecinki.$C$2];[$przecinki.$C$2];[$przecinki.$C$2])" office:value-type="string" office:string-value="  &quot;wzbr.&quot;    [&quot;FSPR&quot;,   &quot;wzbr&quot;,       " calcext:value-type="string">
            <text:p><text:s text:c="2"/>"wzbr." <text:s text:c="3"/>["FSPR", <text:s text:c="2"/>"w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6" table:formula="of:=CONCATENATE([.L449];[.M449];[.N449])" office:value-type="string" office:string-value="  &quot;wzbr.&quot;    [&quot;FSPR&quot;,   &quot;wzbr&quot;,       &quot;&quot;, &quot;ONSET&quot;, &quot;lewe WZBR&quot;]," calcext:value-type="string">
            <text:p><text:s text:c="2"/>"wzbr." <text:s text:c="3"/>["FSPR", <text:s text:c="2"/>"wzbr", <text:s text:c="6"/>"", "ONSET", "lewe WZBR"],</text:p>
          </table:table-cell>
        </table:table-row>
        <table:table-row table:style-name="ro2">
          <table:table-cell table:formula="of:=[$'naglosy-edycja'.B451]" office:value-type="string" office:string-value="wzd" calcext:value-type="string">
            <text:p>wzd</text:p>
          </table:table-cell>
          <table:table-cell table:formula="of:=[$'naglosy-edycja'.C451]" office:value-type="string" office:string-value="FST" calcext:value-type="string">
            <text:p>FST</text:p>
          </table:table-cell>
          <table:table-cell table:formula="of:=[$'naglosy-edycja'.D451]" office:value-type="string" office:string-value="XFST" calcext:value-type="string">
            <text:p>XFST</text:p>
          </table:table-cell>
          <table:table-cell table:formula="of:=[$'naglosy-edycja'.E451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D$2];[$przecinki.$C$2];[$przecinki.$C$2];[$przecinki.$C$2];[$przecinki.$C$2];[$przecinki.$C$2];[$przecinki.$C$2];[$przecinki.$C$2])" office:value-type="string" office:string-value="  &quot;wzd.&quot;    [&quot;FST&quot;,   &quot;wzd&quot;,       " calcext:value-type="string">
            <text:p><text:s text:c="2"/>"wzd." <text:s text:c="3"/>["FST", <text:s text:c="2"/>"w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6" table:formula="of:=CONCATENATE([.L450];[.M450];[.N450])" office:value-type="string" office:string-value="  &quot;wzd.&quot;    [&quot;FST&quot;,   &quot;wzd&quot;,       &quot;&quot;, &quot;ONSET&quot;, &quot;lewe WZD&quot;]," calcext:value-type="string">
            <text:p><text:s text:c="2"/>"wzd." <text:s text:c="3"/>["FST", <text:s text:c="2"/>"wzd", <text:s text:c="6"/>"", "ONSET", "lewe WZD"],</text:p>
          </table:table-cell>
        </table:table-row>
        <table:table-row table:style-name="ro2">
          <table:table-cell table:formula="of:=[$'naglosy-edycja'.B452]" office:value-type="string" office:string-value="wzdł" calcext:value-type="string">
            <text:p>wzdł</text:p>
          </table:table-cell>
          <table:table-cell table:formula="of:=[$'naglosy-edycja'.C452]" office:value-type="string" office:string-value="FSTLJ" calcext:value-type="string">
            <text:p>FSTLJ</text:p>
          </table:table-cell>
          <table:table-cell table:formula="of:=[$'naglosy-edycja'.D452]" office:value-type="string" office:string-value="XFSTLJ" calcext:value-type="string">
            <text:p>XFSTLJ</text:p>
          </table:table-cell>
          <table:table-cell table:formula="of:=[$'naglosy-edycja'.E452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D$2];[$przecinki.$C$2];[$przecinki.$C$2];[$przecinki.$C$2];[$przecinki.$C$2];[$przecinki.$C$2];[$przecinki.$C$2];[$przecinki.$C$2])" office:value-type="string" office:string-value="  &quot;wzdł.&quot;    [&quot;FSTLJ&quot;,   &quot;wzdł&quot;,       " calcext:value-type="string">
            <text:p><text:s text:c="2"/>"wzdł." <text:s text:c="3"/>["FSTLJ", <text:s text:c="2"/>"w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6" table:formula="of:=CONCATENATE([.L451];[.M451];[.N451])" office:value-type="string" office:string-value="  &quot;wzdł.&quot;    [&quot;FSTLJ&quot;,   &quot;wzdł&quot;,       &quot;&quot;, &quot;ONSET&quot;, &quot;lewe WZDŁ&quot;]," calcext:value-type="string">
            <text:p><text:s text:c="2"/>"wzdł." <text:s text:c="3"/>["FSTLJ", <text:s text:c="2"/>"wzdł", <text:s text:c="6"/>"", "ONSET", "lewe WZDŁ"],</text:p>
          </table:table-cell>
        </table:table-row>
        <table:table-row table:style-name="ro2">
          <table:table-cell table:formula="of:=[$'naglosy-edycja'.B453]" office:value-type="string" office:string-value="wzdr" calcext:value-type="string">
            <text:p>wzdr</text:p>
          </table:table-cell>
          <table:table-cell table:formula="of:=[$'naglosy-edycja'.C453]" office:value-type="string" office:string-value="FSTR" calcext:value-type="string">
            <text:p>FSTR</text:p>
          </table:table-cell>
          <table:table-cell table:formula="of:=[$'naglosy-edycja'.D453]" office:value-type="string" office:string-value="XFSTR" calcext:value-type="string">
            <text:p>XFSTR</text:p>
          </table:table-cell>
          <table:table-cell table:formula="of:=[$'naglosy-edycja'.E453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D$2];[$przecinki.$C$2];[$przecinki.$C$2];[$przecinki.$C$2];[$przecinki.$C$2];[$przecinki.$C$2];[$przecinki.$C$2];[$przecinki.$C$2])" office:value-type="string" office:string-value="  &quot;wzdr.&quot;    [&quot;FSTR&quot;,   &quot;wzdr&quot;,       " calcext:value-type="string">
            <text:p><text:s text:c="2"/>"wzdr." <text:s text:c="3"/>["FSTR", <text:s text:c="2"/>"w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6" table:formula="of:=CONCATENATE([.L452];[.M452];[.N452])" office:value-type="string" office:string-value="  &quot;wzdr.&quot;    [&quot;FSTR&quot;,   &quot;wzdr&quot;,       &quot;&quot;, &quot;ONSET&quot;, &quot;lewe WZDR&quot;]," calcext:value-type="string">
            <text:p><text:s text:c="2"/>"wzdr." <text:s text:c="3"/>["FSTR", <text:s text:c="2"/>"wzdr", <text:s text:c="6"/>"", "ONSET", "lewe WZDR"],</text:p>
          </table:table-cell>
        </table:table-row>
        <table:table-row table:style-name="ro2">
          <table:table-cell table:formula="of:=[$'naglosy-edycja'.B454]" office:value-type="string" office:string-value="wzg" calcext:value-type="string">
            <text:p>wzg</text:p>
          </table:table-cell>
          <table:table-cell table:formula="of:=[$'naglosy-edycja'.C454]" office:value-type="string" office:string-value="FSK" calcext:value-type="string">
            <text:p>FSK</text:p>
          </table:table-cell>
          <table:table-cell table:formula="of:=[$'naglosy-edycja'.D454]" office:value-type="string" office:string-value="XFSK" calcext:value-type="string">
            <text:p>XFSK</text:p>
          </table:table-cell>
          <table:table-cell table:formula="of:=[$'naglosy-edycja'.E454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D$2];[$przecinki.$C$2];[$przecinki.$C$2];[$przecinki.$C$2];[$przecinki.$C$2];[$przecinki.$C$2];[$przecinki.$C$2];[$przecinki.$C$2])" office:value-type="string" office:string-value="  &quot;wzg.&quot;    [&quot;FSK&quot;,   &quot;wzg&quot;,       " calcext:value-type="string">
            <text:p><text:s text:c="2"/>"wzg." <text:s text:c="3"/>["FSK", <text:s text:c="2"/>"w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6" table:formula="of:=CONCATENATE([.L453];[.M453];[.N453])" office:value-type="string" office:string-value="  &quot;wzg.&quot;    [&quot;FSK&quot;,   &quot;wzg&quot;,       &quot;&quot;, &quot;ONSET&quot;, &quot;lewe WZG&quot;]," calcext:value-type="string">
            <text:p><text:s text:c="2"/>"wzg." <text:s text:c="3"/>["FSK", <text:s text:c="2"/>"wzg", <text:s text:c="6"/>"", "ONSET", "lewe WZG"],</text:p>
          </table:table-cell>
        </table:table-row>
        <table:table-row table:style-name="ro2">
          <table:table-cell table:formula="of:=[$'naglosy-edycja'.B455]" office:value-type="string" office:string-value="wzgl" calcext:value-type="string">
            <text:p>wzgl</text:p>
          </table:table-cell>
          <table:table-cell table:formula="of:=[$'naglosy-edycja'.C455]" office:value-type="string" office:string-value="FSKL" calcext:value-type="string">
            <text:p>FSKL</text:p>
          </table:table-cell>
          <table:table-cell table:formula="of:=[$'naglosy-edycja'.D455]" office:value-type="string" office:string-value="XFSKL" calcext:value-type="string">
            <text:p>XFSKL</text:p>
          </table:table-cell>
          <table:table-cell table:formula="of:=[$'naglosy-edycja'.E455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D$2];[$przecinki.$C$2];[$przecinki.$C$2];[$przecinki.$C$2];[$przecinki.$C$2];[$przecinki.$C$2];[$przecinki.$C$2];[$przecinki.$C$2])" office:value-type="string" office:string-value="  &quot;wzgl.&quot;    [&quot;FSKL&quot;,   &quot;wzgl&quot;,       " calcext:value-type="string">
            <text:p><text:s text:c="2"/>"wzgl." <text:s text:c="3"/>["FSKL", <text:s text:c="2"/>"w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6" table:formula="of:=CONCATENATE([.L454];[.M454];[.N454])" office:value-type="string" office:string-value="  &quot;wzgl.&quot;    [&quot;FSKL&quot;,   &quot;wzgl&quot;,       &quot;&quot;, &quot;ONSET&quot;, &quot;lewe WZGL&quot;]," calcext:value-type="string">
            <text:p><text:s text:c="2"/>"wzgl." <text:s text:c="3"/>["FSKL", <text:s text:c="2"/>"wzgl", <text:s text:c="6"/>"", "ONSET", "lewe WZGL"],</text:p>
          </table:table-cell>
        </table:table-row>
        <table:table-row table:style-name="ro2">
          <table:table-cell table:formula="of:=[$'naglosy-edycja'.B456]" office:value-type="string" office:string-value="wzl" calcext:value-type="string">
            <text:p>wzl</text:p>
          </table:table-cell>
          <table:table-cell table:formula="of:=[$'naglosy-edycja'.C456]" office:value-type="string" office:string-value="FSL" calcext:value-type="string">
            <text:p>FSL</text:p>
          </table:table-cell>
          <table:table-cell table:formula="of:=[$'naglosy-edycja'.D456]" office:value-type="string" office:string-value="XFSL" calcext:value-type="string">
            <text:p>XFSL</text:p>
          </table:table-cell>
          <table:table-cell table:formula="of:=[$'naglosy-edycja'.E456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D$2];[$przecinki.$C$2];[$przecinki.$C$2];[$przecinki.$C$2];[$przecinki.$C$2];[$przecinki.$C$2];[$przecinki.$C$2];[$przecinki.$C$2])" office:value-type="string" office:string-value="  &quot;wzl.&quot;    [&quot;FSL&quot;,   &quot;wzl&quot;,       " calcext:value-type="string">
            <text:p><text:s text:c="2"/>"wzl." <text:s text:c="3"/>["FSL", <text:s text:c="2"/>"w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6" table:formula="of:=CONCATENATE([.L455];[.M455];[.N455])" office:value-type="string" office:string-value="  &quot;wzl.&quot;    [&quot;FSL&quot;,   &quot;wzl&quot;,       &quot;&quot;, &quot;ONSET&quot;, &quot;lewe WZL&quot;]," calcext:value-type="string">
            <text:p><text:s text:c="2"/>"wzl." <text:s text:c="3"/>["FSL", <text:s text:c="2"/>"wzl", <text:s text:c="6"/>"", "ONSET", "lewe WZL"],</text:p>
          </table:table-cell>
        </table:table-row>
        <table:table-row table:style-name="ro2">
          <table:table-cell table:formula="of:=[$'naglosy-edycja'.B457]" office:value-type="string" office:string-value="wzm" calcext:value-type="string">
            <text:p>wzm</text:p>
          </table:table-cell>
          <table:table-cell table:formula="of:=[$'naglosy-edycja'.C457]" office:value-type="string" office:string-value="FSTV" calcext:value-type="string">
            <text:p>FSTV</text:p>
          </table:table-cell>
          <table:table-cell table:formula="of:=[$'naglosy-edycja'.D457]" office:value-type="string" office:string-value="XFSTV" calcext:value-type="string">
            <text:p>XFSTV</text:p>
          </table:table-cell>
          <table:table-cell table:formula="of:=[$'naglosy-edycja'.E457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D$2];[$przecinki.$C$2];[$przecinki.$C$2];[$przecinki.$C$2];[$przecinki.$C$2];[$przecinki.$C$2];[$przecinki.$C$2];[$przecinki.$C$2])" office:value-type="string" office:string-value="  &quot;wzm.&quot;    [&quot;FSTV&quot;,   &quot;wzm&quot;,       " calcext:value-type="string">
            <text:p><text:s text:c="2"/>"wzm." <text:s text:c="3"/>["FSTV", <text:s text:c="2"/>"w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6" table:formula="of:=CONCATENATE([.L456];[.M456];[.N456])" office:value-type="string" office:string-value="  &quot;wzm.&quot;    [&quot;FSTV&quot;,   &quot;wzm&quot;,       &quot;&quot;, &quot;ONSET&quot;, &quot;lewe WZM&quot;]," calcext:value-type="string">
            <text:p><text:s text:c="2"/>"wzm." <text:s text:c="3"/>["FSTV", <text:s text:c="2"/>"wzm", <text:s text:c="6"/>"", "ONSET", "lewe WZM"],</text:p>
          </table:table-cell>
        </table:table-row>
        <table:table-row table:style-name="ro2">
          <table:table-cell table:formula="of:=[$'naglosy-edycja'.B458]" office:value-type="string" office:string-value="wzn" calcext:value-type="string">
            <text:p>wzn</text:p>
          </table:table-cell>
          <table:table-cell table:formula="of:=[$'naglosy-edycja'.C458]" office:value-type="string" office:string-value="FSLR" calcext:value-type="string">
            <text:p>FSLR</text:p>
          </table:table-cell>
          <table:table-cell table:formula="of:=[$'naglosy-edycja'.D458]" office:value-type="string" office:string-value="XFSLR" calcext:value-type="string">
            <text:p>XFSLR</text:p>
          </table:table-cell>
          <table:table-cell table:formula="of:=[$'naglosy-edycja'.E458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D$2];[$przecinki.$C$2];[$przecinki.$C$2];[$przecinki.$C$2];[$przecinki.$C$2];[$przecinki.$C$2];[$przecinki.$C$2];[$przecinki.$C$2])" office:value-type="string" office:string-value="  &quot;wzn.&quot;    [&quot;FSLR&quot;,   &quot;wzn&quot;,       " calcext:value-type="string">
            <text:p><text:s text:c="2"/>"wzn." <text:s text:c="3"/>["FSLR", <text:s text:c="2"/>"w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6" table:formula="of:=CONCATENATE([.L457];[.M457];[.N457])" office:value-type="string" office:string-value="  &quot;wzn.&quot;    [&quot;FSLR&quot;,   &quot;wzn&quot;,       &quot;&quot;, &quot;ONSET&quot;, &quot;lewe WZN&quot;]," calcext:value-type="string">
            <text:p><text:s text:c="2"/>"wzn." <text:s text:c="3"/>["FSLR", <text:s text:c="2"/>"wzn", <text:s text:c="6"/>"", "ONSET", "lewe WZN"],</text:p>
          </table:table-cell>
        </table:table-row>
        <table:table-row table:style-name="ro2">
          <table:table-cell table:formula="of:=[$'naglosy-edycja'.B459]" office:value-type="string" office:string-value="wzr" calcext:value-type="string">
            <text:p>wzr</text:p>
          </table:table-cell>
          <table:table-cell table:formula="of:=[$'naglosy-edycja'.C459]" office:value-type="string" office:string-value="FSR" calcext:value-type="string">
            <text:p>FSR</text:p>
          </table:table-cell>
          <table:table-cell table:formula="of:=[$'naglosy-edycja'.D459]" office:value-type="string" office:string-value="XFSR" calcext:value-type="string">
            <text:p>XFSR</text:p>
          </table:table-cell>
          <table:table-cell table:formula="of:=[$'naglosy-edycja'.E459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D$2];[$przecinki.$C$2];[$przecinki.$C$2];[$przecinki.$C$2];[$przecinki.$C$2];[$przecinki.$C$2];[$przecinki.$C$2];[$przecinki.$C$2])" office:value-type="string" office:string-value="  &quot;wzr.&quot;    [&quot;FSR&quot;,   &quot;wzr&quot;,       " calcext:value-type="string">
            <text:p><text:s text:c="2"/>"wzr." <text:s text:c="3"/>["FSR", <text:s text:c="2"/>"w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6" table:formula="of:=CONCATENATE([.L458];[.M458];[.N458])" office:value-type="string" office:string-value="  &quot;wzr.&quot;    [&quot;FSR&quot;,   &quot;wzr&quot;,       &quot;&quot;, &quot;ONSET&quot;, &quot;lewe WZR&quot;]," calcext:value-type="string">
            <text:p><text:s text:c="2"/>"wzr." <text:s text:c="3"/>["FSR", <text:s text:c="2"/>"wzr", <text:s text:c="6"/>"", "ONSET", "lewe WZR"],</text:p>
          </table:table-cell>
        </table:table-row>
        <table:table-row table:style-name="ro2">
          <table:table-cell table:formula="of:=[$'naglosy-edycja'.B460]" office:value-type="string" office:string-value="wzsz" calcext:value-type="string">
            <text:p>wzsz</text:p>
          </table:table-cell>
          <table:table-cell table:formula="of:=[$'naglosy-edycja'.C460]" office:value-type="string" office:string-value="FSTP" calcext:value-type="string">
            <text:p>FSTP</text:p>
          </table:table-cell>
          <table:table-cell table:formula="of:=[$'naglosy-edycja'.D460]" office:value-type="string" office:string-value="XFZSTP" calcext:value-type="string">
            <text:p>XFZSTP</text:p>
          </table:table-cell>
          <table:table-cell table:formula="of:=[$'naglosy-edycja'.E460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D$2];[$przecinki.$C$2];[$przecinki.$C$2];[$przecinki.$C$2];[$przecinki.$C$2];[$przecinki.$C$2];[$przecinki.$C$2];[$przecinki.$C$2])" office:value-type="string" office:string-value="  &quot;wzsz.&quot;    [&quot;FSTP&quot;,   &quot;wzsz&quot;,       " calcext:value-type="string">
            <text:p><text:s text:c="2"/>"wzsz." <text:s text:c="3"/>["FSTP", <text:s text:c="2"/>"w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6" table:formula="of:=CONCATENATE([.L459];[.M459];[.N459])" office:value-type="string" office:string-value="  &quot;wzsz.&quot;    [&quot;FSTP&quot;,   &quot;wzsz&quot;,       &quot;&quot;, &quot;ONSET&quot;, &quot;lewe WZSZ&quot;]," calcext:value-type="string">
            <text:p><text:s text:c="2"/>"wzsz." <text:s text:c="3"/>["FSTP", <text:s text:c="2"/>"wzsz", <text:s text:c="6"/>"", "ONSET", "lewe WZSZ"],</text:p>
          </table:table-cell>
        </table:table-row>
        <table:table-row table:style-name="ro2">
          <table:table-cell table:formula="of:=[$'naglosy-edycja'.B461]" office:value-type="string" office:string-value="wzw" calcext:value-type="string">
            <text:p>wzw</text:p>
          </table:table-cell>
          <table:table-cell table:formula="of:=[$'naglosy-edycja'.C461]" office:value-type="string" office:string-value="FSV" calcext:value-type="string">
            <text:p>FSV</text:p>
          </table:table-cell>
          <table:table-cell table:formula="of:=[$'naglosy-edycja'.D461]" office:value-type="string" office:string-value="XFSV" calcext:value-type="string">
            <text:p>XFSV</text:p>
          </table:table-cell>
          <table:table-cell table:formula="of:=[$'naglosy-edycja'.E461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D$2];[$przecinki.$C$2];[$przecinki.$C$2];[$przecinki.$C$2];[$przecinki.$C$2];[$przecinki.$C$2];[$przecinki.$C$2];[$przecinki.$C$2])" office:value-type="string" office:string-value="  &quot;wzw.&quot;    [&quot;FSV&quot;,   &quot;wzw&quot;,       " calcext:value-type="string">
            <text:p><text:s text:c="2"/>"wzw." <text:s text:c="3"/>["FSV", <text:s text:c="2"/>"w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6" table:formula="of:=CONCATENATE([.L460];[.M460];[.N460])" office:value-type="string" office:string-value="  &quot;wzw.&quot;    [&quot;FSV&quot;,   &quot;wzw&quot;,       &quot;&quot;, &quot;ONSET&quot;, &quot;lewe WZW&quot;]," calcext:value-type="string">
            <text:p><text:s text:c="2"/>"wzw." <text:s text:c="3"/>["FSV", <text:s text:c="2"/>"wzw", <text:s text:c="6"/>"", "ONSET", "lewe WZW"],</text:p>
          </table:table-cell>
        </table:table-row>
        <table:table-row table:style-name="ro2">
          <table:table-cell table:formula="of:=[$'naglosy-edycja'.B462]" office:value-type="string" office:string-value="wż" calcext:value-type="string">
            <text:p>wż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D$2];[$przecinki.$C$2];[$przecinki.$C$2];[$przecinki.$C$2];[$przecinki.$C$2];[$przecinki.$C$2];[$przecinki.$C$2];[$przecinki.$C$2])" office:value-type="string" office:string-value="  &quot;wż.&quot;    [&quot;FTP&quot;,   &quot;wż&quot;,       " calcext:value-type="string">
            <text:p><text:s text:c="2"/>"wż." <text:s text:c="3"/>["FTP", <text:s text:c="2"/>"w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6" table:formula="of:=CONCATENATE([.L461];[.M461];[.N461])" office:value-type="string" office:string-value="  &quot;wż.&quot;    [&quot;FTP&quot;,   &quot;wż&quot;,       &quot;&quot;, &quot;ONSET&quot;, &quot;lewe WŻ&quot;]," calcext:value-type="string">
            <text:p><text:s text:c="2"/>"wż." <text:s text:c="3"/>["FTP", <text:s text:c="2"/>"wż", <text:s text:c="6"/>"", "ONSET", "lewe WŻ"],</text:p>
          </table:table-cell>
        </table:table-row>
        <table:table-row table:style-name="ro2">
          <table:table-cell table:formula="of:=[$'naglosy-edycja'.B463]" office:value-type="string" office:string-value="wżd" calcext:value-type="string">
            <text:p>wżd</text:p>
          </table:table-cell>
          <table:table-cell table:formula="of:=[$'naglosy-edycja'.C463]" office:value-type="string" office:string-value="FTP" calcext:value-type="string">
            <text:p>FTP</text:p>
          </table:table-cell>
          <table:table-cell table:formula="of:=[$'naglosy-edycja'.D463]" office:value-type="string" office:string-value="XFTP" calcext:value-type="string">
            <text:p>XFTP</text:p>
          </table:table-cell>
          <table:table-cell table:formula="of:=[$'naglosy-edycja'.E463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D$2];[$przecinki.$C$2];[$przecinki.$C$2];[$przecinki.$C$2];[$przecinki.$C$2];[$przecinki.$C$2];[$przecinki.$C$2];[$przecinki.$C$2])" office:value-type="string" office:string-value="  &quot;wżd.&quot;    [&quot;FTP&quot;,   &quot;wżd&quot;,       " calcext:value-type="string">
            <text:p><text:s text:c="2"/>"wżd." <text:s text:c="3"/>["FTP", <text:s text:c="2"/>"w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6" table:formula="of:=CONCATENATE([.L462];[.M462];[.N462])" office:value-type="string" office:string-value="  &quot;wżd.&quot;    [&quot;FTP&quot;,   &quot;wżd&quot;,       &quot;&quot;, &quot;ONSET&quot;, &quot;lewe WŻD&quot;]," calcext:value-type="string">
            <text:p><text:s text:c="2"/>"wżd." <text:s text:c="3"/>["FTP", <text:s text:c="2"/>"wżd", <text:s text:c="6"/>"", "ONSET", "lewe WŻD"],</text:p>
          </table:table-cell>
        </table:table-row>
        <table:table-row table:style-name="ro2">
          <table:table-cell table:formula="of:=[$'naglosy-edycja'.B464]" office:value-type="string" office:string-value="x" calcext:value-type="string">
            <text:p>x</text:p>
          </table:table-cell>
          <table:table-cell table:formula="of:=[$'naglosy-edycja'.C464]" office:value-type="float" office:value="0" calcext:value-type="float">
            <text:p>0</text:p>
          </table:table-cell>
          <table:table-cell table:formula="of:=[$'naglosy-edycja'.D464]" office:value-type="string" office:string-value="SK" calcext:value-type="string">
            <text:p>SK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D$2];[$przecinki.$C$2];[$przecinki.$C$2];[$przecinki.$C$2];[$przecinki.$C$2];[$przecinki.$C$2];[$przecinki.$C$2];[$przecinki.$C$2])" office:value-type="string" office:string-value="  &quot;x.&quot;    [&quot;SK&quot;,   &quot;x&quot;,       " calcext:value-type="string">
            <text:p><text:s text:c="2"/>"x." <text:s text:c="3"/>["SK", <text:s text:c="2"/>"x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6" table:formula="of:=CONCATENATE([.L463];[.M463];[.N463])" office:value-type="string" office:string-value="  &quot;x.&quot;    [&quot;SK&quot;,   &quot;x&quot;,       &quot;&quot;, &quot;ONSET&quot;, &quot;lewe X&quot;]," calcext:value-type="string">
            <text:p><text:s text:c="2"/>"x." <text:s text:c="3"/>["SK", <text:s text:c="2"/>"x", <text:s text:c="6"/>"", "ONSET", "lewe X"],</text:p>
          </table:table-cell>
        </table:table-row>
        <table:table-row table:style-name="ro2">
          <table:table-cell table:formula="of:=[$'naglosy-edycja'.B465]" office:value-type="string" office:string-value="z" calcext:value-type="string">
            <text:p>z</text:p>
          </table:table-cell>
          <table:table-cell table:formula="of:=[$'naglosy-edycja'.C465]" office:value-type="string" office:string-value="Z" calcext:value-type="string">
            <text:p>Z</text:p>
          </table:table-cell>
          <table:table-cell table:formula="of:=[$'naglosy-edycja'.D465]" office:value-type="float" office:value="0" calcext:value-type="float">
            <text:p>0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D$2];[$przecinki.$C$2];[$przecinki.$C$2];[$przecinki.$C$2];[$przecinki.$C$2];[$przecinki.$C$2];[$przecinki.$C$2];[$przecinki.$C$2])" office:value-type="string" office:string-value="  &quot;z.&quot;    [&quot;Z&quot;,   &quot;z&quot;,       " calcext:value-type="string">
            <text:p><text:s text:c="2"/>"z." <text:s text:c="3"/>["Z", <text:s text:c="2"/>"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6" table:formula="of:=CONCATENATE([.L464];[.M464];[.N464])" office:value-type="string" office:string-value="  &quot;z.&quot;    [&quot;Z&quot;,   &quot;z&quot;,       &quot;&quot;, &quot;ONSET&quot;, &quot;lewe Z&quot;]," calcext:value-type="string">
            <text:p><text:s text:c="2"/>"z." <text:s text:c="3"/>["Z", <text:s text:c="2"/>"z", <text:s text:c="6"/>"", "ONSET", "lewe Z"],</text:p>
          </table:table-cell>
        </table:table-row>
        <table:table-row table:style-name="ro2">
          <table:table-cell table:formula="of:=[$'naglosy-edycja'.B466]" office:value-type="string" office:string-value="zi" calcext:value-type="string">
            <text:p>zi</text:p>
          </table:table-cell>
          <table:table-cell table:formula="of:=[$'naglosy-edycja'.C466]" office:value-type="float" office:value="0" calcext:value-type="float">
            <text:p>0</text:p>
          </table:table-cell>
          <table:table-cell table:formula="of:=[$'naglosy-edycja'.D466]" office:value-type="string" office:string-value="ZJ" calcext:value-type="string">
            <text:p>ZJ</text:p>
          </table:table-cell>
          <table:table-cell table:formula="of:=[$'naglosy-edycja'.E466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D$2];[$przecinki.$C$2];[$przecinki.$C$2];[$przecinki.$C$2];[$przecinki.$C$2];[$przecinki.$C$2];[$przecinki.$C$2];[$przecinki.$C$2])" office:value-type="string" office:string-value="  &quot;zi.&quot;    [&quot;ZJ&quot;,   &quot;zi&quot;,       " calcext:value-type="string">
            <text:p><text:s text:c="2"/>"zi." <text:s text:c="3"/>["ZJ", <text:s text:c="2"/>"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6" table:formula="of:=CONCATENATE([.L465];[.M465];[.N465])" office:value-type="string" office:string-value="  &quot;zi.&quot;    [&quot;ZJ&quot;,   &quot;zi&quot;,       &quot;&quot;, &quot;ONSET&quot;, &quot;lewe ZI&quot;]," calcext:value-type="string">
            <text:p><text:s text:c="2"/>"zi." <text:s text:c="3"/>["ZJ", <text:s text:c="2"/>"zi", <text:s text:c="6"/>"", "ONSET", "lewe ZI"],</text:p>
          </table:table-cell>
        </table:table-row>
        <table:table-row table:style-name="ro2">
          <table:table-cell table:formula="of:=[$'naglosy-edycja'.B467]" office:value-type="string" office:string-value="zb" calcext:value-type="string">
            <text:p>zb</text:p>
          </table:table-cell>
          <table:table-cell table:formula="of:=[$'naglosy-edycja'.C467]" office:value-type="string" office:string-value="XZP" calcext:value-type="string">
            <text:p>XZP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D$2];[$przecinki.$C$2];[$przecinki.$C$2];[$przecinki.$C$2];[$przecinki.$C$2];[$przecinki.$C$2];[$przecinki.$C$2];[$przecinki.$C$2])" office:value-type="string" office:string-value="  &quot;zb.&quot;    [&quot;XZP&quot;,   &quot;zb&quot;,       " calcext:value-type="string">
            <text:p><text:s text:c="2"/>"zb." <text:s text:c="3"/>["XZP", <text:s text:c="2"/>"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6" table:formula="of:=CONCATENATE([.L466];[.M466];[.N466])" office:value-type="string" office:string-value="  &quot;zb.&quot;    [&quot;XZP&quot;,   &quot;zb&quot;,       &quot;&quot;, &quot;ONSET&quot;, &quot;lewe ZB&quot;]," calcext:value-type="string">
            <text:p><text:s text:c="2"/>"zb." <text:s text:c="3"/>["XZP", <text:s text:c="2"/>"zb", <text:s text:c="6"/>"", "ONSET", "lewe ZB"],</text:p>
          </table:table-cell>
        </table:table-row>
        <table:table-row table:style-name="ro2">
          <table:table-cell table:formula="of:=[$'naglosy-edycja'.B468]" office:value-type="string" office:string-value="zbl" calcext:value-type="string">
            <text:p>zbl</text:p>
          </table:table-cell>
          <table:table-cell table:formula="of:=[$'naglosy-edycja'.C468]" office:value-type="string" office:string-value="ZPL" calcext:value-type="string">
            <text:p>ZPL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D$2];[$przecinki.$C$2];[$przecinki.$C$2];[$przecinki.$C$2];[$przecinki.$C$2];[$przecinki.$C$2];[$przecinki.$C$2];[$przecinki.$C$2])" office:value-type="string" office:string-value="  &quot;zbl.&quot;    [&quot;ZPL&quot;,   &quot;zbl&quot;,       " calcext:value-type="string">
            <text:p><text:s text:c="2"/>"zbl." <text:s text:c="3"/>["ZPL", <text:s text:c="2"/>"z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6" table:formula="of:=CONCATENATE([.L467];[.M467];[.N467])" office:value-type="string" office:string-value="  &quot;zbl.&quot;    [&quot;ZPL&quot;,   &quot;zbl&quot;,       &quot;&quot;, &quot;ONSET&quot;, &quot;lewe ZBL&quot;]," calcext:value-type="string">
            <text:p><text:s text:c="2"/>"zbl." <text:s text:c="3"/>["ZPL", <text:s text:c="2"/>"zbl", <text:s text:c="6"/>"", "ONSET", "lewe ZBL"],</text:p>
          </table:table-cell>
        </table:table-row>
        <table:table-row table:style-name="ro2">
          <table:table-cell table:formula="of:=[$'naglosy-edycja'.B469]" office:value-type="string" office:string-value="zbł" calcext:value-type="string">
            <text:p>zbł</text:p>
          </table:table-cell>
          <table:table-cell table:formula="of:=[$'naglosy-edycja'.C469]" office:value-type="string" office:string-value="ZPLJ" calcext:value-type="string">
            <text:p>ZPLJ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D$2];[$przecinki.$C$2];[$przecinki.$C$2];[$przecinki.$C$2];[$przecinki.$C$2];[$przecinki.$C$2];[$przecinki.$C$2];[$przecinki.$C$2])" office:value-type="string" office:string-value="  &quot;zbł.&quot;    [&quot;ZPLJ&quot;,   &quot;zbł&quot;,       " calcext:value-type="string">
            <text:p><text:s text:c="2"/>"zbł." <text:s text:c="3"/>["ZPLJ", <text:s text:c="2"/>"z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6" table:formula="of:=CONCATENATE([.L468];[.M468];[.N468])" office:value-type="string" office:string-value="  &quot;zbł.&quot;    [&quot;ZPLJ&quot;,   &quot;zbł&quot;,       &quot;&quot;, &quot;ONSET&quot;, &quot;lewe ZBŁ&quot;]," calcext:value-type="string">
            <text:p><text:s text:c="2"/>"zbł." <text:s text:c="3"/>["ZPLJ", <text:s text:c="2"/>"zbł", <text:s text:c="6"/>"", "ONSET", "lewe ZBŁ"],</text:p>
          </table:table-cell>
        </table:table-row>
        <table:table-row table:style-name="ro2">
          <table:table-cell table:formula="of:=[$'naglosy-edycja'.B470]" office:value-type="string" office:string-value="zbr" calcext:value-type="string">
            <text:p>zbr</text:p>
          </table:table-cell>
          <table:table-cell table:formula="of:=[$'naglosy-edycja'.C470]" office:value-type="string" office:string-value="ZPR" calcext:value-type="string">
            <text:p>ZPR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D$2];[$przecinki.$C$2];[$przecinki.$C$2];[$przecinki.$C$2];[$przecinki.$C$2];[$przecinki.$C$2];[$przecinki.$C$2];[$przecinki.$C$2])" office:value-type="string" office:string-value="  &quot;zbr.&quot;    [&quot;ZPR&quot;,   &quot;zbr&quot;,       " calcext:value-type="string">
            <text:p><text:s text:c="2"/>"zbr." <text:s text:c="3"/>["ZPR", <text:s text:c="2"/>"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6" table:formula="of:=CONCATENATE([.L469];[.M469];[.N469])" office:value-type="string" office:string-value="  &quot;zbr.&quot;    [&quot;ZPR&quot;,   &quot;zbr&quot;,       &quot;&quot;, &quot;ONSET&quot;, &quot;lewe ZBR&quot;]," calcext:value-type="string">
            <text:p><text:s text:c="2"/>"zbr." <text:s text:c="3"/>["ZPR", <text:s text:c="2"/>"zbr", <text:s text:c="6"/>"", "ONSET", "lewe ZBR"],</text:p>
          </table:table-cell>
        </table:table-row>
        <table:table-row table:style-name="ro2">
          <table:table-cell table:formula="of:=[$'naglosy-edycja'.B471]" office:value-type="string" office:string-value="zbrz" calcext:value-type="string">
            <text:p>zbrz</text:p>
          </table:table-cell>
          <table:table-cell table:formula="of:=[$'naglosy-edycja'.C471]" office:value-type="string" office:string-value="ZPRJ" calcext:value-type="string">
            <text:p>ZPRJ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D$2];[$przecinki.$C$2];[$przecinki.$C$2];[$przecinki.$C$2];[$przecinki.$C$2];[$przecinki.$C$2];[$przecinki.$C$2];[$przecinki.$C$2])" office:value-type="string" office:string-value="  &quot;zbrz.&quot;    [&quot;ZPRJ&quot;,   &quot;zbrz&quot;,       " calcext:value-type="string">
            <text:p><text:s text:c="2"/>"zbrz." <text:s text:c="3"/>["ZPRJ", <text:s text:c="2"/>"z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6" table:formula="of:=CONCATENATE([.L470];[.M470];[.N470])" office:value-type="string" office:string-value="  &quot;zbrz.&quot;    [&quot;ZPRJ&quot;,   &quot;zbrz&quot;,       &quot;&quot;, &quot;ONSET&quot;, &quot;lewe ZBRZ&quot;]," calcext:value-type="string">
            <text:p><text:s text:c="2"/>"zbrz." <text:s text:c="3"/>["ZPRJ", <text:s text:c="2"/>"zbrz", <text:s text:c="6"/>"", "ONSET", "lewe ZBRZ"],</text:p>
          </table:table-cell>
        </table:table-row>
        <table:table-row table:style-name="ro2">
          <table:table-cell table:formula="of:=[$'naglosy-edycja'.B472]" office:value-type="string" office:string-value="zbz" calcext:value-type="string">
            <text:p>zbz</text:p>
          </table:table-cell>
          <table:table-cell table:formula="of:=[$'naglosy-edycja'.C472]" office:value-type="string" office:string-value="ZSP" calcext:value-type="string">
            <text:p>ZSP</text:p>
          </table:table-cell>
          <table:table-cell table:formula="of:=[$'naglosy-edycja'.D472]" office:value-type="float" office:value="0" calcext:value-type="float">
            <text:p>0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D$2];[$przecinki.$C$2];[$przecinki.$C$2];[$przecinki.$C$2];[$przecinki.$C$2];[$przecinki.$C$2];[$przecinki.$C$2];[$przecinki.$C$2])" office:value-type="string" office:string-value="  &quot;zbz.&quot;    [&quot;ZSP&quot;,   &quot;zbz&quot;,       " calcext:value-type="string">
            <text:p><text:s text:c="2"/>"zbz." <text:s text:c="3"/>["ZSP", <text:s text:c="2"/>"z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6" table:formula="of:=CONCATENATE([.L471];[.M471];[.N471])" office:value-type="string" office:string-value="  &quot;zbz.&quot;    [&quot;ZSP&quot;,   &quot;zbz&quot;,       &quot;&quot;, &quot;ONSET&quot;, &quot;lewe ZBZ&quot;]," calcext:value-type="string">
            <text:p><text:s text:c="2"/>"zbz." <text:s text:c="3"/>["ZSP", <text:s text:c="2"/>"zbz", <text:s text:c="6"/>"", "ONSET", "lewe ZBZ"],</text:p>
          </table:table-cell>
        </table:table-row>
        <table:table-row table:style-name="ro2">
          <table:table-cell table:formula="of:=[$'naglosy-edycja'.B473]" office:value-type="string" office:string-value="zbzi" calcext:value-type="string">
            <text:p>zbzi</text:p>
          </table:table-cell>
          <table:table-cell table:formula="of:=[$'naglosy-edycja'.C473]" office:value-type="float" office:value="0" calcext:value-type="float">
            <text:p>0</text:p>
          </table:table-cell>
          <table:table-cell table:formula="of:=[$'naglosy-edycja'.D473]" office:value-type="string" office:string-value="ZSPJ" calcext:value-type="string">
            <text:p>ZSPJ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D$2];[$przecinki.$C$2];[$przecinki.$C$2];[$przecinki.$C$2];[$przecinki.$C$2];[$przecinki.$C$2];[$przecinki.$C$2];[$przecinki.$C$2])" office:value-type="string" office:string-value="  &quot;zbzi.&quot;    [&quot;ZSPJ&quot;,   &quot;zbzi&quot;,       " calcext:value-type="string">
            <text:p><text:s text:c="2"/>"zbzi." <text:s text:c="3"/>["ZSPJ", <text:s text:c="2"/>"z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6" table:formula="of:=CONCATENATE([.L472];[.M472];[.N472])" office:value-type="string" office:string-value="  &quot;zbzi.&quot;    [&quot;ZSPJ&quot;,   &quot;zbzi&quot;,       &quot;&quot;, &quot;ONSET&quot;, &quot;lewe ZBZI&quot;]," calcext:value-type="string">
            <text:p><text:s text:c="2"/>"zbzi." <text:s text:c="3"/>["ZSPJ", <text:s text:c="2"/>"zbzi", <text:s text:c="6"/>"", "ONSET", "lewe ZBZI"],</text:p>
          </table:table-cell>
        </table:table-row>
        <table:table-row table:style-name="ro2">
          <table:table-cell table:formula="of:=[$'naglosy-edycja'.B474]" office:value-type="string" office:string-value="zd" calcext:value-type="string">
            <text:p>zd</text:p>
          </table:table-cell>
          <table:table-cell table:formula="of:=[$'naglosy-edycja'.C474]" office:value-type="string" office:string-value="XZT" calcext:value-type="string">
            <text:p>XZT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D$2];[$przecinki.$C$2];[$przecinki.$C$2];[$przecinki.$C$2];[$przecinki.$C$2];[$przecinki.$C$2];[$przecinki.$C$2];[$przecinki.$C$2])" office:value-type="string" office:string-value="  &quot;zd.&quot;    [&quot;XZT&quot;,   &quot;zd&quot;,       " calcext:value-type="string">
            <text:p><text:s text:c="2"/>"zd." <text:s text:c="3"/>["XZT", <text:s text:c="2"/>"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6" table:formula="of:=CONCATENATE([.L473];[.M473];[.N473])" office:value-type="string" office:string-value="  &quot;zd.&quot;    [&quot;XZT&quot;,   &quot;zd&quot;,       &quot;&quot;, &quot;ONSET&quot;, &quot;lewe ZD&quot;]," calcext:value-type="string">
            <text:p><text:s text:c="2"/>"zd." <text:s text:c="3"/>["XZT", <text:s text:c="2"/>"zd", <text:s text:c="6"/>"", "ONSET", "lewe ZD"],</text:p>
          </table:table-cell>
        </table:table-row>
        <table:table-row table:style-name="ro2">
          <table:table-cell table:formula="of:=[$'naglosy-edycja'.B475]" office:value-type="string" office:string-value="zdj" calcext:value-type="string">
            <text:p>zdj</text:p>
          </table:table-cell>
          <table:table-cell table:formula="of:=[$'naglosy-edycja'.C475]" office:value-type="string" office:string-value="XZTJ" calcext:value-type="string">
            <text:p>XZTJ</text:p>
          </table:table-cell>
          <table:table-cell table:formula="of:=[$'naglosy-edycja'.D475]" office:value-type="float" office:value="0" calcext:value-type="float">
            <text:p>0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D$2];[$przecinki.$C$2];[$przecinki.$C$2];[$przecinki.$C$2];[$przecinki.$C$2];[$przecinki.$C$2];[$przecinki.$C$2];[$przecinki.$C$2])" office:value-type="string" office:string-value="  &quot;zdj.&quot;    [&quot;XZTJ&quot;,   &quot;zdj&quot;,       " calcext:value-type="string">
            <text:p><text:s text:c="2"/>"zdj." <text:s text:c="3"/>["XZTJ", <text:s text:c="2"/>"zd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6" table:formula="of:=CONCATENATE([.L474];[.M474];[.N474])" office:value-type="string" office:string-value="  &quot;zdj.&quot;    [&quot;XZTJ&quot;,   &quot;zdj&quot;,       &quot;&quot;, &quot;ONSET&quot;, &quot;lewe ZDJ&quot;]," calcext:value-type="string">
            <text:p><text:s text:c="2"/>"zdj." <text:s text:c="3"/>["XZTJ", <text:s text:c="2"/>"zdj", <text:s text:c="6"/>"", "ONSET", "lewe ZDJ"],</text:p>
          </table:table-cell>
        </table:table-row>
        <table:table-row table:style-name="ro2">
          <table:table-cell table:formula="of:=[$'naglosy-edycja'.B476]" office:value-type="string" office:string-value="zdł" calcext:value-type="string">
            <text:p>zdł</text:p>
          </table:table-cell>
          <table:table-cell table:formula="of:=[$'naglosy-edycja'.C476]" office:value-type="float" office:value="0" calcext:value-type="float">
            <text:p>0</text:p>
          </table:table-cell>
          <table:table-cell table:formula="of:=[$'naglosy-edycja'.D476]" office:value-type="string" office:string-value="ZTLJ" calcext:value-type="string">
            <text:p>ZTLJ</text:p>
          </table:table-cell>
          <table:table-cell table:formula="of:=[$'naglosy-edycja'.E476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D$2];[$przecinki.$C$2];[$przecinki.$C$2];[$przecinki.$C$2];[$przecinki.$C$2];[$przecinki.$C$2];[$przecinki.$C$2];[$przecinki.$C$2])" office:value-type="string" office:string-value="  &quot;zdł.&quot;    [&quot;ZTLJ&quot;,   &quot;zdł&quot;,       " calcext:value-type="string">
            <text:p><text:s text:c="2"/>"zdł." <text:s text:c="3"/>["ZTLJ", <text:s text:c="2"/>"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6" table:formula="of:=CONCATENATE([.L475];[.M475];[.N475])" office:value-type="string" office:string-value="  &quot;zdł.&quot;    [&quot;ZTLJ&quot;,   &quot;zdł&quot;,       &quot;&quot;, &quot;ONSET&quot;, &quot;lewe ZDŁ&quot;]," calcext:value-type="string">
            <text:p><text:s text:c="2"/>"zdł." <text:s text:c="3"/>["ZTLJ", <text:s text:c="2"/>"zdł", <text:s text:c="6"/>"", "ONSET", "lewe ZDŁ"],</text:p>
          </table:table-cell>
        </table:table-row>
        <table:table-row table:style-name="ro2">
          <table:table-cell table:formula="of:=[$'naglosy-edycja'.B477]" office:value-type="string" office:string-value="zdm" calcext:value-type="string">
            <text:p>zdm</text:p>
          </table:table-cell>
          <table:table-cell table:formula="of:=[$'naglosy-edycja'.C477]" office:value-type="string" office:string-value="XZTV" calcext:value-type="string">
            <text:p>XZTV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D$2];[$przecinki.$C$2];[$przecinki.$C$2];[$przecinki.$C$2];[$przecinki.$C$2];[$przecinki.$C$2];[$przecinki.$C$2];[$przecinki.$C$2])" office:value-type="string" office:string-value="  &quot;zdm.&quot;    [&quot;XZTV&quot;,   &quot;zdm&quot;,       " calcext:value-type="string">
            <text:p><text:s text:c="2"/>"zdm." <text:s text:c="3"/>["XZTV", <text:s text:c="2"/>"z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6" table:formula="of:=CONCATENATE([.L476];[.M476];[.N476])" office:value-type="string" office:string-value="  &quot;zdm.&quot;    [&quot;XZTV&quot;,   &quot;zdm&quot;,       &quot;&quot;, &quot;ONSET&quot;, &quot;lewe ZDM&quot;]," calcext:value-type="string">
            <text:p><text:s text:c="2"/>"zdm." <text:s text:c="3"/>["XZTV", <text:s text:c="2"/>"zdm", <text:s text:c="6"/>"", "ONSET", "lewe ZDM"],</text:p>
          </table:table-cell>
        </table:table-row>
        <table:table-row table:style-name="ro2">
          <table:table-cell table:formula="of:=[$'naglosy-edycja'.B478]" office:value-type="string" office:string-value="zdr" calcext:value-type="string">
            <text:p>zdr</text:p>
          </table:table-cell>
          <table:table-cell table:formula="of:=[$'naglosy-edycja'.C478]" office:value-type="string" office:string-value="XZTR" calcext:value-type="string">
            <text:p>XZTR</text:p>
          </table:table-cell>
          <table:table-cell table:formula="of:=[$'naglosy-edycja'.D478]" office:value-type="float" office:value="0" calcext:value-type="float">
            <text:p>0</text:p>
          </table:table-cell>
          <table:table-cell table:formula="of:=[$'naglosy-edycja'.E478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D$2];[$przecinki.$C$2];[$przecinki.$C$2];[$przecinki.$C$2];[$przecinki.$C$2];[$przecinki.$C$2];[$przecinki.$C$2];[$przecinki.$C$2])" office:value-type="string" office:string-value="  &quot;zdr.&quot;    [&quot;XZTR&quot;,   &quot;zdr&quot;,       " calcext:value-type="string">
            <text:p><text:s text:c="2"/>"zdr." <text:s text:c="3"/>["XZTR", <text:s text:c="2"/>"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6" table:formula="of:=CONCATENATE([.L477];[.M477];[.N477])" office:value-type="string" office:string-value="  &quot;zdr.&quot;    [&quot;XZTR&quot;,   &quot;zdr&quot;,       &quot;&quot;, &quot;ONSET&quot;, &quot;lewe ZDR&quot;]," calcext:value-type="string">
            <text:p><text:s text:c="2"/>"zdr." <text:s text:c="3"/>["XZTR", <text:s text:c="2"/>"zdr", <text:s text:c="6"/>"", "ONSET", "lewe ZDR"],</text:p>
          </table:table-cell>
        </table:table-row>
        <table:table-row table:style-name="ro2">
          <table:table-cell table:formula="of:=[$'naglosy-edycja'.B479]" office:value-type="string" office:string-value="zdrz" calcext:value-type="string">
            <text:p>zdrz</text:p>
          </table:table-cell>
          <table:table-cell table:formula="of:=[$'naglosy-edycja'.C479]" office:value-type="string" office:string-value="XZTRJ" calcext:value-type="string">
            <text:p>XZTRJ</text:p>
          </table:table-cell>
          <table:table-cell table:formula="of:=[$'naglosy-edycja'.D479]" office:value-type="string" office:string-value="ZTRJ" calcext:value-type="string">
            <text:p>ZTRJ</text:p>
          </table:table-cell>
          <table:table-cell table:formula="of:=[$'naglosy-edycja'.E479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D$2];[$przecinki.$C$2];[$przecinki.$C$2];[$przecinki.$C$2];[$przecinki.$C$2];[$przecinki.$C$2];[$przecinki.$C$2];[$przecinki.$C$2])" office:value-type="string" office:string-value="  &quot;zdrz.&quot;    [&quot;XZTRJ&quot;,   &quot;zdrz&quot;,       " calcext:value-type="string">
            <text:p><text:s text:c="2"/>"zdrz." <text:s text:c="3"/>["XZTRJ", <text:s text:c="2"/>"z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6" table:formula="of:=CONCATENATE([.L478];[.M478];[.N478])" office:value-type="string" office:string-value="  &quot;zdrz.&quot;    [&quot;XZTRJ&quot;,   &quot;zdrz&quot;,       &quot;&quot;, &quot;ONSET&quot;, &quot;lewe ZDRZ&quot;]," calcext:value-type="string">
            <text:p><text:s text:c="2"/>"zdrz." <text:s text:c="3"/>["XZTRJ", <text:s text:c="2"/>"zdrz", <text:s text:c="6"/>"", "ONSET", "lewe ZDRZ"],</text:p>
          </table:table-cell>
        </table:table-row>
        <table:table-row table:style-name="ro2">
          <table:table-cell table:formula="of:=[$'naglosy-edycja'.B480]" office:value-type="string" office:string-value="zdw" calcext:value-type="string">
            <text:p>zdw</text:p>
          </table:table-cell>
          <table:table-cell table:formula="of:=[$'naglosy-edycja'.C480]" office:value-type="string" office:string-value="XZTV" calcext:value-type="string">
            <text:p>XZTV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D$2];[$przecinki.$C$2];[$przecinki.$C$2];[$przecinki.$C$2];[$przecinki.$C$2];[$przecinki.$C$2];[$przecinki.$C$2];[$przecinki.$C$2])" office:value-type="string" office:string-value="  &quot;zdw.&quot;    [&quot;XZTV&quot;,   &quot;zdw&quot;,       " calcext:value-type="string">
            <text:p><text:s text:c="2"/>"zdw." <text:s text:c="3"/>["XZTV", <text:s text:c="2"/>"z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6" table:formula="of:=CONCATENATE([.L479];[.M479];[.N479])" office:value-type="string" office:string-value="  &quot;zdw.&quot;    [&quot;XZTV&quot;,   &quot;zdw&quot;,       &quot;&quot;, &quot;ONSET&quot;, &quot;lewe ZDW&quot;]," calcext:value-type="string">
            <text:p><text:s text:c="2"/>"zdw." <text:s text:c="3"/>["XZTV", <text:s text:c="2"/>"zdw", <text:s text:c="6"/>"", "ONSET", "lewe ZDW"],</text:p>
          </table:table-cell>
        </table:table-row>
        <table:table-row table:style-name="ro2">
          <table:table-cell table:formula="of:=[$'naglosy-edycja'.B481]" office:value-type="string" office:string-value="zdz" calcext:value-type="string">
            <text:p>zdz</text:p>
          </table:table-cell>
          <table:table-cell table:formula="of:=[$'naglosy-edycja'.C481]" office:value-type="string" office:string-value="ZST" calcext:value-type="string">
            <text:p>ZST</text:p>
          </table:table-cell>
          <table:table-cell table:formula="of:=[$'naglosy-edycja'.D481]" office:value-type="float" office:value="0" calcext:value-type="float">
            <text:p>0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D$2];[$przecinki.$C$2];[$przecinki.$C$2];[$przecinki.$C$2];[$przecinki.$C$2];[$przecinki.$C$2];[$przecinki.$C$2];[$przecinki.$C$2])" office:value-type="string" office:string-value="  &quot;zdz.&quot;    [&quot;ZST&quot;,   &quot;zdz&quot;,       " calcext:value-type="string">
            <text:p><text:s text:c="2"/>"zdz." <text:s text:c="3"/>["ZST", <text:s text:c="2"/>"z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6" table:formula="of:=CONCATENATE([.L480];[.M480];[.N480])" office:value-type="string" office:string-value="  &quot;zdz.&quot;    [&quot;ZST&quot;,   &quot;zdz&quot;,       &quot;&quot;, &quot;ONSET&quot;, &quot;lewe ZDZ&quot;]," calcext:value-type="string">
            <text:p><text:s text:c="2"/>"zdz." <text:s text:c="3"/>["ZST", <text:s text:c="2"/>"zdz", <text:s text:c="6"/>"", "ONSET", "lewe ZDZ"],</text:p>
          </table:table-cell>
        </table:table-row>
        <table:table-row table:style-name="ro2">
          <table:table-cell table:formula="of:=[$'naglosy-edycja'.B482]" office:value-type="string" office:string-value="zdzi" calcext:value-type="string">
            <text:p>zdzi</text:p>
          </table:table-cell>
          <table:table-cell table:formula="of:=[$'naglosy-edycja'.C482]" office:value-type="float" office:value="0" calcext:value-type="float">
            <text:p>0</text:p>
          </table:table-cell>
          <table:table-cell table:formula="of:=[$'naglosy-edycja'.D482]" office:value-type="string" office:string-value="ZSTJ" calcext:value-type="string">
            <text:p>ZSTJ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D$2];[$przecinki.$C$2];[$przecinki.$C$2];[$przecinki.$C$2];[$przecinki.$C$2];[$przecinki.$C$2];[$przecinki.$C$2];[$przecinki.$C$2])" office:value-type="string" office:string-value="  &quot;zdzi.&quot;    [&quot;ZSTJ&quot;,   &quot;zdzi&quot;,       " calcext:value-type="string">
            <text:p><text:s text:c="2"/>"zdzi." <text:s text:c="3"/>["ZSTJ", <text:s text:c="2"/>"z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6" table:formula="of:=CONCATENATE([.L481];[.M481];[.N481])" office:value-type="string" office:string-value="  &quot;zdzi.&quot;    [&quot;ZSTJ&quot;,   &quot;zdzi&quot;,       &quot;&quot;, &quot;ONSET&quot;, &quot;lewe ZDZI&quot;]," calcext:value-type="string">
            <text:p><text:s text:c="2"/>"zdzi." <text:s text:c="3"/>["ZSTJ", <text:s text:c="2"/>"zdzi", <text:s text:c="6"/>"", "ONSET", "lewe ZDZI"],</text:p>
          </table:table-cell>
        </table:table-row>
        <table:table-row table:style-name="ro2">
          <table:table-cell table:formula="of:=[$'naglosy-edycja'.B483]" office:value-type="string" office:string-value="zdzw" calcext:value-type="string">
            <text:p>zdz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D$2];[$przecinki.$C$2];[$przecinki.$C$2];[$przecinki.$C$2];[$przecinki.$C$2];[$przecinki.$C$2];[$przecinki.$C$2];[$przecinki.$C$2])" office:value-type="string" office:string-value="  &quot;zdzw.&quot;    [&quot;ZSTV&quot;,   &quot;zdzw&quot;,       " calcext:value-type="string">
            <text:p><text:s text:c="2"/>"zdzw." <text:s text:c="3"/>["ZSTV", <text:s text:c="2"/>"z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6" table:formula="of:=CONCATENATE([.L482];[.M482];[.N482])" office:value-type="string" office:string-value="  &quot;zdzw.&quot;    [&quot;ZSTV&quot;,   &quot;zdzw&quot;,       &quot;&quot;, &quot;ONSET&quot;, &quot;lewe ZDZW&quot;]," calcext:value-type="string">
            <text:p><text:s text:c="2"/>"zdzw." <text:s text:c="3"/>["ZSTV", <text:s text:c="2"/>"zdzw", <text:s text:c="6"/>"", "ONSET", "lewe ZDZW"],</text:p>
          </table:table-cell>
        </table:table-row>
        <table:table-row table:style-name="ro2">
          <table:table-cell table:formula="of:=[$'naglosy-edycja'.B484]" office:value-type="string" office:string-value="zdźw" calcext:value-type="string">
            <text:p>zdźw</text:p>
          </table:table-cell>
          <table:table-cell table:formula="of:=[$'naglosy-edycja'.C484]" office:value-type="string" office:string-value="ZSTV" calcext:value-type="string">
            <text:p>ZSTV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D$2];[$przecinki.$C$2];[$przecinki.$C$2];[$przecinki.$C$2];[$przecinki.$C$2];[$przecinki.$C$2];[$przecinki.$C$2];[$przecinki.$C$2])" office:value-type="string" office:string-value="  &quot;zdźw.&quot;    [&quot;ZSTV&quot;,   &quot;zdźw&quot;,       " calcext:value-type="string">
            <text:p><text:s text:c="2"/>"zdźw." <text:s text:c="3"/>["ZSTV", <text:s text:c="2"/>"z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6" table:formula="of:=CONCATENATE([.L483];[.M483];[.N483])" office:value-type="string" office:string-value="  &quot;zdźw.&quot;    [&quot;ZSTV&quot;,   &quot;zdźw&quot;,       &quot;&quot;, &quot;ONSET&quot;, &quot;lewe ZDŹW&quot;]," calcext:value-type="string">
            <text:p><text:s text:c="2"/>"zdźw." <text:s text:c="3"/>["ZSTV", <text:s text:c="2"/>"zdźw", <text:s text:c="6"/>"", "ONSET", "lewe ZDŹW"],</text:p>
          </table:table-cell>
        </table:table-row>
        <table:table-row table:style-name="ro2">
          <table:table-cell table:formula="of:=[$'naglosy-edycja'.B485]" office:value-type="string" office:string-value="zdż" calcext:value-type="string">
            <text:p>zdż</text:p>
          </table:table-cell>
          <table:table-cell table:formula="of:=[$'naglosy-edycja'.C485]" office:value-type="string" office:string-value="ZTRJ" calcext:value-type="string">
            <text:p>ZTRJ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D$2];[$przecinki.$C$2];[$przecinki.$C$2];[$przecinki.$C$2];[$przecinki.$C$2];[$przecinki.$C$2];[$przecinki.$C$2];[$przecinki.$C$2])" office:value-type="string" office:string-value="  &quot;zdż.&quot;    [&quot;ZTRJ&quot;,   &quot;zdż&quot;,       " calcext:value-type="string">
            <text:p><text:s text:c="2"/>"zdż." <text:s text:c="3"/>["ZTRJ", <text:s text:c="2"/>"z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6" table:formula="of:=CONCATENATE([.L484];[.M484];[.N484])" office:value-type="string" office:string-value="  &quot;zdż.&quot;    [&quot;ZTRJ&quot;,   &quot;zdż&quot;,       &quot;&quot;, &quot;ONSET&quot;, &quot;lewe ZDŻ&quot;]," calcext:value-type="string">
            <text:p><text:s text:c="2"/>"zdż." <text:s text:c="3"/>["ZTRJ", <text:s text:c="2"/>"zdż", <text:s text:c="6"/>"", "ONSET", "lewe ZDŻ"],</text:p>
          </table:table-cell>
        </table:table-row>
        <table:table-row table:style-name="ro2">
          <table:table-cell table:formula="of:=[$'naglosy-edycja'.B486]" office:value-type="string" office:string-value="zg" calcext:value-type="string">
            <text:p>zg</text:p>
          </table:table-cell>
          <table:table-cell table:formula="of:=[$'naglosy-edycja'.C486]" office:value-type="string" office:string-value="XZK" calcext:value-type="string">
            <text:p>XZK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D$2];[$przecinki.$C$2];[$przecinki.$C$2];[$przecinki.$C$2];[$przecinki.$C$2];[$przecinki.$C$2];[$przecinki.$C$2];[$przecinki.$C$2])" office:value-type="string" office:string-value="  &quot;zg.&quot;    [&quot;XZK&quot;,   &quot;zg&quot;,       " calcext:value-type="string">
            <text:p><text:s text:c="2"/>"zg." <text:s text:c="3"/>["XZK", <text:s text:c="2"/>"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6" table:formula="of:=CONCATENATE([.L485];[.M485];[.N485])" office:value-type="string" office:string-value="  &quot;zg.&quot;    [&quot;XZK&quot;,   &quot;zg&quot;,       &quot;&quot;, &quot;ONSET&quot;, &quot;lewe ZG&quot;]," calcext:value-type="string">
            <text:p><text:s text:c="2"/>"zg." <text:s text:c="3"/>["XZK", <text:s text:c="2"/>"zg", <text:s text:c="6"/>"", "ONSET", "lewe ZG"],</text:p>
          </table:table-cell>
        </table:table-row>
        <table:table-row table:style-name="ro2">
          <table:table-cell table:formula="of:=[$'naglosy-edycja'.B487]" office:value-type="string" office:string-value="zgb" calcext:value-type="string">
            <text:p>zgb</text:p>
          </table:table-cell>
          <table:table-cell table:formula="of:=[$'naglosy-edycja'.C487]" office:value-type="string" office:string-value="ZKP" calcext:value-type="string">
            <text:p>ZKP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D$2];[$przecinki.$C$2];[$przecinki.$C$2];[$przecinki.$C$2];[$przecinki.$C$2];[$przecinki.$C$2];[$przecinki.$C$2];[$przecinki.$C$2])" office:value-type="string" office:string-value="  &quot;zgb.&quot;    [&quot;ZKP&quot;,   &quot;zgb&quot;,       " calcext:value-type="string">
            <text:p><text:s text:c="2"/>"zgb." <text:s text:c="3"/>["ZKP", <text:s text:c="2"/>"z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6" table:formula="of:=CONCATENATE([.L486];[.M486];[.N486])" office:value-type="string" office:string-value="  &quot;zgb.&quot;    [&quot;ZKP&quot;,   &quot;zgb&quot;,       &quot;&quot;, &quot;ONSET&quot;, &quot;lewe ZGB&quot;]," calcext:value-type="string">
            <text:p><text:s text:c="2"/>"zgb." <text:s text:c="3"/>["ZKP", <text:s text:c="2"/>"zgb", <text:s text:c="6"/>"", "ONSET", "lewe ZGB"],</text:p>
          </table:table-cell>
        </table:table-row>
        <table:table-row table:style-name="ro2">
          <table:table-cell table:formula="of:=[$'naglosy-edycja'.B488]" office:value-type="string" office:string-value="zgl" calcext:value-type="string">
            <text:p>zgl</text:p>
          </table:table-cell>
          <table:table-cell table:formula="of:=[$'naglosy-edycja'.C488]" office:value-type="string" office:string-value="ZKL" calcext:value-type="string">
            <text:p>ZKL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D$2];[$przecinki.$C$2];[$przecinki.$C$2];[$przecinki.$C$2];[$przecinki.$C$2];[$przecinki.$C$2];[$przecinki.$C$2];[$przecinki.$C$2])" office:value-type="string" office:string-value="  &quot;zgl.&quot;    [&quot;ZKL&quot;,   &quot;zgl&quot;,       " calcext:value-type="string">
            <text:p><text:s text:c="2"/>"zgl." <text:s text:c="3"/>["ZKL", <text:s text:c="2"/>"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6" table:formula="of:=CONCATENATE([.L487];[.M487];[.N487])" office:value-type="string" office:string-value="  &quot;zgl.&quot;    [&quot;ZKL&quot;,   &quot;zgl&quot;,       &quot;&quot;, &quot;ONSET&quot;, &quot;lewe ZGL&quot;]," calcext:value-type="string">
            <text:p><text:s text:c="2"/>"zgl." <text:s text:c="3"/>["ZKL", <text:s text:c="2"/>"zgl", <text:s text:c="6"/>"", "ONSET", "lewe ZGL"],</text:p>
          </table:table-cell>
        </table:table-row>
        <table:table-row table:style-name="ro2">
          <table:table-cell table:formula="of:=[$'naglosy-edycja'.B489]" office:value-type="string" office:string-value="zgł" calcext:value-type="string">
            <text:p>zgł</text:p>
          </table:table-cell>
          <table:table-cell table:formula="of:=[$'naglosy-edycja'.C489]" office:value-type="string" office:string-value="ZKLJ" calcext:value-type="string">
            <text:p>ZKLJ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D$2];[$przecinki.$C$2];[$przecinki.$C$2];[$przecinki.$C$2];[$przecinki.$C$2];[$przecinki.$C$2];[$przecinki.$C$2];[$przecinki.$C$2])" office:value-type="string" office:string-value="  &quot;zgł.&quot;    [&quot;ZKLJ&quot;,   &quot;zgł&quot;,       " calcext:value-type="string">
            <text:p><text:s text:c="2"/>"zgł." <text:s text:c="3"/>["ZKLJ", <text:s text:c="2"/>"z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6" table:formula="of:=CONCATENATE([.L488];[.M488];[.N488])" office:value-type="string" office:string-value="  &quot;zgł.&quot;    [&quot;ZKLJ&quot;,   &quot;zgł&quot;,       &quot;&quot;, &quot;ONSET&quot;, &quot;lewe ZGŁ&quot;]," calcext:value-type="string">
            <text:p><text:s text:c="2"/>"zgł." <text:s text:c="3"/>["ZKLJ", <text:s text:c="2"/>"zgł", <text:s text:c="6"/>"", "ONSET", "lewe ZGŁ"],</text:p>
          </table:table-cell>
        </table:table-row>
        <table:table-row table:style-name="ro2">
          <table:table-cell table:formula="of:=[$'naglosy-edycja'.B490]" office:value-type="string" office:string-value="zgn" calcext:value-type="string">
            <text:p>zgn</text:p>
          </table:table-cell>
          <table:table-cell table:formula="of:=[$'naglosy-edycja'.C490]" office:value-type="string" office:string-value="ZKLR" calcext:value-type="string">
            <text:p>ZKL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D$2];[$przecinki.$C$2];[$przecinki.$C$2];[$przecinki.$C$2];[$przecinki.$C$2];[$przecinki.$C$2];[$przecinki.$C$2];[$przecinki.$C$2])" office:value-type="string" office:string-value="  &quot;zgn.&quot;    [&quot;ZKLR&quot;,   &quot;zgn&quot;,       " calcext:value-type="string">
            <text:p><text:s text:c="2"/>"zgn." <text:s text:c="3"/>["ZKLR", <text:s text:c="2"/>"z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6" table:formula="of:=CONCATENATE([.L489];[.M489];[.N489])" office:value-type="string" office:string-value="  &quot;zgn.&quot;    [&quot;ZKLR&quot;,   &quot;zgn&quot;,       &quot;&quot;, &quot;ONSET&quot;, &quot;lewe ZGN&quot;]," calcext:value-type="string">
            <text:p><text:s text:c="2"/>"zgn." <text:s text:c="3"/>["ZKLR", <text:s text:c="2"/>"zgn", <text:s text:c="6"/>"", "ONSET", "lewe ZGN"],</text:p>
          </table:table-cell>
        </table:table-row>
        <table:table-row table:style-name="ro2">
          <table:table-cell table:formula="of:=[$'naglosy-edycja'.B491]" office:value-type="string" office:string-value="zgr" calcext:value-type="string">
            <text:p>zgr</text:p>
          </table:table-cell>
          <table:table-cell table:formula="of:=[$'naglosy-edycja'.C491]" office:value-type="string" office:string-value="ZKR" calcext:value-type="string">
            <text:p>ZKR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D$2];[$przecinki.$C$2];[$przecinki.$C$2];[$przecinki.$C$2];[$przecinki.$C$2];[$przecinki.$C$2];[$przecinki.$C$2];[$przecinki.$C$2])" office:value-type="string" office:string-value="  &quot;zgr.&quot;    [&quot;ZKR&quot;,   &quot;zgr&quot;,       " calcext:value-type="string">
            <text:p><text:s text:c="2"/>"zgr." <text:s text:c="3"/>["ZKR", <text:s text:c="2"/>"z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6" table:formula="of:=CONCATENATE([.L490];[.M490];[.N490])" office:value-type="string" office:string-value="  &quot;zgr.&quot;    [&quot;ZKR&quot;,   &quot;zgr&quot;,       &quot;&quot;, &quot;ONSET&quot;, &quot;lewe ZGR&quot;]," calcext:value-type="string">
            <text:p><text:s text:c="2"/>"zgr." <text:s text:c="3"/>["ZKR", <text:s text:c="2"/>"zgr", <text:s text:c="6"/>"", "ONSET", "lewe ZGR"],</text:p>
          </table:table-cell>
        </table:table-row>
        <table:table-row table:style-name="ro2">
          <table:table-cell table:formula="of:=[$'naglosy-edycja'.B492]" office:value-type="string" office:string-value="zgrz" calcext:value-type="string">
            <text:p>zgrz</text:p>
          </table:table-cell>
          <table:table-cell table:formula="of:=[$'naglosy-edycja'.C492]" office:value-type="string" office:string-value="ZKRJ" calcext:value-type="string">
            <text:p>ZKRJ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D$2];[$przecinki.$C$2];[$przecinki.$C$2];[$przecinki.$C$2];[$przecinki.$C$2];[$przecinki.$C$2];[$przecinki.$C$2];[$przecinki.$C$2])" office:value-type="string" office:string-value="  &quot;zgrz.&quot;    [&quot;ZKRJ&quot;,   &quot;zgrz&quot;,       " calcext:value-type="string">
            <text:p><text:s text:c="2"/>"zgrz." <text:s text:c="3"/>["ZKRJ", <text:s text:c="2"/>"z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6" table:formula="of:=CONCATENATE([.L491];[.M491];[.N491])" office:value-type="string" office:string-value="  &quot;zgrz.&quot;    [&quot;ZKRJ&quot;,   &quot;zgrz&quot;,       &quot;&quot;, &quot;ONSET&quot;, &quot;lewe ZGRZ&quot;]," calcext:value-type="string">
            <text:p><text:s text:c="2"/>"zgrz." <text:s text:c="3"/>["ZKRJ", <text:s text:c="2"/>"zgrz", <text:s text:c="6"/>"", "ONSET", "lewe ZGRZ"],</text:p>
          </table:table-cell>
        </table:table-row>
        <table:table-row table:style-name="ro2">
          <table:table-cell table:formula="of:=[$'naglosy-edycja'.B493]" office:value-type="string" office:string-value="zgw" calcext:value-type="string">
            <text:p>zgw</text:p>
          </table:table-cell>
          <table:table-cell table:formula="of:=[$'naglosy-edycja'.C493]" office:value-type="string" office:string-value="ZKV" calcext:value-type="string">
            <text:p>ZKV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D$2];[$przecinki.$C$2];[$przecinki.$C$2];[$przecinki.$C$2];[$przecinki.$C$2];[$przecinki.$C$2];[$przecinki.$C$2];[$przecinki.$C$2])" office:value-type="string" office:string-value="  &quot;zgw.&quot;    [&quot;ZKV&quot;,   &quot;zgw&quot;,       " calcext:value-type="string">
            <text:p><text:s text:c="2"/>"zgw." <text:s text:c="3"/>["ZKV", <text:s text:c="2"/>"z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6" table:formula="of:=CONCATENATE([.L492];[.M492];[.N492])" office:value-type="string" office:string-value="  &quot;zgw.&quot;    [&quot;ZKV&quot;,   &quot;zgw&quot;,       &quot;&quot;, &quot;ONSET&quot;, &quot;lewe ZGW&quot;]," calcext:value-type="string">
            <text:p><text:s text:c="2"/>"zgw." <text:s text:c="3"/>["ZKV", <text:s text:c="2"/>"zgw", <text:s text:c="6"/>"", "ONSET", "lewe ZGW"],</text:p>
          </table:table-cell>
        </table:table-row>
        <table:table-row table:style-name="ro2">
          <table:table-cell table:formula="of:=[$'naglosy-edycja'.B494]" office:value-type="string" office:string-value="zh" calcext:value-type="string">
            <text:p>zh</text:p>
          </table:table-cell>
          <table:table-cell table:formula="of:=[$'naglosy-edycja'.C494]" office:value-type="string" office:string-value="ZKT" calcext:value-type="string">
            <text:p>ZKT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D$2];[$przecinki.$C$2];[$przecinki.$C$2];[$przecinki.$C$2];[$przecinki.$C$2];[$przecinki.$C$2];[$przecinki.$C$2];[$przecinki.$C$2])" office:value-type="string" office:string-value="  &quot;zh.&quot;    [&quot;ZKT&quot;,   &quot;zh&quot;,       " calcext:value-type="string">
            <text:p><text:s text:c="2"/>"zh." <text:s text:c="3"/>["ZKT", <text:s text:c="2"/>"z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6" table:formula="of:=CONCATENATE([.L493];[.M493];[.N493])" office:value-type="string" office:string-value="  &quot;zh.&quot;    [&quot;ZKT&quot;,   &quot;zh&quot;,       &quot;&quot;, &quot;ONSET&quot;, &quot;lewe ZH&quot;]," calcext:value-type="string">
            <text:p><text:s text:c="2"/>"zh." <text:s text:c="3"/>["ZKT", <text:s text:c="2"/>"zh", <text:s text:c="6"/>"", "ONSET", "lewe ZH"],</text:p>
          </table:table-cell>
        </table:table-row>
        <table:table-row table:style-name="ro2">
          <table:table-cell table:formula="of:=[$'naglosy-edycja'.B495]" office:value-type="string" office:string-value="zj" calcext:value-type="string">
            <text:p>zj</text:p>
          </table:table-cell>
          <table:table-cell table:formula="of:=[$'naglosy-edycja'.C495]" office:value-type="string" office:string-value="ZJ" calcext:value-type="string">
            <text:p>ZJ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D$2];[$przecinki.$C$2];[$przecinki.$C$2];[$przecinki.$C$2];[$przecinki.$C$2];[$przecinki.$C$2];[$przecinki.$C$2];[$przecinki.$C$2])" office:value-type="string" office:string-value="  &quot;zj.&quot;    [&quot;ZJ&quot;,   &quot;zj&quot;,       " calcext:value-type="string">
            <text:p><text:s text:c="2"/>"zj." <text:s text:c="3"/>["ZJ", <text:s text:c="2"/>"z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6" table:formula="of:=CONCATENATE([.L494];[.M494];[.N494])" office:value-type="string" office:string-value="  &quot;zj.&quot;    [&quot;ZJ&quot;,   &quot;zj&quot;,       &quot;&quot;, &quot;ONSET&quot;, &quot;lewe ZJ&quot;]," calcext:value-type="string">
            <text:p><text:s text:c="2"/>"zj." <text:s text:c="3"/>["ZJ", <text:s text:c="2"/>"zj", <text:s text:c="6"/>"", "ONSET", "lewe ZJ"],</text:p>
          </table:table-cell>
        </table:table-row>
        <table:table-row table:style-name="ro2">
          <table:table-cell table:formula="of:=[$'naglosy-edycja'.B496]" office:value-type="string" office:string-value="zl" calcext:value-type="string">
            <text:p>zl</text:p>
          </table:table-cell>
          <table:table-cell table:formula="of:=[$'naglosy-edycja'.C496]" office:value-type="string" office:string-value="ZL" calcext:value-type="string">
            <text:p>ZL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D$2];[$przecinki.$C$2];[$przecinki.$C$2];[$przecinki.$C$2];[$przecinki.$C$2];[$przecinki.$C$2];[$przecinki.$C$2];[$przecinki.$C$2])" office:value-type="string" office:string-value="  &quot;zl.&quot;    [&quot;ZL&quot;,   &quot;zl&quot;,       " calcext:value-type="string">
            <text:p><text:s text:c="2"/>"zl." <text:s text:c="3"/>["ZL", <text:s text:c="2"/>"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6" table:formula="of:=CONCATENATE([.L495];[.M495];[.N495])" office:value-type="string" office:string-value="  &quot;zl.&quot;    [&quot;ZL&quot;,   &quot;zl&quot;,       &quot;&quot;, &quot;ONSET&quot;, &quot;lewe ZL&quot;]," calcext:value-type="string">
            <text:p><text:s text:c="2"/>"zl." <text:s text:c="3"/>["ZL", <text:s text:c="2"/>"zl", <text:s text:c="6"/>"", "ONSET", "lewe ZL"],</text:p>
          </table:table-cell>
        </table:table-row>
        <table:table-row table:style-name="ro2">
          <table:table-cell table:formula="of:=[$'naglosy-edycja'.B497]" office:value-type="string" office:string-value="zł" calcext:value-type="string">
            <text:p>zł</text:p>
          </table:table-cell>
          <table:table-cell table:formula="of:=[$'naglosy-edycja'.C497]" office:value-type="string" office:string-value="ZLJ" calcext:value-type="string">
            <text:p>ZLJ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D$2];[$przecinki.$C$2];[$przecinki.$C$2];[$przecinki.$C$2];[$przecinki.$C$2];[$przecinki.$C$2];[$przecinki.$C$2];[$przecinki.$C$2])" office:value-type="string" office:string-value="  &quot;zł.&quot;    [&quot;ZLJ&quot;,   &quot;zł&quot;,       " calcext:value-type="string">
            <text:p><text:s text:c="2"/>"zł." <text:s text:c="3"/>["ZLJ", <text:s text:c="2"/>"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6" table:formula="of:=CONCATENATE([.L496];[.M496];[.N496])" office:value-type="string" office:string-value="  &quot;zł.&quot;    [&quot;ZLJ&quot;,   &quot;zł&quot;,       &quot;&quot;, &quot;ONSET&quot;, &quot;lewe ZŁ&quot;]," calcext:value-type="string">
            <text:p><text:s text:c="2"/>"zł." <text:s text:c="3"/>["ZLJ", <text:s text:c="2"/>"zł", <text:s text:c="6"/>"", "ONSET", "lewe ZŁ"],</text:p>
          </table:table-cell>
        </table:table-row>
        <table:table-row table:style-name="ro2">
          <table:table-cell table:formula="of:=[$'naglosy-edycja'.B498]" office:value-type="string" office:string-value="zm" calcext:value-type="string">
            <text:p>zm</text:p>
          </table:table-cell>
          <table:table-cell table:formula="of:=[$'naglosy-edycja'.C498]" office:value-type="string" office:string-value="ZTV" calcext:value-type="string">
            <text:p>ZTV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D$2];[$przecinki.$C$2];[$przecinki.$C$2];[$przecinki.$C$2];[$przecinki.$C$2];[$przecinki.$C$2];[$przecinki.$C$2];[$przecinki.$C$2])" office:value-type="string" office:string-value="  &quot;zm.&quot;    [&quot;ZTV&quot;,   &quot;zm&quot;,       " calcext:value-type="string">
            <text:p><text:s text:c="2"/>"zm." <text:s text:c="3"/>["ZTV", <text:s text:c="2"/>"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6" table:formula="of:=CONCATENATE([.L497];[.M497];[.N497])" office:value-type="string" office:string-value="  &quot;zm.&quot;    [&quot;ZTV&quot;,   &quot;zm&quot;,       &quot;&quot;, &quot;ONSET&quot;, &quot;lewe ZM&quot;]," calcext:value-type="string">
            <text:p><text:s text:c="2"/>"zm." <text:s text:c="3"/>["ZTV", <text:s text:c="2"/>"zm", <text:s text:c="6"/>"", "ONSET", "lewe ZM"],</text:p>
          </table:table-cell>
        </table:table-row>
        <table:table-row table:style-name="ro2">
          <table:table-cell table:formula="of:=[$'naglosy-edycja'.B499]" office:value-type="string" office:string-value="zmł" calcext:value-type="string">
            <text:p>zmł</text:p>
          </table:table-cell>
          <table:table-cell table:formula="of:=[$'naglosy-edycja'.C499]" office:value-type="string" office:string-value="ZTVLJ" calcext:value-type="string">
            <text:p>ZTVLJ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D$2];[$przecinki.$C$2];[$przecinki.$C$2];[$przecinki.$C$2];[$przecinki.$C$2];[$przecinki.$C$2];[$przecinki.$C$2];[$przecinki.$C$2])" office:value-type="string" office:string-value="  &quot;zmł.&quot;    [&quot;ZTVLJ&quot;,   &quot;zmł&quot;,       " calcext:value-type="string">
            <text:p><text:s text:c="2"/>"zmł." <text:s text:c="3"/>["ZTVLJ", <text:s text:c="2"/>"z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6" table:formula="of:=CONCATENATE([.L498];[.M498];[.N498])" office:value-type="string" office:string-value="  &quot;zmł.&quot;    [&quot;ZTVLJ&quot;,   &quot;zmł&quot;,       &quot;&quot;, &quot;ONSET&quot;, &quot;lewe ZMŁ&quot;]," calcext:value-type="string">
            <text:p><text:s text:c="2"/>"zmł." <text:s text:c="3"/>["ZTVLJ", <text:s text:c="2"/>"zmł", <text:s text:c="6"/>"", "ONSET", "lewe ZMŁ"],</text:p>
          </table:table-cell>
        </table:table-row>
        <table:table-row table:style-name="ro2">
          <table:table-cell table:formula="of:=[$'naglosy-edycja'.B500]" office:value-type="string" office:string-value="zmn" calcext:value-type="string">
            <text:p>zmn</text:p>
          </table:table-cell>
          <table:table-cell table:formula="of:=[$'naglosy-edycja'.C500]" office:value-type="string" office:string-value="ZTVLR" calcext:value-type="string">
            <text:p>ZTVL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D$2];[$przecinki.$C$2];[$przecinki.$C$2];[$przecinki.$C$2];[$przecinki.$C$2];[$przecinki.$C$2];[$przecinki.$C$2];[$przecinki.$C$2])" office:value-type="string" office:string-value="  &quot;zmn.&quot;    [&quot;ZTVLR&quot;,   &quot;zmn&quot;,       " calcext:value-type="string">
            <text:p><text:s text:c="2"/>"zmn." <text:s text:c="3"/>["ZTVLR", <text:s text:c="2"/>"z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6" table:formula="of:=CONCATENATE([.L499];[.M499];[.N499])" office:value-type="string" office:string-value="  &quot;zmn.&quot;    [&quot;ZTVLR&quot;,   &quot;zmn&quot;,       &quot;&quot;, &quot;ONSET&quot;, &quot;lewe ZMN&quot;]," calcext:value-type="string">
            <text:p><text:s text:c="2"/>"zmn." <text:s text:c="3"/>["ZTVLR", <text:s text:c="2"/>"zmn", <text:s text:c="6"/>"", "ONSET", "lewe ZMN"],</text:p>
          </table:table-cell>
        </table:table-row>
        <table:table-row table:style-name="ro2">
          <table:table-cell table:formula="of:=[$'naglosy-edycja'.B501]" office:value-type="string" office:string-value="zmr" calcext:value-type="string">
            <text:p>zmr</text:p>
          </table:table-cell>
          <table:table-cell table:formula="of:=[$'naglosy-edycja'.C501]" office:value-type="string" office:string-value="ZTVR" calcext:value-type="string">
            <text:p>ZTV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D$2];[$przecinki.$C$2];[$przecinki.$C$2];[$przecinki.$C$2];[$przecinki.$C$2];[$przecinki.$C$2];[$przecinki.$C$2];[$przecinki.$C$2])" office:value-type="string" office:string-value="  &quot;zmr.&quot;    [&quot;ZTVR&quot;,   &quot;zmr&quot;,       " calcext:value-type="string">
            <text:p><text:s text:c="2"/>"zmr." <text:s text:c="3"/>["ZTVR", <text:s text:c="2"/>"z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6" table:formula="of:=CONCATENATE([.L500];[.M500];[.N500])" office:value-type="string" office:string-value="  &quot;zmr.&quot;    [&quot;ZTVR&quot;,   &quot;zmr&quot;,       &quot;&quot;, &quot;ONSET&quot;, &quot;lewe ZMR&quot;]," calcext:value-type="string">
            <text:p><text:s text:c="2"/>"zmr." <text:s text:c="3"/>["ZTVR", <text:s text:c="2"/>"zmr", <text:s text:c="6"/>"", "ONSET", "lewe ZMR"],</text:p>
          </table:table-cell>
        </table:table-row>
        <table:table-row table:style-name="ro2">
          <table:table-cell table:formula="of:=[$'naglosy-edycja'.B502]" office:value-type="string" office:string-value="zn" calcext:value-type="string">
            <text:p>zn</text:p>
          </table:table-cell>
          <table:table-cell table:formula="of:=[$'naglosy-edycja'.C502]" office:value-type="string" office:string-value="ZLR" calcext:value-type="string">
            <text:p>ZLR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D$2];[$przecinki.$C$2];[$przecinki.$C$2];[$przecinki.$C$2];[$przecinki.$C$2];[$przecinki.$C$2];[$przecinki.$C$2];[$przecinki.$C$2])" office:value-type="string" office:string-value="  &quot;zn.&quot;    [&quot;ZLR&quot;,   &quot;zn&quot;,       " calcext:value-type="string">
            <text:p><text:s text:c="2"/>"zn." <text:s text:c="3"/>["ZLR", <text:s text:c="2"/>"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6" table:formula="of:=CONCATENATE([.L501];[.M501];[.N501])" office:value-type="string" office:string-value="  &quot;zn.&quot;    [&quot;ZLR&quot;,   &quot;zn&quot;,       &quot;&quot;, &quot;ONSET&quot;, &quot;lewe ZN&quot;]," calcext:value-type="string">
            <text:p><text:s text:c="2"/>"zn." <text:s text:c="3"/>["ZLR", <text:s text:c="2"/>"zn", <text:s text:c="6"/>"", "ONSET", "lewe ZN"],</text:p>
          </table:table-cell>
        </table:table-row>
        <table:table-row table:style-name="ro2">
          <table:table-cell table:formula="of:=[$'naglosy-edycja'.B503]" office:value-type="string" office:string-value="zni" calcext:value-type="string">
            <text:p>zni</text:p>
          </table:table-cell>
          <table:table-cell table:formula="of:=[$'naglosy-edycja'.C503]" office:value-type="string" office:string-value="ZLRJ" calcext:value-type="string">
            <text:p>ZLRJ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D$2];[$przecinki.$C$2];[$przecinki.$C$2];[$przecinki.$C$2];[$przecinki.$C$2];[$przecinki.$C$2];[$przecinki.$C$2];[$przecinki.$C$2])" office:value-type="string" office:string-value="  &quot;zni.&quot;    [&quot;ZLRJ&quot;,   &quot;zni&quot;,       " calcext:value-type="string">
            <text:p><text:s text:c="2"/>"zni." <text:s text:c="3"/>["ZLRJ", <text:s text:c="2"/>"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6" table:formula="of:=CONCATENATE([.L502];[.M502];[.N502])" office:value-type="string" office:string-value="  &quot;zni.&quot;    [&quot;ZLRJ&quot;,   &quot;zni&quot;,       &quot;&quot;, &quot;ONSET&quot;, &quot;lewe ZNI&quot;]," calcext:value-type="string">
            <text:p><text:s text:c="2"/>"zni." <text:s text:c="3"/>["ZLRJ", <text:s text:c="2"/>"zni", <text:s text:c="6"/>"", "ONSET", "lewe ZNI"],</text:p>
          </table:table-cell>
        </table:table-row>
        <table:table-row table:style-name="ro2">
          <table:table-cell table:formula="of:=[$'naglosy-edycja'.B504]" office:value-type="string" office:string-value="zr" calcext:value-type="string">
            <text:p>zr</text:p>
          </table:table-cell>
          <table:table-cell table:formula="of:=[$'naglosy-edycja'.C504]" office:value-type="string" office:string-value="ZR" calcext:value-type="string">
            <text:p>ZR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D$2];[$przecinki.$C$2];[$przecinki.$C$2];[$przecinki.$C$2];[$przecinki.$C$2];[$przecinki.$C$2];[$przecinki.$C$2];[$przecinki.$C$2])" office:value-type="string" office:string-value="  &quot;zr.&quot;    [&quot;ZR&quot;,   &quot;zr&quot;,       " calcext:value-type="string">
            <text:p><text:s text:c="2"/>"zr." <text:s text:c="3"/>["ZR", <text:s text:c="2"/>"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6" table:formula="of:=CONCATENATE([.L503];[.M503];[.N503])" office:value-type="string" office:string-value="  &quot;zr.&quot;    [&quot;ZR&quot;,   &quot;zr&quot;,       &quot;&quot;, &quot;ONSET&quot;, &quot;lewe ZR&quot;]," calcext:value-type="string">
            <text:p><text:s text:c="2"/>"zr." <text:s text:c="3"/>["ZR", <text:s text:c="2"/>"zr", <text:s text:c="6"/>"", "ONSET", "lewe ZR"],</text:p>
          </table:table-cell>
        </table:table-row>
        <table:table-row table:style-name="ro2">
          <table:table-cell table:formula="of:=[$'naglosy-edycja'.B505]" office:value-type="string" office:string-value="zrz" calcext:value-type="string">
            <text:p>zrz</text:p>
          </table:table-cell>
          <table:table-cell table:formula="of:=[$'naglosy-edycja'.C505]" office:value-type="string" office:string-value="ZRJ" calcext:value-type="string">
            <text:p>ZRJ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D$2];[$przecinki.$C$2];[$przecinki.$C$2];[$przecinki.$C$2];[$przecinki.$C$2];[$przecinki.$C$2];[$przecinki.$C$2];[$przecinki.$C$2])" office:value-type="string" office:string-value="  &quot;zrz.&quot;    [&quot;ZRJ&quot;,   &quot;zrz&quot;,       " calcext:value-type="string">
            <text:p><text:s text:c="2"/>"zrz." <text:s text:c="3"/>["ZRJ", <text:s text:c="2"/>"z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6" table:formula="of:=CONCATENATE([.L504];[.M504];[.N504])" office:value-type="string" office:string-value="  &quot;zrz.&quot;    [&quot;ZRJ&quot;,   &quot;zrz&quot;,       &quot;&quot;, &quot;ONSET&quot;, &quot;lewe ZRZ&quot;]," calcext:value-type="string">
            <text:p><text:s text:c="2"/>"zrz." <text:s text:c="3"/>["ZRJ", <text:s text:c="2"/>"zrz", <text:s text:c="6"/>"", "ONSET", "lewe ZRZ"],</text:p>
          </table:table-cell>
        </table:table-row>
        <table:table-row table:style-name="ro2">
          <table:table-cell table:formula="of:=[$'naglosy-edycja'.B506]" office:value-type="string" office:string-value="zs" calcext:value-type="string">
            <text:p>zs</text:p>
          </table:table-cell>
          <table:table-cell table:formula="of:=[$'naglosy-edycja'.C506]" office:value-type="string" office:string-value="ZS" calcext:value-type="string">
            <text:p>ZS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D$2];[$przecinki.$C$2];[$przecinki.$C$2];[$przecinki.$C$2];[$przecinki.$C$2];[$przecinki.$C$2];[$przecinki.$C$2];[$przecinki.$C$2])" office:value-type="string" office:string-value="  &quot;zs.&quot;    [&quot;ZS&quot;,   &quot;zs&quot;,       " calcext:value-type="string">
            <text:p><text:s text:c="2"/>"zs." <text:s text:c="3"/>["ZS", <text:s text:c="2"/>"z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6" table:formula="of:=CONCATENATE([.L505];[.M505];[.N505])" office:value-type="string" office:string-value="  &quot;zs.&quot;    [&quot;ZS&quot;,   &quot;zs&quot;,       &quot;&quot;, &quot;ONSET&quot;, &quot;lewe ZS&quot;]," calcext:value-type="string">
            <text:p><text:s text:c="2"/>"zs." <text:s text:c="3"/>["ZS", <text:s text:c="2"/>"zs", <text:s text:c="6"/>"", "ONSET", "lewe ZS"],</text:p>
          </table:table-cell>
        </table:table-row>
        <table:table-row table:style-name="ro2">
          <table:table-cell table:formula="of:=[$'naglosy-edycja'.B507]" office:value-type="string" office:string-value="zst" calcext:value-type="string">
            <text:p>zst</text:p>
          </table:table-cell>
          <table:table-cell table:formula="of:=[$'naglosy-edycja'.C507]" office:value-type="string" office:string-value="ZST" calcext:value-type="string">
            <text:p>ZST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D$2];[$przecinki.$C$2];[$przecinki.$C$2];[$przecinki.$C$2];[$przecinki.$C$2];[$przecinki.$C$2];[$przecinki.$C$2];[$przecinki.$C$2])" office:value-type="string" office:string-value="  &quot;zst.&quot;    [&quot;ZST&quot;,   &quot;zst&quot;,       " calcext:value-type="string">
            <text:p><text:s text:c="2"/>"zst." <text:s text:c="3"/>["ZST", <text:s text:c="2"/>"z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6" table:formula="of:=CONCATENATE([.L506];[.M506];[.N506])" office:value-type="string" office:string-value="  &quot;zst.&quot;    [&quot;ZST&quot;,   &quot;zst&quot;,       &quot;&quot;, &quot;ONSET&quot;, &quot;lewe ZST&quot;]," calcext:value-type="string">
            <text:p><text:s text:c="2"/>"zst." <text:s text:c="3"/>["ZST", <text:s text:c="2"/>"zst", <text:s text:c="6"/>"", "ONSET", "lewe ZST"],</text:p>
          </table:table-cell>
        </table:table-row>
        <table:table-row table:style-name="ro2">
          <table:table-cell table:formula="of:=[$'naglosy-edycja'.B508]" office:value-type="string" office:string-value="zsz" calcext:value-type="string">
            <text:p>zsz</text:p>
          </table:table-cell>
          <table:table-cell table:formula="of:=[$'naglosy-edycja'.C508]" office:value-type="string" office:string-value="ZTP" calcext:value-type="string">
            <text:p>ZTP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D$2];[$przecinki.$C$2];[$przecinki.$C$2];[$przecinki.$C$2];[$przecinki.$C$2];[$przecinki.$C$2];[$przecinki.$C$2];[$przecinki.$C$2])" office:value-type="string" office:string-value="  &quot;zsz.&quot;    [&quot;ZTP&quot;,   &quot;zsz&quot;,       " calcext:value-type="string">
            <text:p><text:s text:c="2"/>"zsz." <text:s text:c="3"/>["ZTP", <text:s text:c="2"/>"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6" table:formula="of:=CONCATENATE([.L507];[.M507];[.N507])" office:value-type="string" office:string-value="  &quot;zsz.&quot;    [&quot;ZTP&quot;,   &quot;zsz&quot;,       &quot;&quot;, &quot;ONSET&quot;, &quot;lewe ZSZ&quot;]," calcext:value-type="string">
            <text:p><text:s text:c="2"/>"zsz." <text:s text:c="3"/>["ZTP", <text:s text:c="2"/>"zsz", <text:s text:c="6"/>"", "ONSET", "lewe ZSZ"],</text:p>
          </table:table-cell>
        </table:table-row>
        <table:table-row table:style-name="ro2">
          <table:table-cell table:formula="of:=[$'naglosy-edycja'.B509]" office:value-type="string" office:string-value="zw" calcext:value-type="string">
            <text:p>zw</text:p>
          </table:table-cell>
          <table:table-cell table:formula="of:=[$'naglosy-edycja'.C509]" office:value-type="string" office:string-value="ZV" calcext:value-type="string">
            <text:p>ZV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D$2];[$przecinki.$C$2];[$przecinki.$C$2];[$przecinki.$C$2];[$przecinki.$C$2];[$przecinki.$C$2];[$przecinki.$C$2];[$przecinki.$C$2])" office:value-type="string" office:string-value="  &quot;zw.&quot;    [&quot;ZV&quot;,   &quot;zw&quot;,       " calcext:value-type="string">
            <text:p><text:s text:c="2"/>"zw." <text:s text:c="3"/>["ZV", <text:s text:c="2"/>"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6" table:formula="of:=CONCATENATE([.L508];[.M508];[.N508])" office:value-type="string" office:string-value="  &quot;zw.&quot;    [&quot;ZV&quot;,   &quot;zw&quot;,       &quot;&quot;, &quot;ONSET&quot;, &quot;lewe ZW&quot;]," calcext:value-type="string">
            <text:p><text:s text:c="2"/>"zw." <text:s text:c="3"/>["ZV", <text:s text:c="2"/>"zw", <text:s text:c="6"/>"", "ONSET", "lewe ZW"],</text:p>
          </table:table-cell>
        </table:table-row>
        <table:table-row table:style-name="ro2">
          <table:table-cell table:formula="of:=[$'naglosy-edycja'.B510]" office:value-type="string" office:string-value="zwi" calcext:value-type="string">
            <text:p>zwi</text:p>
          </table:table-cell>
          <table:table-cell table:formula="of:=[$'naglosy-edycja'.C510]" office:value-type="string" office:string-value="ZVJ" calcext:value-type="string">
            <text:p>ZVJ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D$2];[$przecinki.$C$2];[$przecinki.$C$2];[$przecinki.$C$2];[$przecinki.$C$2];[$przecinki.$C$2];[$przecinki.$C$2];[$przecinki.$C$2])" office:value-type="string" office:string-value="  &quot;zwi.&quot;    [&quot;ZVJ&quot;,   &quot;zwi&quot;,       " calcext:value-type="string">
            <text:p><text:s text:c="2"/>"zwi." <text:s text:c="3"/>["ZVJ", <text:s text:c="2"/>"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6" table:formula="of:=CONCATENATE([.L509];[.M509];[.N509])" office:value-type="string" office:string-value="  &quot;zwi.&quot;    [&quot;ZVJ&quot;,   &quot;zwi&quot;,       &quot;&quot;, &quot;ONSET&quot;, &quot;lewe ZWI&quot;]," calcext:value-type="string">
            <text:p><text:s text:c="2"/>"zwi." <text:s text:c="3"/>["ZVJ", <text:s text:c="2"/>"zwi", <text:s text:c="6"/>"", "ONSET", "lewe ZWI"],</text:p>
          </table:table-cell>
        </table:table-row>
        <table:table-row table:style-name="ro2">
          <table:table-cell table:formula="of:=[$'naglosy-edycja'.B511]" office:value-type="string" office:string-value="zwl" calcext:value-type="string">
            <text:p>zwl</text:p>
          </table:table-cell>
          <table:table-cell table:formula="of:=[$'naglosy-edycja'.C511]" office:value-type="string" office:string-value="ZVL" calcext:value-type="string">
            <text:p>ZVL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D$2];[$przecinki.$C$2];[$przecinki.$C$2];[$przecinki.$C$2];[$przecinki.$C$2];[$przecinki.$C$2];[$przecinki.$C$2];[$przecinki.$C$2])" office:value-type="string" office:string-value="  &quot;zwl.&quot;    [&quot;ZVL&quot;,   &quot;zwl&quot;,       " calcext:value-type="string">
            <text:p><text:s text:c="2"/>"zwl." <text:s text:c="3"/>["ZVL", <text:s text:c="2"/>"z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6" table:formula="of:=CONCATENATE([.L510];[.M510];[.N510])" office:value-type="string" office:string-value="  &quot;zwl.&quot;    [&quot;ZVL&quot;,   &quot;zwl&quot;,       &quot;&quot;, &quot;ONSET&quot;, &quot;lewe ZWL&quot;]," calcext:value-type="string">
            <text:p><text:s text:c="2"/>"zwl." <text:s text:c="3"/>["ZVL", <text:s text:c="2"/>"zwl", <text:s text:c="6"/>"", "ONSET", "lewe ZWL"],</text:p>
          </table:table-cell>
        </table:table-row>
        <table:table-row table:style-name="ro2">
          <table:table-cell table:formula="of:=[$'naglosy-edycja'.B512]" office:value-type="string" office:string-value="zwł" calcext:value-type="string">
            <text:p>zwł</text:p>
          </table:table-cell>
          <table:table-cell table:formula="of:=[$'naglosy-edycja'.C512]" office:value-type="string" office:string-value="ZWLJ" calcext:value-type="string">
            <text:p>ZWLJ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D$2];[$przecinki.$C$2];[$przecinki.$C$2];[$przecinki.$C$2];[$przecinki.$C$2];[$przecinki.$C$2];[$przecinki.$C$2];[$przecinki.$C$2])" office:value-type="string" office:string-value="  &quot;zwł.&quot;    [&quot;ZWLJ&quot;,   &quot;zwł&quot;,       " calcext:value-type="string">
            <text:p><text:s text:c="2"/>"zwł." <text:s text:c="3"/>["ZWLJ", <text:s text:c="2"/>"z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6" table:formula="of:=CONCATENATE([.L511];[.M511];[.N511])" office:value-type="string" office:string-value="  &quot;zwł.&quot;    [&quot;ZWLJ&quot;,   &quot;zwł&quot;,       &quot;&quot;, &quot;ONSET&quot;, &quot;lewe ZWŁ&quot;]," calcext:value-type="string">
            <text:p><text:s text:c="2"/>"zwł." <text:s text:c="3"/>["ZWLJ", <text:s text:c="2"/>"zwł", <text:s text:c="6"/>"", "ONSET", "lewe ZWŁ"],</text:p>
          </table:table-cell>
        </table:table-row>
        <table:table-row table:style-name="ro2">
          <table:table-cell table:formula="of:=[$'naglosy-edycja'.B513]" office:value-type="string" office:string-value="zwr" calcext:value-type="string">
            <text:p>zwr</text:p>
          </table:table-cell>
          <table:table-cell table:formula="of:=[$'naglosy-edycja'.C513]" office:value-type="string" office:string-value="ZVR" calcext:value-type="string">
            <text:p>ZVR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D$2];[$przecinki.$C$2];[$przecinki.$C$2];[$przecinki.$C$2];[$przecinki.$C$2];[$przecinki.$C$2];[$przecinki.$C$2];[$przecinki.$C$2])" office:value-type="string" office:string-value="  &quot;zwr.&quot;    [&quot;ZVR&quot;,   &quot;zwr&quot;,       " calcext:value-type="string">
            <text:p><text:s text:c="2"/>"zwr." <text:s text:c="3"/>["ZVR", <text:s text:c="2"/>"z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6" table:formula="of:=CONCATENATE([.L512];[.M512];[.N512])" office:value-type="string" office:string-value="  &quot;zwr.&quot;    [&quot;ZVR&quot;,   &quot;zwr&quot;,       &quot;&quot;, &quot;ONSET&quot;, &quot;lewe ZWR&quot;]," calcext:value-type="string">
            <text:p><text:s text:c="2"/>"zwr." <text:s text:c="3"/>["ZVR", <text:s text:c="2"/>"zwr", <text:s text:c="6"/>"", "ONSET", "lewe ZWR"],</text:p>
          </table:table-cell>
        </table:table-row>
        <table:table-row table:style-name="ro2">
          <table:table-cell table:formula="of:=[$'naglosy-edycja'.B514]" office:value-type="string" office:string-value="zz" calcext:value-type="string">
            <text:p>zz</text:p>
          </table:table-cell>
          <table:table-cell table:formula="of:=[$'naglosy-edycja'.C514]" office:value-type="string" office:string-value="ZS" calcext:value-type="string">
            <text:p>ZS</text:p>
          </table:table-cell>
          <table:table-cell table:formula="of:=[$'naglosy-edycja'.D514]" office:value-type="float" office:value="0" calcext:value-type="float">
            <text:p>0</text:p>
          </table:table-cell>
          <table:table-cell table:formula="of:=[$'naglosy-edycja'.E514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D$2];[$przecinki.$C$2];[$przecinki.$C$2];[$przecinki.$C$2];[$przecinki.$C$2];[$przecinki.$C$2];[$przecinki.$C$2];[$przecinki.$C$2])" office:value-type="string" office:string-value="  &quot;zz.&quot;    [&quot;ZS&quot;,   &quot;zz&quot;,       " calcext:value-type="string">
            <text:p><text:s text:c="2"/>"zz." <text:s text:c="3"/>["ZS", <text:s text:c="2"/>"z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6" table:formula="of:=CONCATENATE([.L513];[.M513];[.N513])" office:value-type="string" office:string-value="  &quot;zz.&quot;    [&quot;ZS&quot;,   &quot;zz&quot;,       &quot;&quot;, &quot;ONSET&quot;, &quot;lewe ZZ&quot;]," calcext:value-type="string">
            <text:p><text:s text:c="2"/>"zz." <text:s text:c="3"/>["ZS", <text:s text:c="2"/>"zz", <text:s text:c="6"/>"", "ONSET", "lewe ZZ"],</text:p>
          </table:table-cell>
        </table:table-row>
        <table:table-row table:style-name="ro2">
          <table:table-cell table:formula="of:=[$'naglosy-edycja'.B515]" office:value-type="string" office:string-value="zż" calcext:value-type="string">
            <text:p>zż</text:p>
          </table:table-cell>
          <table:table-cell table:formula="of:=[$'naglosy-edycja'.C515]" office:value-type="string" office:string-value="ZTP" calcext:value-type="string">
            <text:p>ZTP</text:p>
          </table:table-cell>
          <table:table-cell table:formula="of:=[$'naglosy-edycja'.D515]" office:value-type="string" office:string-value="XZTP" calcext:value-type="string">
            <text:p>XZTP</text:p>
          </table:table-cell>
          <table:table-cell table:formula="of:=[$'naglosy-edycja'.E515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D$2];[$przecinki.$C$2];[$przecinki.$C$2];[$przecinki.$C$2];[$przecinki.$C$2];[$przecinki.$C$2];[$przecinki.$C$2];[$przecinki.$C$2])" office:value-type="string" office:string-value="  &quot;zż.&quot;    [&quot;ZTP&quot;,   &quot;zż&quot;,       " calcext:value-type="string">
            <text:p><text:s text:c="2"/>"zż." <text:s text:c="3"/>["ZTP", <text:s text:c="2"/>"z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6" table:formula="of:=CONCATENATE([.L514];[.M514];[.N514])" office:value-type="string" office:string-value="  &quot;zż.&quot;    [&quot;ZTP&quot;,   &quot;zż&quot;,       &quot;&quot;, &quot;ONSET&quot;, &quot;lewe ZŻ&quot;]," calcext:value-type="string">
            <text:p><text:s text:c="2"/>"zż." <text:s text:c="3"/>["ZTP", <text:s text:c="2"/>"zż", <text:s text:c="6"/>"", "ONSET", "lewe ZŻ"],</text:p>
          </table:table-cell>
        </table:table-row>
        <table:table-row table:style-name="ro2">
          <table:table-cell table:formula="of:=[$'naglosy-edycja'.B516]" office:value-type="string" office:string-value="ździ" calcext:value-type="string">
            <text:p>ździ</text:p>
          </table:table-cell>
          <table:table-cell table:formula="of:=[$'naglosy-edycja'.C516]" office:value-type="string" office:string-value="ZST" calcext:value-type="string">
            <text:p>ZST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D$2];[$przecinki.$C$2];[$przecinki.$C$2];[$przecinki.$C$2];[$przecinki.$C$2];[$przecinki.$C$2];[$przecinki.$C$2];[$przecinki.$C$2])" office:value-type="string" office:string-value="  &quot;ździ.&quot;    [&quot;ZST&quot;,   &quot;ździ&quot;,       " calcext:value-type="string">
            <text:p><text:s text:c="2"/>"ździ." <text:s text:c="3"/>["ZST", <text:s text:c="2"/>"ź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6" table:formula="of:=CONCATENATE([.L515];[.M515];[.N515])" office:value-type="string" office:string-value="  &quot;ździ.&quot;    [&quot;ZST&quot;,   &quot;ździ&quot;,       &quot;&quot;, &quot;ONSET&quot;, &quot;lewe ŹDZI&quot;]," calcext:value-type="string">
            <text:p><text:s text:c="2"/>"ździ." <text:s text:c="3"/>["ZST", <text:s text:c="2"/>"ździ", <text:s text:c="6"/>"", "ONSET", "lewe ŹDZI"],</text:p>
          </table:table-cell>
        </table:table-row>
        <table:table-row table:style-name="ro2">
          <table:table-cell table:formula="of:=[$'naglosy-edycja'.B517]" office:value-type="string" office:string-value="źdźb" calcext:value-type="string">
            <text:p>źdźb</text:p>
          </table:table-cell>
          <table:table-cell table:formula="of:=[$'naglosy-edycja'.C517]" office:value-type="string" office:string-value="ZSTP" calcext:value-type="string">
            <text:p>ZSTP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D$2];[$przecinki.$C$2];[$przecinki.$C$2];[$przecinki.$C$2];[$przecinki.$C$2];[$przecinki.$C$2];[$przecinki.$C$2];[$przecinki.$C$2])" office:value-type="string" office:string-value="  &quot;źdźb.&quot;    [&quot;ZSTP&quot;,   &quot;źdźb&quot;,       " calcext:value-type="string">
            <text:p><text:s text:c="2"/>"źdźb." <text:s text:c="3"/>["ZSTP", <text:s text:c="2"/>"źdź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6" table:formula="of:=CONCATENATE([.L516];[.M516];[.N516])" office:value-type="string" office:string-value="  &quot;źdźb.&quot;    [&quot;ZSTP&quot;,   &quot;źdźb&quot;,       &quot;&quot;, &quot;ONSET&quot;, &quot;lewe ŹDŹB&quot;]," calcext:value-type="string">
            <text:p><text:s text:c="2"/>"źdźb." <text:s text:c="3"/>["ZSTP", <text:s text:c="2"/>"źdźb", <text:s text:c="6"/>"", "ONSET", "lewe ŹDŹB"],</text:p>
          </table:table-cell>
        </table:table-row>
        <table:table-row table:style-name="ro2">
          <table:table-cell table:formula="of:=[$'naglosy-edycja'.B518]" office:value-type="string" office:string-value="źdźbl" calcext:value-type="string">
            <text:p>źdźbl</text:p>
          </table:table-cell>
          <table:table-cell table:formula="of:=[$'naglosy-edycja'.C518]" office:value-type="string" office:string-value="ZSTPL" calcext:value-type="string">
            <text:p>ZSTPL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D$2];[$przecinki.$C$2];[$przecinki.$C$2];[$przecinki.$C$2];[$przecinki.$C$2];[$przecinki.$C$2];[$przecinki.$C$2];[$przecinki.$C$2])" office:value-type="string" office:string-value="  &quot;źdźbl.&quot;    [&quot;ZSTPL&quot;,   &quot;źdźbl&quot;,       " calcext:value-type="string">
            <text:p><text:s text:c="2"/>"źdźbl." <text:s text:c="3"/>["ZSTPL", <text:s text:c="2"/>"źdź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6" table:formula="of:=CONCATENATE([.L517];[.M517];[.N517])" office:value-type="string" office:string-value="  &quot;źdźbl.&quot;    [&quot;ZSTPL&quot;,   &quot;źdźbl&quot;,       &quot;&quot;, &quot;ONSET&quot;, &quot;lewe ŹDŹBL&quot;]," calcext:value-type="string">
            <text:p><text:s text:c="2"/>"źdźbl." <text:s text:c="3"/>["ZSTPL", <text:s text:c="2"/>"źdźbl", <text:s text:c="6"/>"", "ONSET", "lewe ŹDŹBL"],</text:p>
          </table:table-cell>
        </table:table-row>
        <table:table-row table:style-name="ro2">
          <table:table-cell table:formula="of:=[$'naglosy-edycja'.B519]" office:value-type="string" office:string-value="źdźbł" calcext:value-type="string">
            <text:p>źdźbł</text:p>
          </table:table-cell>
          <table:table-cell table:formula="of:=[$'naglosy-edycja'.C519]" office:value-type="string" office:string-value="ZSTPLJ" calcext:value-type="string">
            <text:p>ZSTPLJ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D$2];[$przecinki.$C$2];[$przecinki.$C$2];[$przecinki.$C$2];[$przecinki.$C$2];[$przecinki.$C$2];[$przecinki.$C$2];[$przecinki.$C$2])" office:value-type="string" office:string-value="  &quot;źdźbł.&quot;    [&quot;ZSTPLJ&quot;,   &quot;źdźbł&quot;,       " calcext:value-type="string">
            <text:p><text:s text:c="2"/>"źdźbł." <text:s text:c="3"/>["ZSTPLJ", <text:s text:c="2"/>"źdź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6" table:formula="of:=CONCATENATE([.L518];[.M518];[.N518])" office:value-type="string" office:string-value="  &quot;źdźbł.&quot;    [&quot;ZSTPLJ&quot;,   &quot;źdźbł&quot;,       &quot;&quot;, &quot;ONSET&quot;, &quot;lewe ŹDŹBŁ&quot;]," calcext:value-type="string">
            <text:p><text:s text:c="2"/>"źdźbł." <text:s text:c="3"/>["ZSTPLJ", <text:s text:c="2"/>"źdźbł", <text:s text:c="6"/>"", "ONSET", "lewe ŹDŹBŁ"],</text:p>
          </table:table-cell>
        </table:table-row>
        <table:table-row table:style-name="ro2">
          <table:table-cell table:formula="of:=[$'naglosy-edycja'.B520]" office:value-type="string" office:string-value="źg" calcext:value-type="string">
            <text:p>źg</text:p>
          </table:table-cell>
          <table:table-cell table:formula="of:=[$'naglosy-edycja'.C520]" office:value-type="string" office:string-value="XZK" calcext:value-type="string">
            <text:p>XZK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D$2];[$przecinki.$C$2];[$przecinki.$C$2];[$przecinki.$C$2];[$przecinki.$C$2];[$przecinki.$C$2];[$przecinki.$C$2];[$przecinki.$C$2])" office:value-type="string" office:string-value="  &quot;źg.&quot;    [&quot;XZK&quot;,   &quot;źg&quot;,       " calcext:value-type="string">
            <text:p><text:s text:c="2"/>"źg." <text:s text:c="3"/>["XZK", <text:s text:c="2"/>"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6" table:formula="of:=CONCATENATE([.L519];[.M519];[.N519])" office:value-type="string" office:string-value="  &quot;źg.&quot;    [&quot;XZK&quot;,   &quot;źg&quot;,       &quot;&quot;, &quot;ONSET&quot;, &quot;lewe ŹG&quot;]," calcext:value-type="string">
            <text:p><text:s text:c="2"/>"źg." <text:s text:c="3"/>["XZK", <text:s text:c="2"/>"źg", <text:s text:c="6"/>"", "ONSET", "lewe ŹG"],</text:p>
          </table:table-cell>
        </table:table-row>
        <table:table-row table:style-name="ro2">
          <table:table-cell table:formula="of:=[$'naglosy-edycja'.B521]" office:value-type="string" office:string-value="źgn" calcext:value-type="string">
            <text:p>źgn</text:p>
          </table:table-cell>
          <table:table-cell table:formula="of:=[$'naglosy-edycja'.C521]" office:value-type="string" office:string-value="XZKLR" calcext:value-type="string">
            <text:p>XZKLR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D$2];[$przecinki.$C$2];[$przecinki.$C$2];[$przecinki.$C$2];[$przecinki.$C$2];[$przecinki.$C$2];[$przecinki.$C$2];[$przecinki.$C$2])" office:value-type="string" office:string-value="  &quot;źgn.&quot;    [&quot;XZKLR&quot;,   &quot;źgn&quot;,       " calcext:value-type="string">
            <text:p><text:s text:c="2"/>"źgn." <text:s text:c="3"/>["XZKLR", <text:s text:c="2"/>"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6" table:formula="of:=CONCATENATE([.L520];[.M520];[.N520])" office:value-type="string" office:string-value="  &quot;źgn.&quot;    [&quot;XZKLR&quot;,   &quot;źgn&quot;,       &quot;&quot;, &quot;ONSET&quot;, &quot;lewe ŹGN&quot;]," calcext:value-type="string">
            <text:p><text:s text:c="2"/>"źgn." <text:s text:c="3"/>["XZKLR", <text:s text:c="2"/>"źgn", <text:s text:c="6"/>"", "ONSET", "lewe ŹGN"],</text:p>
          </table:table-cell>
        </table:table-row>
        <table:table-row table:style-name="ro2">
          <table:table-cell table:formula="of:=[$'naglosy-edycja'.B522]" office:value-type="string" office:string-value="źl" calcext:value-type="string">
            <text:p>źl</text:p>
          </table:table-cell>
          <table:table-cell table:formula="of:=[$'naglosy-edycja'.C522]" office:value-type="string" office:string-value="ZL" calcext:value-type="string">
            <text:p>ZL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D$2];[$przecinki.$C$2];[$przecinki.$C$2];[$przecinki.$C$2];[$przecinki.$C$2];[$przecinki.$C$2];[$przecinki.$C$2];[$przecinki.$C$2])" office:value-type="string" office:string-value="  &quot;źl.&quot;    [&quot;ZL&quot;,   &quot;źl&quot;,       " calcext:value-type="string">
            <text:p><text:s text:c="2"/>"źl." <text:s text:c="3"/>["ZL", <text:s text:c="2"/>"ź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6" table:formula="of:=CONCATENATE([.L521];[.M521];[.N521])" office:value-type="string" office:string-value="  &quot;źl.&quot;    [&quot;ZL&quot;,   &quot;źl&quot;,       &quot;&quot;, &quot;ONSET&quot;, &quot;lewe ŹL&quot;]," calcext:value-type="string">
            <text:p><text:s text:c="2"/>"źl." <text:s text:c="3"/>["ZL", <text:s text:c="2"/>"źl", <text:s text:c="6"/>"", "ONSET", "lewe ŹL"],</text:p>
          </table:table-cell>
        </table:table-row>
        <table:table-row table:style-name="ro2">
          <table:table-cell table:formula="of:=[$'naglosy-edycja'.B523]" office:value-type="string" office:string-value="źr" calcext:value-type="string">
            <text:p>źr</text:p>
          </table:table-cell>
          <table:table-cell table:formula="of:=[$'naglosy-edycja'.C523]" office:value-type="string" office:string-value="ZR" calcext:value-type="string">
            <text:p>ZR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D$2];[$przecinki.$C$2];[$przecinki.$C$2];[$przecinki.$C$2];[$przecinki.$C$2];[$przecinki.$C$2];[$przecinki.$C$2];[$przecinki.$C$2])" office:value-type="string" office:string-value="  &quot;źr.&quot;    [&quot;ZR&quot;,   &quot;źr&quot;,       " calcext:value-type="string">
            <text:p><text:s text:c="2"/>"źr." <text:s text:c="3"/>["ZR", <text:s text:c="2"/>"ź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6" table:formula="of:=CONCATENATE([.L522];[.M522];[.N522])" office:value-type="string" office:string-value="  &quot;źr.&quot;    [&quot;ZR&quot;,   &quot;źr&quot;,       &quot;&quot;, &quot;ONSET&quot;, &quot;lewe ŹR&quot;]," calcext:value-type="string">
            <text:p><text:s text:c="2"/>"źr." <text:s text:c="3"/>["ZR", <text:s text:c="2"/>"źr", <text:s text:c="6"/>"", "ONSET", "lewe ŹR"],</text:p>
          </table:table-cell>
        </table:table-row>
        <table:table-row table:style-name="ro2">
          <table:table-cell table:formula="of:=[$'naglosy-edycja'.B524]" office:value-type="string" office:string-value="źrz" calcext:value-type="string">
            <text:p>źrz</text:p>
          </table:table-cell>
          <table:table-cell table:formula="of:=[$'naglosy-edycja'.C524]" office:value-type="string" office:string-value="ZRJ" calcext:value-type="string">
            <text:p>ZRJ</text:p>
          </table:table-cell>
          <table:table-cell table:formula="of:=[$'naglosy-edycja'.D524]" office:value-type="float" office:value="0" calcext:value-type="float">
            <text:p>0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D$2];[$przecinki.$C$2];[$przecinki.$C$2];[$przecinki.$C$2];[$przecinki.$C$2];[$przecinki.$C$2];[$przecinki.$C$2];[$przecinki.$C$2])" office:value-type="string" office:string-value="  &quot;źrz.&quot;    [&quot;ZRJ&quot;,   &quot;źrz&quot;,       " calcext:value-type="string">
            <text:p><text:s text:c="2"/>"źrz." <text:s text:c="3"/>["ZRJ", <text:s text:c="2"/>"ź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6" table:formula="of:=CONCATENATE([.L523];[.M523];[.N523])" office:value-type="string" office:string-value="  &quot;źrz.&quot;    [&quot;ZRJ&quot;,   &quot;źrz&quot;,       &quot;&quot;, &quot;ONSET&quot;, &quot;lewe ŹRZ&quot;]," calcext:value-type="string">
            <text:p><text:s text:c="2"/>"źrz." <text:s text:c="3"/>["ZRJ", <text:s text:c="2"/>"źrz", <text:s text:c="6"/>"", "ONSET", "lewe ŹRZ"],</text:p>
          </table:table-cell>
        </table:table-row>
        <table:table-row table:style-name="ro2">
          <table:table-cell table:formula="of:=[$'naglosy-edycja'.B525]" office:value-type="string" office:string-value="ż" calcext:value-type="string">
            <text:p>ż</text:p>
          </table:table-cell>
          <table:table-cell table:formula="of:=[$'naglosy-edycja'.C525]" office:value-type="string" office:string-value="XTP" calcext:value-type="string">
            <text:p>XTP</text:p>
          </table:table-cell>
          <table:table-cell table:formula="of:=[$'naglosy-edycja'.D525]" office:value-type="string" office:string-value="ZKP" calcext:value-type="string">
            <text:p>ZKP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D$2];[$przecinki.$C$2];[$przecinki.$C$2];[$przecinki.$C$2];[$przecinki.$C$2];[$przecinki.$C$2];[$przecinki.$C$2];[$przecinki.$C$2])" office:value-type="string" office:string-value="  &quot;ż.&quot;    [&quot;XTP&quot;,   &quot;ż&quot;,       " calcext:value-type="string">
            <text:p><text:s text:c="2"/>"ż." <text:s text:c="3"/>["XTP", <text:s text:c="2"/>"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6" table:formula="of:=CONCATENATE([.L524];[.M524];[.N524])" office:value-type="string" office:string-value="  &quot;ż.&quot;    [&quot;XTP&quot;,   &quot;ż&quot;,       &quot;&quot;, &quot;ONSET&quot;, &quot;lewe Ż&quot;]," calcext:value-type="string">
            <text:p><text:s text:c="2"/>"ż." <text:s text:c="3"/>["XTP", <text:s text:c="2"/>"ż", <text:s text:c="6"/>"", "ONSET", "lewe Ż"],</text:p>
          </table:table-cell>
        </table:table-row>
        <table:table-row table:style-name="ro2">
          <table:table-cell table:formula="of:=[$'naglosy-edycja'.B526]" office:value-type="string" office:string-value="żb" calcext:value-type="string">
            <text:p>żb</text:p>
          </table:table-cell>
          <table:table-cell table:formula="of:=[$'naglosy-edycja'.C526]" office:value-type="string" office:string-value="XPRJ" calcext:value-type="string">
            <text:p>XPRJ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D$2];[$przecinki.$C$2];[$przecinki.$C$2];[$przecinki.$C$2];[$przecinki.$C$2];[$przecinki.$C$2];[$przecinki.$C$2];[$przecinki.$C$2])" office:value-type="string" office:string-value="  &quot;żb.&quot;    [&quot;XPRJ&quot;,   &quot;żb&quot;,       " calcext:value-type="string">
            <text:p><text:s text:c="2"/>"żb." <text:s text:c="3"/>["XPRJ", <text:s text:c="2"/>"ż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6" table:formula="of:=CONCATENATE([.L525];[.M525];[.N525])" office:value-type="string" office:string-value="  &quot;żb.&quot;    [&quot;XPRJ&quot;,   &quot;żb&quot;,       &quot;&quot;, &quot;ONSET&quot;, &quot;lewe ŻB&quot;]," calcext:value-type="string">
            <text:p><text:s text:c="2"/>"żb." <text:s text:c="3"/>["XPRJ", <text:s text:c="2"/>"żb", <text:s text:c="6"/>"", "ONSET", "lewe ŻB"],</text:p>
          </table:table-cell>
        </table:table-row>
        <table:table-row table:style-name="ro2">
          <table:table-cell table:formula="of:=[$'naglosy-edycja'.B527]" office:value-type="string" office:string-value="żd" calcext:value-type="string">
            <text:p>żd</text:p>
          </table:table-cell>
          <table:table-cell table:formula="of:=[$'naglosy-edycja'.C527]" office:value-type="string" office:string-value="XPV" calcext:value-type="string">
            <text:p>XPV</text:p>
          </table:table-cell>
          <table:table-cell table:formula="of:=[$'naglosy-edycja'.D527]" office:value-type="float" office:value="0" calcext:value-type="float">
            <text:p>0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D$2];[$przecinki.$C$2];[$przecinki.$C$2];[$przecinki.$C$2];[$przecinki.$C$2];[$przecinki.$C$2];[$przecinki.$C$2];[$przecinki.$C$2])" office:value-type="string" office:string-value="  &quot;żd.&quot;    [&quot;XPV&quot;,   &quot;żd&quot;,       " calcext:value-type="string">
            <text:p><text:s text:c="2"/>"żd." <text:s text:c="3"/>["XPV", <text:s text:c="2"/>"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6" table:formula="of:=CONCATENATE([.L526];[.M526];[.N526])" office:value-type="string" office:string-value="  &quot;żd.&quot;    [&quot;XPV&quot;,   &quot;żd&quot;,       &quot;&quot;, &quot;ONSET&quot;, &quot;lewe ŻD&quot;]," calcext:value-type="string">
            <text:p><text:s text:c="2"/>"żd." <text:s text:c="3"/>["XPV", <text:s text:c="2"/>"żd", <text:s text:c="6"/>"", "ONSET", "lewe ŻD"],</text:p>
          </table:table-cell>
        </table:table-row>
        <table:table-row table:style-name="ro2">
          <table:table-cell table:formula="of:=[$'naglosy-edycja'.B528]" office:value-type="string" office:string-value="żg" calcext:value-type="string">
            <text:p>żg</text:p>
          </table:table-cell>
          <table:table-cell table:formula="of:=[$'naglosy-edycja'.C528]" office:value-type="string" office:string-value="XKRJ" calcext:value-type="string">
            <text:p>XKRJ</text:p>
          </table:table-cell>
          <table:table-cell table:formula="of:=[$'naglosy-edycja'.D528]" office:value-type="string" office:string-value="ZKTP" calcext:value-type="string">
            <text:p>ZKTP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D$2];[$przecinki.$C$2];[$przecinki.$C$2];[$przecinki.$C$2];[$przecinki.$C$2];[$przecinki.$C$2];[$przecinki.$C$2];[$przecinki.$C$2])" office:value-type="string" office:string-value="  &quot;żg.&quot;    [&quot;XKRJ&quot;,   &quot;żg&quot;,       " calcext:value-type="string">
            <text:p><text:s text:c="2"/>"żg." <text:s text:c="3"/>["XKRJ", <text:s text:c="2"/>"ż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6" table:formula="of:=CONCATENATE([.L527];[.M527];[.N527])" office:value-type="string" office:string-value="  &quot;żg.&quot;    [&quot;XKRJ&quot;,   &quot;żg&quot;,       &quot;&quot;, &quot;ONSET&quot;, &quot;lewe ŻG&quot;]," calcext:value-type="string">
            <text:p><text:s text:c="2"/>"żg." <text:s text:c="3"/>["XKRJ", <text:s text:c="2"/>"żg", <text:s text:c="6"/>"", "ONSET", "lewe ŻG"],</text:p>
          </table:table-cell>
        </table:table-row>
        <table:table-row table:style-name="ro2">
          <table:table-cell table:formula="of:=[$'naglosy-edycja'.B529]" office:value-type="string" office:string-value="żgn" calcext:value-type="string">
            <text:p>żgn</text:p>
          </table:table-cell>
          <table:table-cell table:formula="of:=[$'naglosy-edycja'.C529]" office:value-type="string" office:string-value="ZKTPLR" calcext:value-type="string">
            <text:p>ZKTPLR</text:p>
          </table:table-cell>
          <table:table-cell table:formula="of:=[$'naglosy-edycja'.D529]" office:value-type="float" office:value="0" calcext:value-type="float">
            <text:p>0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D$2];[$przecinki.$C$2];[$przecinki.$C$2];[$przecinki.$C$2];[$przecinki.$C$2];[$przecinki.$C$2];[$przecinki.$C$2];[$przecinki.$C$2])" office:value-type="string" office:string-value="  &quot;żgn.&quot;    [&quot;ZKTPLR&quot;,   &quot;żgn&quot;,       " calcext:value-type="string">
            <text:p><text:s text:c="2"/>"żgn." <text:s text:c="3"/>["ZKTPLR", <text:s text:c="2"/>"ż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6" table:formula="of:=CONCATENATE([.L528];[.M528];[.N528])" office:value-type="string" office:string-value="  &quot;żgn.&quot;    [&quot;ZKTPLR&quot;,   &quot;żgn&quot;,       &quot;&quot;, &quot;ONSET&quot;, &quot;lewe ŻGN&quot;]," calcext:value-type="string">
            <text:p><text:s text:c="2"/>"żgn." <text:s text:c="3"/>["ZKTPLR", <text:s text:c="2"/>"żgn", <text:s text:c="6"/>"", "ONSET", "lewe ŻGN"],</text:p>
          </table:table-cell>
        </table:table-row>
        <table:table-row table:style-name="ro2">
          <table:table-cell table:formula="of:=[$'naglosy-edycja'.B530]" office:value-type="string" office:string-value="żl" calcext:value-type="string">
            <text:p>żl</text:p>
          </table:table-cell>
          <table:table-cell table:formula="of:=[$'naglosy-edycja'.C530]" office:value-type="string" office:string-value="ZTPL" calcext:value-type="string">
            <text:p>ZTPL</text:p>
          </table:table-cell>
          <table:table-cell table:formula="of:=[$'naglosy-edycja'.D530]" office:value-type="string" office:string-value="ZKPL" calcext:value-type="string">
            <text:p>ZKPL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D$2];[$przecinki.$C$2];[$przecinki.$C$2];[$przecinki.$C$2];[$przecinki.$C$2];[$przecinki.$C$2];[$przecinki.$C$2];[$przecinki.$C$2])" office:value-type="string" office:string-value="  &quot;żl.&quot;    [&quot;ZTPL&quot;,   &quot;żl&quot;,       " calcext:value-type="string">
            <text:p><text:s text:c="2"/>"żl." <text:s text:c="3"/>["ZTPL", <text:s text:c="2"/>"ż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6" table:formula="of:=CONCATENATE([.L529];[.M529];[.N529])" office:value-type="string" office:string-value="  &quot;żl.&quot;    [&quot;ZTPL&quot;,   &quot;żl&quot;,       &quot;&quot;, &quot;ONSET&quot;, &quot;lewe ŻL&quot;]," calcext:value-type="string">
            <text:p><text:s text:c="2"/>"żl." <text:s text:c="3"/>["ZTPL", <text:s text:c="2"/>"żl", <text:s text:c="6"/>"", "ONSET", "lewe ŻL"],</text:p>
          </table:table-cell>
        </table:table-row>
        <table:table-row table:style-name="ro2">
          <table:table-cell table:formula="of:=[$'naglosy-edycja'.B531]" office:value-type="string" office:string-value="żł" calcext:value-type="string">
            <text:p>żł</text:p>
          </table:table-cell>
          <table:table-cell table:formula="of:=[$'naglosy-edycja'.C531]" office:value-type="string" office:string-value="ZTPLJ" calcext:value-type="string">
            <text:p>ZTPLJ</text:p>
          </table:table-cell>
          <table:table-cell table:formula="of:=[$'naglosy-edycja'.D531]" office:value-type="string" office:string-value="ZKPLJ" calcext:value-type="string">
            <text:p>ZKPLJ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D$2];[$przecinki.$C$2];[$przecinki.$C$2];[$przecinki.$C$2];[$przecinki.$C$2];[$przecinki.$C$2];[$przecinki.$C$2];[$przecinki.$C$2])" office:value-type="string" office:string-value="  &quot;żł.&quot;    [&quot;ZTPLJ&quot;,   &quot;żł&quot;,       " calcext:value-type="string">
            <text:p><text:s text:c="2"/>"żł." <text:s text:c="3"/>["ZTPLJ", <text:s text:c="2"/>"ż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6" table:formula="of:=CONCATENATE([.L530];[.M530];[.N530])" office:value-type="string" office:string-value="  &quot;żł.&quot;    [&quot;ZTPLJ&quot;,   &quot;żł&quot;,       &quot;&quot;, &quot;ONSET&quot;, &quot;lewe ŻŁ&quot;]," calcext:value-type="string">
            <text:p><text:s text:c="2"/>"żł." <text:s text:c="3"/>["ZTPLJ", <text:s text:c="2"/>"żł", <text:s text:c="6"/>"", "ONSET", "lewe ŻŁ"],</text:p>
          </table:table-cell>
        </table:table-row>
        <table:table-row table:style-name="ro2">
          <table:table-cell table:formula="of:=[$'naglosy-edycja'.B532]" office:value-type="string" office:string-value="żm" calcext:value-type="string">
            <text:p>żm</text:p>
          </table:table-cell>
          <table:table-cell table:formula="of:=[$'naglosy-edycja'.C532]" office:value-type="string" office:string-value="XTPV" calcext:value-type="string">
            <text:p>XTPV</text:p>
          </table:table-cell>
          <table:table-cell table:formula="of:=[$'naglosy-edycja'.D532]" office:value-type="string" office:string-value="ZKPV" calcext:value-type="string">
            <text:p>ZKPV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D$2];[$przecinki.$C$2];[$przecinki.$C$2];[$przecinki.$C$2];[$przecinki.$C$2];[$przecinki.$C$2];[$przecinki.$C$2];[$przecinki.$C$2])" office:value-type="string" office:string-value="  &quot;żm.&quot;    [&quot;XTPV&quot;,   &quot;żm&quot;,       " calcext:value-type="string">
            <text:p><text:s text:c="2"/>"żm." <text:s text:c="3"/>["XTPV", <text:s text:c="2"/>"ż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6" table:formula="of:=CONCATENATE([.L531];[.M531];[.N531])" office:value-type="string" office:string-value="  &quot;żm.&quot;    [&quot;XTPV&quot;,   &quot;żm&quot;,       &quot;&quot;, &quot;ONSET&quot;, &quot;lewe ŻM&quot;]," calcext:value-type="string">
            <text:p><text:s text:c="2"/>"żm." <text:s text:c="3"/>["XTPV", <text:s text:c="2"/>"żm", <text:s text:c="6"/>"", "ONSET", "lewe ŻM"],</text:p>
          </table:table-cell>
        </table:table-row>
        <table:table-row table:style-name="ro2">
          <table:table-cell table:formula="of:=[$'naglosy-edycja'.B533]" office:value-type="string" office:string-value="żmi" calcext:value-type="string">
            <text:p>żmi</text:p>
          </table:table-cell>
          <table:table-cell table:formula="of:=[$'naglosy-edycja'.C533]" office:value-type="float" office:value="0" calcext:value-type="float">
            <text:p>0</text:p>
          </table:table-cell>
          <table:table-cell table:formula="of:=[$'naglosy-edycja'.D533]" office:value-type="string" office:string-value="ZKPVJ" calcext:value-type="string">
            <text:p>ZKPVJ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D$2];[$przecinki.$C$2];[$przecinki.$C$2];[$przecinki.$C$2];[$przecinki.$C$2];[$przecinki.$C$2];[$przecinki.$C$2];[$przecinki.$C$2])" office:value-type="string" office:string-value="  &quot;żmi.&quot;    [&quot;ZKPVJ&quot;,   &quot;żmi&quot;,       " calcext:value-type="string">
            <text:p><text:s text:c="2"/>"żmi." <text:s text:c="3"/>["ZKPVJ", <text:s text:c="2"/>"ż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6" table:formula="of:=CONCATENATE([.L532];[.M532];[.N532])" office:value-type="string" office:string-value="  &quot;żmi.&quot;    [&quot;ZKPVJ&quot;,   &quot;żmi&quot;,       &quot;&quot;, &quot;ONSET&quot;, &quot;lewe ŻMI&quot;]," calcext:value-type="string">
            <text:p><text:s text:c="2"/>"żmi." <text:s text:c="3"/>["ZKPVJ", <text:s text:c="2"/>"żmi", <text:s text:c="6"/>"", "ONSET", "lewe ŻMI"],</text:p>
          </table:table-cell>
        </table:table-row>
        <table:table-row table:style-name="ro2">
          <table:table-cell table:formula="of:=[$'naglosy-edycja'.B534]" office:value-type="string" office:string-value="żn" calcext:value-type="string">
            <text:p>żn</text:p>
          </table:table-cell>
          <table:table-cell table:formula="of:=[$'naglosy-edycja'.C534]" office:value-type="string" office:string-value="XTPLR" calcext:value-type="string">
            <text:p>XTPLR</text:p>
          </table:table-cell>
          <table:table-cell table:formula="of:=[$'naglosy-edycja'.D534]" office:value-type="string" office:string-value="ZKPLR" calcext:value-type="string">
            <text:p>ZKPLR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D$2];[$przecinki.$C$2];[$przecinki.$C$2];[$przecinki.$C$2];[$przecinki.$C$2];[$przecinki.$C$2];[$przecinki.$C$2];[$przecinki.$C$2])" office:value-type="string" office:string-value="  &quot;żn.&quot;    [&quot;XTPLR&quot;,   &quot;żn&quot;,       " calcext:value-type="string">
            <text:p><text:s text:c="2"/>"żn." <text:s text:c="3"/>["XTPLR", <text:s text:c="2"/>"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6" table:formula="of:=CONCATENATE([.L533];[.M533];[.N533])" office:value-type="string" office:string-value="  &quot;żn.&quot;    [&quot;XTPLR&quot;,   &quot;żn&quot;,       &quot;&quot;, &quot;ONSET&quot;, &quot;lewe ŻN&quot;]," calcext:value-type="string">
            <text:p><text:s text:c="2"/>"żn." <text:s text:c="3"/>["XTPLR", <text:s text:c="2"/>"żn", <text:s text:c="6"/>"", "ONSET", "lewe ŻN"],</text:p>
          </table:table-cell>
        </table:table-row>
        <table:table-row table:style-name="ro2">
          <table:table-cell table:formula="of:=[$'naglosy-edycja'.B535]" office:value-type="string" office:string-value="żni" calcext:value-type="string">
            <text:p>żni</text:p>
          </table:table-cell>
          <table:table-cell table:formula="of:=[$'naglosy-edycja'.C535]" office:value-type="float" office:value="0" calcext:value-type="float">
            <text:p>0</text:p>
          </table:table-cell>
          <table:table-cell table:formula="of:=[$'naglosy-edycja'.D535]" office:value-type="string" office:string-value="ZKPLRJ" calcext:value-type="string">
            <text:p>ZKPLRJ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D$2];[$przecinki.$C$2];[$przecinki.$C$2];[$przecinki.$C$2];[$przecinki.$C$2];[$przecinki.$C$2];[$przecinki.$C$2];[$przecinki.$C$2])" office:value-type="string" office:string-value="  &quot;żni.&quot;    [&quot;ZKPLRJ&quot;,   &quot;żni&quot;,       " calcext:value-type="string">
            <text:p><text:s text:c="2"/>"żni." <text:s text:c="3"/>["ZKPLRJ", <text:s text:c="2"/>"ż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6" table:formula="of:=CONCATENATE([.L534];[.M534];[.N534])" office:value-type="string" office:string-value="  &quot;żni.&quot;    [&quot;ZKPLRJ&quot;,   &quot;żni&quot;,       &quot;&quot;, &quot;ONSET&quot;, &quot;lewe ŻNI&quot;]," calcext:value-type="string">
            <text:p><text:s text:c="2"/>"żni." <text:s text:c="3"/>["ZKPLRJ", <text:s text:c="2"/>"żni", <text:s text:c="6"/>"", "ONSET", "lewe ŻNI"],</text:p>
          </table:table-cell>
        </table:table-row>
        <table:table-row table:style-name="ro2">
          <table:table-cell table:formula="of:=[$'naglosy-edycja'.B536]" office:value-type="string" office:string-value="żr" calcext:value-type="string">
            <text:p>żr</text:p>
          </table:table-cell>
          <table:table-cell table:formula="of:=[$'naglosy-edycja'.C536]" office:value-type="string" office:string-value="XTPR" calcext:value-type="string">
            <text:p>XTPR</text:p>
          </table:table-cell>
          <table:table-cell table:formula="of:=[$'naglosy-edycja'.D536]" office:value-type="string" office:string-value="ZKPR" calcext:value-type="string">
            <text:p>ZKPR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D$2];[$przecinki.$C$2];[$przecinki.$C$2];[$przecinki.$C$2];[$przecinki.$C$2];[$przecinki.$C$2];[$przecinki.$C$2];[$przecinki.$C$2])" office:value-type="string" office:string-value="  &quot;żr.&quot;    [&quot;XTPR&quot;,   &quot;żr&quot;,       " calcext:value-type="string">
            <text:p><text:s text:c="2"/>"żr." <text:s text:c="3"/>["XTPR", <text:s text:c="2"/>"ż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6" table:formula="of:=CONCATENATE([.L535];[.M535];[.N535])" office:value-type="string" office:string-value="  &quot;żr.&quot;    [&quot;XTPR&quot;,   &quot;żr&quot;,       &quot;&quot;, &quot;ONSET&quot;, &quot;lewe ŻR&quot;]," calcext:value-type="string">
            <text:p><text:s text:c="2"/>"żr." <text:s text:c="3"/>["XTPR", <text:s text:c="2"/>"żr", <text:s text:c="6"/>"", "ONSET", "lewe ŻR"],</text:p>
          </table:table-cell>
        </table:table-row>
        <table:table-row table:style-name="ro2">
          <table:table-cell table:formula="of:=[$'naglosy-edycja'.B537]" office:value-type="string" office:string-value="żw" calcext:value-type="string">
            <text:p>żw</text:p>
          </table:table-cell>
          <table:table-cell table:formula="of:=[$'naglosy-edycja'.C537]" office:value-type="string" office:string-value="XTPV" calcext:value-type="string">
            <text:p>XTPV</text:p>
          </table:table-cell>
          <table:table-cell table:formula="of:=[$'naglosy-edycja'.D537]" office:value-type="string" office:string-value="ZKPV" calcext:value-type="string">
            <text:p>ZKPV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D$2];[$przecinki.$C$2];[$przecinki.$C$2];[$przecinki.$C$2];[$przecinki.$C$2];[$przecinki.$C$2];[$przecinki.$C$2];[$przecinki.$C$2])" office:value-type="string" office:string-value="  &quot;żw.&quot;    [&quot;XTPV&quot;,   &quot;żw&quot;,       " calcext:value-type="string">
            <text:p><text:s text:c="2"/>"żw." <text:s text:c="3"/>["XTPV", <text:s text:c="2"/>"ż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6" table:formula="of:=CONCATENATE([.L536];[.M536];[.N536])" office:value-type="string" office:string-value="  &quot;żw.&quot;    [&quot;XTPV&quot;,   &quot;żw&quot;,       &quot;&quot;, &quot;ONSET&quot;, &quot;lewe ŻW&quot;]," calcext:value-type="string">
            <text:p><text:s text:c="2"/>"żw." <text:s text:c="3"/>["XTPV", <text:s text:c="2"/>"żw", <text:s text:c="6"/>"", "ONSET", "lewe ŻW"],</text:p>
          </table:table-cell>
        </table:table-row>
        <table:table-row table:style-name="ro2">
          <table:table-cell table:formula="of:=[$'naglosy-edycja'.B538]" office:value-type="string" office:string-value="rz" calcext:value-type="string">
            <text:p>rz</text:p>
          </table:table-cell>
          <table:table-cell table:formula="of:=[$'naglosy-edycja'.C538]" office:value-type="string" office:string-value="RJ" calcext:value-type="string">
            <text:p>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D$2];[$przecinki.$C$2];[$przecinki.$C$2];[$przecinki.$C$2];[$przecinki.$C$2];[$przecinki.$C$2];[$przecinki.$C$2];[$przecinki.$C$2])" office:value-type="string" office:string-value="  &quot;rz.&quot;    [&quot;RJ&quot;,   &quot;rz&quot;,       " calcext:value-type="string">
            <text:p><text:s text:c="2"/>"rz." <text:s text:c="3"/>["RJ", <text:s text:c="2"/>"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6" table:formula="of:=CONCATENATE([.L537];[.M537];[.N537])" office:value-type="string" office:string-value="  &quot;rz.&quot;    [&quot;RJ&quot;,   &quot;rz&quot;,       &quot;&quot;, &quot;ONSET&quot;, &quot;lewe RZ&quot;]," calcext:value-type="string">
            <text:p><text:s text:c="2"/>"rz." <text:s text:c="3"/>["RJ", <text:s text:c="2"/>"rz", <text:s text:c="6"/>"", "ONSET", "lewe RZ"],</text:p>
          </table:table-cell>
        </table:table-row>
        <table:table-row table:style-name="ro2">
          <table:table-cell table:formula="of:=[$'naglosy-edycja'.B539]" office:value-type="string" office:string-value="rzg" calcext:value-type="string">
            <text:p>rzg</text:p>
          </table:table-cell>
          <table:table-cell table:formula="of:=[$'naglosy-edycja'.C539]" office:value-type="string" office:string-value="XKRJ" calcext:value-type="string">
            <text:p>XKRJ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D$2];[$przecinki.$C$2];[$przecinki.$C$2];[$przecinki.$C$2];[$przecinki.$C$2];[$przecinki.$C$2];[$przecinki.$C$2];[$przecinki.$C$2])" office:value-type="string" office:string-value="  &quot;rzg.&quot;    [&quot;XKRJ&quot;,   &quot;rzg&quot;,       " calcext:value-type="string">
            <text:p><text:s text:c="2"/>"rzg." <text:s text:c="3"/>["XKRJ", <text:s text:c="2"/>"r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6" table:formula="of:=CONCATENATE([.L538];[.M538];[.N538])" office:value-type="string" office:string-value="  &quot;rzg.&quot;    [&quot;XKRJ&quot;,   &quot;rzg&quot;,       &quot;&quot;, &quot;ONSET&quot;, &quot;lewe RZG&quot;]," calcext:value-type="string">
            <text:p><text:s text:c="2"/>"rzg." <text:s text:c="3"/>["XKRJ", <text:s text:c="2"/>"rzg", <text:s text:c="6"/>"", "ONSET", "lewe RZG"],</text:p>
          </table:table-cell>
        </table:table-row>
        <table:table-row table:style-name="ro2">
          <table:table-cell table:formula="of:=[$'naglosy-edycja'.B540]" office:value-type="string" office:string-value="rzn" calcext:value-type="string">
            <text:p>rzn</text:p>
          </table:table-cell>
          <table:table-cell table:formula="of:=[$'naglosy-edycja'.C540]" office:value-type="string" office:string-value="XTPLR" calcext:value-type="string">
            <text:p>XTPLR</text:p>
          </table:table-cell>
          <table:table-cell table:formula="of:=[$'naglosy-edycja'.D540]" office:value-type="float" office:value="0" calcext:value-type="float">
            <text:p>0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D$2];[$przecinki.$C$2];[$przecinki.$C$2];[$przecinki.$C$2];[$przecinki.$C$2];[$przecinki.$C$2];[$przecinki.$C$2];[$przecinki.$C$2])" office:value-type="string" office:string-value="  &quot;rzn.&quot;    [&quot;XTPLR&quot;,   &quot;rzn&quot;,       " calcext:value-type="string">
            <text:p><text:s text:c="2"/>"rzn." <text:s text:c="3"/>["XTPLR", <text:s text:c="2"/>"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6" table:formula="of:=CONCATENATE([.L539];[.M539];[.N539])" office:value-type="string" office:string-value="  &quot;rzn.&quot;    [&quot;XTPLR&quot;,   &quot;rzn&quot;,       &quot;&quot;, &quot;ONSET&quot;, &quot;lewe RZN&quot;]," calcext:value-type="string">
            <text:p><text:s text:c="2"/>"rzn." <text:s text:c="3"/>["XTPLR", <text:s text:c="2"/>"rzn", <text:s text:c="6"/>"", "ONSET", "lewe RZN"],</text:p>
          </table:table-cell>
        </table:table-row>
        <table:table-row table:style-name="ro2">
          <table:table-cell table:formula="of:=[$'naglosy-edycja'.B541]" office:value-type="string" office:string-value="rzni" calcext:value-type="string">
            <text:p>rzni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string" office:string-value="XTPLRJ" calcext:value-type="string">
            <text:p>XTPL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D$2];[$przecinki.$C$2];[$przecinki.$C$2];[$przecinki.$C$2];[$przecinki.$C$2];[$przecinki.$C$2];[$przecinki.$C$2];[$przecinki.$C$2])" office:value-type="string" office:string-value="  &quot;rzni.&quot;    [&quot;XTPLRJ&quot;,   &quot;rzni&quot;,       " calcext:value-type="string">
            <text:p><text:s text:c="2"/>"rzni." <text:s text:c="3"/>["XTPLRJ", <text:s text:c="2"/>"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6" table:formula="of:=CONCATENATE([.L540];[.M540];[.N540])" office:value-type="string" office:string-value="  &quot;rzni.&quot;    [&quot;XTPLRJ&quot;,   &quot;rzni&quot;,       &quot;&quot;, &quot;ONSET&quot;, &quot;lewe RZNI&quot;]," calcext:value-type="string">
            <text:p><text:s text:c="2"/>"rzni." <text:s text:c="3"/>["XTPLRJ", <text:s text:c="2"/>"rzni", <text:s text:c="6"/>"", "ONSET", "lewe RZNI"]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table:table-column table:style-name="co7" table:number-columns-repeated="3" table:default-cell-style-name="ce68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68" office:value-type="string" calcext:value-type="string">
            <text:p>przecinek</text:p>
          </table:table-cell>
          <table:table-cell table:style-name="ce25" office:value-type="string" calcext:value-type="string">
            <text:p>nawias-l</text:p>
          </table:table-cell>
          <table:table-cell table:style-name="ce25" office:value-type="string" calcext:value-type="string">
            <text:p>nawias-p</text:p>
          </table:table-cell>
          <table:table-cell table:style-name="ce25" office:value-type="string" calcext:value-type="string">
            <text:p>ampersand</text:p>
          </table:table-cell>
          <table:table-cell table:style-name="ce25" office:value-type="string" calcext:value-type="string">
            <text:p>gwiazdka</text:p>
          </table:table-cell>
          <table:table-cell table:style-name="ce25" office:value-type="string" calcext:value-type="string">
            <text:p>tylda</text:p>
          </table:table-cell>
          <table:table-cell table:style-name="ce25" table:number-columns-repeated="1015"/>
        </table:table-row>
        <table:table-row table:style-name="ro3">
          <table:table-cell table:style-name="ce69" office:value-type="string" calcext:value-type="string">
            <text:p>"</text:p>
          </table:table-cell>
          <table:table-cell table:style-name="ce69" office:value-type="string" calcext:value-type="string">
            <text:p>: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string" calcext:value-type="string">
            <text:p>,</text:p>
          </table:table-cell>
          <table:table-cell table:style-name="ce69" office:value-type="string" calcext:value-type="string">
            <text:p>{</text:p>
          </table:table-cell>
          <table:table-cell table:style-name="ce69" office:value-type="string" calcext:value-type="string">
            <text:p>}</text:p>
          </table:table-cell>
          <table:table-cell table:style-name="ce69" office:value-type="string" calcext:value-type="string">
            <text:p>&amp;</text:p>
          </table:table-cell>
          <table:table-cell table:style-name="ce69" office:value-type="string" calcext:value-type="string">
            <text:p>*</text:p>
          </table:table-cell>
          <table:table-cell table:style-name="ce69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68" office:value-type="string" calcext:value-type="string">
            <text:p>pałka</text:p>
          </table:table-cell>
          <table:table-cell table:style-name="ce68" office:value-type="string" calcext:value-type="string">
            <text:p>średnik</text:p>
          </table:table-cell>
          <table:table-cell table:style-name="ce68" office:value-type="string" calcext:value-type="string">
            <text:p>równaś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.</text:p>
          </table:table-cell>
          <table:table-cell table:style-name="ce69" office:value-type="string" calcext:value-type="string">
            <text:p>[</text:p>
          </table:table-cell>
          <table:table-cell table:style-name="ce69" office:value-type="string" calcext:value-type="string">
            <text:p>]</text:p>
          </table:table-cell>
          <table:table-cell table:style-name="ce69" office:value-type="string" calcext:value-type="string">
            <text:p>|</text:p>
          </table:table-cell>
          <table:table-cell table:style-name="ce69" office:value-type="string" calcext:value-type="string">
            <text:p>;</text:p>
          </table:table-cell>
          <table:table-cell table:style-name="ce69" office:value-type="string" calcext:value-type="string">
            <text:p>=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69" office:value-type="string" calcext:value-type="string">
            <text:p>ONSET</text:p>
          </table:table-cell>
          <table:table-cell table:style-name="ce69" office:value-type="string" calcext:value-type="string">
            <text:p>lewe</text:p>
          </table:table-cell>
          <table:table-cell table:style-name="ce69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5:38:46.77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2-22T17:05:16.918000000</dc:date>
    <meta:editing-duration>P3DT9H36M43S</meta:editing-duration>
    <meta:editing-cycles>63</meta:editing-cycles>
    <meta:generator>LibreOffice/7.0.3.1$Windows_X86_64 LibreOffice_project/d7547858d014d4cf69878db179d326fc3483e082</meta:generator>
    <meta:document-statistic meta:table-count="4" meta:cell-count="10253" meta:object-count="0"/>
  </office:meta>
</office:document-meta>
</file>